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3.6909in"/>
    </style:style>
    <style:style style:name="co3" style:family="table-column">
      <style:table-column-properties fo:break-before="auto" style:column-width="0.9283in"/>
    </style:style>
    <style:style style:name="co4" style:family="table-column">
      <style:table-column-properties fo:break-before="auto" style:column-width="1.7354in"/>
    </style:style>
    <style:style style:name="co5" style:family="table-column">
      <style:table-column-properties fo:break-before="auto" style:column-width="1.6602in"/>
    </style:style>
    <style:style style:name="co6" style:family="table-column">
      <style:table-column-properties fo:break-before="auto" style:column-width="1.8402in"/>
    </style:style>
    <style:style style:name="co7" style:family="table-column">
      <style:table-column-properties fo:break-before="auto" style:column-width="1.6252in"/>
    </style:style>
    <style:style style:name="co8" style:family="table-column">
      <style:table-column-properties fo:break-before="auto" style:column-width="1.5709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3"/>
    <style:style style:name="ce2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7" table:default-cell-style-name="Default"/>
        <table:table-row table:style-name="ro1">
          <table:table-cell office:value-type="string">
            <text:p>CFDA number</text:p>
          </table:table-cell>
          <table:table-cell office:value-type="string">
            <text:p>CFDA Program Title</text:p>
          </table:table-cell>
          <table:table-cell office:value-type="string">
            <text:p>Failed Metric</text:p>
          </table:table-cell>
          <table:table-cell office:value-type="string">
            <text:p>CFDA Program Obligation</text:p>
          </table:table-cell>
          <table:table-cell office:value-type="string">
            <text:p>USASpending Obligation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97.042">
            <text:p>97.042</text:p>
          </table:table-cell>
          <table:table-cell office:value-type="string">
            <text:p>Emergency Management Performance Grants</text:p>
          </table:table-cell>
          <table:table-cell office:value-type="string">
            <text:p>consistency</text:p>
          </table:table-cell>
          <table:table-cell office:value-type="float" office:value="329799991">
            <text:p>329799991</text:p>
          </table:table-cell>
          <table:table-cell office:value-type="float" office:value="-2706221">
            <text:p>-2706221</text:p>
          </table:table-cell>
          <table:table-cell table:formula="of:=[.D2]-[.E2]" office:value-type="currency" office:currency="USD" office:value="332506212">
            <text:p>$332,506,212</text:p>
          </table:table-cell>
          <table:table-cell table:formula="of:=ABS([.F2])" office:value-type="currency" office:currency="USD" office:value="332506212">
            <text:p>$332,506,212</text:p>
          </table:table-cell>
          <table:table-cell table:formula="of:=[.F2]/[.D2]" office:value-type="percentage" office:value="1.00820564303775">
            <text:p>100.82%</text:p>
          </table:table-cell>
          <table:table-cell/>
        </table:table-row>
        <table:table-row table:style-name="ro1">
          <table:table-cell office:value-type="float" office:value="97.067">
            <text:p>97.067</text:p>
          </table:table-cell>
          <table:table-cell office:value-type="string">
            <text:p>Homeland Security Grant Program</text:p>
          </table:table-cell>
          <table:table-cell office:value-type="string">
            <text:p>consistency</text:p>
          </table:table-cell>
          <table:table-cell office:value-type="float" office:value="1831000000">
            <text:p>1831000000</text:p>
          </table:table-cell>
          <table:table-cell office:value-type="float" office:value="-1643931">
            <text:p>-1643931</text:p>
          </table:table-cell>
          <table:table-cell table:formula="of:=[.D3]-[.E3]" office:value-type="currency" office:currency="USD" office:value="1832643931">
            <text:p>$1,832,643,931</text:p>
          </table:table-cell>
          <table:table-cell table:formula="of:=ABS([.F3])" office:value-type="currency" office:currency="USD" office:value="1832643931">
            <text:p>$1,832,643,931</text:p>
          </table:table-cell>
          <table:table-cell table:formula="of:=[.F3]/[.D3]" office:value-type="percentage" office:value="1.00089783233206">
            <text:p>100.09%</text:p>
          </table:table-cell>
          <table:table-cell/>
        </table:table-row>
        <table:table-row table:style-name="ro1">
          <table:table-cell office:value-type="float" office:value="97.052">
            <text:p>97.052</text:p>
          </table:table-cell>
          <table:table-cell office:value-type="string">
            <text:p>Emergency Operations Centers</text:p>
          </table:table-cell>
          <table:table-cell office:value-type="string">
            <text:p>consistency</text:p>
          </table:table-cell>
          <table:table-cell office:value-type="float" office:value="57600000">
            <text:p>57600000</text:p>
          </table:table-cell>
          <table:table-cell office:value-type="float" office:value="-999999">
            <text:p>-999999</text:p>
          </table:table-cell>
          <table:table-cell table:formula="of:=[.D4]-[.E4]" office:value-type="currency" office:currency="USD" office:value="58599999">
            <text:p>$58,599,999</text:p>
          </table:table-cell>
          <table:table-cell table:formula="of:=ABS([.F4])" office:value-type="currency" office:currency="USD" office:value="58599999">
            <text:p>$58,599,999</text:p>
          </table:table-cell>
          <table:table-cell table:formula="of:=[.F4]/[.D4]" office:value-type="percentage" office:value="1.01736109375">
            <text:p>101.74%</text:p>
          </table:table-cell>
          <table:table-cell/>
        </table:table-row>
        <table:table-row table:style-name="ro1">
          <table:table-cell office:value-type="float" office:value="10.855">
            <text:p>10.855</text:p>
          </table:table-cell>
          <table:table-cell office:value-type="string">
            <text:p>Distance Learning and Telemedicine Loans and Grants</text:p>
          </table:table-cell>
          <table:table-cell office:value-type="string">
            <text:p>consistency</text:p>
          </table:table-cell>
          <table:table-cell office:value-type="float" office:value="32536626">
            <text:p>32536626</text:p>
          </table:table-cell>
          <table:table-cell office:value-type="float" office:value="-984089">
            <text:p>-984089</text:p>
          </table:table-cell>
          <table:table-cell table:formula="of:=[.D5]-[.E5]" office:value-type="currency" office:currency="USD" office:value="33520715">
            <text:p>$33,520,715</text:p>
          </table:table-cell>
          <table:table-cell table:formula="of:=ABS([.F5])" office:value-type="currency" office:currency="USD" office:value="33520715">
            <text:p>$33,520,715</text:p>
          </table:table-cell>
          <table:table-cell table:formula="of:=[.F5]/[.D5]" office:value-type="percentage" office:value="1.03024557617007">
            <text:p>103.02%</text:p>
          </table:table-cell>
          <table:table-cell/>
        </table:table-row>
        <table:table-row table:style-name="ro1">
          <table:table-cell office:value-type="float" office:value="97.075">
            <text:p>97.075</text:p>
          </table:table-cell>
          <table:table-cell office:value-type="string">
            <text:p>Rail and Transit Security Grant Program</text:p>
          </table:table-cell>
          <table:table-cell office:value-type="string">
            <text:p>consistency</text:p>
          </table:table-cell>
          <table:table-cell office:value-type="float" office:value="288000000">
            <text:p>288000000</text:p>
          </table:table-cell>
          <table:table-cell office:value-type="float" office:value="-818792">
            <text:p>-818792</text:p>
          </table:table-cell>
          <table:table-cell table:formula="of:=[.D6]-[.E6]" office:value-type="currency" office:currency="USD" office:value="288818792">
            <text:p>$288,818,792</text:p>
          </table:table-cell>
          <table:table-cell table:formula="of:=ABS([.F6])" office:value-type="currency" office:currency="USD" office:value="288818792">
            <text:p>$288,818,792</text:p>
          </table:table-cell>
          <table:table-cell table:formula="of:=[.F6]/[.D6]" office:value-type="percentage" office:value="1.00284302777778">
            <text:p>100.28%</text:p>
          </table:table-cell>
          <table:table-cell/>
        </table:table-row>
        <table:table-row table:style-name="ro1">
          <table:table-cell office:value-type="float" office:value="97.078">
            <text:p>97.078</text:p>
          </table:table-cell>
          <table:table-cell office:value-type="string">
            <text:p>Buffer Zone Protection Program (BZPP) </text:p>
          </table:table-cell>
          <table:table-cell office:value-type="string">
            <text:p>consistency</text:p>
          </table:table-cell>
          <table:table-cell office:value-type="float" office:value="50000000">
            <text:p>50000000</text:p>
          </table:table-cell>
          <table:table-cell office:value-type="float" office:value="-609267">
            <text:p>-609267</text:p>
          </table:table-cell>
          <table:table-cell table:formula="of:=[.D7]-[.E7]" office:value-type="currency" office:currency="USD" office:value="50609267">
            <text:p>$50,609,267</text:p>
          </table:table-cell>
          <table:table-cell table:formula="of:=ABS([.F7])" office:value-type="currency" office:currency="USD" office:value="50609267">
            <text:p>$50,609,267</text:p>
          </table:table-cell>
          <table:table-cell table:formula="of:=[.F7]/[.D7]" office:value-type="percentage" office:value="1.01218534">
            <text:p>101.22%</text:p>
          </table:table-cell>
          <table:table-cell/>
        </table:table-row>
        <table:table-row table:style-name="ro1">
          <table:table-cell office:value-type="float" office:value="17.259">
            <text:p>17.259</text:p>
          </table:table-cell>
          <table:table-cell office:value-type="string">
            <text:p>WIA Youth Activities</text:p>
          </table:table-cell>
          <table:table-cell office:value-type="string">
            <text:p>consistency</text:p>
          </table:table-cell>
          <table:table-cell office:value-type="float" office:value="910000000">
            <text:p>910000000</text:p>
          </table:table-cell>
          <table:table-cell office:value-type="float" office:value="-481581">
            <text:p>-481581</text:p>
          </table:table-cell>
          <table:table-cell table:formula="of:=[.D8]-[.E8]" office:value-type="currency" office:currency="USD" office:value="910481581">
            <text:p>$910,481,581</text:p>
          </table:table-cell>
          <table:table-cell table:formula="of:=ABS([.F8])" office:value-type="currency" office:currency="USD" office:value="910481581">
            <text:p>$910,481,581</text:p>
          </table:table-cell>
          <table:table-cell table:formula="of:=[.F8]/[.D8]" office:value-type="percentage" office:value="1.00052920989011">
            <text:p>100.05%</text:p>
          </table:table-cell>
          <table:table-cell/>
        </table:table-row>
        <table:table-row table:style-name="ro1">
          <table:table-cell office:value-type="float" office:value="97.005">
            <text:p>97.005</text:p>
          </table:table-cell>
          <table:table-cell office:value-type="string">
            <text:p>State and Local Homeland Security Training <text:s/>Program</text:p>
          </table:table-cell>
          <table:table-cell office:value-type="string">
            <text:p>consistency</text:p>
          </table:table-cell>
          <table:table-cell office:value-type="float" office:value="130392000">
            <text:p>130392000</text:p>
          </table:table-cell>
          <table:table-cell office:value-type="float" office:value="-424953">
            <text:p>-424953</text:p>
          </table:table-cell>
          <table:table-cell table:formula="of:=[.D9]-[.E9]" office:value-type="currency" office:currency="USD" office:value="130816953">
            <text:p>$130,816,953</text:p>
          </table:table-cell>
          <table:table-cell table:formula="of:=ABS([.F9])" office:value-type="currency" office:currency="USD" office:value="130816953">
            <text:p>$130,816,953</text:p>
          </table:table-cell>
          <table:table-cell table:formula="of:=[.F9]/[.D9]" office:value-type="percentage" office:value="1.00325904196576">
            <text:p>100.33%</text:p>
          </table:table-cell>
          <table:table-cell/>
        </table:table-row>
        <table:table-row table:style-name="ro1">
          <table:table-cell office:value-type="float" office:value="14.9">
            <text:p>14.9</text:p>
          </table:table-cell>
          <table:table-cell office:value-type="string">
            <text:p>Lead-Based Paint Hazard Control in Privately-Owned Housing</text:p>
          </table:table-cell>
          <table:table-cell office:value-type="string">
            <text:p>consistency</text:p>
          </table:table-cell>
          <table:table-cell office:value-type="float" office:value="62000000">
            <text:p>62000000</text:p>
          </table:table-cell>
          <table:table-cell office:value-type="float" office:value="-404877">
            <text:p>-404877</text:p>
          </table:table-cell>
          <table:table-cell table:formula="of:=[.D10]-[.E10]" office:value-type="currency" office:currency="USD" office:value="62404877">
            <text:p>$62,404,877</text:p>
          </table:table-cell>
          <table:table-cell table:formula="of:=ABS([.F10])" office:value-type="currency" office:currency="USD" office:value="62404877">
            <text:p>$62,404,877</text:p>
          </table:table-cell>
          <table:table-cell table:formula="of:=[.F10]/[.D10]" office:value-type="percentage" office:value="1.00653027419355">
            <text:p>100.65%</text:p>
          </table:table-cell>
          <table:table-cell/>
        </table:table-row>
        <table:table-row table:style-name="ro1">
          <table:table-cell office:value-type="float" office:value="97.023">
            <text:p>97.023</text:p>
          </table:table-cell>
          <table:table-cell office:value-type="string">
            <text:p>Community Assistance Program State Support Services Element (CAP-SSSE)</text:p>
          </table:table-cell>
          <table:table-cell office:value-type="string">
            <text:p>consistency</text:p>
          </table:table-cell>
          <table:table-cell office:value-type="float" office:value="8600000">
            <text:p>8600000</text:p>
          </table:table-cell>
          <table:table-cell office:value-type="float" office:value="-253128">
            <text:p>-253128</text:p>
          </table:table-cell>
          <table:table-cell table:formula="of:=[.D11]-[.E11]" office:value-type="currency" office:currency="USD" office:value="8853128">
            <text:p>$8,853,128</text:p>
          </table:table-cell>
          <table:table-cell table:formula="of:=ABS([.F11])" office:value-type="currency" office:currency="USD" office:value="8853128">
            <text:p>$8,853,128</text:p>
          </table:table-cell>
          <table:table-cell table:formula="of:=[.F11]/[.D11]" office:value-type="percentage" office:value="1.02943348837209">
            <text:p>102.94%</text:p>
          </table:table-cell>
          <table:table-cell/>
        </table:table-row>
        <table:table-row table:style-name="ro1">
          <table:table-cell office:value-type="float" office:value="97.008">
            <text:p>97.008</text:p>
          </table:table-cell>
          <table:table-cell office:value-type="string">
            <text:p>Urban Areas Security Initiative </text:p>
          </table:table-cell>
          <table:table-cell office:value-type="string">
            <text:p>consistency</text:p>
          </table:table-cell>
          <table:table-cell office:value-type="float" office:value="19000000">
            <text:p>19000000</text:p>
          </table:table-cell>
          <table:table-cell office:value-type="float" office:value="-115240">
            <text:p>-115240</text:p>
          </table:table-cell>
          <table:table-cell table:formula="of:=[.D12]-[.E12]" office:value-type="currency" office:currency="USD" office:value="19115240">
            <text:p>$19,115,240</text:p>
          </table:table-cell>
          <table:table-cell table:formula="of:=ABS([.F12])" office:value-type="currency" office:currency="USD" office:value="19115240">
            <text:p>$19,115,240</text:p>
          </table:table-cell>
          <table:table-cell table:formula="of:=[.F12]/[.D12]" office:value-type="percentage" office:value="1.00606526315789">
            <text:p>100.61%</text:p>
          </table:table-cell>
          <table:table-cell/>
        </table:table-row>
        <table:table-row table:style-name="ro1">
          <table:table-cell office:value-type="float" office:value="97.057">
            <text:p>97.057</text:p>
          </table:table-cell>
          <table:table-cell office:value-type="string">
            <text:p>Intercity Bus Security Grants</text:p>
          </table:table-cell>
          <table:table-cell office:value-type="string">
            <text:p>consistency</text:p>
          </table:table-cell>
          <table:table-cell office:value-type="float" office:value="11658000">
            <text:p>11658000</text:p>
          </table:table-cell>
          <table:table-cell office:value-type="float" office:value="-111767">
            <text:p>-111767</text:p>
          </table:table-cell>
          <table:table-cell table:formula="of:=[.D13]-[.E13]" office:value-type="currency" office:currency="USD" office:value="11769767">
            <text:p>$11,769,767</text:p>
          </table:table-cell>
          <table:table-cell table:formula="of:=ABS([.F13])" office:value-type="currency" office:currency="USD" office:value="11769767">
            <text:p>$11,769,767</text:p>
          </table:table-cell>
          <table:table-cell table:formula="of:=[.F13]/[.D13]" office:value-type="percentage" office:value="1.00958715045462">
            <text:p>100.96%</text:p>
          </table:table-cell>
          <table:table-cell/>
        </table:table-row>
        <table:table-row table:style-name="ro1">
          <table:table-cell office:value-type="float" office:value="14.882">
            <text:p>14.882</text:p>
          </table:table-cell>
          <table:table-cell office:value-type="string">
            <text:p>Native American Housing Block Grants (Formula) Recovery Act Funded</text:p>
          </table:table-cell>
          <table:table-cell office:value-type="string">
            <text:p>consistency</text:p>
          </table:table-cell>
          <table:table-cell office:value-type="float" office:value="1772305">
            <text:p>1772305</text:p>
          </table:table-cell>
          <table:table-cell office:value-type="float" office:value="-89547">
            <text:p>-89547</text:p>
          </table:table-cell>
          <table:table-cell table:formula="of:=[.D14]-[.E14]" office:value-type="currency" office:currency="USD" office:value="1861852">
            <text:p>$1,861,852</text:p>
          </table:table-cell>
          <table:table-cell table:formula="of:=ABS([.F14])" office:value-type="currency" office:currency="USD" office:value="1861852">
            <text:p>$1,861,852</text:p>
          </table:table-cell>
          <table:table-cell table:formula="of:=[.F14]/[.D14]" office:value-type="percentage" office:value="1.05052572779516">
            <text:p>105.05%</text:p>
          </table:table-cell>
          <table:table-cell/>
        </table:table-row>
        <table:table-row table:style-name="ro1">
          <table:table-cell office:value-type="float" office:value="10.555">
            <text:p>10.555</text:p>
          </table:table-cell>
          <table:table-cell office:value-type="string">
            <text:p>National School Lunch Program</text:p>
          </table:table-cell>
          <table:table-cell office:value-type="string">
            <text:p>consistency</text:p>
          </table:table-cell>
          <table:table-cell office:value-type="float" office:value="10218168000">
            <text:p>10218168000</text:p>
          </table:table-cell>
          <table:table-cell office:value-type="float" office:value="-40141">
            <text:p>-40141</text:p>
          </table:table-cell>
          <table:table-cell table:formula="of:=[.D15]-[.E15]" office:value-type="currency" office:currency="USD" office:value="10218208141">
            <text:p>$10,218,208,141</text:p>
          </table:table-cell>
          <table:table-cell table:formula="of:=ABS([.F15])" office:value-type="currency" office:currency="USD" office:value="10218208141">
            <text:p>$10,218,208,141</text:p>
          </table:table-cell>
          <table:table-cell table:formula="of:=[.F15]/[.D15]" office:value-type="percentage" office:value="1.00000392839499">
            <text:p>100.00%</text:p>
          </table:table-cell>
          <table:table-cell/>
        </table:table-row>
        <table:table-row table:style-name="ro1">
          <table:table-cell office:value-type="float" office:value="93.713">
            <text:p>93.713</text:p>
          </table:table-cell>
          <table:table-cell office:value-type="string">
            <text:p>ARRA <text:s/>CHILD CARE AND DEVELOPMENT BLOCK GRANT </text:p>
          </table:table-cell>
          <table:table-cell office:value-type="string">
            <text:p>consistency</text:p>
          </table:table-cell>
          <table:table-cell office:value-type="float" office:value="2500000">
            <text:p>2500000</text:p>
          </table:table-cell>
          <table:table-cell office:value-type="float" office:value="-12082">
            <text:p>-12082</text:p>
          </table:table-cell>
          <table:table-cell table:formula="of:=[.D16]-[.E16]" office:value-type="currency" office:currency="USD" office:value="2512082">
            <text:p>$2,512,082</text:p>
          </table:table-cell>
          <table:table-cell table:formula="of:=ABS([.F16])" office:value-type="currency" office:currency="USD" office:value="2512082">
            <text:p>$2,512,082</text:p>
          </table:table-cell>
          <table:table-cell table:formula="of:=[.F16]/[.D16]" office:value-type="percentage" office:value="1.0048328">
            <text:p>100.48%</text:p>
          </table:table-cell>
          <table:table-cell/>
        </table:table-row>
        <table:table-row table:style-name="ro1">
          <table:table-cell office:value-type="float" office:value="10.569">
            <text:p>10.569</text:p>
          </table:table-cell>
          <table:table-cell office:value-type="string">
            <text:p>Emergency Food Assistance Program (Food Commodities)</text:p>
          </table:table-cell>
          <table:table-cell office:value-type="string">
            <text:p>consistency</text:p>
          </table:table-cell>
          <table:table-cell office:value-type="float" office:value="308000000">
            <text:p>308000000</text:p>
          </table:table-cell>
          <table:table-cell office:value-type="float" office:value="-588">
            <text:p>-588</text:p>
          </table:table-cell>
          <table:table-cell table:formula="of:=[.D17]-[.E17]" office:value-type="currency" office:currency="USD" office:value="308000588">
            <text:p>$308,000,588</text:p>
          </table:table-cell>
          <table:table-cell table:formula="of:=ABS([.F17])" office:value-type="currency" office:currency="USD" office:value="308000588">
            <text:p>$308,000,588</text:p>
          </table:table-cell>
          <table:table-cell table:formula="of:=[.F17]/[.D17]" office:value-type="percentage" office:value="1.00000190909091">
            <text:p>100.00%</text:p>
          </table:table-cell>
          <table:table-cell/>
        </table:table-row>
        <table:table-row table:style-name="ro1">
          <table:table-cell office:value-type="float" office:value="77.006">
            <text:p>77.006</text:p>
          </table:table-cell>
          <table:table-cell office:value-type="string">
            <text:p>U. S. Nuclear Regulatory Commission Nuclear Education Grant Program</text:p>
          </table:table-cell>
          <table:table-cell office:value-type="string">
            <text:p>consistency</text:p>
          </table:table-cell>
          <table:table-cell office:value-type="float" office:value="4700000">
            <text:p>4700000</text:p>
          </table:table-cell>
          <table:table-cell office:value-type="float" office:value="0">
            <text:p>0</text:p>
          </table:table-cell>
          <table:table-cell table:formula="of:=[.D18]-[.E18]" office:value-type="currency" office:currency="USD" office:value="4700000">
            <text:p>$4,700,000</text:p>
          </table:table-cell>
          <table:table-cell table:formula="of:=ABS([.F18])" office:value-type="currency" office:currency="USD" office:value="4700000">
            <text:p>$4,700,000</text:p>
          </table:table-cell>
          <table:table-cell table:formula="of:=[.F18]/[.D1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644">
            <text:p>15.644</text:p>
          </table:table-cell>
          <table:table-cell office:value-type="string">
            <text:p>Federal Junior Duck Stamp Conservation and Design </text:p>
          </table:table-cell>
          <table:table-cell office:value-type="string">
            <text:p>consistency</text:p>
          </table:table-cell>
          <table:table-cell office:value-type="float" office:value="150000">
            <text:p>150000</text:p>
          </table:table-cell>
          <table:table-cell office:value-type="float" office:value="1130">
            <text:p>1130</text:p>
          </table:table-cell>
          <table:table-cell table:formula="of:=[.D19]-[.E19]" office:value-type="currency" office:currency="USD" office:value="148870">
            <text:p>$148,870</text:p>
          </table:table-cell>
          <table:table-cell table:formula="of:=ABS([.F19])" office:value-type="currency" office:currency="USD" office:value="148870">
            <text:p>$148,870</text:p>
          </table:table-cell>
          <table:table-cell table:formula="of:=[.F19]/[.D19]" office:value-type="percentage" office:value="0.992466666666667">
            <text:p>99.25%</text:p>
          </table:table-cell>
          <table:table-cell/>
        </table:table-row>
        <table:table-row table:style-name="ro1">
          <table:table-cell office:value-type="float" office:value="15.628">
            <text:p>15.628</text:p>
          </table:table-cell>
          <table:table-cell office:value-type="string">
            <text:p>Multistate Conservation Grant Program</text:p>
          </table:table-cell>
          <table:table-cell office:value-type="string">
            <text:p>consistency</text:p>
          </table:table-cell>
          <table:table-cell office:value-type="float" office:value="6000000">
            <text:p>6000000</text:p>
          </table:table-cell>
          <table:table-cell office:value-type="float" office:value="5000">
            <text:p>5000</text:p>
          </table:table-cell>
          <table:table-cell table:formula="of:=[.D20]-[.E20]" office:value-type="currency" office:currency="USD" office:value="5995000">
            <text:p>$5,995,000</text:p>
          </table:table-cell>
          <table:table-cell table:formula="of:=ABS([.F20])" office:value-type="currency" office:currency="USD" office:value="5995000">
            <text:p>$5,995,000</text:p>
          </table:table-cell>
          <table:table-cell table:formula="of:=[.F20]/[.D20]" office:value-type="percentage" office:value="0.999166666666667">
            <text:p>99.92%</text:p>
          </table:table-cell>
          <table:table-cell/>
        </table:table-row>
        <table:table-row table:style-name="ro1">
          <table:table-cell office:value-type="float" office:value="15.653">
            <text:p>15.653</text:p>
          </table:table-cell>
          <table:table-cell office:value-type="string">
            <text:p>National Outreach and Communication Program</text:p>
          </table:table-cell>
          <table:table-cell office:value-type="string">
            <text:p>consistency</text:p>
          </table:table-cell>
          <table:table-cell office:value-type="float" office:value="12850523">
            <text:p>12850523</text:p>
          </table:table-cell>
          <table:table-cell office:value-type="float" office:value="5000">
            <text:p>5000</text:p>
          </table:table-cell>
          <table:table-cell table:formula="of:=[.D21]-[.E21]" office:value-type="currency" office:currency="USD" office:value="12845523">
            <text:p>$12,845,523</text:p>
          </table:table-cell>
          <table:table-cell table:formula="of:=ABS([.F21])" office:value-type="currency" office:currency="USD" office:value="12845523">
            <text:p>$12,845,523</text:p>
          </table:table-cell>
          <table:table-cell table:formula="of:=[.F21]/[.D21]" office:value-type="percentage" office:value="0.999610910777717">
            <text:p>99.96%</text:p>
          </table:table-cell>
          <table:table-cell/>
        </table:table-row>
        <table:table-row table:style-name="ro1">
          <table:table-cell office:value-type="float" office:value="84.408">
            <text:p>84.408</text:p>
          </table:table-cell>
          <table:table-cell office:value-type="string">
            <text:p>Postsecondary Education Scholarships for Veteran's Dependents</text:p>
          </table:table-cell>
          <table:table-cell office:value-type="string">
            <text:p>consistency</text:p>
          </table:table-cell>
          <table:table-cell office:value-type="float" office:value="232000">
            <text:p>232000</text:p>
          </table:table-cell>
          <table:table-cell office:value-type="float" office:value="15263">
            <text:p>15263</text:p>
          </table:table-cell>
          <table:table-cell table:formula="of:=[.D22]-[.E22]" office:value-type="currency" office:currency="USD" office:value="216737">
            <text:p>$216,737</text:p>
          </table:table-cell>
          <table:table-cell table:formula="of:=ABS([.F22])" office:value-type="currency" office:currency="USD" office:value="216737">
            <text:p>$216,737</text:p>
          </table:table-cell>
          <table:table-cell table:formula="of:=[.F22]/[.D22]" office:value-type="percentage" office:value="0.934211206896552">
            <text:p>93.42%</text:p>
          </table:table-cell>
          <table:table-cell/>
        </table:table-row>
        <table:table-row table:style-name="ro1">
          <table:table-cell office:value-type="float" office:value="10.674">
            <text:p>10.674</text:p>
          </table:table-cell>
          <table:table-cell office:value-type="string">
            <text:p>Forest Products Lab: Technology Marketing Unit <text:s/>(TMU)</text:p>
          </table:table-cell>
          <table:table-cell office:value-type="string">
            <text:p>consistency</text:p>
          </table:table-cell>
          <table:table-cell office:value-type="float" office:value="4226784">
            <text:p>4226784</text:p>
          </table:table-cell>
          <table:table-cell office:value-type="float" office:value="18000">
            <text:p>18000</text:p>
          </table:table-cell>
          <table:table-cell table:formula="of:=[.D23]-[.E23]" office:value-type="currency" office:currency="USD" office:value="4208784">
            <text:p>$4,208,784</text:p>
          </table:table-cell>
          <table:table-cell table:formula="of:=ABS([.F23])" office:value-type="currency" office:currency="USD" office:value="4208784">
            <text:p>$4,208,784</text:p>
          </table:table-cell>
          <table:table-cell table:formula="of:=[.F23]/[.D23]" office:value-type="percentage" office:value="0.995741443139749">
            <text:p>99.57%</text:p>
          </table:table-cell>
          <table:table-cell/>
        </table:table-row>
        <table:table-row table:style-name="ro1">
          <table:table-cell office:value-type="float" office:value="15.511">
            <text:p>15.511</text:p>
          </table:table-cell>
          <table:table-cell office:value-type="string">
            <text:p>Cultural Resources Management</text:p>
          </table:table-cell>
          <table:table-cell office:value-type="string">
            <text:p>consistency</text:p>
          </table:table-cell>
          <table:table-cell office:value-type="float" office:value="585465">
            <text:p>585465</text:p>
          </table:table-cell>
          <table:table-cell office:value-type="float" office:value="32831">
            <text:p>32831</text:p>
          </table:table-cell>
          <table:table-cell table:formula="of:=[.D24]-[.E24]" office:value-type="currency" office:currency="USD" office:value="552634">
            <text:p>$552,634</text:p>
          </table:table-cell>
          <table:table-cell table:formula="of:=ABS([.F24])" office:value-type="currency" office:currency="USD" office:value="552634">
            <text:p>$552,634</text:p>
          </table:table-cell>
          <table:table-cell table:formula="of:=[.F24]/[.D24]" office:value-type="percentage" office:value="0.943923206340259">
            <text:p>94.39%</text:p>
          </table:table-cell>
          <table:table-cell/>
        </table:table-row>
        <table:table-row table:style-name="ro1">
          <table:table-cell office:value-type="float" office:value="66.31">
            <text:p>66.31</text:p>
          </table:table-cell>
          <table:table-cell office:value-type="string">
            <text:p>Capacity Building Grants and Cooperative Agreements for Compliance Assurance and Enforcement Activities in Indian Country and Other Tribal Areas</text:p>
          </table:table-cell>
          <table:table-cell office:value-type="string">
            <text:p>consistency</text:p>
          </table:table-cell>
          <table:table-cell office:value-type="float" office:value="299000">
            <text:p>299000</text:p>
          </table:table-cell>
          <table:table-cell office:value-type="float" office:value="55000">
            <text:p>55000</text:p>
          </table:table-cell>
          <table:table-cell table:formula="of:=[.D25]-[.E25]" office:value-type="currency" office:currency="USD" office:value="244000">
            <text:p>$244,000</text:p>
          </table:table-cell>
          <table:table-cell table:formula="of:=ABS([.F25])" office:value-type="currency" office:currency="USD" office:value="244000">
            <text:p>$244,000</text:p>
          </table:table-cell>
          <table:table-cell table:formula="of:=[.F25]/[.D25]" office:value-type="percentage" office:value="0.816053511705686">
            <text:p>81.61%</text:p>
          </table:table-cell>
          <table:table-cell/>
        </table:table-row>
        <table:table-row table:style-name="ro1">
          <table:table-cell office:value-type="float" office:value="15.611">
            <text:p>15.611</text:p>
          </table:table-cell>
          <table:table-cell office:value-type="string">
            <text:p>Wildlife Restoration</text:p>
          </table:table-cell>
          <table:table-cell office:value-type="string">
            <text:p>consistency</text:p>
          </table:table-cell>
          <table:table-cell office:value-type="float" office:value="363800000">
            <text:p>363800000</text:p>
          </table:table-cell>
          <table:table-cell office:value-type="float" office:value="60000">
            <text:p>60000</text:p>
          </table:table-cell>
          <table:table-cell table:formula="of:=[.D26]-[.E26]" office:value-type="currency" office:currency="USD" office:value="363740000">
            <text:p>$363,740,000</text:p>
          </table:table-cell>
          <table:table-cell table:formula="of:=ABS([.F26])" office:value-type="currency" office:currency="USD" office:value="363740000">
            <text:p>$363,740,000</text:p>
          </table:table-cell>
          <table:table-cell table:formula="of:=[.F26]/[.D26]" office:value-type="percentage" office:value="0.999835074216603">
            <text:p>99.98%</text:p>
          </table:table-cell>
          <table:table-cell/>
        </table:table-row>
        <table:table-row table:style-name="ro1">
          <table:table-cell office:value-type="float" office:value="45.162">
            <text:p>45.162</text:p>
          </table:table-cell>
          <table:table-cell office:value-type="string">
            <text:p>Promotion of the Humanities_Teaching and Learning Resources and Curriculum Development</text:p>
          </table:table-cell>
          <table:table-cell office:value-type="string">
            <text:p>consistency</text:p>
          </table:table-cell>
          <table:table-cell office:value-type="float" office:value="1116500">
            <text:p>1116500</text:p>
          </table:table-cell>
          <table:table-cell office:value-type="float" office:value="66150">
            <text:p>66150</text:p>
          </table:table-cell>
          <table:table-cell table:formula="of:=[.D27]-[.E27]" office:value-type="currency" office:currency="USD" office:value="1050350">
            <text:p>$1,050,350</text:p>
          </table:table-cell>
          <table:table-cell table:formula="of:=ABS([.F27])" office:value-type="currency" office:currency="USD" office:value="1050350">
            <text:p>$1,050,350</text:p>
          </table:table-cell>
          <table:table-cell table:formula="of:=[.F27]/[.D27]" office:value-type="percentage" office:value="0.940752351097179">
            <text:p>94.08%</text:p>
          </table:table-cell>
          <table:table-cell/>
        </table:table-row>
        <table:table-row table:style-name="ro1">
          <table:table-cell office:value-type="float" office:value="93.285">
            <text:p>93.285</text:p>
          </table:table-cell>
          <table:table-cell office:value-type="string">
            <text:p>National Institutes of Health Pediatric Research Loan Repayment Program</text:p>
          </table:table-cell>
          <table:table-cell office:value-type="string">
            <text:p>consistency</text:p>
          </table:table-cell>
          <table:table-cell office:value-type="float" office:value="16273473">
            <text:p>16273473</text:p>
          </table:table-cell>
          <table:table-cell office:value-type="float" office:value="68102">
            <text:p>68102</text:p>
          </table:table-cell>
          <table:table-cell table:formula="of:=[.D28]-[.E28]" office:value-type="currency" office:currency="USD" office:value="16205371">
            <text:p>$16,205,371</text:p>
          </table:table-cell>
          <table:table-cell table:formula="of:=ABS([.F28])" office:value-type="currency" office:currency="USD" office:value="16205371">
            <text:p>$16,205,371</text:p>
          </table:table-cell>
          <table:table-cell table:formula="of:=[.F28]/[.D28]" office:value-type="percentage" office:value="0.995815152672082">
            <text:p>99.58%</text:p>
          </table:table-cell>
          <table:table-cell/>
        </table:table-row>
        <table:table-row table:style-name="ro1">
          <table:table-cell office:value-type="float" office:value="66.81">
            <text:p>66.81</text:p>
          </table:table-cell>
          <table:table-cell office:value-type="string">
            <text:p>Chemical Emergency Preparedness and Prevention (CEPP) Technical Assistance Grants Program</text:p>
          </table:table-cell>
          <table:table-cell office:value-type="string">
            <text:p>consistency</text:p>
          </table:table-cell>
          <table:table-cell office:value-type="float" office:value="160000">
            <text:p>160000</text:p>
          </table:table-cell>
          <table:table-cell office:value-type="float" office:value="70000">
            <text:p>70000</text:p>
          </table:table-cell>
          <table:table-cell table:formula="of:=[.D29]-[.E29]" office:value-type="currency" office:currency="USD" office:value="90000">
            <text:p>$90,000</text:p>
          </table:table-cell>
          <table:table-cell table:formula="of:=ABS([.F29])" office:value-type="currency" office:currency="USD" office:value="90000">
            <text:p>$90,000</text:p>
          </table:table-cell>
          <table:table-cell table:formula="of:=[.F29]/[.D29]" office:value-type="percentage" office:value="0.5625">
            <text:p>56.25%</text:p>
          </table:table-cell>
          <table:table-cell/>
        </table:table-row>
        <table:table-row table:style-name="ro1">
          <table:table-cell office:value-type="float" office:value="15.516">
            <text:p>15.516</text:p>
          </table:table-cell>
          <table:table-cell office:value-type="string">
            <text:p>Fort Peck Reservation Rural Water System </text:p>
          </table:table-cell>
          <table:table-cell office:value-type="string">
            <text:p>consistency</text:p>
          </table:table-cell>
          <table:table-cell office:value-type="float" office:value="13758000">
            <text:p>13758000</text:p>
          </table:table-cell>
          <table:table-cell office:value-type="float" office:value="71000">
            <text:p>71000</text:p>
          </table:table-cell>
          <table:table-cell table:formula="of:=[.D30]-[.E30]" office:value-type="currency" office:currency="USD" office:value="13687000">
            <text:p>$13,687,000</text:p>
          </table:table-cell>
          <table:table-cell table:formula="of:=ABS([.F30])" office:value-type="currency" office:currency="USD" office:value="13687000">
            <text:p>$13,687,000</text:p>
          </table:table-cell>
          <table:table-cell table:formula="of:=[.F30]/[.D30]" office:value-type="percentage" office:value="0.994839366186946">
            <text:p>99.48%</text:p>
          </table:table-cell>
          <table:table-cell/>
        </table:table-row>
        <table:table-row table:style-name="ro1">
          <table:table-cell office:value-type="float" office:value="19.345">
            <text:p>19.345</text:p>
          </table:table-cell>
          <table:table-cell office:value-type="string">
            <text:p>International Programs to Support Democracy, Human Rights and Labor</text:p>
          </table:table-cell>
          <table:table-cell office:value-type="string">
            <text:p>consistency</text:p>
          </table:table-cell>
          <table:table-cell office:value-type="float" office:value="70000000">
            <text:p>70000000</text:p>
          </table:table-cell>
          <table:table-cell office:value-type="float" office:value="72133">
            <text:p>72133</text:p>
          </table:table-cell>
          <table:table-cell table:formula="of:=[.D31]-[.E31]" office:value-type="currency" office:currency="USD" office:value="69927867">
            <text:p>$69,927,867</text:p>
          </table:table-cell>
          <table:table-cell table:formula="of:=ABS([.F31])" office:value-type="currency" office:currency="USD" office:value="69927867">
            <text:p>$69,927,867</text:p>
          </table:table-cell>
          <table:table-cell table:formula="of:=[.F31]/[.D31]" office:value-type="percentage" office:value="0.998969528571429">
            <text:p>99.90%</text:p>
          </table:table-cell>
          <table:table-cell/>
        </table:table-row>
        <table:table-row table:style-name="ro1">
          <table:table-cell office:value-type="float" office:value="15.641">
            <text:p>15.641</text:p>
          </table:table-cell>
          <table:table-cell office:value-type="string">
            <text:p>Wildlife Without Borders-Mexico </text:p>
          </table:table-cell>
          <table:table-cell office:value-type="string">
            <text:p>consistency</text:p>
          </table:table-cell>
          <table:table-cell office:value-type="float" office:value="617252">
            <text:p>617252</text:p>
          </table:table-cell>
          <table:table-cell office:value-type="float" office:value="75000">
            <text:p>75000</text:p>
          </table:table-cell>
          <table:table-cell table:formula="of:=[.D32]-[.E32]" office:value-type="currency" office:currency="USD" office:value="542252">
            <text:p>$542,252</text:p>
          </table:table-cell>
          <table:table-cell table:formula="of:=ABS([.F32])" office:value-type="currency" office:currency="USD" office:value="542252">
            <text:p>$542,252</text:p>
          </table:table-cell>
          <table:table-cell table:formula="of:=[.F32]/[.D32]" office:value-type="percentage" office:value="0.878493710834473">
            <text:p>87.85%</text:p>
          </table:table-cell>
          <table:table-cell/>
        </table:table-row>
        <table:table-row table:style-name="ro1">
          <table:table-cell office:value-type="float" office:value="66.48">
            <text:p>66.48</text:p>
          </table:table-cell>
          <table:table-cell office:value-type="string">
            <text:p>Assessment and Watershed Protection Program Grants </text:p>
          </table:table-cell>
          <table:table-cell office:value-type="string">
            <text:p>consistency</text:p>
          </table:table-cell>
          <table:table-cell office:value-type="float" office:value="1100000">
            <text:p>1100000</text:p>
          </table:table-cell>
          <table:table-cell office:value-type="float" office:value="75000">
            <text:p>75000</text:p>
          </table:table-cell>
          <table:table-cell table:formula="of:=[.D33]-[.E33]" office:value-type="currency" office:currency="USD" office:value="1025000">
            <text:p>$1,025,000</text:p>
          </table:table-cell>
          <table:table-cell table:formula="of:=ABS([.F33])" office:value-type="currency" office:currency="USD" office:value="1025000">
            <text:p>$1,025,000</text:p>
          </table:table-cell>
          <table:table-cell table:formula="of:=[.F33]/[.D33]" office:value-type="percentage" office:value="0.931818181818182">
            <text:p>93.18%</text:p>
          </table:table-cell>
          <table:table-cell/>
        </table:table-row>
        <table:table-row table:style-name="ro1">
          <table:table-cell office:value-type="float" office:value="77.009">
            <text:p>77.009</text:p>
          </table:table-cell>
          <table:table-cell office:value-type="string">
            <text:p>U.S. Nuclear Regulatory Commission Office of Research Financial Assistance Program</text:p>
          </table:table-cell>
          <table:table-cell office:value-type="string">
            <text:p>consistency</text:p>
          </table:table-cell>
          <table:table-cell office:value-type="float" office:value="1500000">
            <text:p>1500000</text:p>
          </table:table-cell>
          <table:table-cell office:value-type="float" office:value="79780">
            <text:p>79780</text:p>
          </table:table-cell>
          <table:table-cell table:formula="of:=[.D34]-[.E34]" office:value-type="currency" office:currency="USD" office:value="1420220">
            <text:p>$1,420,220</text:p>
          </table:table-cell>
          <table:table-cell table:formula="of:=ABS([.F34])" office:value-type="currency" office:currency="USD" office:value="1420220">
            <text:p>$1,420,220</text:p>
          </table:table-cell>
          <table:table-cell table:formula="of:=[.F34]/[.D34]" office:value-type="percentage" office:value="0.946813333333333">
            <text:p>94.68%</text:p>
          </table:table-cell>
          <table:table-cell/>
        </table:table-row>
        <table:table-row table:style-name="ro1">
          <table:table-cell office:value-type="float" office:value="15.614">
            <text:p>15.614</text:p>
          </table:table-cell>
          <table:table-cell office:value-type="string">
            <text:p>Coastal Wetlands Planning, Protection and Restoration Act</text:p>
          </table:table-cell>
          <table:table-cell office:value-type="string">
            <text:p>consistency</text:p>
          </table:table-cell>
          <table:table-cell office:value-type="float" office:value="19200000">
            <text:p>19200000</text:p>
          </table:table-cell>
          <table:table-cell office:value-type="float" office:value="90200">
            <text:p>90200</text:p>
          </table:table-cell>
          <table:table-cell table:formula="of:=[.D35]-[.E35]" office:value-type="currency" office:currency="USD" office:value="19109800">
            <text:p>$19,109,800</text:p>
          </table:table-cell>
          <table:table-cell table:formula="of:=ABS([.F35])" office:value-type="currency" office:currency="USD" office:value="19109800">
            <text:p>$19,109,800</text:p>
          </table:table-cell>
          <table:table-cell table:formula="of:=[.F35]/[.D35]" office:value-type="percentage" office:value="0.995302083333333">
            <text:p>99.53%</text:p>
          </table:table-cell>
          <table:table-cell/>
        </table:table-row>
        <table:table-row table:style-name="ro1">
          <table:table-cell office:value-type="float" office:value="66.439">
            <text:p>66.439</text:p>
          </table:table-cell>
          <table:table-cell office:value-type="string">
            <text:p>Targeted Watersheds Grants</text:p>
          </table:table-cell>
          <table:table-cell office:value-type="string">
            <text:p>consistency</text:p>
          </table:table-cell>
          <table:table-cell office:value-type="float" office:value="1200000">
            <text:p>1200000</text:p>
          </table:table-cell>
          <table:table-cell office:value-type="float" office:value="90213">
            <text:p>90213</text:p>
          </table:table-cell>
          <table:table-cell table:formula="of:=[.D36]-[.E36]" office:value-type="currency" office:currency="USD" office:value="1109787">
            <text:p>$1,109,787</text:p>
          </table:table-cell>
          <table:table-cell table:formula="of:=ABS([.F36])" office:value-type="currency" office:currency="USD" office:value="1109787">
            <text:p>$1,109,787</text:p>
          </table:table-cell>
          <table:table-cell table:formula="of:=[.F36]/[.D36]" office:value-type="percentage" office:value="0.9248225">
            <text:p>92.48%</text:p>
          </table:table-cell>
          <table:table-cell/>
        </table:table-row>
        <table:table-row table:style-name="ro1">
          <table:table-cell office:value-type="float" office:value="15.509">
            <text:p>15.509</text:p>
          </table:table-cell>
          <table:table-cell office:value-type="string">
            <text:p>Colorado River Basin Salinity Control Program</text:p>
          </table:table-cell>
          <table:table-cell office:value-type="string">
            <text:p>consistency</text:p>
          </table:table-cell>
          <table:table-cell office:value-type="float" office:value="10838421">
            <text:p>10838421</text:p>
          </table:table-cell>
          <table:table-cell office:value-type="float" office:value="128766">
            <text:p>128766</text:p>
          </table:table-cell>
          <table:table-cell table:formula="of:=[.D37]-[.E37]" office:value-type="currency" office:currency="USD" office:value="10709655">
            <text:p>$10,709,655</text:p>
          </table:table-cell>
          <table:table-cell table:formula="of:=ABS([.F37])" office:value-type="currency" office:currency="USD" office:value="10709655">
            <text:p>$10,709,655</text:p>
          </table:table-cell>
          <table:table-cell table:formula="of:=[.F37]/[.D37]" office:value-type="percentage" office:value="0.988119487146698">
            <text:p>98.81%</text:p>
          </table:table-cell>
          <table:table-cell/>
        </table:table-row>
        <table:table-row table:style-name="ro1">
          <table:table-cell office:value-type="float" office:value="66.309">
            <text:p>66.309</text:p>
          </table:table-cell>
          <table:table-cell office:value-type="string">
            <text:p>Surveys, Studies, Investigations and Special Purpose Activities Relating to Environmental Justice</text:p>
          </table:table-cell>
          <table:table-cell office:value-type="string">
            <text:p>consistency</text:p>
          </table:table-cell>
          <table:table-cell office:value-type="float" office:value="30000">
            <text:p>30000</text:p>
          </table:table-cell>
          <table:table-cell office:value-type="float" office:value="133498">
            <text:p>133498</text:p>
          </table:table-cell>
          <table:table-cell table:formula="of:=[.D38]-[.E38]" office:value-type="currency" office:currency="USD" office:value="-103498">
            <text:p>-$103,498</text:p>
          </table:table-cell>
          <table:table-cell table:formula="of:=ABS([.F38])" office:value-type="currency" office:currency="USD" office:value="103498">
            <text:p>$103,498</text:p>
          </table:table-cell>
          <table:table-cell table:formula="of:=[.F38]/[.D38]" office:value-type="percentage" office:value="-3.44993333333333">
            <text:p>-344.99%</text:p>
          </table:table-cell>
          <table:table-cell/>
        </table:table-row>
        <table:table-row table:style-name="ro1">
          <table:table-cell office:value-type="float" office:value="15.519">
            <text:p>15.519</text:p>
          </table:table-cell>
          <table:table-cell office:value-type="string">
            <text:p>Indian Tribal Water Resources Development, Management, and Protection</text:p>
          </table:table-cell>
          <table:table-cell office:value-type="string">
            <text:p>consistency</text:p>
          </table:table-cell>
          <table:table-cell office:value-type="float" office:value="5763685">
            <text:p>5763685</text:p>
          </table:table-cell>
          <table:table-cell office:value-type="float" office:value="139517">
            <text:p>139517</text:p>
          </table:table-cell>
          <table:table-cell table:formula="of:=[.D39]-[.E39]" office:value-type="currency" office:currency="USD" office:value="5624168">
            <text:p>$5,624,168</text:p>
          </table:table-cell>
          <table:table-cell table:formula="of:=ABS([.F39])" office:value-type="currency" office:currency="USD" office:value="5624168">
            <text:p>$5,624,168</text:p>
          </table:table-cell>
          <table:table-cell table:formula="of:=[.F39]/[.D39]" office:value-type="percentage" office:value="0.975793784705444">
            <text:p>97.58%</text:p>
          </table:table-cell>
          <table:table-cell/>
        </table:table-row>
        <table:table-row table:style-name="ro1">
          <table:table-cell office:value-type="float" office:value="10.053">
            <text:p>10.053</text:p>
          </table:table-cell>
          <table:table-cell office:value-type="string">
            <text:p>Dairy Indemnity Program</text:p>
          </table:table-cell>
          <table:table-cell office:value-type="string">
            <text:p>consistency</text:p>
          </table:table-cell>
          <table:table-cell office:value-type="float" office:value="1208601">
            <text:p>1208601</text:p>
          </table:table-cell>
          <table:table-cell office:value-type="float" office:value="148911">
            <text:p>148911</text:p>
          </table:table-cell>
          <table:table-cell table:formula="of:=[.D40]-[.E40]" office:value-type="currency" office:currency="USD" office:value="1059690">
            <text:p>$1,059,690</text:p>
          </table:table-cell>
          <table:table-cell table:formula="of:=ABS([.F40])" office:value-type="currency" office:currency="USD" office:value="1059690">
            <text:p>$1,059,690</text:p>
          </table:table-cell>
          <table:table-cell table:formula="of:=[.F40]/[.D40]" office:value-type="percentage" office:value="0.876790603350485">
            <text:p>87.68%</text:p>
          </table:table-cell>
          <table:table-cell/>
        </table:table-row>
        <table:table-row table:style-name="ro1">
          <table:table-cell office:value-type="float" office:value="15.64">
            <text:p>15.64</text:p>
          </table:table-cell>
          <table:table-cell office:value-type="string">
            <text:p>Wildlife Without Borders- Latin America and the Caribbean </text:p>
          </table:table-cell>
          <table:table-cell office:value-type="string">
            <text:p>consistency</text:p>
          </table:table-cell>
          <table:table-cell office:value-type="float" office:value="1039596">
            <text:p>1039596</text:p>
          </table:table-cell>
          <table:table-cell office:value-type="float" office:value="156966">
            <text:p>156966</text:p>
          </table:table-cell>
          <table:table-cell table:formula="of:=[.D41]-[.E41]" office:value-type="currency" office:currency="USD" office:value="882630">
            <text:p>$882,630</text:p>
          </table:table-cell>
          <table:table-cell table:formula="of:=ABS([.F41])" office:value-type="currency" office:currency="USD" office:value="882630">
            <text:p>$882,630</text:p>
          </table:table-cell>
          <table:table-cell table:formula="of:=[.F41]/[.D41]" office:value-type="percentage" office:value="0.849012501010008">
            <text:p>84.90%</text:p>
          </table:table-cell>
          <table:table-cell/>
        </table:table-row>
        <table:table-row table:style-name="ro1">
          <table:table-cell office:value-type="float" office:value="20.518">
            <text:p>20.518</text:p>
          </table:table-cell>
          <table:table-cell office:value-type="string">
            <text:p>Capital and Training Assistance Program for Over-the-Road Bus Accessibility</text:p>
          </table:table-cell>
          <table:table-cell office:value-type="string">
            <text:p>consistency</text:p>
          </table:table-cell>
          <table:table-cell office:value-type="float" office:value="12799216">
            <text:p>12799216</text:p>
          </table:table-cell>
          <table:table-cell office:value-type="float" office:value="159575">
            <text:p>159575</text:p>
          </table:table-cell>
          <table:table-cell table:formula="of:=[.D42]-[.E42]" office:value-type="currency" office:currency="USD" office:value="12639641">
            <text:p>$12,639,641</text:p>
          </table:table-cell>
          <table:table-cell table:formula="of:=ABS([.F42])" office:value-type="currency" office:currency="USD" office:value="12639641">
            <text:p>$12,639,641</text:p>
          </table:table-cell>
          <table:table-cell table:formula="of:=[.F42]/[.D42]" office:value-type="percentage" office:value="0.987532439486919">
            <text:p>98.75%</text:p>
          </table:table-cell>
          <table:table-cell/>
        </table:table-row>
        <table:table-row table:style-name="ro1">
          <table:table-cell office:value-type="float" office:value="15.651">
            <text:p>15.651</text:p>
          </table:table-cell>
          <table:table-cell office:value-type="string">
            <text:p>Wildlife Without Borders-Africa Program</text:p>
          </table:table-cell>
          <table:table-cell office:value-type="string">
            <text:p>consistency</text:p>
          </table:table-cell>
          <table:table-cell office:value-type="float" office:value="102000">
            <text:p>102000</text:p>
          </table:table-cell>
          <table:table-cell office:value-type="float" office:value="160000">
            <text:p>160000</text:p>
          </table:table-cell>
          <table:table-cell table:formula="of:=[.D43]-[.E43]" office:value-type="currency" office:currency="USD" office:value="-58000">
            <text:p>-$58,000</text:p>
          </table:table-cell>
          <table:table-cell table:formula="of:=ABS([.F43])" office:value-type="currency" office:currency="USD" office:value="58000">
            <text:p>$58,000</text:p>
          </table:table-cell>
          <table:table-cell table:formula="of:=[.F43]/[.D43]" office:value-type="percentage" office:value="-0.568627450980392">
            <text:p>-56.86%</text:p>
          </table:table-cell>
          <table:table-cell/>
        </table:table-row>
        <table:table-row table:style-name="ro1">
          <table:table-cell office:value-type="float" office:value="15.623">
            <text:p>15.623</text:p>
          </table:table-cell>
          <table:table-cell office:value-type="string">
            <text:p>North American Wetlands Conservation Fund</text:p>
          </table:table-cell>
          <table:table-cell office:value-type="string">
            <text:p>consistency</text:p>
          </table:table-cell>
          <table:table-cell office:value-type="float" office:value="92301478">
            <text:p>92301478</text:p>
          </table:table-cell>
          <table:table-cell office:value-type="float" office:value="163085">
            <text:p>163085</text:p>
          </table:table-cell>
          <table:table-cell table:formula="of:=[.D44]-[.E44]" office:value-type="currency" office:currency="USD" office:value="92138393">
            <text:p>$92,138,393</text:p>
          </table:table-cell>
          <table:table-cell table:formula="of:=ABS([.F44])" office:value-type="currency" office:currency="USD" office:value="92138393">
            <text:p>$92,138,393</text:p>
          </table:table-cell>
          <table:table-cell table:formula="of:=[.F44]/[.D44]" office:value-type="percentage" office:value="0.99823312688449">
            <text:p>99.82%</text:p>
          </table:table-cell>
          <table:table-cell/>
        </table:table-row>
        <table:table-row table:style-name="ro1">
          <table:table-cell office:value-type="float" office:value="93.76">
            <text:p>93.76</text:p>
          </table:table-cell>
          <table:table-cell office:value-type="string">
            <text:p>Rural PACE (Program of All-Inclusive Care for the Elderly) Provider Grant Program</text:p>
          </table:table-cell>
          <table:table-cell office:value-type="string">
            <text:p>consistency</text:p>
          </table:table-cell>
          <table:table-cell office:value-type="float" office:value="10000000">
            <text:p>10000000</text:p>
          </table:table-cell>
          <table:table-cell office:value-type="float" office:value="173925">
            <text:p>173925</text:p>
          </table:table-cell>
          <table:table-cell table:formula="of:=[.D45]-[.E45]" office:value-type="currency" office:currency="USD" office:value="9826075">
            <text:p>$9,826,075</text:p>
          </table:table-cell>
          <table:table-cell table:formula="of:=ABS([.F45])" office:value-type="currency" office:currency="USD" office:value="9826075">
            <text:p>$9,826,075</text:p>
          </table:table-cell>
          <table:table-cell table:formula="of:=[.F45]/[.D45]" office:value-type="percentage" office:value="0.9826075">
            <text:p>98.26%</text:p>
          </table:table-cell>
          <table:table-cell/>
        </table:table-row>
        <table:table-row table:style-name="ro1">
          <table:table-cell office:value-type="float" office:value="97.069">
            <text:p>97.069</text:p>
          </table:table-cell>
          <table:table-cell office:value-type="string">
            <text:p>Aviation Research Grants</text:p>
          </table:table-cell>
          <table:table-cell office:value-type="string">
            <text:p>consistency</text:p>
          </table:table-cell>
          <table:table-cell office:value-type="float" office:value="1200000">
            <text:p>1200000</text:p>
          </table:table-cell>
          <table:table-cell office:value-type="float" office:value="175000">
            <text:p>175000</text:p>
          </table:table-cell>
          <table:table-cell table:formula="of:=[.D46]-[.E46]" office:value-type="currency" office:currency="USD" office:value="1025000">
            <text:p>$1,025,000</text:p>
          </table:table-cell>
          <table:table-cell table:formula="of:=ABS([.F46])" office:value-type="currency" office:currency="USD" office:value="1025000">
            <text:p>$1,025,000</text:p>
          </table:table-cell>
          <table:table-cell table:formula="of:=[.F46]/[.D46]" office:value-type="percentage" office:value="0.854166666666667">
            <text:p>85.42%</text:p>
          </table:table-cell>
          <table:table-cell/>
        </table:table-row>
        <table:table-row table:style-name="ro1">
          <table:table-cell office:value-type="float" office:value="15.978">
            <text:p>15.978</text:p>
          </table:table-cell>
          <table:table-cell office:value-type="string">
            <text:p>Upper Mississippi River System Long Term Resource Monitoring Program</text:p>
          </table:table-cell>
          <table:table-cell office:value-type="string">
            <text:p>consistency</text:p>
          </table:table-cell>
          <table:table-cell office:value-type="float" office:value="2666759">
            <text:p>2666759</text:p>
          </table:table-cell>
          <table:table-cell office:value-type="float" office:value="188155">
            <text:p>188155</text:p>
          </table:table-cell>
          <table:table-cell table:formula="of:=[.D47]-[.E47]" office:value-type="currency" office:currency="USD" office:value="2478604">
            <text:p>$2,478,604</text:p>
          </table:table-cell>
          <table:table-cell table:formula="of:=ABS([.F47])" office:value-type="currency" office:currency="USD" office:value="2478604">
            <text:p>$2,478,604</text:p>
          </table:table-cell>
          <table:table-cell table:formula="of:=[.F47]/[.D47]" office:value-type="percentage" office:value="0.92944431799049">
            <text:p>92.94%</text:p>
          </table:table-cell>
          <table:table-cell/>
        </table:table-row>
        <table:table-row table:style-name="ro1">
          <table:table-cell office:value-type="float" office:value="10.666">
            <text:p>10.666</text:p>
          </table:table-cell>
          <table:table-cell office:value-type="string">
            <text:p>Schools and Roads - Grants to Counties</text:p>
          </table:table-cell>
          <table:table-cell office:value-type="string">
            <text:p>consistency</text:p>
          </table:table-cell>
          <table:table-cell office:value-type="float" office:value="17500000">
            <text:p>17500000</text:p>
          </table:table-cell>
          <table:table-cell office:value-type="float" office:value="219300">
            <text:p>219300</text:p>
          </table:table-cell>
          <table:table-cell table:formula="of:=[.D48]-[.E48]" office:value-type="currency" office:currency="USD" office:value="17280700">
            <text:p>$17,280,700</text:p>
          </table:table-cell>
          <table:table-cell table:formula="of:=ABS([.F48])" office:value-type="currency" office:currency="USD" office:value="17280700">
            <text:p>$17,280,700</text:p>
          </table:table-cell>
          <table:table-cell table:formula="of:=[.F48]/[.D48]" office:value-type="percentage" office:value="0.987468571428571">
            <text:p>98.75%</text:p>
          </table:table-cell>
          <table:table-cell/>
        </table:table-row>
        <table:table-row table:style-name="ro1">
          <table:table-cell office:value-type="float" office:value="66.714">
            <text:p>66.714</text:p>
          </table:table-cell>
          <table:table-cell office:value-type="string">
            <text:p>Pesticide Environmental Stewardship Regional Grants </text:p>
          </table:table-cell>
          <table:table-cell office:value-type="string">
            <text:p>consistency</text:p>
          </table:table-cell>
          <table:table-cell office:value-type="float" office:value="500000">
            <text:p>500000</text:p>
          </table:table-cell>
          <table:table-cell office:value-type="float" office:value="221465">
            <text:p>221465</text:p>
          </table:table-cell>
          <table:table-cell table:formula="of:=[.D49]-[.E49]" office:value-type="currency" office:currency="USD" office:value="278535">
            <text:p>$278,535</text:p>
          </table:table-cell>
          <table:table-cell table:formula="of:=ABS([.F49])" office:value-type="currency" office:currency="USD" office:value="278535">
            <text:p>$278,535</text:p>
          </table:table-cell>
          <table:table-cell table:formula="of:=[.F49]/[.D49]" office:value-type="percentage" office:value="0.55707">
            <text:p>55.71%</text:p>
          </table:table-cell>
          <table:table-cell/>
        </table:table-row>
        <table:table-row table:style-name="ro1">
          <table:table-cell office:value-type="float" office:value="15.222">
            <text:p>15.222</text:p>
          </table:table-cell>
          <table:table-cell office:value-type="string">
            <text:p>Cooperative Inspection Agreements with States and Tribes</text:p>
          </table:table-cell>
          <table:table-cell office:value-type="string">
            <text:p>consistency</text:p>
          </table:table-cell>
          <table:table-cell office:value-type="float" office:value="851200">
            <text:p>851200</text:p>
          </table:table-cell>
          <table:table-cell office:value-type="float" office:value="231765">
            <text:p>231765</text:p>
          </table:table-cell>
          <table:table-cell table:formula="of:=[.D50]-[.E50]" office:value-type="currency" office:currency="USD" office:value="619435">
            <text:p>$619,435</text:p>
          </table:table-cell>
          <table:table-cell table:formula="of:=ABS([.F50])" office:value-type="currency" office:currency="USD" office:value="619435">
            <text:p>$619,435</text:p>
          </table:table-cell>
          <table:table-cell table:formula="of:=[.F50]/[.D50]" office:value-type="percentage" office:value="0.727719689849624">
            <text:p>72.77%</text:p>
          </table:table-cell>
          <table:table-cell/>
        </table:table-row>
        <table:table-row table:style-name="ro1">
          <table:table-cell office:value-type="float" office:value="97.032">
            <text:p>97.032</text:p>
          </table:table-cell>
          <table:table-cell office:value-type="string">
            <text:p>Crisis Counseling</text:p>
          </table:table-cell>
          <table:table-cell office:value-type="string">
            <text:p>consistency</text:p>
          </table:table-cell>
          <table:table-cell office:value-type="float" office:value="40000000">
            <text:p>40000000</text:p>
          </table:table-cell>
          <table:table-cell office:value-type="float" office:value="238700">
            <text:p>238700</text:p>
          </table:table-cell>
          <table:table-cell table:formula="of:=[.D51]-[.E51]" office:value-type="currency" office:currency="USD" office:value="39761300">
            <text:p>$39,761,300</text:p>
          </table:table-cell>
          <table:table-cell table:formula="of:=ABS([.F51])" office:value-type="currency" office:currency="USD" office:value="39761300">
            <text:p>$39,761,300</text:p>
          </table:table-cell>
          <table:table-cell table:formula="of:=[.F51]/[.D51]" office:value-type="percentage" office:value="0.9940325">
            <text:p>99.40%</text:p>
          </table:table-cell>
          <table:table-cell/>
        </table:table-row>
        <table:table-row table:style-name="ro1">
          <table:table-cell office:value-type="float" office:value="66.042">
            <text:p>66.042</text:p>
          </table:table-cell>
          <table:table-cell office:value-type="string">
            <text:p>Temporally Integrated Monitoring of Ecosystems (TIME) and Long-Term Monitoring (LTM) Program</text:p>
          </table:table-cell>
          <table:table-cell office:value-type="string">
            <text:p>consistency</text:p>
          </table:table-cell>
          <table:table-cell office:value-type="float" office:value="720000">
            <text:p>720000</text:p>
          </table:table-cell>
          <table:table-cell office:value-type="float" office:value="240935">
            <text:p>240935</text:p>
          </table:table-cell>
          <table:table-cell table:formula="of:=[.D52]-[.E52]" office:value-type="currency" office:currency="USD" office:value="479065">
            <text:p>$479,065</text:p>
          </table:table-cell>
          <table:table-cell table:formula="of:=ABS([.F52])" office:value-type="currency" office:currency="USD" office:value="479065">
            <text:p>$479,065</text:p>
          </table:table-cell>
          <table:table-cell table:formula="of:=[.F52]/[.D52]" office:value-type="percentage" office:value="0.665368055555556">
            <text:p>66.54%</text:p>
          </table:table-cell>
          <table:table-cell/>
        </table:table-row>
        <table:table-row table:style-name="ro1">
          <table:table-cell office:value-type="float" office:value="15.529">
            <text:p>15.529</text:p>
          </table:table-cell>
          <table:table-cell office:value-type="string">
            <text:p>Upper Colorado and San Juan River Basins Endangered Fish Recovery Programs</text:p>
          </table:table-cell>
          <table:table-cell office:value-type="string">
            <text:p>consistency</text:p>
          </table:table-cell>
          <table:table-cell office:value-type="float" office:value="2062033">
            <text:p>2062033</text:p>
          </table:table-cell>
          <table:table-cell office:value-type="float" office:value="244348">
            <text:p>244348</text:p>
          </table:table-cell>
          <table:table-cell table:formula="of:=[.D53]-[.E53]" office:value-type="currency" office:currency="USD" office:value="1817685">
            <text:p>$1,817,685</text:p>
          </table:table-cell>
          <table:table-cell table:formula="of:=ABS([.F53])" office:value-type="currency" office:currency="USD" office:value="1817685">
            <text:p>$1,817,685</text:p>
          </table:table-cell>
          <table:table-cell table:formula="of:=[.F53]/[.D53]" office:value-type="percentage" office:value="0.881501411471106">
            <text:p>88.15%</text:p>
          </table:table-cell>
          <table:table-cell/>
        </table:table-row>
        <table:table-row table:style-name="ro1">
          <table:table-cell office:value-type="float" office:value="15.936">
            <text:p>15.936</text:p>
          </table:table-cell>
          <table:table-cell office:value-type="string">
            <text:p>Shenandoah Valley Battlefields National Historic District Battlefield Acquisition and Protection</text:p>
          </table:table-cell>
          <table:table-cell office:value-type="string">
            <text:p>consistency</text:p>
          </table:table-cell>
          <table:table-cell office:value-type="float" office:value="1639498">
            <text:p>1639498</text:p>
          </table:table-cell>
          <table:table-cell office:value-type="float" office:value="256703">
            <text:p>256703</text:p>
          </table:table-cell>
          <table:table-cell table:formula="of:=[.D54]-[.E54]" office:value-type="currency" office:currency="USD" office:value="1382795">
            <text:p>$1,382,795</text:p>
          </table:table-cell>
          <table:table-cell table:formula="of:=ABS([.F54])" office:value-type="currency" office:currency="USD" office:value="1382795">
            <text:p>$1,382,795</text:p>
          </table:table-cell>
          <table:table-cell table:formula="of:=[.F54]/[.D54]" office:value-type="percentage" office:value="0.843425853523457">
            <text:p>84.34%</text:p>
          </table:table-cell>
          <table:table-cell/>
        </table:table-row>
        <table:table-row table:style-name="ro1">
          <table:table-cell office:value-type="float" office:value="93.923">
            <text:p>93.923</text:p>
          </table:table-cell>
          <table:table-cell office:value-type="string">
            <text:p>Disadvantaged Health Professions Faculty Loan Repayment (FLRP) and Minority Faculty Fellowship Program (MFFP)</text:p>
          </table:table-cell>
          <table:table-cell office:value-type="string">
            <text:p>consistency</text:p>
          </table:table-cell>
          <table:table-cell office:value-type="float" office:value="1322276">
            <text:p>1322276</text:p>
          </table:table-cell>
          <table:table-cell office:value-type="float" office:value="256825">
            <text:p>256825</text:p>
          </table:table-cell>
          <table:table-cell table:formula="of:=[.D55]-[.E55]" office:value-type="currency" office:currency="USD" office:value="1065451">
            <text:p>$1,065,451</text:p>
          </table:table-cell>
          <table:table-cell table:formula="of:=ABS([.F55])" office:value-type="currency" office:currency="USD" office:value="1065451">
            <text:p>$1,065,451</text:p>
          </table:table-cell>
          <table:table-cell table:formula="of:=[.F55]/[.D55]" office:value-type="percentage" office:value="0.805770504796275">
            <text:p>80.58%</text:p>
          </table:table-cell>
          <table:table-cell/>
        </table:table-row>
        <table:table-row table:style-name="ro1">
          <table:table-cell office:value-type="float" office:value="93.444">
            <text:p>93.444</text:p>
          </table:table-cell>
          <table:table-cell office:value-type="string">
            <text:p>Tribal Self-Governance Program: Planning and Negotiation Cooperative Agreement</text:p>
          </table:table-cell>
          <table:table-cell office:value-type="string">
            <text:p>consistency</text:p>
          </table:table-cell>
          <table:table-cell office:value-type="float" office:value="840000">
            <text:p>840000</text:p>
          </table:table-cell>
          <table:table-cell office:value-type="float" office:value="284717">
            <text:p>284717</text:p>
          </table:table-cell>
          <table:table-cell table:formula="of:=[.D56]-[.E56]" office:value-type="currency" office:currency="USD" office:value="555283">
            <text:p>$555,283</text:p>
          </table:table-cell>
          <table:table-cell table:formula="of:=ABS([.F56])" office:value-type="currency" office:currency="USD" office:value="555283">
            <text:p>$555,283</text:p>
          </table:table-cell>
          <table:table-cell table:formula="of:=[.F56]/[.D56]" office:value-type="percentage" office:value="0.66105119047619">
            <text:p>66.11%</text:p>
          </table:table-cell>
          <table:table-cell/>
        </table:table-row>
        <table:table-row table:style-name="ro1">
          <table:table-cell office:value-type="float" office:value="15.62">
            <text:p>15.62</text:p>
          </table:table-cell>
          <table:table-cell office:value-type="string">
            <text:p>African Elephant Conservation Fund</text:p>
          </table:table-cell>
          <table:table-cell office:value-type="string">
            <text:p>consistency</text:p>
          </table:table-cell>
          <table:table-cell office:value-type="float" office:value="1967521">
            <text:p>1967521</text:p>
          </table:table-cell>
          <table:table-cell office:value-type="float" office:value="290304">
            <text:p>290304</text:p>
          </table:table-cell>
          <table:table-cell table:formula="of:=[.D57]-[.E57]" office:value-type="currency" office:currency="USD" office:value="1677217">
            <text:p>$1,677,217</text:p>
          </table:table-cell>
          <table:table-cell table:formula="of:=ABS([.F57])" office:value-type="currency" office:currency="USD" office:value="1677217">
            <text:p>$1,677,217</text:p>
          </table:table-cell>
          <table:table-cell table:formula="of:=[.F57]/[.D57]" office:value-type="percentage" office:value="0.85245189250839">
            <text:p>85.25%</text:p>
          </table:table-cell>
          <table:table-cell/>
        </table:table-row>
        <table:table-row table:style-name="ro1">
          <table:table-cell office:value-type="float" office:value="15.237">
            <text:p>15.237</text:p>
          </table:table-cell>
          <table:table-cell office:value-type="string">
            <text:p>Rangeland Resource Management</text:p>
          </table:table-cell>
          <table:table-cell office:value-type="string">
            <text:p>consistency</text:p>
          </table:table-cell>
          <table:table-cell office:value-type="float" office:value="950000">
            <text:p>950000</text:p>
          </table:table-cell>
          <table:table-cell office:value-type="float" office:value="290800">
            <text:p>290800</text:p>
          </table:table-cell>
          <table:table-cell table:formula="of:=[.D58]-[.E58]" office:value-type="currency" office:currency="USD" office:value="659200">
            <text:p>$659,200</text:p>
          </table:table-cell>
          <table:table-cell table:formula="of:=ABS([.F58])" office:value-type="currency" office:currency="USD" office:value="659200">
            <text:p>$659,200</text:p>
          </table:table-cell>
          <table:table-cell table:formula="of:=[.F58]/[.D58]" office:value-type="percentage" office:value="0.693894736842105">
            <text:p>69.39%</text:p>
          </table:table-cell>
          <table:table-cell/>
        </table:table-row>
        <table:table-row table:style-name="ro1">
          <table:table-cell office:value-type="float" office:value="15.929">
            <text:p>15.929</text:p>
          </table:table-cell>
          <table:table-cell office:value-type="string">
            <text:p>Save America's Treasures</text:p>
          </table:table-cell>
          <table:table-cell office:value-type="string">
            <text:p>consistency</text:p>
          </table:table-cell>
          <table:table-cell office:value-type="float" office:value="25000000">
            <text:p>25000000</text:p>
          </table:table-cell>
          <table:table-cell office:value-type="float" office:value="291104">
            <text:p>291104</text:p>
          </table:table-cell>
          <table:table-cell table:formula="of:=[.D59]-[.E59]" office:value-type="currency" office:currency="USD" office:value="24708896">
            <text:p>$24,708,896</text:p>
          </table:table-cell>
          <table:table-cell table:formula="of:=ABS([.F59])" office:value-type="currency" office:currency="USD" office:value="24708896">
            <text:p>$24,708,896</text:p>
          </table:table-cell>
          <table:table-cell table:formula="of:=[.F59]/[.D59]" office:value-type="percentage" office:value="0.98835584">
            <text:p>98.84%</text:p>
          </table:table-cell>
          <table:table-cell/>
        </table:table-row>
        <table:table-row table:style-name="ro1">
          <table:table-cell office:value-type="float" office:value="15.655">
            <text:p>15.655</text:p>
          </table:table-cell>
          <table:table-cell office:value-type="string">
            <text:p>Migratory Bird Monitoring, Assessment and Conservation</text:p>
          </table:table-cell>
          <table:table-cell office:value-type="string">
            <text:p>consistency</text:p>
          </table:table-cell>
          <table:table-cell office:value-type="float" office:value="3889700">
            <text:p>3889700</text:p>
          </table:table-cell>
          <table:table-cell office:value-type="float" office:value="298466">
            <text:p>298466</text:p>
          </table:table-cell>
          <table:table-cell table:formula="of:=[.D60]-[.E60]" office:value-type="currency" office:currency="USD" office:value="3591234">
            <text:p>$3,591,234</text:p>
          </table:table-cell>
          <table:table-cell table:formula="of:=ABS([.F60])" office:value-type="currency" office:currency="USD" office:value="3591234">
            <text:p>$3,591,234</text:p>
          </table:table-cell>
          <table:table-cell table:formula="of:=[.F60]/[.D60]" office:value-type="percentage" office:value="0.923267604185413">
            <text:p>92.33%</text:p>
          </table:table-cell>
          <table:table-cell/>
        </table:table-row>
        <table:table-row table:style-name="ro1">
          <table:table-cell office:value-type="float" office:value="15.255">
            <text:p>15.255</text:p>
          </table:table-cell>
          <table:table-cell office:value-type="string">
            <text:p>Applied Science Program Cooperative Agreements Related to Coal Mining and Reclamation</text:p>
          </table:table-cell>
          <table:table-cell office:value-type="string">
            <text:p>consistency</text:p>
          </table:table-cell>
          <table:table-cell office:value-type="float" office:value="1400000">
            <text:p>1400000</text:p>
          </table:table-cell>
          <table:table-cell office:value-type="float" office:value="302574">
            <text:p>302574</text:p>
          </table:table-cell>
          <table:table-cell table:formula="of:=[.D61]-[.E61]" office:value-type="currency" office:currency="USD" office:value="1097426">
            <text:p>$1,097,426</text:p>
          </table:table-cell>
          <table:table-cell table:formula="of:=ABS([.F61])" office:value-type="currency" office:currency="USD" office:value="1097426">
            <text:p>$1,097,426</text:p>
          </table:table-cell>
          <table:table-cell table:formula="of:=[.F61]/[.D61]" office:value-type="percentage" office:value="0.783875714285714">
            <text:p>78.39%</text:p>
          </table:table-cell>
          <table:table-cell/>
        </table:table-row>
        <table:table-row table:style-name="ro1">
          <table:table-cell office:value-type="float" office:value="10.435">
            <text:p>10.435</text:p>
          </table:table-cell>
          <table:table-cell office:value-type="string">
            <text:p>State Mediation Grants</text:p>
          </table:table-cell>
          <table:table-cell office:value-type="string">
            <text:p>consistency</text:p>
          </table:table-cell>
          <table:table-cell office:value-type="float" office:value="4369000">
            <text:p>4369000</text:p>
          </table:table-cell>
          <table:table-cell office:value-type="float" office:value="310307">
            <text:p>310307</text:p>
          </table:table-cell>
          <table:table-cell table:formula="of:=[.D62]-[.E62]" office:value-type="currency" office:currency="USD" office:value="4058693">
            <text:p>$4,058,693</text:p>
          </table:table-cell>
          <table:table-cell table:formula="of:=ABS([.F62])" office:value-type="currency" office:currency="USD" office:value="4058693">
            <text:p>$4,058,693</text:p>
          </table:table-cell>
          <table:table-cell table:formula="of:=[.F62]/[.D62]" office:value-type="percentage" office:value="0.928975280384527">
            <text:p>92.90%</text:p>
          </table:table-cell>
          <table:table-cell/>
        </table:table-row>
        <table:table-row table:style-name="ro1">
          <table:table-cell office:value-type="float" office:value="15.514">
            <text:p>15.514</text:p>
          </table:table-cell>
          <table:table-cell office:value-type="string">
            <text:p>Reclamation States Emergency Drought Relief</text:p>
          </table:table-cell>
          <table:table-cell office:value-type="string">
            <text:p>consistency</text:p>
          </table:table-cell>
          <table:table-cell office:value-type="float" office:value="3618780">
            <text:p>3618780</text:p>
          </table:table-cell>
          <table:table-cell office:value-type="float" office:value="320598">
            <text:p>320598</text:p>
          </table:table-cell>
          <table:table-cell table:formula="of:=[.D63]-[.E63]" office:value-type="currency" office:currency="USD" office:value="3298182">
            <text:p>$3,298,182</text:p>
          </table:table-cell>
          <table:table-cell table:formula="of:=ABS([.F63])" office:value-type="currency" office:currency="USD" office:value="3298182">
            <text:p>$3,298,182</text:p>
          </table:table-cell>
          <table:table-cell table:formula="of:=[.F63]/[.D63]" office:value-type="percentage" office:value="0.911407159318886">
            <text:p>91.14%</text:p>
          </table:table-cell>
          <table:table-cell/>
        </table:table-row>
        <table:table-row table:style-name="ro1">
          <table:table-cell office:value-type="float" office:value="11.462">
            <text:p>11.462</text:p>
          </table:table-cell>
          <table:table-cell office:value-type="string">
            <text:p>Hydrologic Research</text:p>
          </table:table-cell>
          <table:table-cell office:value-type="string">
            <text:p>consistency</text:p>
          </table:table-cell>
          <table:table-cell office:value-type="float" office:value="1100000">
            <text:p>1100000</text:p>
          </table:table-cell>
          <table:table-cell office:value-type="float" office:value="399874">
            <text:p>399874</text:p>
          </table:table-cell>
          <table:table-cell table:formula="of:=[.D64]-[.E64]" office:value-type="currency" office:currency="USD" office:value="700126">
            <text:p>$700,126</text:p>
          </table:table-cell>
          <table:table-cell table:formula="of:=ABS([.F64])" office:value-type="currency" office:currency="USD" office:value="700126">
            <text:p>$700,126</text:p>
          </table:table-cell>
          <table:table-cell table:formula="of:=[.F64]/[.D64]" office:value-type="percentage" office:value="0.636478181818182">
            <text:p>63.65%</text:p>
          </table:table-cell>
          <table:table-cell/>
        </table:table-row>
        <table:table-row table:style-name="ro1">
          <table:table-cell office:value-type="float" office:value="15.934">
            <text:p>15.934</text:p>
          </table:table-cell>
          <table:table-cell office:value-type="string">
            <text:p>Abandoned Mine Hazard Mitigation</text:p>
          </table:table-cell>
          <table:table-cell office:value-type="string">
            <text:p>consistency</text:p>
          </table:table-cell>
          <table:table-cell office:value-type="float" office:value="8000000">
            <text:p>8000000</text:p>
          </table:table-cell>
          <table:table-cell office:value-type="float" office:value="406530">
            <text:p>406530</text:p>
          </table:table-cell>
          <table:table-cell table:formula="of:=[.D65]-[.E65]" office:value-type="currency" office:currency="USD" office:value="7593470">
            <text:p>$7,593,470</text:p>
          </table:table-cell>
          <table:table-cell table:formula="of:=ABS([.F65])" office:value-type="currency" office:currency="USD" office:value="7593470">
            <text:p>$7,593,470</text:p>
          </table:table-cell>
          <table:table-cell table:formula="of:=[.F65]/[.D65]" office:value-type="percentage" office:value="0.94918375">
            <text:p>94.92%</text:p>
          </table:table-cell>
          <table:table-cell/>
        </table:table-row>
        <table:table-row table:style-name="ro1">
          <table:table-cell office:value-type="float" office:value="17.505">
            <text:p>17.505</text:p>
          </table:table-cell>
          <table:table-cell office:value-type="string">
            <text:p>OSHA Data Initiative</text:p>
          </table:table-cell>
          <table:table-cell office:value-type="string">
            <text:p>consistency</text:p>
          </table:table-cell>
          <table:table-cell office:value-type="float" office:value="1321000">
            <text:p>1321000</text:p>
          </table:table-cell>
          <table:table-cell office:value-type="float" office:value="419100">
            <text:p>419100</text:p>
          </table:table-cell>
          <table:table-cell table:formula="of:=[.D66]-[.E66]" office:value-type="currency" office:currency="USD" office:value="901900">
            <text:p>$901,900</text:p>
          </table:table-cell>
          <table:table-cell table:formula="of:=ABS([.F66])" office:value-type="currency" office:currency="USD" office:value="901900">
            <text:p>$901,900</text:p>
          </table:table-cell>
          <table:table-cell table:formula="of:=[.F66]/[.D66]" office:value-type="percentage" office:value="0.682740348221045">
            <text:p>68.27%</text:p>
          </table:table-cell>
          <table:table-cell/>
        </table:table-row>
        <table:table-row table:style-name="ro1">
          <table:table-cell office:value-type="float" office:value="15.645">
            <text:p>15.645</text:p>
          </table:table-cell>
          <table:table-cell office:value-type="string">
            <text:p>Marine Turtle Conservation Fund</text:p>
          </table:table-cell>
          <table:table-cell office:value-type="string">
            <text:p>consistency</text:p>
          </table:table-cell>
          <table:table-cell office:value-type="float" office:value="1921285">
            <text:p>1921285</text:p>
          </table:table-cell>
          <table:table-cell office:value-type="float" office:value="439804">
            <text:p>439804</text:p>
          </table:table-cell>
          <table:table-cell table:formula="of:=[.D67]-[.E67]" office:value-type="currency" office:currency="USD" office:value="1481481">
            <text:p>$1,481,481</text:p>
          </table:table-cell>
          <table:table-cell table:formula="of:=ABS([.F67])" office:value-type="currency" office:currency="USD" office:value="1481481">
            <text:p>$1,481,481</text:p>
          </table:table-cell>
          <table:table-cell table:formula="of:=[.F67]/[.D67]" office:value-type="percentage" office:value="0.771088620376467">
            <text:p>77.11%</text:p>
          </table:table-cell>
          <table:table-cell/>
        </table:table-row>
        <table:table-row table:style-name="ro1">
          <table:table-cell office:value-type="float" office:value="15.621">
            <text:p>15.621</text:p>
          </table:table-cell>
          <table:table-cell office:value-type="string">
            <text:p>Asian Elephant Conservation Fund</text:p>
          </table:table-cell>
          <table:table-cell office:value-type="string">
            <text:p>consistency</text:p>
          </table:table-cell>
          <table:table-cell office:value-type="float" office:value="2001291">
            <text:p>2001291</text:p>
          </table:table-cell>
          <table:table-cell office:value-type="float" office:value="448635">
            <text:p>448635</text:p>
          </table:table-cell>
          <table:table-cell table:formula="of:=[.D68]-[.E68]" office:value-type="currency" office:currency="USD" office:value="1552656">
            <text:p>$1,552,656</text:p>
          </table:table-cell>
          <table:table-cell table:formula="of:=ABS([.F68])" office:value-type="currency" office:currency="USD" office:value="1552656">
            <text:p>$1,552,656</text:p>
          </table:table-cell>
          <table:table-cell table:formula="of:=[.F68]/[.D68]" office:value-type="percentage" office:value="0.775827203540115">
            <text:p>77.58%</text:p>
          </table:table-cell>
          <table:table-cell/>
        </table:table-row>
        <table:table-row table:style-name="ro1">
          <table:table-cell office:value-type="float" office:value="84.275">
            <text:p>84.275</text:p>
          </table:table-cell>
          <table:table-cell office:value-type="string">
            <text:p>Rehabilitation Training_General Training</text:p>
          </table:table-cell>
          <table:table-cell office:value-type="string">
            <text:p>consistency</text:p>
          </table:table-cell>
          <table:table-cell office:value-type="float" office:value="300000">
            <text:p>300000</text:p>
          </table:table-cell>
          <table:table-cell office:value-type="float" office:value="460000">
            <text:p>460000</text:p>
          </table:table-cell>
          <table:table-cell table:formula="of:=[.D69]-[.E69]" office:value-type="currency" office:currency="USD" office:value="-160000">
            <text:p>-$160,000</text:p>
          </table:table-cell>
          <table:table-cell table:formula="of:=ABS([.F69])" office:value-type="currency" office:currency="USD" office:value="160000">
            <text:p>$160,000</text:p>
          </table:table-cell>
          <table:table-cell table:formula="of:=[.F69]/[.D69]" office:value-type="percentage" office:value="-0.533333333333333">
            <text:p>-53.33%</text:p>
          </table:table-cell>
          <table:table-cell/>
        </table:table-row>
        <table:table-row table:style-name="ro1">
          <table:table-cell office:value-type="float" office:value="15.253">
            <text:p>15.253</text:p>
          </table:table-cell>
          <table:table-cell office:value-type="string">
            <text:p>Not-for-Profit AMD Reclamation</text:p>
          </table:table-cell>
          <table:table-cell office:value-type="string">
            <text:p>consistency</text:p>
          </table:table-cell>
          <table:table-cell office:value-type="float" office:value="1400000">
            <text:p>1400000</text:p>
          </table:table-cell>
          <table:table-cell office:value-type="float" office:value="466258">
            <text:p>466258</text:p>
          </table:table-cell>
          <table:table-cell table:formula="of:=[.D70]-[.E70]" office:value-type="currency" office:currency="USD" office:value="933742">
            <text:p>$933,742</text:p>
          </table:table-cell>
          <table:table-cell table:formula="of:=ABS([.F70])" office:value-type="currency" office:currency="USD" office:value="933742">
            <text:p>$933,742</text:p>
          </table:table-cell>
          <table:table-cell table:formula="of:=[.F70]/[.D70]" office:value-type="percentage" office:value="0.666958571428571">
            <text:p>66.70%</text:p>
          </table:table-cell>
          <table:table-cell/>
        </table:table-row>
        <table:table-row table:style-name="ro1">
          <table:table-cell office:value-type="float" office:value="17.302">
            <text:p>17.302</text:p>
          </table:table-cell>
          <table:table-cell office:value-type="string">
            <text:p>Longshore and Harbor Workers' Compensation</text:p>
          </table:table-cell>
          <table:table-cell office:value-type="string">
            <text:p>consistency</text:p>
          </table:table-cell>
          <table:table-cell office:value-type="float" office:value="148000000">
            <text:p>148000000</text:p>
          </table:table-cell>
          <table:table-cell office:value-type="float" office:value="478643">
            <text:p>478643</text:p>
          </table:table-cell>
          <table:table-cell table:formula="of:=[.D71]-[.E71]" office:value-type="currency" office:currency="USD" office:value="147521357">
            <text:p>$147,521,357</text:p>
          </table:table-cell>
          <table:table-cell table:formula="of:=ABS([.F71])" office:value-type="currency" office:currency="USD" office:value="147521357">
            <text:p>$147,521,357</text:p>
          </table:table-cell>
          <table:table-cell table:formula="of:=[.F71]/[.D71]" office:value-type="percentage" office:value="0.996765925675676">
            <text:p>99.68%</text:p>
          </table:table-cell>
          <table:table-cell/>
        </table:table-row>
        <table:table-row table:style-name="ro1">
          <table:table-cell office:value-type="float" office:value="66.481">
            <text:p>66.481</text:p>
          </table:table-cell>
          <table:table-cell office:value-type="string">
            <text:p>Lake Champlain Basin Program</text:p>
          </table:table-cell>
          <table:table-cell office:value-type="string">
            <text:p>consistency</text:p>
          </table:table-cell>
          <table:table-cell office:value-type="float" office:value="4000000">
            <text:p>4000000</text:p>
          </table:table-cell>
          <table:table-cell office:value-type="float" office:value="486890">
            <text:p>486890</text:p>
          </table:table-cell>
          <table:table-cell table:formula="of:=[.D72]-[.E72]" office:value-type="currency" office:currency="USD" office:value="3513110">
            <text:p>$3,513,110</text:p>
          </table:table-cell>
          <table:table-cell table:formula="of:=ABS([.F72])" office:value-type="currency" office:currency="USD" office:value="3513110">
            <text:p>$3,513,110</text:p>
          </table:table-cell>
          <table:table-cell table:formula="of:=[.F72]/[.D72]" office:value-type="percentage" office:value="0.8782775">
            <text:p>87.83%</text:p>
          </table:table-cell>
          <table:table-cell/>
        </table:table-row>
        <table:table-row table:style-name="ro1">
          <table:table-cell office:value-type="float" office:value="90.403">
            <text:p>90.403</text:p>
          </table:table-cell>
          <table:table-cell office:value-type="string">
            <text:p>U.S. Election Assistance Commission Research Grants</text:p>
          </table:table-cell>
          <table:table-cell office:value-type="string">
            <text:p>consistency</text:p>
          </table:table-cell>
          <table:table-cell office:value-type="float" office:value="8000000">
            <text:p>8000000</text:p>
          </table:table-cell>
          <table:table-cell office:value-type="float" office:value="500000">
            <text:p>500000</text:p>
          </table:table-cell>
          <table:table-cell table:formula="of:=[.D73]-[.E73]" office:value-type="currency" office:currency="USD" office:value="7500000">
            <text:p>$7,500,000</text:p>
          </table:table-cell>
          <table:table-cell table:formula="of:=ABS([.F73])" office:value-type="currency" office:currency="USD" office:value="7500000">
            <text:p>$7,500,000</text:p>
          </table:table-cell>
          <table:table-cell table:formula="of:=[.F73]/[.D73]" office:value-type="percentage" office:value="0.9375">
            <text:p>93.75%</text:p>
          </table:table-cell>
          <table:table-cell/>
        </table:table-row>
        <table:table-row table:style-name="ro1">
          <table:table-cell office:value-type="float" office:value="15.23">
            <text:p>15.23</text:p>
          </table:table-cell>
          <table:table-cell office:value-type="string">
            <text:p>Invasive and Noxious Plant Management</text:p>
          </table:table-cell>
          <table:table-cell office:value-type="string">
            <text:p>consistency</text:p>
          </table:table-cell>
          <table:table-cell office:value-type="float" office:value="3924000">
            <text:p>3924000</text:p>
          </table:table-cell>
          <table:table-cell office:value-type="float" office:value="500824">
            <text:p>500824</text:p>
          </table:table-cell>
          <table:table-cell table:formula="of:=[.D74]-[.E74]" office:value-type="currency" office:currency="USD" office:value="3423176">
            <text:p>$3,423,176</text:p>
          </table:table-cell>
          <table:table-cell table:formula="of:=ABS([.F74])" office:value-type="currency" office:currency="USD" office:value="3423176">
            <text:p>$3,423,176</text:p>
          </table:table-cell>
          <table:table-cell table:formula="of:=[.F74]/[.D74]" office:value-type="percentage" office:value="0.872369011213048">
            <text:p>87.24%</text:p>
          </table:table-cell>
          <table:table-cell/>
        </table:table-row>
        <table:table-row table:style-name="ro1">
          <table:table-cell office:value-type="float" office:value="10.558">
            <text:p>10.558</text:p>
          </table:table-cell>
          <table:table-cell office:value-type="string">
            <text:p>Child and Adult Care Food Program</text:p>
          </table:table-cell>
          <table:table-cell office:value-type="string">
            <text:p>consistency</text:p>
          </table:table-cell>
          <table:table-cell office:value-type="float" office:value="2615929000">
            <text:p>2615929000</text:p>
          </table:table-cell>
          <table:table-cell office:value-type="float" office:value="514929">
            <text:p>514929</text:p>
          </table:table-cell>
          <table:table-cell table:formula="of:=[.D75]-[.E75]" office:value-type="currency" office:currency="USD" office:value="2615414071">
            <text:p>$2,615,414,071</text:p>
          </table:table-cell>
          <table:table-cell table:formula="of:=ABS([.F75])" office:value-type="currency" office:currency="USD" office:value="2615414071">
            <text:p>$2,615,414,071</text:p>
          </table:table-cell>
          <table:table-cell table:formula="of:=[.F75]/[.D75]" office:value-type="percentage" office:value="0.999803156354779">
            <text:p>99.98%</text:p>
          </table:table-cell>
          <table:table-cell/>
        </table:table-row>
        <table:table-row table:style-name="ro1">
          <table:table-cell office:value-type="float" office:value="97.043">
            <text:p>97.043</text:p>
          </table:table-cell>
          <table:table-cell office:value-type="string">
            <text:p>State Fire Training Systems Grants</text:p>
          </table:table-cell>
          <table:table-cell office:value-type="string">
            <text:p>consistency</text:p>
          </table:table-cell>
          <table:table-cell office:value-type="float" office:value="1400000">
            <text:p>1400000</text:p>
          </table:table-cell>
          <table:table-cell office:value-type="float" office:value="533870">
            <text:p>533870</text:p>
          </table:table-cell>
          <table:table-cell table:formula="of:=[.D76]-[.E76]" office:value-type="currency" office:currency="USD" office:value="866130">
            <text:p>$866,130</text:p>
          </table:table-cell>
          <table:table-cell table:formula="of:=ABS([.F76])" office:value-type="currency" office:currency="USD" office:value="866130">
            <text:p>$866,130</text:p>
          </table:table-cell>
          <table:table-cell table:formula="of:=[.F76]/[.D76]" office:value-type="percentage" office:value="0.618664285714286">
            <text:p>61.87%</text:p>
          </table:table-cell>
          <table:table-cell/>
        </table:table-row>
        <table:table-row table:style-name="ro1">
          <table:table-cell office:value-type="float" office:value="20.313">
            <text:p>20.313</text:p>
          </table:table-cell>
          <table:table-cell office:value-type="string">
            <text:p>Railroad Research and Development</text:p>
          </table:table-cell>
          <table:table-cell office:value-type="string">
            <text:p>consistency</text:p>
          </table:table-cell>
          <table:table-cell office:value-type="float" office:value="1536000">
            <text:p>1536000</text:p>
          </table:table-cell>
          <table:table-cell office:value-type="float" office:value="700000">
            <text:p>700000</text:p>
          </table:table-cell>
          <table:table-cell table:formula="of:=[.D77]-[.E77]" office:value-type="currency" office:currency="USD" office:value="836000">
            <text:p>$836,000</text:p>
          </table:table-cell>
          <table:table-cell table:formula="of:=ABS([.F77])" office:value-type="currency" office:currency="USD" office:value="836000">
            <text:p>$836,000</text:p>
          </table:table-cell>
          <table:table-cell table:formula="of:=[.F77]/[.D77]" office:value-type="percentage" office:value="0.544270833333333">
            <text:p>54.43%</text:p>
          </table:table-cell>
          <table:table-cell/>
        </table:table-row>
        <table:table-row table:style-name="ro1">
          <table:table-cell office:value-type="float" office:value="15.619">
            <text:p>15.619</text:p>
          </table:table-cell>
          <table:table-cell office:value-type="string">
            <text:p>Rhinoceros and Tiger Conservation Fund</text:p>
          </table:table-cell>
          <table:table-cell office:value-type="string">
            <text:p>consistency</text:p>
          </table:table-cell>
          <table:table-cell office:value-type="float" office:value="2896950">
            <text:p>2896950</text:p>
          </table:table-cell>
          <table:table-cell office:value-type="float" office:value="715573">
            <text:p>715573</text:p>
          </table:table-cell>
          <table:table-cell table:formula="of:=[.D78]-[.E78]" office:value-type="currency" office:currency="USD" office:value="2181377">
            <text:p>$2,181,377</text:p>
          </table:table-cell>
          <table:table-cell table:formula="of:=ABS([.F78])" office:value-type="currency" office:currency="USD" office:value="2181377">
            <text:p>$2,181,377</text:p>
          </table:table-cell>
          <table:table-cell table:formula="of:=[.F78]/[.D78]" office:value-type="percentage" office:value="0.752990904226859">
            <text:p>75.30%</text:p>
          </table:table-cell>
          <table:table-cell/>
        </table:table-row>
        <table:table-row table:style-name="ro1">
          <table:table-cell office:value-type="float" office:value="14.235">
            <text:p>14.235</text:p>
          </table:table-cell>
          <table:table-cell office:value-type="string">
            <text:p>Supportive Housing Program</text:p>
          </table:table-cell>
          <table:table-cell office:value-type="string">
            <text:p>consistency</text:p>
          </table:table-cell>
          <table:table-cell office:value-type="float" office:value="1188877000">
            <text:p>1188877000</text:p>
          </table:table-cell>
          <table:table-cell office:value-type="float" office:value="732673">
            <text:p>732673</text:p>
          </table:table-cell>
          <table:table-cell table:formula="of:=[.D79]-[.E79]" office:value-type="currency" office:currency="USD" office:value="1188144327">
            <text:p>$1,188,144,327</text:p>
          </table:table-cell>
          <table:table-cell table:formula="of:=ABS([.F79])" office:value-type="currency" office:currency="USD" office:value="1188144327">
            <text:p>$1,188,144,327</text:p>
          </table:table-cell>
          <table:table-cell table:formula="of:=[.F79]/[.D79]" office:value-type="percentage" office:value="0.999383726827923">
            <text:p>99.94%</text:p>
          </table:table-cell>
          <table:table-cell/>
        </table:table-row>
        <table:table-row table:style-name="ro1">
          <table:table-cell office:value-type="float" office:value="15.234">
            <text:p>15.234</text:p>
          </table:table-cell>
          <table:table-cell office:value-type="string">
            <text:p>Secure Rural Schools and Community Self-Determination</text:p>
          </table:table-cell>
          <table:table-cell office:value-type="string">
            <text:p>consistency</text:p>
          </table:table-cell>
          <table:table-cell office:value-type="float" office:value="3570000">
            <text:p>3570000</text:p>
          </table:table-cell>
          <table:table-cell office:value-type="float" office:value="743620">
            <text:p>743620</text:p>
          </table:table-cell>
          <table:table-cell table:formula="of:=[.D80]-[.E80]" office:value-type="currency" office:currency="USD" office:value="2826380">
            <text:p>$2,826,380</text:p>
          </table:table-cell>
          <table:table-cell table:formula="of:=ABS([.F80])" office:value-type="currency" office:currency="USD" office:value="2826380">
            <text:p>$2,826,380</text:p>
          </table:table-cell>
          <table:table-cell table:formula="of:=[.F80]/[.D80]" office:value-type="percentage" office:value="0.791703081232493">
            <text:p>79.17%</text:p>
          </table:table-cell>
          <table:table-cell/>
        </table:table-row>
        <table:table-row table:style-name="ro1">
          <table:table-cell office:value-type="float" office:value="15.805">
            <text:p>15.805</text:p>
          </table:table-cell>
          <table:table-cell office:value-type="string">
            <text:p>Assistance to State Water Resources Research Institutes</text:p>
          </table:table-cell>
          <table:table-cell office:value-type="string">
            <text:p>consistency</text:p>
          </table:table-cell>
          <table:table-cell office:value-type="float" office:value="6121183">
            <text:p>6121183</text:p>
          </table:table-cell>
          <table:table-cell office:value-type="float" office:value="785858">
            <text:p>785858</text:p>
          </table:table-cell>
          <table:table-cell table:formula="of:=[.D81]-[.E81]" office:value-type="currency" office:currency="USD" office:value="5335325">
            <text:p>$5,335,325</text:p>
          </table:table-cell>
          <table:table-cell table:formula="of:=ABS([.F81])" office:value-type="currency" office:currency="USD" office:value="5335325">
            <text:p>$5,335,325</text:p>
          </table:table-cell>
          <table:table-cell table:formula="of:=[.F81]/[.D81]" office:value-type="percentage" office:value="0.871616646651472">
            <text:p>87.16%</text:p>
          </table:table-cell>
          <table:table-cell/>
        </table:table-row>
        <table:table-row table:style-name="ro1">
          <table:table-cell office:value-type="float" office:value="15.637">
            <text:p>15.637</text:p>
          </table:table-cell>
          <table:table-cell office:value-type="string">
            <text:p>Migratory Bird Joint Ventures</text:p>
          </table:table-cell>
          <table:table-cell office:value-type="string">
            <text:p>consistency</text:p>
          </table:table-cell>
          <table:table-cell office:value-type="float" office:value="5836335">
            <text:p>5836335</text:p>
          </table:table-cell>
          <table:table-cell office:value-type="float" office:value="806510">
            <text:p>806510</text:p>
          </table:table-cell>
          <table:table-cell table:formula="of:=[.D82]-[.E82]" office:value-type="currency" office:currency="USD" office:value="5029825">
            <text:p>$5,029,825</text:p>
          </table:table-cell>
          <table:table-cell table:formula="of:=ABS([.F82])" office:value-type="currency" office:currency="USD" office:value="5029825">
            <text:p>$5,029,825</text:p>
          </table:table-cell>
          <table:table-cell table:formula="of:=[.F82]/[.D82]" office:value-type="percentage" office:value="0.861812250324904">
            <text:p>86.18%</text:p>
          </table:table-cell>
          <table:table-cell/>
        </table:table-row>
        <table:table-row table:style-name="ro1">
          <table:table-cell office:value-type="float" office:value="66.806">
            <text:p>66.806</text:p>
          </table:table-cell>
          <table:table-cell office:value-type="string">
            <text:p>Superfund Technical Assistance Grants (TAG) for Community Groups at National Priority List (NPL) Sites</text:p>
          </table:table-cell>
          <table:table-cell office:value-type="string">
            <text:p>consistency</text:p>
          </table:table-cell>
          <table:table-cell office:value-type="float" office:value="500000">
            <text:p>500000</text:p>
          </table:table-cell>
          <table:table-cell office:value-type="float" office:value="875600">
            <text:p>875600</text:p>
          </table:table-cell>
          <table:table-cell table:formula="of:=[.D83]-[.E83]" office:value-type="currency" office:currency="USD" office:value="-375600">
            <text:p>-$375,600</text:p>
          </table:table-cell>
          <table:table-cell table:formula="of:=ABS([.F83])" office:value-type="currency" office:currency="USD" office:value="375600">
            <text:p>$375,600</text:p>
          </table:table-cell>
          <table:table-cell table:formula="of:=[.F83]/[.D83]" office:value-type="percentage" office:value="-0.7512">
            <text:p>-75.12%</text:p>
          </table:table-cell>
          <table:table-cell/>
        </table:table-row>
        <table:table-row table:style-name="ro1">
          <table:table-cell office:value-type="float" office:value="11.459">
            <text:p>11.459</text:p>
          </table:table-cell>
          <table:table-cell office:value-type="string">
            <text:p>Weather and Air Quality Research</text:p>
          </table:table-cell>
          <table:table-cell office:value-type="string">
            <text:p>consistency</text:p>
          </table:table-cell>
          <table:table-cell office:value-type="float" office:value="500000">
            <text:p>500000</text:p>
          </table:table-cell>
          <table:table-cell office:value-type="float" office:value="888400">
            <text:p>888400</text:p>
          </table:table-cell>
          <table:table-cell table:formula="of:=[.D84]-[.E84]" office:value-type="currency" office:currency="USD" office:value="-388400">
            <text:p>-$388,400</text:p>
          </table:table-cell>
          <table:table-cell table:formula="of:=ABS([.F84])" office:value-type="currency" office:currency="USD" office:value="388400">
            <text:p>$388,400</text:p>
          </table:table-cell>
          <table:table-cell table:formula="of:=[.F84]/[.D84]" office:value-type="percentage" office:value="-0.7768">
            <text:p>-77.68%</text:p>
          </table:table-cell>
          <table:table-cell/>
        </table:table-row>
        <table:table-row table:style-name="ro1">
          <table:table-cell office:value-type="float" office:value="16.571">
            <text:p>16.571</text:p>
          </table:table-cell>
          <table:table-cell office:value-type="string">
            <text:p>Public Safety Officers' Benefits Program</text:p>
          </table:table-cell>
          <table:table-cell office:value-type="string">
            <text:p>consistency</text:p>
          </table:table-cell>
          <table:table-cell office:value-type="float" office:value="66000000">
            <text:p>66000000</text:p>
          </table:table-cell>
          <table:table-cell office:value-type="float" office:value="891370">
            <text:p>891370</text:p>
          </table:table-cell>
          <table:table-cell table:formula="of:=[.D85]-[.E85]" office:value-type="currency" office:currency="USD" office:value="65108630">
            <text:p>$65,108,630</text:p>
          </table:table-cell>
          <table:table-cell table:formula="of:=ABS([.F85])" office:value-type="currency" office:currency="USD" office:value="65108630">
            <text:p>$65,108,630</text:p>
          </table:table-cell>
          <table:table-cell table:formula="of:=[.F85]/[.D85]" office:value-type="percentage" office:value="0.986494393939394">
            <text:p>98.65%</text:p>
          </table:table-cell>
          <table:table-cell/>
        </table:table-row>
        <table:table-row table:style-name="ro1">
          <table:table-cell office:value-type="float" office:value="15.224">
            <text:p>15.224</text:p>
          </table:table-cell>
          <table:table-cell office:value-type="string">
            <text:p>Cultural Resource Management</text:p>
          </table:table-cell>
          <table:table-cell office:value-type="string">
            <text:p>consistency</text:p>
          </table:table-cell>
          <table:table-cell office:value-type="float" office:value="4790000">
            <text:p>4790000</text:p>
          </table:table-cell>
          <table:table-cell office:value-type="float" office:value="894409">
            <text:p>894409</text:p>
          </table:table-cell>
          <table:table-cell table:formula="of:=[.D86]-[.E86]" office:value-type="currency" office:currency="USD" office:value="3895591">
            <text:p>$3,895,591</text:p>
          </table:table-cell>
          <table:table-cell table:formula="of:=ABS([.F86])" office:value-type="currency" office:currency="USD" office:value="3895591">
            <text:p>$3,895,591</text:p>
          </table:table-cell>
          <table:table-cell table:formula="of:=[.F86]/[.D86]" office:value-type="percentage" office:value="0.813275782881002">
            <text:p>81.33%</text:p>
          </table:table-cell>
          <table:table-cell/>
        </table:table-row>
        <table:table-row table:style-name="ro1">
          <table:table-cell office:value-type="float" office:value="97.098">
            <text:p>97.098</text:p>
          </table:table-cell>
          <table:table-cell office:value-type="string">
            <text:p>Disaster Donations Management Program </text:p>
          </table:table-cell>
          <table:table-cell office:value-type="string">
            <text:p>consistency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table:formula="of:=[.D87]-[.E87]" office:value-type="currency" office:currency="USD" office:value="-500000">
            <text:p>-$500,000</text:p>
          </table:table-cell>
          <table:table-cell table:formula="of:=ABS([.F87])" office:value-type="currency" office:currency="USD" office:value="500000">
            <text:p>$500,000</text:p>
          </table:table-cell>
          <table:table-cell table:formula="of:=[.F87]/[.D87]" office:value-type="percentage" office:value="-1">
            <text:p>-100.00%</text:p>
          </table:table-cell>
          <table:table-cell/>
        </table:table-row>
        <table:table-row table:style-name="ro1">
          <table:table-cell office:value-type="float" office:value="20.32">
            <text:p>20.32</text:p>
          </table:table-cell>
          <table:table-cell office:value-type="string">
            <text:p>Rail Line Relocation and Improvement </text:p>
          </table:table-cell>
          <table:table-cell office:value-type="string">
            <text:p>consistency</text:p>
          </table:table-cell>
          <table:table-cell office:value-type="float" office:value="34352000">
            <text:p>34352000</text:p>
          </table:table-cell>
          <table:table-cell office:value-type="float" office:value="1000000">
            <text:p>1000000</text:p>
          </table:table-cell>
          <table:table-cell table:formula="of:=[.D88]-[.E88]" office:value-type="currency" office:currency="USD" office:value="33352000">
            <text:p>$33,352,000</text:p>
          </table:table-cell>
          <table:table-cell table:formula="of:=ABS([.F88])" office:value-type="currency" office:currency="USD" office:value="33352000">
            <text:p>$33,352,000</text:p>
          </table:table-cell>
          <table:table-cell table:formula="of:=[.F88]/[.D88]" office:value-type="percentage" office:value="0.970889613414066">
            <text:p>97.09%</text:p>
          </table:table-cell>
          <table:table-cell/>
        </table:table-row>
        <table:table-row table:style-name="ro1">
          <table:table-cell office:value-type="float" office:value="20.609">
            <text:p>20.609</text:p>
          </table:table-cell>
          <table:table-cell office:value-type="string">
            <text:p>Safety Belt Performance Grants</text:p>
          </table:table-cell>
          <table:table-cell office:value-type="string">
            <text:p>consistency</text:p>
          </table:table-cell>
          <table:table-cell office:value-type="float" office:value="124500000">
            <text:p>124500000</text:p>
          </table:table-cell>
          <table:table-cell office:value-type="float" office:value="1000000">
            <text:p>1000000</text:p>
          </table:table-cell>
          <table:table-cell table:formula="of:=[.D89]-[.E89]" office:value-type="currency" office:currency="USD" office:value="123500000">
            <text:p>$123,500,000</text:p>
          </table:table-cell>
          <table:table-cell table:formula="of:=ABS([.F89])" office:value-type="currency" office:currency="USD" office:value="123500000">
            <text:p>$123,500,000</text:p>
          </table:table-cell>
          <table:table-cell table:formula="of:=[.F89]/[.D89]" office:value-type="percentage" office:value="0.991967871485944">
            <text:p>99.20%</text:p>
          </table:table-cell>
          <table:table-cell/>
        </table:table-row>
        <table:table-row table:style-name="ro1">
          <table:table-cell office:value-type="float" office:value="97.076">
            <text:p>97.076</text:p>
          </table:table-cell>
          <table:table-cell office:value-type="string">
            <text:p>National Center for Missing and Exploited Children (NCMEC) </text:p>
          </table:table-cell>
          <table:table-cell office:value-type="string">
            <text:p>consistency</text:p>
          </table:table-cell>
          <table:table-cell office:value-type="float" office:value="6305000">
            <text:p>6305000</text:p>
          </table:table-cell>
          <table:table-cell office:value-type="float" office:value="1026593">
            <text:p>1026593</text:p>
          </table:table-cell>
          <table:table-cell table:formula="of:=[.D90]-[.E90]" office:value-type="currency" office:currency="USD" office:value="5278407">
            <text:p>$5,278,407</text:p>
          </table:table-cell>
          <table:table-cell table:formula="of:=ABS([.F90])" office:value-type="currency" office:currency="USD" office:value="5278407">
            <text:p>$5,278,407</text:p>
          </table:table-cell>
          <table:table-cell table:formula="of:=[.F90]/[.D90]" office:value-type="percentage" office:value="0.837177954004758">
            <text:p>83.72%</text:p>
          </table:table-cell>
          <table:table-cell/>
        </table:table-row>
        <table:table-row table:style-name="ro1">
          <table:table-cell office:value-type="float" office:value="15.25">
            <text:p>15.25</text:p>
          </table:table-cell>
          <table:table-cell office:value-type="string">
            <text:p>Regulation of Surface Coal Mining and Surface Effects of Underground Coal Mining</text:p>
          </table:table-cell>
          <table:table-cell office:value-type="string">
            <text:p>consistency</text:p>
          </table:table-cell>
          <table:table-cell office:value-type="float" office:value="68463200">
            <text:p>68463200</text:p>
          </table:table-cell>
          <table:table-cell office:value-type="float" office:value="1137514">
            <text:p>1137514</text:p>
          </table:table-cell>
          <table:table-cell table:formula="of:=[.D91]-[.E91]" office:value-type="currency" office:currency="USD" office:value="67325686">
            <text:p>$67,325,686</text:p>
          </table:table-cell>
          <table:table-cell table:formula="of:=ABS([.F91])" office:value-type="currency" office:currency="USD" office:value="67325686">
            <text:p>$67,325,686</text:p>
          </table:table-cell>
          <table:table-cell table:formula="of:=[.F91]/[.D91]" office:value-type="percentage" office:value="0.983385030206009">
            <text:p>98.34%</text:p>
          </table:table-cell>
          <table:table-cell/>
        </table:table-row>
        <table:table-row table:style-name="ro1">
          <table:table-cell office:value-type="float" office:value="11.011">
            <text:p>11.011</text:p>
          </table:table-cell>
          <table:table-cell office:value-type="string">
            <text:p>Ocean Exploration</text:p>
          </table:table-cell>
          <table:table-cell office:value-type="string">
            <text:p>consistency</text:p>
          </table:table-cell>
          <table:table-cell office:value-type="float" office:value="18607000">
            <text:p>18607000</text:p>
          </table:table-cell>
          <table:table-cell office:value-type="float" office:value="1177180">
            <text:p>1177180</text:p>
          </table:table-cell>
          <table:table-cell table:formula="of:=[.D92]-[.E92]" office:value-type="currency" office:currency="USD" office:value="17429820">
            <text:p>$17,429,820</text:p>
          </table:table-cell>
          <table:table-cell table:formula="of:=ABS([.F92])" office:value-type="currency" office:currency="USD" office:value="17429820">
            <text:p>$17,429,820</text:p>
          </table:table-cell>
          <table:table-cell table:formula="of:=[.F92]/[.D92]" office:value-type="percentage" office:value="0.936734562261515">
            <text:p>93.67%</text:p>
          </table:table-cell>
          <table:table-cell/>
        </table:table-row>
        <table:table-row table:style-name="ro1">
          <table:table-cell office:value-type="float" office:value="66.816">
            <text:p>66.816</text:p>
          </table:table-cell>
          <table:table-cell office:value-type="string">
            <text:p>Headquarters and Regional Underground Storage Tanks Program</text:p>
          </table:table-cell>
          <table:table-cell office:value-type="string">
            <text:p>consistency</text:p>
          </table:table-cell>
          <table:table-cell office:value-type="float" office:value="3318918">
            <text:p>3318918</text:p>
          </table:table-cell>
          <table:table-cell office:value-type="float" office:value="1233868">
            <text:p>1233868</text:p>
          </table:table-cell>
          <table:table-cell table:formula="of:=[.D93]-[.E93]" office:value-type="currency" office:currency="USD" office:value="2085050">
            <text:p>$2,085,050</text:p>
          </table:table-cell>
          <table:table-cell table:formula="of:=ABS([.F93])" office:value-type="currency" office:currency="USD" office:value="2085050">
            <text:p>$2,085,050</text:p>
          </table:table-cell>
          <table:table-cell table:formula="of:=[.F93]/[.D93]" office:value-type="percentage" office:value="0.628231851464845">
            <text:p>62.82%</text:p>
          </table:table-cell>
          <table:table-cell/>
        </table:table-row>
        <table:table-row table:style-name="ro1">
          <table:table-cell office:value-type="float" office:value="15.233">
            <text:p>15.233</text:p>
          </table:table-cell>
          <table:table-cell office:value-type="string">
            <text:p>Forests and Woodlands Resource Management</text:p>
          </table:table-cell>
          <table:table-cell office:value-type="string">
            <text:p>consistency</text:p>
          </table:table-cell>
          <table:table-cell office:value-type="float" office:value="2603000">
            <text:p>2603000</text:p>
          </table:table-cell>
          <table:table-cell office:value-type="float" office:value="1276051">
            <text:p>1276051</text:p>
          </table:table-cell>
          <table:table-cell table:formula="of:=[.D94]-[.E94]" office:value-type="currency" office:currency="USD" office:value="1326949">
            <text:p>$1,326,949</text:p>
          </table:table-cell>
          <table:table-cell table:formula="of:=ABS([.F94])" office:value-type="currency" office:currency="USD" office:value="1326949">
            <text:p>$1,326,949</text:p>
          </table:table-cell>
          <table:table-cell table:formula="of:=[.F94]/[.D94]" office:value-type="percentage" office:value="0.50977679600461">
            <text:p>50.98%</text:p>
          </table:table-cell>
          <table:table-cell/>
        </table:table-row>
        <table:table-row table:style-name="ro1">
          <table:table-cell office:value-type="float" office:value="15.238">
            <text:p>15.238</text:p>
          </table:table-cell>
          <table:table-cell office:value-type="string">
            <text:p>Challenge Cost Share</text:p>
          </table:table-cell>
          <table:table-cell office:value-type="string">
            <text:p>consistency</text:p>
          </table:table-cell>
          <table:table-cell office:value-type="float" office:value="3000000">
            <text:p>3000000</text:p>
          </table:table-cell>
          <table:table-cell office:value-type="float" office:value="1311996">
            <text:p>1311996</text:p>
          </table:table-cell>
          <table:table-cell table:formula="of:=[.D95]-[.E95]" office:value-type="currency" office:currency="USD" office:value="1688004">
            <text:p>$1,688,004</text:p>
          </table:table-cell>
          <table:table-cell table:formula="of:=ABS([.F95])" office:value-type="currency" office:currency="USD" office:value="1688004">
            <text:p>$1,688,004</text:p>
          </table:table-cell>
          <table:table-cell table:formula="of:=[.F95]/[.D95]" office:value-type="percentage" office:value="0.562668">
            <text:p>56.27%</text:p>
          </table:table-cell>
          <table:table-cell/>
        </table:table-row>
        <table:table-row table:style-name="ro1">
          <table:table-cell office:value-type="float" office:value="93.595">
            <text:p>93.595</text:p>
          </table:table-cell>
          <table:table-cell office:value-type="string">
            <text:p>Welfare Reform Research, Evaluations and National Studies</text:p>
          </table:table-cell>
          <table:table-cell office:value-type="string">
            <text:p>consistency</text:p>
          </table:table-cell>
          <table:table-cell office:value-type="float" office:value="42000000">
            <text:p>42000000</text:p>
          </table:table-cell>
          <table:table-cell office:value-type="float" office:value="1320708">
            <text:p>1320708</text:p>
          </table:table-cell>
          <table:table-cell table:formula="of:=[.D96]-[.E96]" office:value-type="currency" office:currency="USD" office:value="40679292">
            <text:p>$40,679,292</text:p>
          </table:table-cell>
          <table:table-cell table:formula="of:=ABS([.F96])" office:value-type="currency" office:currency="USD" office:value="40679292">
            <text:p>$40,679,292</text:p>
          </table:table-cell>
          <table:table-cell table:formula="of:=[.F96]/[.D96]" office:value-type="percentage" office:value="0.968554571428571">
            <text:p>96.86%</text:p>
          </table:table-cell>
          <table:table-cell/>
        </table:table-row>
        <table:table-row table:style-name="ro1">
          <table:table-cell office:value-type="float" office:value="15.658">
            <text:p>15.658</text:p>
          </table:table-cell>
          <table:table-cell office:value-type="string">
            <text:p>Natural Resource Damage Assessment, Restoration and Implementation</text:p>
          </table:table-cell>
          <table:table-cell office:value-type="string">
            <text:p>consistency</text:p>
          </table:table-cell>
          <table:table-cell office:value-type="float" office:value="7169352">
            <text:p>7169352</text:p>
          </table:table-cell>
          <table:table-cell office:value-type="float" office:value="1340411">
            <text:p>1340411</text:p>
          </table:table-cell>
          <table:table-cell table:formula="of:=[.D97]-[.E97]" office:value-type="currency" office:currency="USD" office:value="5828941">
            <text:p>$5,828,941</text:p>
          </table:table-cell>
          <table:table-cell table:formula="of:=ABS([.F97])" office:value-type="currency" office:currency="USD" office:value="5828941">
            <text:p>$5,828,941</text:p>
          </table:table-cell>
          <table:table-cell table:formula="of:=[.F97]/[.D97]" office:value-type="percentage" office:value="0.813035961966995">
            <text:p>81.30%</text:p>
          </table:table-cell>
          <table:table-cell/>
        </table:table-row>
        <table:table-row table:style-name="ro1">
          <table:table-cell office:value-type="float" office:value="66.424">
            <text:p>66.424</text:p>
          </table:table-cell>
          <table:table-cell office:value-type="string">
            <text:p>Surveys, Studies, Investigations, Demonstrations, and Training Grants - Section 1442 of the Safe Drinking Water Act</text:p>
          </table:table-cell>
          <table:table-cell office:value-type="string">
            <text:p>consistency</text:p>
          </table:table-cell>
          <table:table-cell office:value-type="float" office:value="6300000">
            <text:p>6300000</text:p>
          </table:table-cell>
          <table:table-cell office:value-type="float" office:value="1384596">
            <text:p>1384596</text:p>
          </table:table-cell>
          <table:table-cell table:formula="of:=[.D98]-[.E98]" office:value-type="currency" office:currency="USD" office:value="4915404">
            <text:p>$4,915,404</text:p>
          </table:table-cell>
          <table:table-cell table:formula="of:=ABS([.F98])" office:value-type="currency" office:currency="USD" office:value="4915404">
            <text:p>$4,915,404</text:p>
          </table:table-cell>
          <table:table-cell table:formula="of:=[.F98]/[.D98]" office:value-type="percentage" office:value="0.780222857142857">
            <text:p>78.02%</text:p>
          </table:table-cell>
          <table:table-cell/>
        </table:table-row>
        <table:table-row table:style-name="ro1">
          <table:table-cell office:value-type="float" office:value="93.575">
            <text:p>93.575</text:p>
          </table:table-cell>
          <table:table-cell office:value-type="string">
            <text:p>Child Care and Development Block Grant</text:p>
          </table:table-cell>
          <table:table-cell office:value-type="string">
            <text:p>consistency</text:p>
          </table:table-cell>
          <table:table-cell office:value-type="float" office:value="2127081000">
            <text:p>2127081000</text:p>
          </table:table-cell>
          <table:table-cell office:value-type="float" office:value="1389000">
            <text:p>1389000</text:p>
          </table:table-cell>
          <table:table-cell table:formula="of:=[.D99]-[.E99]" office:value-type="currency" office:currency="USD" office:value="2125692000">
            <text:p>$2,125,692,000</text:p>
          </table:table-cell>
          <table:table-cell table:formula="of:=ABS([.F99])" office:value-type="currency" office:currency="USD" office:value="2125692000">
            <text:p>$2,125,692,000</text:p>
          </table:table-cell>
          <table:table-cell table:formula="of:=[.F99]/[.D99]" office:value-type="percentage" office:value="0.999346992427651">
            <text:p>99.93%</text:p>
          </table:table-cell>
          <table:table-cell/>
        </table:table-row>
        <table:table-row table:style-name="ro1">
          <table:table-cell office:value-type="float" office:value="97.062">
            <text:p>97.062</text:p>
          </table:table-cell>
          <table:table-cell office:value-type="string">
            <text:p>Scholars and Fellows, and Educational Programs</text:p>
          </table:table-cell>
          <table:table-cell office:value-type="string">
            <text:p>consistency</text:p>
          </table:table-cell>
          <table:table-cell office:value-type="float" office:value="5600000">
            <text:p>5600000</text:p>
          </table:table-cell>
          <table:table-cell office:value-type="float" office:value="1399878">
            <text:p>1399878</text:p>
          </table:table-cell>
          <table:table-cell table:formula="of:=[.D100]-[.E100]" office:value-type="currency" office:currency="USD" office:value="4200122">
            <text:p>$4,200,122</text:p>
          </table:table-cell>
          <table:table-cell table:formula="of:=ABS([.F100])" office:value-type="currency" office:currency="USD" office:value="4200122">
            <text:p>$4,200,122</text:p>
          </table:table-cell>
          <table:table-cell table:formula="of:=[.F100]/[.D100]" office:value-type="percentage" office:value="0.750021785714286">
            <text:p>75.00%</text:p>
          </table:table-cell>
          <table:table-cell/>
        </table:table-row>
        <table:table-row table:style-name="ro1">
          <table:table-cell office:value-type="float" office:value="15.225">
            <text:p>15.225</text:p>
          </table:table-cell>
          <table:table-cell office:value-type="string">
            <text:p>Recreation Resource Management</text:p>
          </table:table-cell>
          <table:table-cell office:value-type="string">
            <text:p>consistency</text:p>
          </table:table-cell>
          <table:table-cell office:value-type="float" office:value="6050000">
            <text:p>6050000</text:p>
          </table:table-cell>
          <table:table-cell office:value-type="float" office:value="1439571">
            <text:p>1439571</text:p>
          </table:table-cell>
          <table:table-cell table:formula="of:=[.D101]-[.E101]" office:value-type="currency" office:currency="USD" office:value="4610429">
            <text:p>$4,610,429</text:p>
          </table:table-cell>
          <table:table-cell table:formula="of:=ABS([.F101])" office:value-type="currency" office:currency="USD" office:value="4610429">
            <text:p>$4,610,429</text:p>
          </table:table-cell>
          <table:table-cell table:formula="of:=[.F101]/[.D101]" office:value-type="percentage" office:value="0.762054380165289">
            <text:p>76.21%</text:p>
          </table:table-cell>
          <table:table-cell/>
        </table:table-row>
        <table:table-row table:style-name="ro1">
          <table:table-cell office:value-type="float" office:value="20.931">
            <text:p>20.931</text:p>
          </table:table-cell>
          <table:table-cell office:value-type="string">
            <text:p>Transportation Planning, Research and Education</text:p>
          </table:table-cell>
          <table:table-cell office:value-type="string">
            <text:p>consistency</text:p>
          </table:table-cell>
          <table:table-cell office:value-type="float" office:value="7500000">
            <text:p>7500000</text:p>
          </table:table-cell>
          <table:table-cell office:value-type="float" office:value="1490933">
            <text:p>1490933</text:p>
          </table:table-cell>
          <table:table-cell table:formula="of:=[.D102]-[.E102]" office:value-type="currency" office:currency="USD" office:value="6009067">
            <text:p>$6,009,067</text:p>
          </table:table-cell>
          <table:table-cell table:formula="of:=ABS([.F102])" office:value-type="currency" office:currency="USD" office:value="6009067">
            <text:p>$6,009,067</text:p>
          </table:table-cell>
          <table:table-cell table:formula="of:=[.F102]/[.D102]" office:value-type="percentage" office:value="0.801208933333333">
            <text:p>80.12%</text:p>
          </table:table-cell>
          <table:table-cell/>
        </table:table-row>
        <table:table-row table:style-name="ro1">
          <table:table-cell office:value-type="float" office:value="15.629">
            <text:p>15.629</text:p>
          </table:table-cell>
          <table:table-cell office:value-type="string">
            <text:p>Great Apes Conservation Fund</text:p>
          </table:table-cell>
          <table:table-cell office:value-type="string">
            <text:p>consistency</text:p>
          </table:table-cell>
          <table:table-cell office:value-type="float" office:value="4752470">
            <text:p>4752470</text:p>
          </table:table-cell>
          <table:table-cell office:value-type="float" office:value="1500923">
            <text:p>1500923</text:p>
          </table:table-cell>
          <table:table-cell table:formula="of:=[.D103]-[.E103]" office:value-type="currency" office:currency="USD" office:value="3251547">
            <text:p>$3,251,547</text:p>
          </table:table-cell>
          <table:table-cell table:formula="of:=ABS([.F103])" office:value-type="currency" office:currency="USD" office:value="3251547">
            <text:p>$3,251,547</text:p>
          </table:table-cell>
          <table:table-cell table:formula="of:=[.F103]/[.D103]" office:value-type="percentage" office:value="0.684180436699232">
            <text:p>68.42%</text:p>
          </table:table-cell>
          <table:table-cell/>
        </table:table-row>
        <table:table-row table:style-name="ro1">
          <table:table-cell office:value-type="float" office:value="15.904">
            <text:p>15.904</text:p>
          </table:table-cell>
          <table:table-cell office:value-type="string">
            <text:p>Historic Preservation Fund Grants-In-Aid</text:p>
          </table:table-cell>
          <table:table-cell office:value-type="string">
            <text:p>consistency</text:p>
          </table:table-cell>
          <table:table-cell office:value-type="float" office:value="54500000">
            <text:p>54500000</text:p>
          </table:table-cell>
          <table:table-cell office:value-type="float" office:value="1529385">
            <text:p>1529385</text:p>
          </table:table-cell>
          <table:table-cell table:formula="of:=[.D104]-[.E104]" office:value-type="currency" office:currency="USD" office:value="52970615">
            <text:p>$52,970,615</text:p>
          </table:table-cell>
          <table:table-cell table:formula="of:=ABS([.F104])" office:value-type="currency" office:currency="USD" office:value="52970615">
            <text:p>$52,970,615</text:p>
          </table:table-cell>
          <table:table-cell table:formula="of:=[.F104]/[.D104]" office:value-type="percentage" office:value="0.971937889908257">
            <text:p>97.19%</text:p>
          </table:table-cell>
          <table:table-cell/>
        </table:table-row>
        <table:table-row table:style-name="ro1">
          <table:table-cell office:value-type="float" office:value="10.308">
            <text:p>10.308</text:p>
          </table:table-cell>
          <table:table-cell office:value-type="string">
            <text:p>Resident Instruction Grants for Insular Area Activities</text:p>
          </table:table-cell>
          <table:table-cell office:value-type="string">
            <text:p>consistency</text:p>
          </table:table-cell>
          <table:table-cell office:value-type="float" office:value="859446">
            <text:p>859446</text:p>
          </table:table-cell>
          <table:table-cell office:value-type="float" office:value="1543754">
            <text:p>1543754</text:p>
          </table:table-cell>
          <table:table-cell table:formula="of:=[.D105]-[.E105]" office:value-type="currency" office:currency="USD" office:value="-684308">
            <text:p>-$684,308</text:p>
          </table:table-cell>
          <table:table-cell table:formula="of:=ABS([.F105])" office:value-type="currency" office:currency="USD" office:value="684308">
            <text:p>$684,308</text:p>
          </table:table-cell>
          <table:table-cell table:formula="of:=[.F105]/[.D105]" office:value-type="percentage" office:value="-0.796219890487593">
            <text:p>-79.62%</text:p>
          </table:table-cell>
          <table:table-cell/>
        </table:table-row>
        <table:table-row table:style-name="ro1">
          <table:table-cell office:value-type="float" office:value="15.228">
            <text:p>15.228</text:p>
          </table:table-cell>
          <table:table-cell office:value-type="string">
            <text:p>National Fire Plan - Wildland Urban Interface Community Fire Assistance</text:p>
          </table:table-cell>
          <table:table-cell office:value-type="string">
            <text:p>consistency</text:p>
          </table:table-cell>
          <table:table-cell office:value-type="float" office:value="5270000">
            <text:p>5270000</text:p>
          </table:table-cell>
          <table:table-cell office:value-type="float" office:value="1646004">
            <text:p>1646004</text:p>
          </table:table-cell>
          <table:table-cell table:formula="of:=[.D106]-[.E106]" office:value-type="currency" office:currency="USD" office:value="3623996">
            <text:p>$3,623,996</text:p>
          </table:table-cell>
          <table:table-cell table:formula="of:=ABS([.F106])" office:value-type="currency" office:currency="USD" office:value="3623996">
            <text:p>$3,623,996</text:p>
          </table:table-cell>
          <table:table-cell table:formula="of:=[.F106]/[.D106]" office:value-type="percentage" office:value="0.687665275142315">
            <text:p>68.77%</text:p>
          </table:table-cell>
          <table:table-cell/>
        </table:table-row>
        <table:table-row table:style-name="ro1">
          <table:table-cell office:value-type="float" office:value="66.037">
            <text:p>66.037</text:p>
          </table:table-cell>
          <table:table-cell office:value-type="string">
            <text:p>Internships, Training and Workshops for the Office of Air and Radiation</text:p>
          </table:table-cell>
          <table:table-cell office:value-type="string">
            <text:p>consistency</text:p>
          </table:table-cell>
          <table:table-cell office:value-type="float" office:value="125874">
            <text:p>125874</text:p>
          </table:table-cell>
          <table:table-cell office:value-type="float" office:value="1678261">
            <text:p>1678261</text:p>
          </table:table-cell>
          <table:table-cell table:formula="of:=[.D107]-[.E107]" office:value-type="currency" office:currency="USD" office:value="-1552387">
            <text:p>-$1,552,387</text:p>
          </table:table-cell>
          <table:table-cell table:formula="of:=ABS([.F107])" office:value-type="currency" office:currency="USD" office:value="1552387">
            <text:p>$1,552,387</text:p>
          </table:table-cell>
          <table:table-cell table:formula="of:=[.F107]/[.D107]" office:value-type="percentage" office:value="-12.3328646106424">
            <text:p>-1233.29%</text:p>
          </table:table-cell>
          <table:table-cell/>
        </table:table-row>
        <table:table-row table:style-name="ro1">
          <table:table-cell office:value-type="float" office:value="15.642">
            <text:p>15.642</text:p>
          </table:table-cell>
          <table:table-cell office:value-type="string">
            <text:p>Challenge Cost Share</text:p>
          </table:table-cell>
          <table:table-cell office:value-type="string">
            <text:p>consistency</text:p>
          </table:table-cell>
          <table:table-cell office:value-type="float" office:value="6400000">
            <text:p>6400000</text:p>
          </table:table-cell>
          <table:table-cell office:value-type="float" office:value="1679909">
            <text:p>1679909</text:p>
          </table:table-cell>
          <table:table-cell table:formula="of:=[.D108]-[.E108]" office:value-type="currency" office:currency="USD" office:value="4720091">
            <text:p>$4,720,091</text:p>
          </table:table-cell>
          <table:table-cell table:formula="of:=ABS([.F108])" office:value-type="currency" office:currency="USD" office:value="4720091">
            <text:p>$4,720,091</text:p>
          </table:table-cell>
          <table:table-cell table:formula="of:=[.F108]/[.D108]" office:value-type="percentage" office:value="0.73751421875">
            <text:p>73.75%</text:p>
          </table:table-cell>
          <table:table-cell/>
        </table:table-row>
        <table:table-row table:style-name="ro1">
          <table:table-cell office:value-type="float" office:value="10.576">
            <text:p>10.576</text:p>
          </table:table-cell>
          <table:table-cell office:value-type="string">
            <text:p>Senior Farmers Market Nutrition Program</text:p>
          </table:table-cell>
          <table:table-cell office:value-type="string">
            <text:p>consistency</text:p>
          </table:table-cell>
          <table:table-cell office:value-type="float" office:value="20600000">
            <text:p>20600000</text:p>
          </table:table-cell>
          <table:table-cell office:value-type="float" office:value="1748100">
            <text:p>1748100</text:p>
          </table:table-cell>
          <table:table-cell table:formula="of:=[.D109]-[.E109]" office:value-type="currency" office:currency="USD" office:value="18851900">
            <text:p>$18,851,900</text:p>
          </table:table-cell>
          <table:table-cell table:formula="of:=ABS([.F109])" office:value-type="currency" office:currency="USD" office:value="18851900">
            <text:p>$18,851,900</text:p>
          </table:table-cell>
          <table:table-cell table:formula="of:=[.F109]/[.D109]" office:value-type="percentage" office:value="0.915140776699029">
            <text:p>91.51%</text:p>
          </table:table-cell>
          <table:table-cell/>
        </table:table-row>
        <table:table-row table:style-name="ro1">
          <table:table-cell office:value-type="float" office:value="14.225">
            <text:p>14.225</text:p>
          </table:table-cell>
          <table:table-cell office:value-type="string">
            <text:p>Community Development Block Grants/Special Purpose Grants/Insular Areas</text:p>
          </table:table-cell>
          <table:table-cell office:value-type="string">
            <text:p>consistency</text:p>
          </table:table-cell>
          <table:table-cell office:value-type="float" office:value="6930000">
            <text:p>6930000</text:p>
          </table:table-cell>
          <table:table-cell office:value-type="float" office:value="1758348">
            <text:p>1758348</text:p>
          </table:table-cell>
          <table:table-cell table:formula="of:=[.D110]-[.E110]" office:value-type="currency" office:currency="USD" office:value="5171652">
            <text:p>$5,171,652</text:p>
          </table:table-cell>
          <table:table-cell table:formula="of:=ABS([.F110])" office:value-type="currency" office:currency="USD" office:value="5171652">
            <text:p>$5,171,652</text:p>
          </table:table-cell>
          <table:table-cell table:formula="of:=[.F110]/[.D110]" office:value-type="percentage" office:value="0.74627012987013">
            <text:p>74.63%</text:p>
          </table:table-cell>
          <table:table-cell/>
        </table:table-row>
        <table:table-row table:style-name="ro1">
          <table:table-cell office:value-type="float" office:value="16.739">
            <text:p>16.739</text:p>
          </table:table-cell>
          <table:table-cell office:value-type="string">
            <text:p>National Prison Rape Statistics Program </text:p>
          </table:table-cell>
          <table:table-cell office:value-type="string">
            <text:p>consistency</text:p>
          </table:table-cell>
          <table:table-cell office:value-type="float" office:value="12500000">
            <text:p>12500000</text:p>
          </table:table-cell>
          <table:table-cell office:value-type="float" office:value="1776156">
            <text:p>1776156</text:p>
          </table:table-cell>
          <table:table-cell table:formula="of:=[.D111]-[.E111]" office:value-type="currency" office:currency="USD" office:value="10723844">
            <text:p>$10,723,844</text:p>
          </table:table-cell>
          <table:table-cell table:formula="of:=ABS([.F111])" office:value-type="currency" office:currency="USD" office:value="10723844">
            <text:p>$10,723,844</text:p>
          </table:table-cell>
          <table:table-cell table:formula="of:=[.F111]/[.D111]" office:value-type="percentage" office:value="0.85790752">
            <text:p>85.79%</text:p>
          </table:table-cell>
          <table:table-cell/>
        </table:table-row>
        <table:table-row table:style-name="ro1">
          <table:table-cell office:value-type="float" office:value="10.092">
            <text:p>10.092</text:p>
          </table:table-cell>
          <table:table-cell office:value-type="string">
            <text:p>Tree Assistance Program</text:p>
          </table:table-cell>
          <table:table-cell office:value-type="string">
            <text:p>consistency</text:p>
          </table:table-cell>
          <table:table-cell office:value-type="float" office:value="5000000">
            <text:p>5000000</text:p>
          </table:table-cell>
          <table:table-cell office:value-type="float" office:value="1829236">
            <text:p>1829236</text:p>
          </table:table-cell>
          <table:table-cell table:formula="of:=[.D112]-[.E112]" office:value-type="currency" office:currency="USD" office:value="3170764">
            <text:p>$3,170,764</text:p>
          </table:table-cell>
          <table:table-cell table:formula="of:=ABS([.F112])" office:value-type="currency" office:currency="USD" office:value="3170764">
            <text:p>$3,170,764</text:p>
          </table:table-cell>
          <table:table-cell table:formula="of:=[.F112]/[.D112]" office:value-type="percentage" office:value="0.6341528">
            <text:p>63.42%</text:p>
          </table:table-cell>
          <table:table-cell/>
        </table:table-row>
        <table:table-row table:style-name="ro1">
          <table:table-cell office:value-type="float" office:value="15.636">
            <text:p>15.636</text:p>
          </table:table-cell>
          <table:table-cell office:value-type="string">
            <text:p>Alaska Subsistence Management</text:p>
          </table:table-cell>
          <table:table-cell office:value-type="string">
            <text:p>consistency</text:p>
          </table:table-cell>
          <table:table-cell office:value-type="float" office:value="3885214">
            <text:p>3885214</text:p>
          </table:table-cell>
          <table:table-cell office:value-type="float" office:value="1867736">
            <text:p>1867736</text:p>
          </table:table-cell>
          <table:table-cell table:formula="of:=[.D113]-[.E113]" office:value-type="currency" office:currency="USD" office:value="2017478">
            <text:p>$2,017,478</text:p>
          </table:table-cell>
          <table:table-cell table:formula="of:=ABS([.F113])" office:value-type="currency" office:currency="USD" office:value="2017478">
            <text:p>$2,017,478</text:p>
          </table:table-cell>
          <table:table-cell table:formula="of:=[.F113]/[.D113]" office:value-type="percentage" office:value="0.519270753168294">
            <text:p>51.93%</text:p>
          </table:table-cell>
          <table:table-cell/>
        </table:table-row>
        <table:table-row table:style-name="ro1">
          <table:table-cell office:value-type="float" office:value="16.752">
            <text:p>16.752</text:p>
          </table:table-cell>
          <table:table-cell office:value-type="string">
            <text:p>Economic High-Tech and Cyber Crime Prevention</text:p>
          </table:table-cell>
          <table:table-cell office:value-type="string">
            <text:p>consistency</text:p>
          </table:table-cell>
          <table:table-cell office:value-type="float" office:value="19900000">
            <text:p>19900000</text:p>
          </table:table-cell>
          <table:table-cell office:value-type="float" office:value="2136230">
            <text:p>2136230</text:p>
          </table:table-cell>
          <table:table-cell table:formula="of:=[.D114]-[.E114]" office:value-type="currency" office:currency="USD" office:value="17763770">
            <text:p>$17,763,770</text:p>
          </table:table-cell>
          <table:table-cell table:formula="of:=ABS([.F114])" office:value-type="currency" office:currency="USD" office:value="17763770">
            <text:p>$17,763,770</text:p>
          </table:table-cell>
          <table:table-cell table:formula="of:=[.F114]/[.D114]" office:value-type="percentage" office:value="0.89265175879397">
            <text:p>89.27%</text:p>
          </table:table-cell>
          <table:table-cell/>
        </table:table-row>
        <table:table-row table:style-name="ro1">
          <table:table-cell office:value-type="float" office:value="16.321">
            <text:p>16.321</text:p>
          </table:table-cell>
          <table:table-cell office:value-type="string">
            <text:p>Antiterrorism Emergency Reserve</text:p>
          </table:table-cell>
          <table:table-cell office:value-type="string">
            <text:p>consistency</text:p>
          </table:table-cell>
          <table:table-cell office:value-type="float" office:value="50000000">
            <text:p>50000000</text:p>
          </table:table-cell>
          <table:table-cell office:value-type="float" office:value="2155000">
            <text:p>2155000</text:p>
          </table:table-cell>
          <table:table-cell table:formula="of:=[.D115]-[.E115]" office:value-type="currency" office:currency="USD" office:value="47845000">
            <text:p>$47,845,000</text:p>
          </table:table-cell>
          <table:table-cell table:formula="of:=ABS([.F115])" office:value-type="currency" office:currency="USD" office:value="47845000">
            <text:p>$47,845,000</text:p>
          </table:table-cell>
          <table:table-cell table:formula="of:=[.F115]/[.D115]" office:value-type="percentage" office:value="0.9569">
            <text:p>95.69%</text:p>
          </table:table-cell>
          <table:table-cell/>
        </table:table-row>
        <table:table-row table:style-name="ro1">
          <table:table-cell office:value-type="float" office:value="66.701">
            <text:p>66.701</text:p>
          </table:table-cell>
          <table:table-cell office:value-type="string">
            <text:p>Toxic Substances Compliance Monitoring Cooperative Agreements</text:p>
          </table:table-cell>
          <table:table-cell office:value-type="string">
            <text:p>consistency</text:p>
          </table:table-cell>
          <table:table-cell office:value-type="float" office:value="5099000">
            <text:p>5099000</text:p>
          </table:table-cell>
          <table:table-cell office:value-type="float" office:value="2370131">
            <text:p>2370131</text:p>
          </table:table-cell>
          <table:table-cell table:formula="of:=[.D116]-[.E116]" office:value-type="currency" office:currency="USD" office:value="2728869">
            <text:p>$2,728,869</text:p>
          </table:table-cell>
          <table:table-cell table:formula="of:=ABS([.F116])" office:value-type="currency" office:currency="USD" office:value="2728869">
            <text:p>$2,728,869</text:p>
          </table:table-cell>
          <table:table-cell table:formula="of:=[.F116]/[.D116]" office:value-type="percentage" office:value="0.53517728966464">
            <text:p>53.52%</text:p>
          </table:table-cell>
          <table:table-cell/>
        </table:table-row>
        <table:table-row table:style-name="ro1">
          <table:table-cell office:value-type="float" office:value="11.312">
            <text:p>11.312</text:p>
          </table:table-cell>
          <table:table-cell office:value-type="string">
            <text:p>Research and Evaluation Program</text:p>
          </table:table-cell>
          <table:table-cell office:value-type="string">
            <text:p>consistency</text:p>
          </table:table-cell>
          <table:table-cell office:value-type="float" office:value="1500000">
            <text:p>1500000</text:p>
          </table:table-cell>
          <table:table-cell office:value-type="float" office:value="2393689">
            <text:p>2393689</text:p>
          </table:table-cell>
          <table:table-cell table:formula="of:=[.D117]-[.E117]" office:value-type="currency" office:currency="USD" office:value="-893689">
            <text:p>-$893,689</text:p>
          </table:table-cell>
          <table:table-cell table:formula="of:=ABS([.F117])" office:value-type="currency" office:currency="USD" office:value="893689">
            <text:p>$893,689</text:p>
          </table:table-cell>
          <table:table-cell table:formula="of:=[.F117]/[.D117]" office:value-type="percentage" office:value="-0.595792666666667">
            <text:p>-59.58%</text:p>
          </table:table-cell>
          <table:table-cell/>
        </table:table-row>
        <table:table-row table:style-name="ro1">
          <table:table-cell office:value-type="float" office:value="15.51">
            <text:p>15.51</text:p>
          </table:table-cell>
          <table:table-cell office:value-type="string">
            <text:p>Colorado Ute Indian Water Rights Settlement Act</text:p>
          </table:table-cell>
          <table:table-cell office:value-type="string">
            <text:p>consistency</text:p>
          </table:table-cell>
          <table:table-cell office:value-type="float" office:value="19669317">
            <text:p>19669317</text:p>
          </table:table-cell>
          <table:table-cell office:value-type="float" office:value="2403664">
            <text:p>2403664</text:p>
          </table:table-cell>
          <table:table-cell table:formula="of:=[.D118]-[.E118]" office:value-type="currency" office:currency="USD" office:value="17265653">
            <text:p>$17,265,653</text:p>
          </table:table-cell>
          <table:table-cell table:formula="of:=ABS([.F118])" office:value-type="currency" office:currency="USD" office:value="17265653">
            <text:p>$17,265,653</text:p>
          </table:table-cell>
          <table:table-cell table:formula="of:=[.F118]/[.D118]" office:value-type="percentage" office:value="0.877796265116882">
            <text:p>87.78%</text:p>
          </table:table-cell>
          <table:table-cell/>
        </table:table-row>
        <table:table-row table:style-name="ro1">
          <table:table-cell office:value-type="float" office:value="97.092">
            <text:p>97.092</text:p>
          </table:table-cell>
          <table:table-cell office:value-type="string">
            <text:p>Repetitive Flood Claims</text:p>
          </table:table-cell>
          <table:table-cell office:value-type="string">
            <text:p>consistency</text:p>
          </table:table-cell>
          <table:table-cell office:value-type="float" office:value="10000000">
            <text:p>10000000</text:p>
          </table:table-cell>
          <table:table-cell office:value-type="float" office:value="2419102">
            <text:p>2419102</text:p>
          </table:table-cell>
          <table:table-cell table:formula="of:=[.D119]-[.E119]" office:value-type="currency" office:currency="USD" office:value="7580898">
            <text:p>$7,580,898</text:p>
          </table:table-cell>
          <table:table-cell table:formula="of:=ABS([.F119])" office:value-type="currency" office:currency="USD" office:value="7580898">
            <text:p>$7,580,898</text:p>
          </table:table-cell>
          <table:table-cell table:formula="of:=[.F119]/[.D119]" office:value-type="percentage" office:value="0.7580898">
            <text:p>75.81%</text:p>
          </table:table-cell>
          <table:table-cell/>
        </table:table-row>
        <table:table-row table:style-name="ro1">
          <table:table-cell office:value-type="float" office:value="81.036">
            <text:p>81.036</text:p>
          </table:table-cell>
          <table:table-cell office:value-type="string">
            <text:p>Inventions and Innovations</text:p>
          </table:table-cell>
          <table:table-cell office:value-type="string">
            <text:p>consistency</text:p>
          </table:table-cell>
          <table:table-cell office:value-type="float" office:value="102000">
            <text:p>102000</text:p>
          </table:table-cell>
          <table:table-cell office:value-type="float" office:value="2447127">
            <text:p>2447127</text:p>
          </table:table-cell>
          <table:table-cell table:formula="of:=[.D120]-[.E120]" office:value-type="currency" office:currency="USD" office:value="-2345127">
            <text:p>-$2,345,127</text:p>
          </table:table-cell>
          <table:table-cell table:formula="of:=ABS([.F120])" office:value-type="currency" office:currency="USD" office:value="2345127">
            <text:p>$2,345,127</text:p>
          </table:table-cell>
          <table:table-cell table:formula="of:=[.F120]/[.D120]" office:value-type="percentage" office:value="-22.9914411764706">
            <text:p>-2299.14%</text:p>
          </table:table-cell>
          <table:table-cell/>
        </table:table-row>
        <table:table-row table:style-name="ro1">
          <table:table-cell office:value-type="float" office:value="93.284">
            <text:p>93.284</text:p>
          </table:table-cell>
          <table:table-cell office:value-type="string">
            <text:p>Injury Prevention Program for American Indians and Alaskan Natives_Cooperative Agreements</text:p>
          </table:table-cell>
          <table:table-cell office:value-type="string">
            <text:p>consistency</text:p>
          </table:table-cell>
          <table:table-cell office:value-type="float" office:value="1400000">
            <text:p>1400000</text:p>
          </table:table-cell>
          <table:table-cell office:value-type="float" office:value="2490000">
            <text:p>2490000</text:p>
          </table:table-cell>
          <table:table-cell table:formula="of:=[.D121]-[.E121]" office:value-type="currency" office:currency="USD" office:value="-1090000">
            <text:p>-$1,090,000</text:p>
          </table:table-cell>
          <table:table-cell table:formula="of:=ABS([.F121])" office:value-type="currency" office:currency="USD" office:value="1090000">
            <text:p>$1,090,000</text:p>
          </table:table-cell>
          <table:table-cell table:formula="of:=[.F121]/[.D121]" office:value-type="percentage" office:value="-0.778571428571429">
            <text:p>-77.86%</text:p>
          </table:table-cell>
          <table:table-cell/>
        </table:table-row>
        <table:table-row table:style-name="ro1">
          <table:table-cell office:value-type="float" office:value="10.922">
            <text:p>10.922</text:p>
          </table:table-cell>
          <table:table-cell office:value-type="string">
            <text:p>Healthy Forests Reserve Program (HFRP)</text:p>
          </table:table-cell>
          <table:table-cell office:value-type="string">
            <text:p>consistency</text:p>
          </table:table-cell>
          <table:table-cell office:value-type="float" office:value="6530130">
            <text:p>6530130</text:p>
          </table:table-cell>
          <table:table-cell office:value-type="float" office:value="2570573">
            <text:p>2570573</text:p>
          </table:table-cell>
          <table:table-cell table:formula="of:=[.D122]-[.E122]" office:value-type="currency" office:currency="USD" office:value="3959557">
            <text:p>$3,959,557</text:p>
          </table:table-cell>
          <table:table-cell table:formula="of:=ABS([.F122])" office:value-type="currency" office:currency="USD" office:value="3959557">
            <text:p>$3,959,557</text:p>
          </table:table-cell>
          <table:table-cell table:formula="of:=[.F122]/[.D122]" office:value-type="percentage" office:value="0.606351940926138">
            <text:p>60.64%</text:p>
          </table:table-cell>
          <table:table-cell/>
        </table:table-row>
        <table:table-row table:style-name="ro1">
          <table:table-cell office:value-type="float" office:value="89.003">
            <text:p>89.003</text:p>
          </table:table-cell>
          <table:table-cell office:value-type="string">
            <text:p>National Historical Publications and Records Grants</text:p>
          </table:table-cell>
          <table:table-cell office:value-type="string">
            <text:p>consistency</text:p>
          </table:table-cell>
          <table:table-cell office:value-type="float" office:value="13000000">
            <text:p>13000000</text:p>
          </table:table-cell>
          <table:table-cell office:value-type="float" office:value="2649028">
            <text:p>2649028</text:p>
          </table:table-cell>
          <table:table-cell table:formula="of:=[.D123]-[.E123]" office:value-type="currency" office:currency="USD" office:value="10350972">
            <text:p>$10,350,972</text:p>
          </table:table-cell>
          <table:table-cell table:formula="of:=ABS([.F123])" office:value-type="currency" office:currency="USD" office:value="10350972">
            <text:p>$10,350,972</text:p>
          </table:table-cell>
          <table:table-cell table:formula="of:=[.F123]/[.D123]" office:value-type="percentage" office:value="0.796228615384615">
            <text:p>79.62%</text:p>
          </table:table-cell>
          <table:table-cell/>
        </table:table-row>
        <table:table-row table:style-name="ro1">
          <table:table-cell office:value-type="float" office:value="15.817">
            <text:p>15.817</text:p>
          </table:table-cell>
          <table:table-cell office:value-type="string">
            <text:p>National Geospatial Program: Building The National Map </text:p>
          </table:table-cell>
          <table:table-cell office:value-type="string">
            <text:p>consistency</text:p>
          </table:table-cell>
          <table:table-cell office:value-type="float" office:value="6882859">
            <text:p>6882859</text:p>
          </table:table-cell>
          <table:table-cell office:value-type="float" office:value="2715324">
            <text:p>2715324</text:p>
          </table:table-cell>
          <table:table-cell table:formula="of:=[.D124]-[.E124]" office:value-type="currency" office:currency="USD" office:value="4167535">
            <text:p>$4,167,535</text:p>
          </table:table-cell>
          <table:table-cell table:formula="of:=ABS([.F124])" office:value-type="currency" office:currency="USD" office:value="4167535">
            <text:p>$4,167,535</text:p>
          </table:table-cell>
          <table:table-cell table:formula="of:=[.F124]/[.D124]" office:value-type="percentage" office:value="0.605494751526945">
            <text:p>60.55%</text:p>
          </table:table-cell>
          <table:table-cell/>
        </table:table-row>
        <table:table-row table:style-name="ro1">
          <table:table-cell office:value-type="float" office:value="10.917">
            <text:p>10.917</text:p>
          </table:table-cell>
          <table:table-cell office:value-type="string">
            <text:p>Agricultural Management Assistance</text:p>
          </table:table-cell>
          <table:table-cell office:value-type="string">
            <text:p>consistency</text:p>
          </table:table-cell>
          <table:table-cell office:value-type="float" office:value="6270000">
            <text:p>6270000</text:p>
          </table:table-cell>
          <table:table-cell office:value-type="float" office:value="2870409">
            <text:p>2870409</text:p>
          </table:table-cell>
          <table:table-cell table:formula="of:=[.D125]-[.E125]" office:value-type="currency" office:currency="USD" office:value="3399591">
            <text:p>$3,399,591</text:p>
          </table:table-cell>
          <table:table-cell table:formula="of:=ABS([.F125])" office:value-type="currency" office:currency="USD" office:value="3399591">
            <text:p>$3,399,591</text:p>
          </table:table-cell>
          <table:table-cell table:formula="of:=[.F125]/[.D125]" office:value-type="percentage" office:value="0.5421995215311">
            <text:p>54.22%</text:p>
          </table:table-cell>
          <table:table-cell/>
        </table:table-row>
        <table:table-row table:style-name="ro1">
          <table:table-cell office:value-type="float" office:value="15.236">
            <text:p>15.236</text:p>
          </table:table-cell>
          <table:table-cell office:value-type="string">
            <text:p>Environmental Quality and Protection Resource Management</text:p>
          </table:table-cell>
          <table:table-cell office:value-type="string">
            <text:p>consistency</text:p>
          </table:table-cell>
          <table:table-cell office:value-type="float" office:value="10806000">
            <text:p>10806000</text:p>
          </table:table-cell>
          <table:table-cell office:value-type="float" office:value="2999984">
            <text:p>2999984</text:p>
          </table:table-cell>
          <table:table-cell table:formula="of:=[.D126]-[.E126]" office:value-type="currency" office:currency="USD" office:value="7806016">
            <text:p>$7,806,016</text:p>
          </table:table-cell>
          <table:table-cell table:formula="of:=ABS([.F126])" office:value-type="currency" office:currency="USD" office:value="7806016">
            <text:p>$7,806,016</text:p>
          </table:table-cell>
          <table:table-cell table:formula="of:=[.F126]/[.D126]" office:value-type="percentage" office:value="0.722377938182491">
            <text:p>72.24%</text:p>
          </table:table-cell>
          <table:table-cell/>
        </table:table-row>
        <table:table-row table:style-name="ro1">
          <table:table-cell office:value-type="float" office:value="66.436">
            <text:p>66.436</text:p>
          </table:table-cell>
          <table:table-cell office:value-type="string">
            <text:p>Surveys, Studies, Investigations, Demonstrations, and Training Grants and Cooperative Agreements - Section 104(b)(3) of the Clean Water Act</text:p>
          </table:table-cell>
          <table:table-cell office:value-type="string">
            <text:p>consistency</text:p>
          </table:table-cell>
          <table:table-cell office:value-type="float" office:value="1775000">
            <text:p>1775000</text:p>
          </table:table-cell>
          <table:table-cell office:value-type="float" office:value="3018247">
            <text:p>3018247</text:p>
          </table:table-cell>
          <table:table-cell table:formula="of:=[.D127]-[.E127]" office:value-type="currency" office:currency="USD" office:value="-1243247">
            <text:p>-$1,243,247</text:p>
          </table:table-cell>
          <table:table-cell table:formula="of:=ABS([.F127])" office:value-type="currency" office:currency="USD" office:value="1243247">
            <text:p>$1,243,247</text:p>
          </table:table-cell>
          <table:table-cell table:formula="of:=[.F127]/[.D127]" office:value-type="percentage" office:value="-0.700420845070423">
            <text:p>-70.04%</text:p>
          </table:table-cell>
          <table:table-cell/>
        </table:table-row>
        <table:table-row table:style-name="ro1">
          <table:table-cell office:value-type="float" office:value="20.613">
            <text:p>20.613</text:p>
          </table:table-cell>
          <table:table-cell office:value-type="string">
            <text:p>Child Safety and Child Booster Seats Incentive Grants</text:p>
          </table:table-cell>
          <table:table-cell office:value-type="string">
            <text:p>consistency</text:p>
          </table:table-cell>
          <table:table-cell office:value-type="float" office:value="7000000">
            <text:p>7000000</text:p>
          </table:table-cell>
          <table:table-cell office:value-type="float" office:value="3226602">
            <text:p>3226602</text:p>
          </table:table-cell>
          <table:table-cell table:formula="of:=[.D128]-[.E128]" office:value-type="currency" office:currency="USD" office:value="3773398">
            <text:p>$3,773,398</text:p>
          </table:table-cell>
          <table:table-cell table:formula="of:=ABS([.F128])" office:value-type="currency" office:currency="USD" office:value="3773398">
            <text:p>$3,773,398</text:p>
          </table:table-cell>
          <table:table-cell table:formula="of:=[.F128]/[.D128]" office:value-type="percentage" office:value="0.539056857142857">
            <text:p>53.91%</text:p>
          </table:table-cell>
          <table:table-cell/>
        </table:table-row>
        <table:table-row table:style-name="ro1">
          <table:table-cell office:value-type="float" office:value="66.814">
            <text:p>66.814</text:p>
          </table:table-cell>
          <table:table-cell office:value-type="string">
            <text:p>Brownfields Training, Research, and Technical Assistance Grants and Cooperative Agreements </text:p>
          </table:table-cell>
          <table:table-cell office:value-type="string">
            <text:p>consistency</text:p>
          </table:table-cell>
          <table:table-cell office:value-type="float" office:value="7540000">
            <text:p>7540000</text:p>
          </table:table-cell>
          <table:table-cell office:value-type="float" office:value="3463745">
            <text:p>3463745</text:p>
          </table:table-cell>
          <table:table-cell table:formula="of:=[.D129]-[.E129]" office:value-type="currency" office:currency="USD" office:value="4076255">
            <text:p>$4,076,255</text:p>
          </table:table-cell>
          <table:table-cell table:formula="of:=ABS([.F129])" office:value-type="currency" office:currency="USD" office:value="4076255">
            <text:p>$4,076,255</text:p>
          </table:table-cell>
          <table:table-cell table:formula="of:=[.F129]/[.D129]" office:value-type="percentage" office:value="0.540617374005305">
            <text:p>54.06%</text:p>
          </table:table-cell>
          <table:table-cell/>
        </table:table-row>
        <table:table-row table:style-name="ro1">
          <table:table-cell office:value-type="float" office:value="93.97">
            <text:p>93.97</text:p>
          </table:table-cell>
          <table:table-cell office:value-type="string">
            <text:p>Health Professions Recruitment Program for Indians</text:p>
          </table:table-cell>
          <table:table-cell office:value-type="string">
            <text:p>consistency</text:p>
          </table:table-cell>
          <table:table-cell office:value-type="float" office:value="1825636">
            <text:p>1825636</text:p>
          </table:table-cell>
          <table:table-cell office:value-type="float" office:value="3506566">
            <text:p>3506566</text:p>
          </table:table-cell>
          <table:table-cell table:formula="of:=[.D130]-[.E130]" office:value-type="currency" office:currency="USD" office:value="-1680930">
            <text:p>-$1,680,930</text:p>
          </table:table-cell>
          <table:table-cell table:formula="of:=ABS([.F130])" office:value-type="currency" office:currency="USD" office:value="1680930">
            <text:p>$1,680,930</text:p>
          </table:table-cell>
          <table:table-cell table:formula="of:=[.F130]/[.D130]" office:value-type="percentage" office:value="-0.920736663825648">
            <text:p>-92.07%</text:p>
          </table:table-cell>
          <table:table-cell/>
        </table:table-row>
        <table:table-row table:style-name="ro1">
          <table:table-cell office:value-type="float" office:value="15.65">
            <text:p>15.65</text:p>
          </table:table-cell>
          <table:table-cell office:value-type="string">
            <text:p>Research Grants (Generic)</text:p>
          </table:table-cell>
          <table:table-cell office:value-type="string">
            <text:p>consistency</text:p>
          </table:table-cell>
          <table:table-cell office:value-type="float" office:value="13864902">
            <text:p>13864902</text:p>
          </table:table-cell>
          <table:table-cell office:value-type="float" office:value="3516144">
            <text:p>3516144</text:p>
          </table:table-cell>
          <table:table-cell table:formula="of:=[.D131]-[.E131]" office:value-type="currency" office:currency="USD" office:value="10348758">
            <text:p>$10,348,758</text:p>
          </table:table-cell>
          <table:table-cell table:formula="of:=ABS([.F131])" office:value-type="currency" office:currency="USD" office:value="10348758">
            <text:p>$10,348,758</text:p>
          </table:table-cell>
          <table:table-cell table:formula="of:=[.F131]/[.D131]" office:value-type="percentage" office:value="0.74639964999392">
            <text:p>74.64%</text:p>
          </table:table-cell>
          <table:table-cell/>
        </table:table-row>
        <table:table-row table:style-name="ro1">
          <table:table-cell office:value-type="float" office:value="19.022">
            <text:p>19.022</text:p>
          </table:table-cell>
          <table:table-cell office:value-type="string">
            <text:p>Educational and Cultural Exchange Programs Appropriation Overseas Grants</text:p>
          </table:table-cell>
          <table:table-cell office:value-type="string">
            <text:p>consistency</text:p>
          </table:table-cell>
          <table:table-cell office:value-type="float" office:value="10000000">
            <text:p>10000000</text:p>
          </table:table-cell>
          <table:table-cell office:value-type="float" office:value="3707217">
            <text:p>3707217</text:p>
          </table:table-cell>
          <table:table-cell table:formula="of:=[.D132]-[.E132]" office:value-type="currency" office:currency="USD" office:value="6292783">
            <text:p>$6,292,783</text:p>
          </table:table-cell>
          <table:table-cell table:formula="of:=ABS([.F132])" office:value-type="currency" office:currency="USD" office:value="6292783">
            <text:p>$6,292,783</text:p>
          </table:table-cell>
          <table:table-cell table:formula="of:=[.F132]/[.D132]" office:value-type="percentage" office:value="0.6292783">
            <text:p>62.93%</text:p>
          </table:table-cell>
          <table:table-cell/>
        </table:table-row>
        <table:table-row table:style-name="ro1">
          <table:table-cell office:value-type="float" office:value="20.52">
            <text:p>20.52</text:p>
          </table:table-cell>
          <table:table-cell office:value-type="string">
            <text:p>Paul S. Sarbanes Transit in the Parks</text:p>
          </table:table-cell>
          <table:table-cell office:value-type="string">
            <text:p>consistency</text:p>
          </table:table-cell>
          <table:table-cell office:value-type="float" office:value="36776019">
            <text:p>36776019</text:p>
          </table:table-cell>
          <table:table-cell office:value-type="float" office:value="3774000">
            <text:p>3774000</text:p>
          </table:table-cell>
          <table:table-cell table:formula="of:=[.D133]-[.E133]" office:value-type="currency" office:currency="USD" office:value="33002019">
            <text:p>$33,002,019</text:p>
          </table:table-cell>
          <table:table-cell table:formula="of:=ABS([.F133])" office:value-type="currency" office:currency="USD" office:value="33002019">
            <text:p>$33,002,019</text:p>
          </table:table-cell>
          <table:table-cell table:formula="of:=[.F133]/[.D133]" office:value-type="percentage" office:value="0.897378778273962">
            <text:p>89.74%</text:p>
          </table:table-cell>
          <table:table-cell/>
        </table:table-row>
        <table:table-row table:style-name="ro1">
          <table:table-cell office:value-type="float" office:value="93.704">
            <text:p>93.704</text:p>
          </table:table-cell>
          <table:table-cell office:value-type="string">
            <text:p>TRANS-NIH RECOVERY ACT LOAN REPAYMENT SUPPORT <text:s/></text:p>
          </table:table-cell>
          <table:table-cell office:value-type="string">
            <text:p>consistency</text:p>
          </table:table-cell>
          <table:table-cell office:value-type="float" office:value="12000000">
            <text:p>12000000</text:p>
          </table:table-cell>
          <table:table-cell office:value-type="float" office:value="3966606">
            <text:p>3966606</text:p>
          </table:table-cell>
          <table:table-cell table:formula="of:=[.D134]-[.E134]" office:value-type="currency" office:currency="USD" office:value="8033394">
            <text:p>$8,033,394</text:p>
          </table:table-cell>
          <table:table-cell table:formula="of:=ABS([.F134])" office:value-type="currency" office:currency="USD" office:value="8033394">
            <text:p>$8,033,394</text:p>
          </table:table-cell>
          <table:table-cell table:formula="of:=[.F134]/[.D134]" office:value-type="percentage" office:value="0.6694495">
            <text:p>66.94%</text:p>
          </table:table-cell>
          <table:table-cell/>
        </table:table-row>
        <table:table-row table:style-name="ro1">
          <table:table-cell office:value-type="float" office:value="10.665">
            <text:p>10.665</text:p>
          </table:table-cell>
          <table:table-cell office:value-type="string">
            <text:p>Secure Payments for States and Counties Containing Federal Land</text:p>
          </table:table-cell>
          <table:table-cell office:value-type="string">
            <text:p>consistency</text:p>
          </table:table-cell>
          <table:table-cell office:value-type="float" office:value="405000000">
            <text:p>405000000</text:p>
          </table:table-cell>
          <table:table-cell office:value-type="float" office:value="4014963">
            <text:p>4014963</text:p>
          </table:table-cell>
          <table:table-cell table:formula="of:=[.D135]-[.E135]" office:value-type="currency" office:currency="USD" office:value="400985037">
            <text:p>$400,985,037</text:p>
          </table:table-cell>
          <table:table-cell table:formula="of:=ABS([.F135])" office:value-type="currency" office:currency="USD" office:value="400985037">
            <text:p>$400,985,037</text:p>
          </table:table-cell>
          <table:table-cell table:formula="of:=[.F135]/[.D135]" office:value-type="percentage" office:value="0.990086511111111">
            <text:p>99.01%</text:p>
          </table:table-cell>
          <table:table-cell/>
        </table:table-row>
        <table:table-row table:style-name="ro1">
          <table:table-cell office:value-type="float" office:value="15.427">
            <text:p>15.427</text:p>
          </table:table-cell>
          <table:table-cell office:value-type="string">
            <text:p>Federal Oil and Gas Royalty Management</text:p>
          </table:table-cell>
          <table:table-cell office:value-type="string">
            <text:p>consistency</text:p>
          </table:table-cell>
          <table:table-cell office:value-type="float" office:value="10420000">
            <text:p>10420000</text:p>
          </table:table-cell>
          <table:table-cell office:value-type="float" office:value="4072869">
            <text:p>4072869</text:p>
          </table:table-cell>
          <table:table-cell table:formula="of:=[.D136]-[.E136]" office:value-type="currency" office:currency="USD" office:value="6347131">
            <text:p>$6,347,131</text:p>
          </table:table-cell>
          <table:table-cell table:formula="of:=ABS([.F136])" office:value-type="currency" office:currency="USD" office:value="6347131">
            <text:p>$6,347,131</text:p>
          </table:table-cell>
          <table:table-cell table:formula="of:=[.F136]/[.D136]" office:value-type="percentage" office:value="0.609129654510557">
            <text:p>60.91%</text:p>
          </table:table-cell>
          <table:table-cell/>
        </table:table-row>
        <table:table-row table:style-name="ro1">
          <table:table-cell office:value-type="float" office:value="10.783">
            <text:p>10.783</text:p>
          </table:table-cell>
          <table:table-cell office:value-type="string">
            <text:p>Rural Business Enterprise Grants - ARRA</text:p>
          </table:table-cell>
          <table:table-cell office:value-type="string">
            <text:p>consistency</text:p>
          </table:table-cell>
          <table:table-cell office:value-type="float" office:value="38227000">
            <text:p>38227000</text:p>
          </table:table-cell>
          <table:table-cell office:value-type="float" office:value="4084518">
            <text:p>4084518</text:p>
          </table:table-cell>
          <table:table-cell table:formula="of:=[.D137]-[.E137]" office:value-type="currency" office:currency="USD" office:value="34142482">
            <text:p>$34,142,482</text:p>
          </table:table-cell>
          <table:table-cell table:formula="of:=ABS([.F137])" office:value-type="currency" office:currency="USD" office:value="34142482">
            <text:p>$34,142,482</text:p>
          </table:table-cell>
          <table:table-cell table:formula="of:=[.F137]/[.D137]" office:value-type="percentage" office:value="0.893150966594292">
            <text:p>89.32%</text:p>
          </table:table-cell>
          <table:table-cell/>
        </table:table-row>
        <table:table-row table:style-name="ro1">
          <table:table-cell office:value-type="float" office:value="10.672">
            <text:p>10.672</text:p>
          </table:table-cell>
          <table:table-cell office:value-type="string">
            <text:p>Rural Development, Forestry, and Communities</text:p>
          </table:table-cell>
          <table:table-cell office:value-type="string">
            <text:p>consistency</text:p>
          </table:table-cell>
          <table:table-cell office:value-type="float" office:value="800000">
            <text:p>800000</text:p>
          </table:table-cell>
          <table:table-cell office:value-type="float" office:value="4142277">
            <text:p>4142277</text:p>
          </table:table-cell>
          <table:table-cell table:formula="of:=[.D138]-[.E138]" office:value-type="currency" office:currency="USD" office:value="-3342277">
            <text:p>-$3,342,277</text:p>
          </table:table-cell>
          <table:table-cell table:formula="of:=ABS([.F138])" office:value-type="currency" office:currency="USD" office:value="3342277">
            <text:p>$3,342,277</text:p>
          </table:table-cell>
          <table:table-cell table:formula="of:=[.F138]/[.D138]" office:value-type="percentage" office:value="-4.17784625">
            <text:p>-417.78%</text:p>
          </table:table-cell>
          <table:table-cell/>
        </table:table-row>
        <table:table-row table:style-name="ro1">
          <table:table-cell office:value-type="float" office:value="66.808">
            <text:p>66.808</text:p>
          </table:table-cell>
          <table:table-cell office:value-type="string">
            <text:p>Solid Waste Management Assistance Grants</text:p>
          </table:table-cell>
          <table:table-cell office:value-type="string">
            <text:p>consistency</text:p>
          </table:table-cell>
          <table:table-cell office:value-type="float" office:value="1800000">
            <text:p>1800000</text:p>
          </table:table-cell>
          <table:table-cell office:value-type="float" office:value="4344068">
            <text:p>4344068</text:p>
          </table:table-cell>
          <table:table-cell table:formula="of:=[.D139]-[.E139]" office:value-type="currency" office:currency="USD" office:value="-2544068">
            <text:p>-$2,544,068</text:p>
          </table:table-cell>
          <table:table-cell table:formula="of:=ABS([.F139])" office:value-type="currency" office:currency="USD" office:value="2544068">
            <text:p>$2,544,068</text:p>
          </table:table-cell>
          <table:table-cell table:formula="of:=[.F139]/[.D139]" office:value-type="percentage" office:value="-1.41337111111111">
            <text:p>-141.34%</text:p>
          </table:table-cell>
          <table:table-cell/>
        </table:table-row>
        <table:table-row table:style-name="ro1">
          <table:table-cell office:value-type="float" office:value="16.748">
            <text:p>16.748</text:p>
          </table:table-cell>
          <table:table-cell office:value-type="string">
            <text:p>Convicted Offender and/or Arrestee DNA Backlog Reduction Program (In-House Analysis and Data Review)</text:p>
          </table:table-cell>
          <table:table-cell office:value-type="string">
            <text:p>consistency</text:p>
          </table:table-cell>
          <table:table-cell office:value-type="float" office:value="155263000">
            <text:p>155263000</text:p>
          </table:table-cell>
          <table:table-cell office:value-type="float" office:value="4349119">
            <text:p>4349119</text:p>
          </table:table-cell>
          <table:table-cell table:formula="of:=[.D140]-[.E140]" office:value-type="currency" office:currency="USD" office:value="150913881">
            <text:p>$150,913,881</text:p>
          </table:table-cell>
          <table:table-cell table:formula="of:=ABS([.F140])" office:value-type="currency" office:currency="USD" office:value="150913881">
            <text:p>$150,913,881</text:p>
          </table:table-cell>
          <table:table-cell table:formula="of:=[.F140]/[.D140]" office:value-type="percentage" office:value="0.971988696598674">
            <text:p>97.20%</text:p>
          </table:table-cell>
          <table:table-cell/>
        </table:table-row>
        <table:table-row table:style-name="ro1">
          <table:table-cell office:value-type="float" office:value="66.815">
            <text:p>66.815</text:p>
          </table:table-cell>
          <table:table-cell office:value-type="string">
            <text:p>Brownfield Job Training Cooperative Agreements</text:p>
          </table:table-cell>
          <table:table-cell office:value-type="string">
            <text:p>consistency</text:p>
          </table:table-cell>
          <table:table-cell office:value-type="float" office:value="2600000">
            <text:p>2600000</text:p>
          </table:table-cell>
          <table:table-cell office:value-type="float" office:value="4407941">
            <text:p>4407941</text:p>
          </table:table-cell>
          <table:table-cell table:formula="of:=[.D141]-[.E141]" office:value-type="currency" office:currency="USD" office:value="-1807941">
            <text:p>-$1,807,941</text:p>
          </table:table-cell>
          <table:table-cell table:formula="of:=ABS([.F141])" office:value-type="currency" office:currency="USD" office:value="1807941">
            <text:p>$1,807,941</text:p>
          </table:table-cell>
          <table:table-cell table:formula="of:=[.F141]/[.D141]" office:value-type="percentage" office:value="-0.695361923076923">
            <text:p>-69.54%</text:p>
          </table:table-cell>
          <table:table-cell/>
        </table:table-row>
        <table:table-row table:style-name="ro1">
          <table:table-cell office:value-type="float" office:value="20.522">
            <text:p>20.522</text:p>
          </table:table-cell>
          <table:table-cell office:value-type="string">
            <text:p>Alternatives Analysis </text:p>
          </table:table-cell>
          <table:table-cell office:value-type="string">
            <text:p>consistency</text:p>
          </table:table-cell>
          <table:table-cell office:value-type="float" office:value="76847732">
            <text:p>76847732</text:p>
          </table:table-cell>
          <table:table-cell office:value-type="float" office:value="4752975">
            <text:p>4752975</text:p>
          </table:table-cell>
          <table:table-cell table:formula="of:=[.D142]-[.E142]" office:value-type="currency" office:currency="USD" office:value="72094757">
            <text:p>$72,094,757</text:p>
          </table:table-cell>
          <table:table-cell table:formula="of:=ABS([.F142])" office:value-type="currency" office:currency="USD" office:value="72094757">
            <text:p>$72,094,757</text:p>
          </table:table-cell>
          <table:table-cell table:formula="of:=[.F142]/[.D142]" office:value-type="percentage" office:value="0.938150744643967">
            <text:p>93.82%</text:p>
          </table:table-cell>
          <table:table-cell/>
        </table:table-row>
        <table:table-row table:style-name="ro1">
          <table:table-cell office:value-type="float" office:value="15.812">
            <text:p>15.812</text:p>
          </table:table-cell>
          <table:table-cell office:value-type="string">
            <text:p>Cooperative Research Units Program </text:p>
          </table:table-cell>
          <table:table-cell office:value-type="string">
            <text:p>consistency</text:p>
          </table:table-cell>
          <table:table-cell office:value-type="float" office:value="19264694">
            <text:p>19264694</text:p>
          </table:table-cell>
          <table:table-cell office:value-type="float" office:value="4764975">
            <text:p>4764975</text:p>
          </table:table-cell>
          <table:table-cell table:formula="of:=[.D143]-[.E143]" office:value-type="currency" office:currency="USD" office:value="14499719">
            <text:p>$14,499,719</text:p>
          </table:table-cell>
          <table:table-cell table:formula="of:=ABS([.F143])" office:value-type="currency" office:currency="USD" office:value="14499719">
            <text:p>$14,499,719</text:p>
          </table:table-cell>
          <table:table-cell table:formula="of:=[.F143]/[.D143]" office:value-type="percentage" office:value="0.752657633700281">
            <text:p>75.27%</text:p>
          </table:table-cell>
          <table:table-cell/>
        </table:table-row>
        <table:table-row table:style-name="ro1">
          <table:table-cell office:value-type="float" office:value="66.038">
            <text:p>66.038</text:p>
          </table:table-cell>
          <table:table-cell office:value-type="string">
            <text:p>Training, Investigations, and Special Purpose Activities of Federally-Recognized Indian Tribes Consistent With the Clean Air Act (CAA), Tribal Sovereignty and the Protection and Management of Air Quality</text:p>
          </table:table-cell>
          <table:table-cell office:value-type="string">
            <text:p>consistency</text:p>
          </table:table-cell>
          <table:table-cell office:value-type="float" office:value="13300000">
            <text:p>13300000</text:p>
          </table:table-cell>
          <table:table-cell office:value-type="float" office:value="4796070">
            <text:p>4796070</text:p>
          </table:table-cell>
          <table:table-cell table:formula="of:=[.D144]-[.E144]" office:value-type="currency" office:currency="USD" office:value="8503930">
            <text:p>$8,503,930</text:p>
          </table:table-cell>
          <table:table-cell table:formula="of:=ABS([.F144])" office:value-type="currency" office:currency="USD" office:value="8503930">
            <text:p>$8,503,930</text:p>
          </table:table-cell>
          <table:table-cell table:formula="of:=[.F144]/[.D144]" office:value-type="percentage" office:value="0.639393233082707">
            <text:p>63.94%</text:p>
          </table:table-cell>
          <table:table-cell/>
        </table:table-row>
        <table:table-row table:style-name="ro1">
          <table:table-cell office:value-type="float" office:value="11.012">
            <text:p>11.012</text:p>
          </table:table-cell>
          <table:table-cell office:value-type="string">
            <text:p>Integrated Ocean Observing System (IOOS)</text:p>
          </table:table-cell>
          <table:table-cell office:value-type="string">
            <text:p>consistency</text:p>
          </table:table-cell>
          <table:table-cell office:value-type="float" office:value="14555000">
            <text:p>14555000</text:p>
          </table:table-cell>
          <table:table-cell office:value-type="float" office:value="4815278">
            <text:p>4815278</text:p>
          </table:table-cell>
          <table:table-cell table:formula="of:=[.D145]-[.E145]" office:value-type="currency" office:currency="USD" office:value="9739722">
            <text:p>$9,739,722</text:p>
          </table:table-cell>
          <table:table-cell table:formula="of:=ABS([.F145])" office:value-type="currency" office:currency="USD" office:value="9739722">
            <text:p>$9,739,722</text:p>
          </table:table-cell>
          <table:table-cell table:formula="of:=[.F145]/[.D145]" office:value-type="percentage" office:value="0.669166746822398">
            <text:p>66.92%</text:p>
          </table:table-cell>
          <table:table-cell/>
        </table:table-row>
        <table:table-row table:style-name="ro1">
          <table:table-cell office:value-type="float" office:value="16.74">
            <text:p>16.74</text:p>
          </table:table-cell>
          <table:table-cell office:value-type="string">
            <text:p>Statewide Automated Victim Information Notification (SAVIN) Program</text:p>
          </table:table-cell>
          <table:table-cell office:value-type="string">
            <text:p>consistency</text:p>
          </table:table-cell>
          <table:table-cell office:value-type="float" office:value="11900000">
            <text:p>11900000</text:p>
          </table:table-cell>
          <table:table-cell office:value-type="float" office:value="4892674">
            <text:p>4892674</text:p>
          </table:table-cell>
          <table:table-cell table:formula="of:=[.D146]-[.E146]" office:value-type="currency" office:currency="USD" office:value="7007326">
            <text:p>$7,007,326</text:p>
          </table:table-cell>
          <table:table-cell table:formula="of:=ABS([.F146])" office:value-type="currency" office:currency="USD" office:value="7007326">
            <text:p>$7,007,326</text:p>
          </table:table-cell>
          <table:table-cell table:formula="of:=[.F146]/[.D146]" office:value-type="percentage" office:value="0.588850924369748">
            <text:p>58.89%</text:p>
          </table:table-cell>
          <table:table-cell/>
        </table:table-row>
        <table:table-row table:style-name="ro1">
          <table:table-cell office:value-type="float" office:value="10.684">
            <text:p>10.684</text:p>
          </table:table-cell>
          <table:table-cell office:value-type="string">
            <text:p>International Forestry Programs</text:p>
          </table:table-cell>
          <table:table-cell office:value-type="string">
            <text:p>consistency</text:p>
          </table:table-cell>
          <table:table-cell office:value-type="float" office:value="1301081">
            <text:p>1301081</text:p>
          </table:table-cell>
          <table:table-cell office:value-type="float" office:value="4929939">
            <text:p>4929939</text:p>
          </table:table-cell>
          <table:table-cell table:formula="of:=[.D147]-[.E147]" office:value-type="currency" office:currency="USD" office:value="-3628858">
            <text:p>-$3,628,858</text:p>
          </table:table-cell>
          <table:table-cell table:formula="of:=ABS([.F147])" office:value-type="currency" office:currency="USD" office:value="3628858">
            <text:p>$3,628,858</text:p>
          </table:table-cell>
          <table:table-cell table:formula="of:=[.F147]/[.D147]" office:value-type="percentage" office:value="-2.78910997854861">
            <text:p>-278.91%</text:p>
          </table:table-cell>
          <table:table-cell/>
        </table:table-row>
        <table:table-row table:style-name="ro1">
          <table:table-cell office:value-type="float" office:value="15.524">
            <text:p>15.524</text:p>
          </table:table-cell>
          <table:table-cell office:value-type="string">
            <text:p>Recreation Resources Management</text:p>
          </table:table-cell>
          <table:table-cell office:value-type="string">
            <text:p>consistency</text:p>
          </table:table-cell>
          <table:table-cell office:value-type="float" office:value="10475044">
            <text:p>10475044</text:p>
          </table:table-cell>
          <table:table-cell office:value-type="float" office:value="5004856">
            <text:p>5004856</text:p>
          </table:table-cell>
          <table:table-cell table:formula="of:=[.D148]-[.E148]" office:value-type="currency" office:currency="USD" office:value="5470188">
            <text:p>$5,470,188</text:p>
          </table:table-cell>
          <table:table-cell table:formula="of:=ABS([.F148])" office:value-type="currency" office:currency="USD" office:value="5470188">
            <text:p>$5,470,188</text:p>
          </table:table-cell>
          <table:table-cell table:formula="of:=[.F148]/[.D148]" office:value-type="percentage" office:value="0.522211458013923">
            <text:p>52.22%</text:p>
          </table:table-cell>
          <table:table-cell/>
        </table:table-row>
        <table:table-row table:style-name="ro1">
          <table:table-cell office:value-type="float" office:value="11.426">
            <text:p>11.426</text:p>
          </table:table-cell>
          <table:table-cell office:value-type="string">
            <text:p>Financial Assistance for National Centers for Coastal Ocean Science</text:p>
          </table:table-cell>
          <table:table-cell office:value-type="string">
            <text:p>consistency</text:p>
          </table:table-cell>
          <table:table-cell office:value-type="float" office:value="15000000">
            <text:p>15000000</text:p>
          </table:table-cell>
          <table:table-cell office:value-type="float" office:value="5078859">
            <text:p>5078859</text:p>
          </table:table-cell>
          <table:table-cell table:formula="of:=[.D149]-[.E149]" office:value-type="currency" office:currency="USD" office:value="9921141">
            <text:p>$9,921,141</text:p>
          </table:table-cell>
          <table:table-cell table:formula="of:=ABS([.F149])" office:value-type="currency" office:currency="USD" office:value="9921141">
            <text:p>$9,921,141</text:p>
          </table:table-cell>
          <table:table-cell table:formula="of:=[.F149]/[.D149]" office:value-type="percentage" office:value="0.6614094">
            <text:p>66.14%</text:p>
          </table:table-cell>
          <table:table-cell/>
        </table:table-row>
        <table:table-row table:style-name="ro1">
          <table:table-cell office:value-type="float" office:value="14.408">
            <text:p>14.408</text:p>
          </table:table-cell>
          <table:table-cell office:value-type="string">
            <text:p>Fair Housing Initiatives Program</text:p>
          </table:table-cell>
          <table:table-cell office:value-type="string">
            <text:p>consistency</text:p>
          </table:table-cell>
          <table:table-cell office:value-type="float" office:value="41555000">
            <text:p>41555000</text:p>
          </table:table-cell>
          <table:table-cell office:value-type="float" office:value="5291793">
            <text:p>5291793</text:p>
          </table:table-cell>
          <table:table-cell table:formula="of:=[.D150]-[.E150]" office:value-type="currency" office:currency="USD" office:value="36263207">
            <text:p>$36,263,207</text:p>
          </table:table-cell>
          <table:table-cell table:formula="of:=ABS([.F150])" office:value-type="currency" office:currency="USD" office:value="36263207">
            <text:p>$36,263,207</text:p>
          </table:table-cell>
          <table:table-cell table:formula="of:=[.F150]/[.D150]" office:value-type="percentage" office:value="0.872655685236434">
            <text:p>87.27%</text:p>
          </table:table-cell>
          <table:table-cell/>
        </table:table-row>
        <table:table-row table:style-name="ro1">
          <table:table-cell office:value-type="float" office:value="66.51">
            <text:p>66.51</text:p>
          </table:table-cell>
          <table:table-cell office:value-type="string">
            <text:p>Surveys, Studies, Investigations and Special Purpose Grants within the Office of Research and Development</text:p>
          </table:table-cell>
          <table:table-cell office:value-type="string">
            <text:p>consistency</text:p>
          </table:table-cell>
          <table:table-cell office:value-type="float" office:value="3200000">
            <text:p>3200000</text:p>
          </table:table-cell>
          <table:table-cell office:value-type="float" office:value="5374696">
            <text:p>5374696</text:p>
          </table:table-cell>
          <table:table-cell table:formula="of:=[.D151]-[.E151]" office:value-type="currency" office:currency="USD" office:value="-2174696">
            <text:p>-$2,174,696</text:p>
          </table:table-cell>
          <table:table-cell table:formula="of:=ABS([.F151])" office:value-type="currency" office:currency="USD" office:value="2174696">
            <text:p>$2,174,696</text:p>
          </table:table-cell>
          <table:table-cell table:formula="of:=[.F151]/[.D151]" office:value-type="percentage" office:value="-0.6795925">
            <text:p>-67.96%</text:p>
          </table:table-cell>
          <table:table-cell/>
        </table:table-row>
        <table:table-row table:style-name="ro1">
          <table:table-cell office:value-type="float" office:value="10.219">
            <text:p>10.219</text:p>
          </table:table-cell>
          <table:table-cell office:value-type="string">
            <text:p>Biotechnology Risk Assessment Research</text:p>
          </table:table-cell>
          <table:table-cell office:value-type="string">
            <text:p>consistency</text:p>
          </table:table-cell>
          <table:table-cell office:value-type="float" office:value="3810820">
            <text:p>3810820</text:p>
          </table:table-cell>
          <table:table-cell office:value-type="float" office:value="6124175">
            <text:p>6124175</text:p>
          </table:table-cell>
          <table:table-cell table:formula="of:=[.D152]-[.E152]" office:value-type="currency" office:currency="USD" office:value="-2313355">
            <text:p>-$2,313,355</text:p>
          </table:table-cell>
          <table:table-cell table:formula="of:=ABS([.F152])" office:value-type="currency" office:currency="USD" office:value="2313355">
            <text:p>$2,313,355</text:p>
          </table:table-cell>
          <table:table-cell table:formula="of:=[.F152]/[.D152]" office:value-type="percentage" office:value="-0.607049139030445">
            <text:p>-60.70%</text:p>
          </table:table-cell>
          <table:table-cell/>
        </table:table-row>
        <table:table-row table:style-name="ro1">
          <table:table-cell office:value-type="float" office:value="93.235">
            <text:p>93.235</text:p>
          </table:table-cell>
          <table:table-cell office:value-type="string">
            <text:p>Abstinence Education Program</text:p>
          </table:table-cell>
          <table:table-cell office:value-type="string">
            <text:p>consistency</text:p>
          </table:table-cell>
          <table:table-cell office:value-type="float" office:value="50000000">
            <text:p>50000000</text:p>
          </table:table-cell>
          <table:table-cell office:value-type="float" office:value="6420372">
            <text:p>6420372</text:p>
          </table:table-cell>
          <table:table-cell table:formula="of:=[.D153]-[.E153]" office:value-type="currency" office:currency="USD" office:value="43579628">
            <text:p>$43,579,628</text:p>
          </table:table-cell>
          <table:table-cell table:formula="of:=ABS([.F153])" office:value-type="currency" office:currency="USD" office:value="43579628">
            <text:p>$43,579,628</text:p>
          </table:table-cell>
          <table:table-cell table:formula="of:=[.F153]/[.D153]" office:value-type="percentage" office:value="0.87159256">
            <text:p>87.16%</text:p>
          </table:table-cell>
          <table:table-cell/>
        </table:table-row>
        <table:table-row table:style-name="ro1">
          <table:table-cell office:value-type="float" office:value="10.305">
            <text:p>10.305</text:p>
          </table:table-cell>
          <table:table-cell office:value-type="string">
            <text:p>International Science and Education Grants</text:p>
          </table:table-cell>
          <table:table-cell office:value-type="string">
            <text:p>consistency</text:p>
          </table:table-cell>
          <table:table-cell office:value-type="float" office:value="2864582">
            <text:p>2864582</text:p>
          </table:table-cell>
          <table:table-cell office:value-type="float" office:value="6442551">
            <text:p>6442551</text:p>
          </table:table-cell>
          <table:table-cell table:formula="of:=[.D154]-[.E154]" office:value-type="currency" office:currency="USD" office:value="-3577969">
            <text:p>-$3,577,969</text:p>
          </table:table-cell>
          <table:table-cell table:formula="of:=ABS([.F154])" office:value-type="currency" office:currency="USD" office:value="3577969">
            <text:p>$3,577,969</text:p>
          </table:table-cell>
          <table:table-cell table:formula="of:=[.F154]/[.D154]" office:value-type="percentage" office:value="-1.24903703227906">
            <text:p>-124.90%</text:p>
          </table:table-cell>
          <table:table-cell/>
        </table:table-row>
        <table:table-row table:style-name="ro1">
          <table:table-cell office:value-type="float" office:value="93.982">
            <text:p>93.982</text:p>
          </table:table-cell>
          <table:table-cell office:value-type="string">
            <text:p>Mental Health Disaster Assistance and Emergency Mental Health</text:p>
          </table:table-cell>
          <table:table-cell office:value-type="string">
            <text:p>consistency</text:p>
          </table:table-cell>
          <table:table-cell office:value-type="float" office:value="29754402">
            <text:p>29754402</text:p>
          </table:table-cell>
          <table:table-cell office:value-type="float" office:value="6525498">
            <text:p>6525498</text:p>
          </table:table-cell>
          <table:table-cell table:formula="of:=[.D155]-[.E155]" office:value-type="currency" office:currency="USD" office:value="23228904">
            <text:p>$23,228,904</text:p>
          </table:table-cell>
          <table:table-cell table:formula="of:=ABS([.F155])" office:value-type="currency" office:currency="USD" office:value="23228904">
            <text:p>$23,228,904</text:p>
          </table:table-cell>
          <table:table-cell table:formula="of:=[.F155]/[.D155]" office:value-type="percentage" office:value="0.78068798021886">
            <text:p>78.07%</text:p>
          </table:table-cell>
          <table:table-cell/>
        </table:table-row>
        <table:table-row table:style-name="ro1">
          <table:table-cell office:value-type="float" office:value="81.065">
            <text:p>81.065</text:p>
          </table:table-cell>
          <table:table-cell office:value-type="string">
            <text:p>Nuclear Waste Disposal Siting</text:p>
          </table:table-cell>
          <table:table-cell office:value-type="string">
            <text:p>consistency</text:p>
          </table:table-cell>
          <table:table-cell office:value-type="float" office:value="27000000">
            <text:p>27000000</text:p>
          </table:table-cell>
          <table:table-cell office:value-type="float" office:value="6548190">
            <text:p>6548190</text:p>
          </table:table-cell>
          <table:table-cell table:formula="of:=[.D156]-[.E156]" office:value-type="currency" office:currency="USD" office:value="20451810">
            <text:p>$20,451,810</text:p>
          </table:table-cell>
          <table:table-cell table:formula="of:=ABS([.F156])" office:value-type="currency" office:currency="USD" office:value="20451810">
            <text:p>$20,451,810</text:p>
          </table:table-cell>
          <table:table-cell table:formula="of:=[.F156]/[.D156]" office:value-type="percentage" office:value="0.757474444444444">
            <text:p>75.75%</text:p>
          </table:table-cell>
          <table:table-cell/>
        </table:table-row>
        <table:table-row table:style-name="ro1">
          <table:table-cell office:value-type="float" office:value="11.559">
            <text:p>11.559</text:p>
          </table:table-cell>
          <table:table-cell office:value-type="string">
            <text:p>Low-Power Television and Translator Upgrade Program</text:p>
          </table:table-cell>
          <table:table-cell office:value-type="string">
            <text:p>consistency</text:p>
          </table:table-cell>
          <table:table-cell office:value-type="float" office:value="44166000">
            <text:p>44166000</text:p>
          </table:table-cell>
          <table:table-cell office:value-type="float" office:value="6879736">
            <text:p>6879736</text:p>
          </table:table-cell>
          <table:table-cell table:formula="of:=[.D157]-[.E157]" office:value-type="currency" office:currency="USD" office:value="37286264">
            <text:p>$37,286,264</text:p>
          </table:table-cell>
          <table:table-cell table:formula="of:=ABS([.F157])" office:value-type="currency" office:currency="USD" office:value="37286264">
            <text:p>$37,286,264</text:p>
          </table:table-cell>
          <table:table-cell table:formula="of:=[.F157]/[.D157]" office:value-type="percentage" office:value="0.844230041208169">
            <text:p>84.42%</text:p>
          </table:table-cell>
          <table:table-cell/>
        </table:table-row>
        <table:table-row table:style-name="ro1">
          <table:table-cell office:value-type="float" office:value="14.257">
            <text:p>14.257</text:p>
          </table:table-cell>
          <table:table-cell office:value-type="string">
            <text:p><text:s text:c="2"/>Homelessness Prevention and Rapid Re-Housing Program (Recovery Act Funded)</text:p>
          </table:table-cell>
          <table:table-cell office:value-type="string">
            <text:p>consistency</text:p>
          </table:table-cell>
          <table:table-cell office:value-type="float" office:value="150000000">
            <text:p>150000000</text:p>
          </table:table-cell>
          <table:table-cell office:value-type="float" office:value="7191436">
            <text:p>7191436</text:p>
          </table:table-cell>
          <table:table-cell table:formula="of:=[.D158]-[.E158]" office:value-type="currency" office:currency="USD" office:value="142808564">
            <text:p>$142,808,564</text:p>
          </table:table-cell>
          <table:table-cell table:formula="of:=ABS([.F158])" office:value-type="currency" office:currency="USD" office:value="142808564">
            <text:p>$142,808,564</text:p>
          </table:table-cell>
          <table:table-cell table:formula="of:=[.F158]/[.D158]" office:value-type="percentage" office:value="0.952057093333333">
            <text:p>95.21%</text:p>
          </table:table-cell>
          <table:table-cell/>
        </table:table-row>
        <table:table-row table:style-name="ro1">
          <table:table-cell office:value-type="float" office:value="15.507">
            <text:p>15.507</text:p>
          </table:table-cell>
          <table:table-cell office:value-type="string">
            <text:p>Water 2025</text:p>
          </table:table-cell>
          <table:table-cell office:value-type="string">
            <text:p>consistency</text:p>
          </table:table-cell>
          <table:table-cell office:value-type="float" office:value="18307421">
            <text:p>18307421</text:p>
          </table:table-cell>
          <table:table-cell office:value-type="float" office:value="7235949">
            <text:p>7235949</text:p>
          </table:table-cell>
          <table:table-cell table:formula="of:=[.D159]-[.E159]" office:value-type="currency" office:currency="USD" office:value="11071472">
            <text:p>$11,071,472</text:p>
          </table:table-cell>
          <table:table-cell table:formula="of:=ABS([.F159])" office:value-type="currency" office:currency="USD" office:value="11071472">
            <text:p>$11,071,472</text:p>
          </table:table-cell>
          <table:table-cell table:formula="of:=[.F159]/[.D159]" office:value-type="percentage" office:value="0.604753230943889">
            <text:p>60.48%</text:p>
          </table:table-cell>
          <table:table-cell/>
        </table:table-row>
        <table:table-row table:style-name="ro1">
          <table:table-cell office:value-type="float" office:value="20.314">
            <text:p>20.314</text:p>
          </table:table-cell>
          <table:table-cell office:value-type="string">
            <text:p>Railroad Development</text:p>
          </table:table-cell>
          <table:table-cell office:value-type="string">
            <text:p>consistency</text:p>
          </table:table-cell>
          <table:table-cell office:value-type="float" office:value="25000000">
            <text:p>25000000</text:p>
          </table:table-cell>
          <table:table-cell office:value-type="float" office:value="7446035">
            <text:p>7446035</text:p>
          </table:table-cell>
          <table:table-cell table:formula="of:=[.D160]-[.E160]" office:value-type="currency" office:currency="USD" office:value="17553965">
            <text:p>$17,553,965</text:p>
          </table:table-cell>
          <table:table-cell table:formula="of:=ABS([.F160])" office:value-type="currency" office:currency="USD" office:value="17553965">
            <text:p>$17,553,965</text:p>
          </table:table-cell>
          <table:table-cell table:formula="of:=[.F160]/[.D160]" office:value-type="percentage" office:value="0.7021586">
            <text:p>70.22%</text:p>
          </table:table-cell>
          <table:table-cell/>
        </table:table-row>
        <table:table-row table:style-name="ro1">
          <table:table-cell office:value-type="float" office:value="14.515">
            <text:p>14.515</text:p>
          </table:table-cell>
          <table:table-cell office:value-type="string">
            <text:p>Alaska Native/Native Hawaiian Institutions Assisting Communities</text:p>
          </table:table-cell>
          <table:table-cell office:value-type="string">
            <text:p>consistency</text:p>
          </table:table-cell>
          <table:table-cell office:value-type="float" office:value="3232350">
            <text:p>3232350</text:p>
          </table:table-cell>
          <table:table-cell office:value-type="float" office:value="7534226">
            <text:p>7534226</text:p>
          </table:table-cell>
          <table:table-cell table:formula="of:=[.D161]-[.E161]" office:value-type="currency" office:currency="USD" office:value="-4301876">
            <text:p>-$4,301,876</text:p>
          </table:table-cell>
          <table:table-cell table:formula="of:=ABS([.F161])" office:value-type="currency" office:currency="USD" office:value="4301876">
            <text:p>$4,301,876</text:p>
          </table:table-cell>
          <table:table-cell table:formula="of:=[.F161]/[.D161]" office:value-type="percentage" office:value="-1.33088186613455">
            <text:p>-133.09%</text:p>
          </table:table-cell>
          <table:table-cell/>
        </table:table-row>
        <table:table-row table:style-name="ro1">
          <table:table-cell office:value-type="float" office:value="10.207">
            <text:p>10.207</text:p>
          </table:table-cell>
          <table:table-cell office:value-type="string">
            <text:p>Animal Health and Disease Research</text:p>
          </table:table-cell>
          <table:table-cell office:value-type="string">
            <text:p>consistency</text:p>
          </table:table-cell>
          <table:table-cell office:value-type="float" office:value="2735240">
            <text:p>2735240</text:p>
          </table:table-cell>
          <table:table-cell office:value-type="float" office:value="7696596">
            <text:p>7696596</text:p>
          </table:table-cell>
          <table:table-cell table:formula="of:=[.D162]-[.E162]" office:value-type="currency" office:currency="USD" office:value="-4961356">
            <text:p>-$4,961,356</text:p>
          </table:table-cell>
          <table:table-cell table:formula="of:=ABS([.F162])" office:value-type="currency" office:currency="USD" office:value="4961356">
            <text:p>$4,961,356</text:p>
          </table:table-cell>
          <table:table-cell table:formula="of:=[.F162]/[.D162]" office:value-type="percentage" office:value="-1.81386496248958">
            <text:p>-181.39%</text:p>
          </table:table-cell>
          <table:table-cell/>
        </table:table-row>
        <table:table-row table:style-name="ro1">
          <table:table-cell office:value-type="float" office:value="66.511">
            <text:p>66.511</text:p>
          </table:table-cell>
          <table:table-cell office:value-type="string">
            <text:p>Office of Research and Development Consolidated Research/Training/Fellowships</text:p>
          </table:table-cell>
          <table:table-cell office:value-type="string">
            <text:p>consistency</text:p>
          </table:table-cell>
          <table:table-cell office:value-type="float" office:value="19000000">
            <text:p>19000000</text:p>
          </table:table-cell>
          <table:table-cell office:value-type="float" office:value="7791827">
            <text:p>7791827</text:p>
          </table:table-cell>
          <table:table-cell table:formula="of:=[.D163]-[.E163]" office:value-type="currency" office:currency="USD" office:value="11208173">
            <text:p>$11,208,173</text:p>
          </table:table-cell>
          <table:table-cell table:formula="of:=ABS([.F163])" office:value-type="currency" office:currency="USD" office:value="11208173">
            <text:p>$11,208,173</text:p>
          </table:table-cell>
          <table:table-cell table:formula="of:=[.F163]/[.D163]" office:value-type="percentage" office:value="0.589903842105263">
            <text:p>58.99%</text:p>
          </table:table-cell>
          <table:table-cell/>
        </table:table-row>
        <table:table-row table:style-name="ro1">
          <table:table-cell office:value-type="float" office:value="97.045">
            <text:p>97.045</text:p>
          </table:table-cell>
          <table:table-cell office:value-type="string">
            <text:p>Cooperating Technical Partners</text:p>
          </table:table-cell>
          <table:table-cell office:value-type="string">
            <text:p>consistency</text:p>
          </table:table-cell>
          <table:table-cell office:value-type="float" office:value="44000000">
            <text:p>44000000</text:p>
          </table:table-cell>
          <table:table-cell office:value-type="float" office:value="7894887">
            <text:p>7894887</text:p>
          </table:table-cell>
          <table:table-cell table:formula="of:=[.D164]-[.E164]" office:value-type="currency" office:currency="USD" office:value="36105113">
            <text:p>$36,105,113</text:p>
          </table:table-cell>
          <table:table-cell table:formula="of:=ABS([.F164])" office:value-type="currency" office:currency="USD" office:value="36105113">
            <text:p>$36,105,113</text:p>
          </table:table-cell>
          <table:table-cell table:formula="of:=[.F164]/[.D164]" office:value-type="percentage" office:value="0.82057075">
            <text:p>82.06%</text:p>
          </table:table-cell>
          <table:table-cell/>
        </table:table-row>
        <table:table-row table:style-name="ro1">
          <table:table-cell office:value-type="float" office:value="10.859">
            <text:p>10.859</text:p>
          </table:table-cell>
          <table:table-cell office:value-type="string">
            <text:p>Assistance to High Energy Cost Rural Communities</text:p>
          </table:table-cell>
          <table:table-cell office:value-type="string">
            <text:p>consistency</text:p>
          </table:table-cell>
          <table:table-cell office:value-type="float" office:value="18000000">
            <text:p>18000000</text:p>
          </table:table-cell>
          <table:table-cell office:value-type="float" office:value="7944386">
            <text:p>7944386</text:p>
          </table:table-cell>
          <table:table-cell table:formula="of:=[.D165]-[.E165]" office:value-type="currency" office:currency="USD" office:value="10055614">
            <text:p>$10,055,614</text:p>
          </table:table-cell>
          <table:table-cell table:formula="of:=ABS([.F165])" office:value-type="currency" office:currency="USD" office:value="10055614">
            <text:p>$10,055,614</text:p>
          </table:table-cell>
          <table:table-cell table:formula="of:=[.F165]/[.D165]" office:value-type="percentage" office:value="0.558645222222222">
            <text:p>55.86%</text:p>
          </table:table-cell>
          <table:table-cell/>
        </table:table-row>
        <table:table-row table:style-name="ro1">
          <table:table-cell office:value-type="float" office:value="15.512">
            <text:p>15.512</text:p>
          </table:table-cell>
          <table:table-cell office:value-type="string">
            <text:p>Central Valley Project Improvement Act, Title XXXIV</text:p>
          </table:table-cell>
          <table:table-cell office:value-type="string">
            <text:p>consistency</text:p>
          </table:table-cell>
          <table:table-cell office:value-type="float" office:value="40951713">
            <text:p>40951713</text:p>
          </table:table-cell>
          <table:table-cell office:value-type="float" office:value="8182658">
            <text:p>8182658</text:p>
          </table:table-cell>
          <table:table-cell table:formula="of:=[.D166]-[.E166]" office:value-type="currency" office:currency="USD" office:value="32769055">
            <text:p>$32,769,055</text:p>
          </table:table-cell>
          <table:table-cell table:formula="of:=ABS([.F166])" office:value-type="currency" office:currency="USD" office:value="32769055">
            <text:p>$32,769,055</text:p>
          </table:table-cell>
          <table:table-cell table:formula="of:=[.F166]/[.D166]" office:value-type="percentage" office:value="0.800187650269966">
            <text:p>80.02%</text:p>
          </table:table-cell>
          <table:table-cell/>
        </table:table-row>
        <table:table-row table:style-name="ro1">
          <table:table-cell office:value-type="float" office:value="66.123">
            <text:p>66.123</text:p>
          </table:table-cell>
          <table:table-cell office:value-type="string">
            <text:p>Puget Sound Action Agenda: Technical Investigations and Implementation Assistance Program </text:p>
          </table:table-cell>
          <table:table-cell office:value-type="string">
            <text:p>consistency</text:p>
          </table:table-cell>
          <table:table-cell office:value-type="float" office:value="27000000">
            <text:p>27000000</text:p>
          </table:table-cell>
          <table:table-cell office:value-type="float" office:value="8252410">
            <text:p>8252410</text:p>
          </table:table-cell>
          <table:table-cell table:formula="of:=[.D167]-[.E167]" office:value-type="currency" office:currency="USD" office:value="18747590">
            <text:p>$18,747,590</text:p>
          </table:table-cell>
          <table:table-cell table:formula="of:=ABS([.F167])" office:value-type="currency" office:currency="USD" office:value="18747590">
            <text:p>$18,747,590</text:p>
          </table:table-cell>
          <table:table-cell table:formula="of:=[.F167]/[.D167]" office:value-type="percentage" office:value="0.694355185185185">
            <text:p>69.44%</text:p>
          </table:table-cell>
          <table:table-cell/>
        </table:table-row>
        <table:table-row table:style-name="ro1">
          <table:table-cell office:value-type="float" office:value="15.631">
            <text:p>15.631</text:p>
          </table:table-cell>
          <table:table-cell office:value-type="string">
            <text:p>Partners for Fish and Wildlife</text:p>
          </table:table-cell>
          <table:table-cell office:value-type="string">
            <text:p>consistency</text:p>
          </table:table-cell>
          <table:table-cell office:value-type="float" office:value="21856356">
            <text:p>21856356</text:p>
          </table:table-cell>
          <table:table-cell office:value-type="float" office:value="8571672">
            <text:p>8571672</text:p>
          </table:table-cell>
          <table:table-cell table:formula="of:=[.D168]-[.E168]" office:value-type="currency" office:currency="USD" office:value="13284684">
            <text:p>$13,284,684</text:p>
          </table:table-cell>
          <table:table-cell table:formula="of:=ABS([.F168])" office:value-type="currency" office:currency="USD" office:value="13284684">
            <text:p>$13,284,684</text:p>
          </table:table-cell>
          <table:table-cell table:formula="of:=[.F168]/[.D168]" office:value-type="percentage" office:value="0.607817881443732">
            <text:p>60.78%</text:p>
          </table:table-cell>
          <table:table-cell/>
        </table:table-row>
        <table:table-row table:style-name="ro1">
          <table:table-cell office:value-type="float" office:value="15.916">
            <text:p>15.916</text:p>
          </table:table-cell>
          <table:table-cell office:value-type="string">
            <text:p>Outdoor Recreation_Acquisition, Development and Planning</text:p>
          </table:table-cell>
          <table:table-cell office:value-type="string">
            <text:p>consistency</text:p>
          </table:table-cell>
          <table:table-cell office:value-type="float" office:value="38082618">
            <text:p>38082618</text:p>
          </table:table-cell>
          <table:table-cell office:value-type="float" office:value="8606184">
            <text:p>8606184</text:p>
          </table:table-cell>
          <table:table-cell table:formula="of:=[.D169]-[.E169]" office:value-type="currency" office:currency="USD" office:value="29476434">
            <text:p>$29,476,434</text:p>
          </table:table-cell>
          <table:table-cell table:formula="of:=ABS([.F169])" office:value-type="currency" office:currency="USD" office:value="29476434">
            <text:p>$29,476,434</text:p>
          </table:table-cell>
          <table:table-cell table:formula="of:=[.F169]/[.D169]" office:value-type="percentage" office:value="0.774012805527183">
            <text:p>77.40%</text:p>
          </table:table-cell>
          <table:table-cell/>
        </table:table-row>
        <table:table-row table:style-name="ro1">
          <table:table-cell office:value-type="float" office:value="93.155">
            <text:p>93.155</text:p>
          </table:table-cell>
          <table:table-cell office:value-type="string">
            <text:p>Rural Health Research Centers</text:p>
          </table:table-cell>
          <table:table-cell office:value-type="string">
            <text:p>consistency</text:p>
          </table:table-cell>
          <table:table-cell office:value-type="float" office:value="4740000">
            <text:p>4740000</text:p>
          </table:table-cell>
          <table:table-cell office:value-type="float" office:value="8721182">
            <text:p>8721182</text:p>
          </table:table-cell>
          <table:table-cell table:formula="of:=[.D170]-[.E170]" office:value-type="currency" office:currency="USD" office:value="-3981182">
            <text:p>-$3,981,182</text:p>
          </table:table-cell>
          <table:table-cell table:formula="of:=ABS([.F170])" office:value-type="currency" office:currency="USD" office:value="3981182">
            <text:p>$3,981,182</text:p>
          </table:table-cell>
          <table:table-cell table:formula="of:=[.F170]/[.D170]" office:value-type="percentage" office:value="-0.839911814345992">
            <text:p>-83.99%</text:p>
          </table:table-cell>
          <table:table-cell/>
        </table:table-row>
        <table:table-row table:style-name="ro1">
          <table:table-cell office:value-type="float" office:value="93.13">
            <text:p>93.13</text:p>
          </table:table-cell>
          <table:table-cell office:value-type="string">
            <text:p>Cooperative Agreements to States/Territories for the Coordination and Development of Primary Care Offices</text:p>
          </table:table-cell>
          <table:table-cell office:value-type="string">
            <text:p>consistency</text:p>
          </table:table-cell>
          <table:table-cell office:value-type="float" office:value="20000000">
            <text:p>20000000</text:p>
          </table:table-cell>
          <table:table-cell office:value-type="float" office:value="9078191">
            <text:p>9078191</text:p>
          </table:table-cell>
          <table:table-cell table:formula="of:=[.D171]-[.E171]" office:value-type="currency" office:currency="USD" office:value="10921809">
            <text:p>$10,921,809</text:p>
          </table:table-cell>
          <table:table-cell table:formula="of:=ABS([.F171])" office:value-type="currency" office:currency="USD" office:value="10921809">
            <text:p>$10,921,809</text:p>
          </table:table-cell>
          <table:table-cell table:formula="of:=[.F171]/[.D171]" office:value-type="percentage" office:value="0.54609045">
            <text:p>54.61%</text:p>
          </table:table-cell>
          <table:table-cell/>
        </table:table-row>
        <table:table-row table:style-name="ro1">
          <table:table-cell office:value-type="float" office:value="20.317">
            <text:p>20.317</text:p>
          </table:table-cell>
          <table:table-cell office:value-type="string">
            <text:p>Capital Assistance to States - Intercity Passenger Rail Service</text:p>
          </table:table-cell>
          <table:table-cell office:value-type="string">
            <text:p>consistency</text:p>
          </table:table-cell>
          <table:table-cell office:value-type="float" office:value="91893073">
            <text:p>91893073</text:p>
          </table:table-cell>
          <table:table-cell office:value-type="float" office:value="9100000">
            <text:p>9100000</text:p>
          </table:table-cell>
          <table:table-cell table:formula="of:=[.D172]-[.E172]" office:value-type="currency" office:currency="USD" office:value="82793073">
            <text:p>$82,793,073</text:p>
          </table:table-cell>
          <table:table-cell table:formula="of:=ABS([.F172])" office:value-type="currency" office:currency="USD" office:value="82793073">
            <text:p>$82,793,073</text:p>
          </table:table-cell>
          <table:table-cell table:formula="of:=[.F172]/[.D172]" office:value-type="percentage" office:value="0.900971861067264">
            <text:p>90.10%</text:p>
          </table:table-cell>
          <table:table-cell/>
        </table:table-row>
        <table:table-row table:style-name="ro1">
          <table:table-cell office:value-type="float" office:value="10.675">
            <text:p>10.675</text:p>
          </table:table-cell>
          <table:table-cell office:value-type="string">
            <text:p>Urban and Community Forestry Program</text:p>
          </table:table-cell>
          <table:table-cell office:value-type="string">
            <text:p>consistency</text:p>
          </table:table-cell>
          <table:table-cell office:value-type="float" office:value="30337000">
            <text:p>30337000</text:p>
          </table:table-cell>
          <table:table-cell office:value-type="float" office:value="9147512">
            <text:p>9147512</text:p>
          </table:table-cell>
          <table:table-cell table:formula="of:=[.D173]-[.E173]" office:value-type="currency" office:currency="USD" office:value="21189488">
            <text:p>$21,189,488</text:p>
          </table:table-cell>
          <table:table-cell table:formula="of:=ABS([.F173])" office:value-type="currency" office:currency="USD" office:value="21189488">
            <text:p>$21,189,488</text:p>
          </table:table-cell>
          <table:table-cell table:formula="of:=[.F173]/[.D173]" office:value-type="percentage" office:value="0.698470118996605">
            <text:p>69.85%</text:p>
          </table:table-cell>
          <table:table-cell/>
        </table:table-row>
        <table:table-row table:style-name="ro1">
          <table:table-cell office:value-type="float" office:value="17.276">
            <text:p>17.276</text:p>
          </table:table-cell>
          <table:table-cell office:value-type="string">
            <text:p>Health Coverage Tax Credit (HCTC) <text:s/></text:p>
          </table:table-cell>
          <table:table-cell office:value-type="string">
            <text:p>consistency</text:p>
          </table:table-cell>
          <table:table-cell office:value-type="float" office:value="28000000">
            <text:p>28000000</text:p>
          </table:table-cell>
          <table:table-cell office:value-type="float" office:value="9783385">
            <text:p>9783385</text:p>
          </table:table-cell>
          <table:table-cell table:formula="of:=[.D174]-[.E174]" office:value-type="currency" office:currency="USD" office:value="18216615">
            <text:p>$18,216,615</text:p>
          </table:table-cell>
          <table:table-cell table:formula="of:=ABS([.F174])" office:value-type="currency" office:currency="USD" office:value="18216615">
            <text:p>$18,216,615</text:p>
          </table:table-cell>
          <table:table-cell table:formula="of:=[.F174]/[.D174]" office:value-type="percentage" office:value="0.650593392857143">
            <text:p>65.06%</text:p>
          </table:table-cell>
          <table:table-cell/>
        </table:table-row>
        <table:table-row table:style-name="ro1">
          <table:table-cell office:value-type="float" office:value="93.193">
            <text:p>93.193</text:p>
          </table:table-cell>
          <table:table-cell office:value-type="string">
            <text:p>Urban Indian Health Services</text:p>
          </table:table-cell>
          <table:table-cell office:value-type="string">
            <text:p>consistency</text:p>
          </table:table-cell>
          <table:table-cell office:value-type="float" office:value="43139000">
            <text:p>43139000</text:p>
          </table:table-cell>
          <table:table-cell office:value-type="float" office:value="9986874">
            <text:p>9986874</text:p>
          </table:table-cell>
          <table:table-cell table:formula="of:=[.D175]-[.E175]" office:value-type="currency" office:currency="USD" office:value="33152126">
            <text:p>$33,152,126</text:p>
          </table:table-cell>
          <table:table-cell table:formula="of:=ABS([.F175])" office:value-type="currency" office:currency="USD" office:value="33152126">
            <text:p>$33,152,126</text:p>
          </table:table-cell>
          <table:table-cell table:formula="of:=[.F175]/[.D175]" office:value-type="percentage" office:value="0.76849546813788">
            <text:p>76.85%</text:p>
          </table:table-cell>
          <table:table-cell/>
        </table:table-row>
        <table:table-row table:style-name="ro1">
          <table:table-cell office:value-type="float" office:value="15.231">
            <text:p>15.231</text:p>
          </table:table-cell>
          <table:table-cell office:value-type="string">
            <text:p>Fish, Wildlife and Plant Conservation Resource Management</text:p>
          </table:table-cell>
          <table:table-cell office:value-type="string">
            <text:p>consistency</text:p>
          </table:table-cell>
          <table:table-cell office:value-type="float" office:value="26167000">
            <text:p>26167000</text:p>
          </table:table-cell>
          <table:table-cell office:value-type="float" office:value="10215530">
            <text:p>10215530</text:p>
          </table:table-cell>
          <table:table-cell table:formula="of:=[.D176]-[.E176]" office:value-type="currency" office:currency="USD" office:value="15951470">
            <text:p>$15,951,470</text:p>
          </table:table-cell>
          <table:table-cell table:formula="of:=ABS([.F176])" office:value-type="currency" office:currency="USD" office:value="15951470">
            <text:p>$15,951,470</text:p>
          </table:table-cell>
          <table:table-cell table:formula="of:=[.F176]/[.D176]" office:value-type="percentage" office:value="0.609602552833722">
            <text:p>60.96%</text:p>
          </table:table-cell>
          <table:table-cell/>
        </table:table-row>
        <table:table-row table:style-name="ro1">
          <table:table-cell office:value-type="float" office:value="17.27">
            <text:p>17.27</text:p>
          </table:table-cell>
          <table:table-cell office:value-type="string">
            <text:p>Reintegration of Ex-Offenders</text:p>
          </table:table-cell>
          <table:table-cell office:value-type="string">
            <text:p>consistency</text:p>
          </table:table-cell>
          <table:table-cell office:value-type="float" office:value="110000000">
            <text:p>110000000</text:p>
          </table:table-cell>
          <table:table-cell office:value-type="float" office:value="10291756">
            <text:p>10291756</text:p>
          </table:table-cell>
          <table:table-cell table:formula="of:=[.D177]-[.E177]" office:value-type="currency" office:currency="USD" office:value="99708244">
            <text:p>$99,708,244</text:p>
          </table:table-cell>
          <table:table-cell table:formula="of:=ABS([.F177])" office:value-type="currency" office:currency="USD" office:value="99708244">
            <text:p>$99,708,244</text:p>
          </table:table-cell>
          <table:table-cell table:formula="of:=[.F177]/[.D177]" office:value-type="percentage" office:value="0.906438581818182">
            <text:p>90.64%</text:p>
          </table:table-cell>
          <table:table-cell/>
        </table:table-row>
        <table:table-row table:style-name="ro1">
          <table:table-cell office:value-type="float" office:value="15.615">
            <text:p>15.615</text:p>
          </table:table-cell>
          <table:table-cell office:value-type="string">
            <text:p>Cooperative Endangered Species Conservation Fund</text:p>
          </table:table-cell>
          <table:table-cell office:value-type="string">
            <text:p>consistency</text:p>
          </table:table-cell>
          <table:table-cell office:value-type="float" office:value="82146000">
            <text:p>82146000</text:p>
          </table:table-cell>
          <table:table-cell office:value-type="float" office:value="10406707">
            <text:p>10406707</text:p>
          </table:table-cell>
          <table:table-cell table:formula="of:=[.D178]-[.E178]" office:value-type="currency" office:currency="USD" office:value="71739293">
            <text:p>$71,739,293</text:p>
          </table:table-cell>
          <table:table-cell table:formula="of:=ABS([.F178])" office:value-type="currency" office:currency="USD" office:value="71739293">
            <text:p>$71,739,293</text:p>
          </table:table-cell>
          <table:table-cell table:formula="of:=[.F178]/[.D178]" office:value-type="percentage" office:value="0.873314501010396">
            <text:p>87.33%</text:p>
          </table:table-cell>
          <table:table-cell/>
        </table:table-row>
        <table:table-row table:style-name="ro1">
          <table:table-cell office:value-type="float" office:value="14.317">
            <text:p>14.317</text:p>
          </table:table-cell>
          <table:table-cell office:value-type="string">
            <text:p>Section 8 Housing Assistance Payments Program Special Allocations (Recovery Act Funded)</text:p>
          </table:table-cell>
          <table:table-cell office:value-type="string">
            <text:p>consistency</text:p>
          </table:table-cell>
          <table:table-cell office:value-type="float" office:value="2000000">
            <text:p>2000000</text:p>
          </table:table-cell>
          <table:table-cell office:value-type="float" office:value="10734471">
            <text:p>10734471</text:p>
          </table:table-cell>
          <table:table-cell table:formula="of:=[.D179]-[.E179]" office:value-type="currency" office:currency="USD" office:value="-8734471">
            <text:p>-$8,734,471</text:p>
          </table:table-cell>
          <table:table-cell table:formula="of:=ABS([.F179])" office:value-type="currency" office:currency="USD" office:value="8734471">
            <text:p>$8,734,471</text:p>
          </table:table-cell>
          <table:table-cell table:formula="of:=[.F179]/[.D179]" office:value-type="percentage" office:value="-4.3672355">
            <text:p>-436.72%</text:p>
          </table:table-cell>
          <table:table-cell/>
        </table:table-row>
        <table:table-row table:style-name="ro1">
          <table:table-cell office:value-type="float" office:value="84.021">
            <text:p>84.021</text:p>
          </table:table-cell>
          <table:table-cell office:value-type="string">
            <text:p>Overseas Programs - Group Projects Abroad</text:p>
          </table:table-cell>
          <table:table-cell office:value-type="string">
            <text:p>consistency</text:p>
          </table:table-cell>
          <table:table-cell office:value-type="float" office:value="5504123">
            <text:p>5504123</text:p>
          </table:table-cell>
          <table:table-cell office:value-type="float" office:value="10845675">
            <text:p>10845675</text:p>
          </table:table-cell>
          <table:table-cell table:formula="of:=[.D180]-[.E180]" office:value-type="currency" office:currency="USD" office:value="-5341552">
            <text:p>-$5,341,552</text:p>
          </table:table-cell>
          <table:table-cell table:formula="of:=ABS([.F180])" office:value-type="currency" office:currency="USD" office:value="5341552">
            <text:p>$5,341,552</text:p>
          </table:table-cell>
          <table:table-cell table:formula="of:=[.F180]/[.D180]" office:value-type="percentage" office:value="-0.970463777789849">
            <text:p>-97.05%</text:p>
          </table:table-cell>
          <table:table-cell/>
        </table:table-row>
        <table:table-row table:style-name="ro1">
          <table:table-cell office:value-type="float" office:value="17.268">
            <text:p>17.268</text:p>
          </table:table-cell>
          <table:table-cell office:value-type="string">
            <text:p>H-1B Job Training Grants</text:p>
          </table:table-cell>
          <table:table-cell office:value-type="string">
            <text:p>consistency</text:p>
          </table:table-cell>
          <table:table-cell office:value-type="float" office:value="125000000">
            <text:p>125000000</text:p>
          </table:table-cell>
          <table:table-cell office:value-type="float" office:value="10896457">
            <text:p>10896457</text:p>
          </table:table-cell>
          <table:table-cell table:formula="of:=[.D181]-[.E181]" office:value-type="currency" office:currency="USD" office:value="114103543">
            <text:p>$114,103,543</text:p>
          </table:table-cell>
          <table:table-cell table:formula="of:=ABS([.F181])" office:value-type="currency" office:currency="USD" office:value="114103543">
            <text:p>$114,103,543</text:p>
          </table:table-cell>
          <table:table-cell table:formula="of:=[.F181]/[.D181]" office:value-type="percentage" office:value="0.912828344">
            <text:p>91.28%</text:p>
          </table:table-cell>
          <table:table-cell/>
        </table:table-row>
        <table:table-row table:style-name="ro1">
          <table:table-cell office:value-type="float" office:value="19.017">
            <text:p>19.017</text:p>
          </table:table-cell>
          <table:table-cell office:value-type="string">
            <text:p>Environmental and Scientific Partnerships and Programs</text:p>
          </table:table-cell>
          <table:table-cell office:value-type="string">
            <text:p>consistency</text:p>
          </table:table-cell>
          <table:table-cell office:value-type="float" office:value="157000000">
            <text:p>157000000</text:p>
          </table:table-cell>
          <table:table-cell office:value-type="float" office:value="11007924">
            <text:p>11007924</text:p>
          </table:table-cell>
          <table:table-cell table:formula="of:=[.D182]-[.E182]" office:value-type="currency" office:currency="USD" office:value="145992076">
            <text:p>$145,992,076</text:p>
          </table:table-cell>
          <table:table-cell table:formula="of:=ABS([.F182])" office:value-type="currency" office:currency="USD" office:value="145992076">
            <text:p>$145,992,076</text:p>
          </table:table-cell>
          <table:table-cell table:formula="of:=[.F182]/[.D182]" office:value-type="percentage" office:value="0.929885834394904">
            <text:p>92.99%</text:p>
          </table:table-cell>
          <table:table-cell/>
        </table:table-row>
        <table:table-row table:style-name="ro1">
          <table:table-cell office:value-type="float" office:value="93.602">
            <text:p>93.602</text:p>
          </table:table-cell>
          <table:table-cell office:value-type="string">
            <text:p>Assets for Independence Demonstration Program</text:p>
          </table:table-cell>
          <table:table-cell office:value-type="string">
            <text:p>consistency</text:p>
          </table:table-cell>
          <table:table-cell office:value-type="float" office:value="24025000">
            <text:p>24025000</text:p>
          </table:table-cell>
          <table:table-cell office:value-type="float" office:value="11026326">
            <text:p>11026326</text:p>
          </table:table-cell>
          <table:table-cell table:formula="of:=[.D183]-[.E183]" office:value-type="currency" office:currency="USD" office:value="12998674">
            <text:p>$12,998,674</text:p>
          </table:table-cell>
          <table:table-cell table:formula="of:=ABS([.F183])" office:value-type="currency" office:currency="USD" office:value="12998674">
            <text:p>$12,998,674</text:p>
          </table:table-cell>
          <table:table-cell table:formula="of:=[.F183]/[.D183]" office:value-type="percentage" office:value="0.541047825182102">
            <text:p>54.10%</text:p>
          </table:table-cell>
          <table:table-cell/>
        </table:table-row>
        <table:table-row table:style-name="ro1">
          <table:table-cell office:value-type="float" office:value="84.235">
            <text:p>84.235</text:p>
          </table:table-cell>
          <table:table-cell office:value-type="string">
            <text:p>Rehabilitation Services Demonstration and Training Programs</text:p>
          </table:table-cell>
          <table:table-cell office:value-type="string">
            <text:p>consistency</text:p>
          </table:table-cell>
          <table:table-cell office:value-type="float" office:value="6506000">
            <text:p>6506000</text:p>
          </table:table-cell>
          <table:table-cell office:value-type="float" office:value="11487597">
            <text:p>11487597</text:p>
          </table:table-cell>
          <table:table-cell table:formula="of:=[.D184]-[.E184]" office:value-type="currency" office:currency="USD" office:value="-4981597">
            <text:p>-$4,981,597</text:p>
          </table:table-cell>
          <table:table-cell table:formula="of:=ABS([.F184])" office:value-type="currency" office:currency="USD" office:value="4981597">
            <text:p>$4,981,597</text:p>
          </table:table-cell>
          <table:table-cell table:formula="of:=[.F184]/[.D184]" office:value-type="percentage" office:value="-0.765692745158315">
            <text:p>-76.57%</text:p>
          </table:table-cell>
          <table:table-cell/>
        </table:table-row>
        <table:table-row table:style-name="ro1">
          <table:table-cell office:value-type="float" office:value="20.701">
            <text:p>20.701</text:p>
          </table:table-cell>
          <table:table-cell office:value-type="string">
            <text:p>University Transportation Centers Program</text:p>
          </table:table-cell>
          <table:table-cell office:value-type="string">
            <text:p>consistency</text:p>
          </table:table-cell>
          <table:table-cell office:value-type="float" office:value="80771500">
            <text:p>80771500</text:p>
          </table:table-cell>
          <table:table-cell office:value-type="float" office:value="12183600">
            <text:p>12183600</text:p>
          </table:table-cell>
          <table:table-cell table:formula="of:=[.D185]-[.E185]" office:value-type="currency" office:currency="USD" office:value="68587900">
            <text:p>$68,587,900</text:p>
          </table:table-cell>
          <table:table-cell table:formula="of:=ABS([.F185])" office:value-type="currency" office:currency="USD" office:value="68587900">
            <text:p>$68,587,900</text:p>
          </table:table-cell>
          <table:table-cell table:formula="of:=[.F185]/[.D185]" office:value-type="percentage" office:value="0.849159666466514">
            <text:p>84.92%</text:p>
          </table:table-cell>
          <table:table-cell/>
        </table:table-row>
        <table:table-row table:style-name="ro1">
          <table:table-cell office:value-type="float" office:value="20.514">
            <text:p>20.514</text:p>
          </table:table-cell>
          <table:table-cell office:value-type="string">
            <text:p>Public Transportation Research</text:p>
          </table:table-cell>
          <table:table-cell office:value-type="string">
            <text:p>consistency</text:p>
          </table:table-cell>
          <table:table-cell office:value-type="float" office:value="45000000">
            <text:p>45000000</text:p>
          </table:table-cell>
          <table:table-cell office:value-type="float" office:value="12210457">
            <text:p>12210457</text:p>
          </table:table-cell>
          <table:table-cell table:formula="of:=[.D186]-[.E186]" office:value-type="currency" office:currency="USD" office:value="32789543">
            <text:p>$32,789,543</text:p>
          </table:table-cell>
          <table:table-cell table:formula="of:=ABS([.F186])" office:value-type="currency" office:currency="USD" office:value="32789543">
            <text:p>$32,789,543</text:p>
          </table:table-cell>
          <table:table-cell table:formula="of:=[.F186]/[.D186]" office:value-type="percentage" office:value="0.728656511111111">
            <text:p>72.87%</text:p>
          </table:table-cell>
          <table:table-cell/>
        </table:table-row>
        <table:table-row table:style-name="ro1">
          <table:table-cell office:value-type="float" office:value="10.678">
            <text:p>10.678</text:p>
          </table:table-cell>
          <table:table-cell office:value-type="string">
            <text:p>Forest Stewardship Program</text:p>
          </table:table-cell>
          <table:table-cell office:value-type="string">
            <text:p>consistency</text:p>
          </table:table-cell>
          <table:table-cell office:value-type="float" office:value="29369000">
            <text:p>29369000</text:p>
          </table:table-cell>
          <table:table-cell office:value-type="float" office:value="12516718">
            <text:p>12516718</text:p>
          </table:table-cell>
          <table:table-cell table:formula="of:=[.D187]-[.E187]" office:value-type="currency" office:currency="USD" office:value="16852282">
            <text:p>$16,852,282</text:p>
          </table:table-cell>
          <table:table-cell table:formula="of:=ABS([.F187])" office:value-type="currency" office:currency="USD" office:value="16852282">
            <text:p>$16,852,282</text:p>
          </table:table-cell>
          <table:table-cell table:formula="of:=[.F187]/[.D187]" office:value-type="percentage" office:value="0.573811910517893">
            <text:p>57.38%</text:p>
          </table:table-cell>
          <table:table-cell/>
        </table:table-row>
        <table:table-row table:style-name="ro1">
          <table:table-cell office:value-type="float" office:value="16.582">
            <text:p>16.582</text:p>
          </table:table-cell>
          <table:table-cell office:value-type="string">
            <text:p>Crime Victim Assistance/Discretionary Grants</text:p>
          </table:table-cell>
          <table:table-cell office:value-type="string">
            <text:p>consistency</text:p>
          </table:table-cell>
          <table:table-cell office:value-type="float" office:value="31892000">
            <text:p>31892000</text:p>
          </table:table-cell>
          <table:table-cell office:value-type="float" office:value="13059220">
            <text:p>13059220</text:p>
          </table:table-cell>
          <table:table-cell table:formula="of:=[.D188]-[.E188]" office:value-type="currency" office:currency="USD" office:value="18832780">
            <text:p>$18,832,780</text:p>
          </table:table-cell>
          <table:table-cell table:formula="of:=ABS([.F188])" office:value-type="currency" office:currency="USD" office:value="18832780">
            <text:p>$18,832,780</text:p>
          </table:table-cell>
          <table:table-cell table:formula="of:=[.F188]/[.D188]" office:value-type="percentage" office:value="0.590517371127556">
            <text:p>59.05%</text:p>
          </table:table-cell>
          <table:table-cell/>
        </table:table-row>
        <table:table-row table:style-name="ro1">
          <table:table-cell office:value-type="float" office:value="11.43">
            <text:p>11.43</text:p>
          </table:table-cell>
          <table:table-cell office:value-type="string">
            <text:p>Undersea Research</text:p>
          </table:table-cell>
          <table:table-cell office:value-type="string">
            <text:p>consistency</text:p>
          </table:table-cell>
          <table:table-cell office:value-type="float" office:value="8000000">
            <text:p>8000000</text:p>
          </table:table-cell>
          <table:table-cell office:value-type="float" office:value="13402268">
            <text:p>13402268</text:p>
          </table:table-cell>
          <table:table-cell table:formula="of:=[.D189]-[.E189]" office:value-type="currency" office:currency="USD" office:value="-5402268">
            <text:p>-$5,402,268</text:p>
          </table:table-cell>
          <table:table-cell table:formula="of:=ABS([.F189])" office:value-type="currency" office:currency="USD" office:value="5402268">
            <text:p>$5,402,268</text:p>
          </table:table-cell>
          <table:table-cell table:formula="of:=[.F189]/[.D189]" office:value-type="percentage" office:value="-0.6752835">
            <text:p>-67.53%</text:p>
          </table:table-cell>
          <table:table-cell/>
        </table:table-row>
        <table:table-row table:style-name="ro1">
          <table:table-cell office:value-type="float" office:value="66.418">
            <text:p>66.418</text:p>
          </table:table-cell>
          <table:table-cell office:value-type="string">
            <text:p>Construction Grants for Wastewater Treatment Works</text:p>
          </table:table-cell>
          <table:table-cell office:value-type="string">
            <text:p>consistency</text:p>
          </table:table-cell>
          <table:table-cell office:value-type="float" office:value="81830000">
            <text:p>81830000</text:p>
          </table:table-cell>
          <table:table-cell office:value-type="float" office:value="13800742">
            <text:p>13800742</text:p>
          </table:table-cell>
          <table:table-cell table:formula="of:=[.D190]-[.E190]" office:value-type="currency" office:currency="USD" office:value="68029258">
            <text:p>$68,029,258</text:p>
          </table:table-cell>
          <table:table-cell table:formula="of:=ABS([.F190])" office:value-type="currency" office:currency="USD" office:value="68029258">
            <text:p>$68,029,258</text:p>
          </table:table-cell>
          <table:table-cell table:formula="of:=[.F190]/[.D190]" office:value-type="percentage" office:value="0.831348625198582">
            <text:p>83.13%</text:p>
          </table:table-cell>
          <table:table-cell/>
        </table:table-row>
        <table:table-row table:style-name="ro1">
          <table:table-cell office:value-type="float" office:value="11.429">
            <text:p>11.429</text:p>
          </table:table-cell>
          <table:table-cell office:value-type="string">
            <text:p>Marine Sanctuary Program</text:p>
          </table:table-cell>
          <table:table-cell office:value-type="string">
            <text:p>consistency</text:p>
          </table:table-cell>
          <table:table-cell office:value-type="float" office:value="7185500">
            <text:p>7185500</text:p>
          </table:table-cell>
          <table:table-cell office:value-type="float" office:value="13809760">
            <text:p>13809760</text:p>
          </table:table-cell>
          <table:table-cell table:formula="of:=[.D191]-[.E191]" office:value-type="currency" office:currency="USD" office:value="-6624260">
            <text:p>-$6,624,260</text:p>
          </table:table-cell>
          <table:table-cell table:formula="of:=ABS([.F191])" office:value-type="currency" office:currency="USD" office:value="6624260">
            <text:p>$6,624,260</text:p>
          </table:table-cell>
          <table:table-cell table:formula="of:=[.F191]/[.D191]" office:value-type="percentage" office:value="-0.921892700577552">
            <text:p>-92.19%</text:p>
          </table:table-cell>
          <table:table-cell/>
        </table:table-row>
        <table:table-row table:style-name="ro1">
          <table:table-cell office:value-type="float" office:value="17.277">
            <text:p>17.277</text:p>
          </table:table-cell>
          <table:table-cell office:value-type="string">
            <text:p>Workforce Investment Act (WIA) National Emergency Grants</text:p>
          </table:table-cell>
          <table:table-cell office:value-type="string">
            <text:p>consistency</text:p>
          </table:table-cell>
          <table:table-cell office:value-type="float" office:value="103000000">
            <text:p>103000000</text:p>
          </table:table-cell>
          <table:table-cell office:value-type="float" office:value="14219493">
            <text:p>14219493</text:p>
          </table:table-cell>
          <table:table-cell table:formula="of:=[.D192]-[.E192]" office:value-type="currency" office:currency="USD" office:value="88780507">
            <text:p>$88,780,507</text:p>
          </table:table-cell>
          <table:table-cell table:formula="of:=ABS([.F192])" office:value-type="currency" office:currency="USD" office:value="88780507">
            <text:p>$88,780,507</text:p>
          </table:table-cell>
          <table:table-cell table:formula="of:=[.F192]/[.D192]" office:value-type="percentage" office:value="0.861946669902913">
            <text:p>86.19%</text:p>
          </table:table-cell>
          <table:table-cell/>
        </table:table-row>
        <table:table-row table:style-name="ro1">
          <table:table-cell office:value-type="float" office:value="10.92">
            <text:p>10.92</text:p>
          </table:table-cell>
          <table:table-cell office:value-type="string">
            <text:p>Grassland Reserve Program</text:p>
          </table:table-cell>
          <table:table-cell office:value-type="string">
            <text:p>consistency</text:p>
          </table:table-cell>
          <table:table-cell office:value-type="float" office:value="93921000">
            <text:p>93921000</text:p>
          </table:table-cell>
          <table:table-cell office:value-type="float" office:value="14231089">
            <text:p>14231089</text:p>
          </table:table-cell>
          <table:table-cell table:formula="of:=[.D193]-[.E193]" office:value-type="currency" office:currency="USD" office:value="79689911">
            <text:p>$79,689,911</text:p>
          </table:table-cell>
          <table:table-cell table:formula="of:=ABS([.F193])" office:value-type="currency" office:currency="USD" office:value="79689911">
            <text:p>$79,689,911</text:p>
          </table:table-cell>
          <table:table-cell table:formula="of:=[.F193]/[.D193]" office:value-type="percentage" office:value="0.84847809329117">
            <text:p>84.85%</text:p>
          </table:table-cell>
          <table:table-cell/>
        </table:table-row>
        <table:table-row table:style-name="ro1">
          <table:table-cell office:value-type="float" office:value="93.722">
            <text:p>93.722</text:p>
          </table:table-cell>
          <table:table-cell office:value-type="string">
            <text:p>ARRA - IHS Tribal Agreements</text:p>
          </table:table-cell>
          <table:table-cell office:value-type="string">
            <text:p>consistency</text:p>
          </table:table-cell>
          <table:table-cell office:value-type="float" office:value="420000000">
            <text:p>420000000</text:p>
          </table:table-cell>
          <table:table-cell office:value-type="float" office:value="14648592">
            <text:p>14648592</text:p>
          </table:table-cell>
          <table:table-cell table:formula="of:=[.D194]-[.E194]" office:value-type="currency" office:currency="USD" office:value="405351408">
            <text:p>$405,351,408</text:p>
          </table:table-cell>
          <table:table-cell table:formula="of:=ABS([.F194])" office:value-type="currency" office:currency="USD" office:value="405351408">
            <text:p>$405,351,408</text:p>
          </table:table-cell>
          <table:table-cell table:formula="of:=[.F194]/[.D194]" office:value-type="percentage" office:value="0.9651224">
            <text:p>96.51%</text:p>
          </table:table-cell>
          <table:table-cell/>
        </table:table-row>
        <table:table-row table:style-name="ro1">
          <table:table-cell office:value-type="float" office:value="17.273">
            <text:p>17.273</text:p>
          </table:table-cell>
          <table:table-cell office:value-type="string">
            <text:p>Temporary Labor Certification for Foreign Workers</text:p>
          </table:table-cell>
          <table:table-cell office:value-type="string">
            <text:p>consistency</text:p>
          </table:table-cell>
          <table:table-cell office:value-type="float" office:value="42000000">
            <text:p>42000000</text:p>
          </table:table-cell>
          <table:table-cell office:value-type="float" office:value="15117673">
            <text:p>15117673</text:p>
          </table:table-cell>
          <table:table-cell table:formula="of:=[.D195]-[.E195]" office:value-type="currency" office:currency="USD" office:value="26882327">
            <text:p>$26,882,327</text:p>
          </table:table-cell>
          <table:table-cell table:formula="of:=ABS([.F195])" office:value-type="currency" office:currency="USD" office:value="26882327">
            <text:p>$26,882,327</text:p>
          </table:table-cell>
          <table:table-cell table:formula="of:=[.F195]/[.D195]" office:value-type="percentage" office:value="0.640055404761905">
            <text:p>64.01%</text:p>
          </table:table-cell>
          <table:table-cell/>
        </table:table-row>
        <table:table-row table:style-name="ro1">
          <table:table-cell office:value-type="float" office:value="15.517">
            <text:p>15.517</text:p>
          </table:table-cell>
          <table:table-cell office:value-type="string">
            <text:p>Fish and Wildlife Coordination Act</text:p>
          </table:table-cell>
          <table:table-cell office:value-type="string">
            <text:p>consistency</text:p>
          </table:table-cell>
          <table:table-cell office:value-type="float" office:value="43777389">
            <text:p>43777389</text:p>
          </table:table-cell>
          <table:table-cell office:value-type="float" office:value="15375627">
            <text:p>15375627</text:p>
          </table:table-cell>
          <table:table-cell table:formula="of:=[.D196]-[.E196]" office:value-type="currency" office:currency="USD" office:value="28401762">
            <text:p>$28,401,762</text:p>
          </table:table-cell>
          <table:table-cell table:formula="of:=ABS([.F196])" office:value-type="currency" office:currency="USD" office:value="28401762">
            <text:p>$28,401,762</text:p>
          </table:table-cell>
          <table:table-cell table:formula="of:=[.F196]/[.D196]" office:value-type="percentage" office:value="0.648776974798566">
            <text:p>64.88%</text:p>
          </table:table-cell>
          <table:table-cell/>
        </table:table-row>
        <table:table-row table:style-name="ro1">
          <table:table-cell office:value-type="float" office:value="15.807">
            <text:p>15.807</text:p>
          </table:table-cell>
          <table:table-cell office:value-type="string">
            <text:p>Earthquake Hazards Reduction Program</text:p>
          </table:table-cell>
          <table:table-cell office:value-type="string">
            <text:p>consistency</text:p>
          </table:table-cell>
          <table:table-cell office:value-type="float" office:value="6726046">
            <text:p>6726046</text:p>
          </table:table-cell>
          <table:table-cell office:value-type="float" office:value="16071253">
            <text:p>16071253</text:p>
          </table:table-cell>
          <table:table-cell table:formula="of:=[.D197]-[.E197]" office:value-type="currency" office:currency="USD" office:value="-9345207">
            <text:p>-$9,345,207</text:p>
          </table:table-cell>
          <table:table-cell table:formula="of:=ABS([.F197])" office:value-type="currency" office:currency="USD" office:value="9345207">
            <text:p>$9,345,207</text:p>
          </table:table-cell>
          <table:table-cell table:formula="of:=[.F197]/[.D197]" office:value-type="percentage" office:value="-1.38940575190833">
            <text:p>-138.94%</text:p>
          </table:table-cell>
          <table:table-cell/>
        </table:table-row>
        <table:table-row table:style-name="ro1">
          <table:table-cell office:value-type="float" office:value="93.936">
            <text:p>93.936</text:p>
          </table:table-cell>
          <table:table-cell office:value-type="string">
            <text:p>National Institutes of Health Acquired Immunodeficiency Syndrome Research Loan Repayment Program</text:p>
          </table:table-cell>
          <table:table-cell office:value-type="string">
            <text:p>consistency</text:p>
          </table:table-cell>
          <table:table-cell office:value-type="float" office:value="360000">
            <text:p>360000</text:p>
          </table:table-cell>
          <table:table-cell office:value-type="float" office:value="16769746">
            <text:p>16769746</text:p>
          </table:table-cell>
          <table:table-cell table:formula="of:=[.D198]-[.E198]" office:value-type="currency" office:currency="USD" office:value="-16409746">
            <text:p>-$16,409,746</text:p>
          </table:table-cell>
          <table:table-cell table:formula="of:=ABS([.F198])" office:value-type="currency" office:currency="USD" office:value="16409746">
            <text:p>$16,409,746</text:p>
          </table:table-cell>
          <table:table-cell table:formula="of:=[.F198]/[.D198]" office:value-type="percentage" office:value="-45.5826277777778">
            <text:p>-4558.26%</text:p>
          </table:table-cell>
          <table:table-cell/>
        </table:table-row>
        <table:table-row table:style-name="ro1">
          <table:table-cell office:value-type="float" office:value="11.4">
            <text:p>11.4</text:p>
          </table:table-cell>
          <table:table-cell office:value-type="string">
            <text:p>Geodetic Surveys and Services (Geodesy and Applications of the National Geodetic Reference System)</text:p>
          </table:table-cell>
          <table:table-cell office:value-type="string">
            <text:p>consistency</text:p>
          </table:table-cell>
          <table:table-cell office:value-type="float" office:value="6500000">
            <text:p>6500000</text:p>
          </table:table-cell>
          <table:table-cell office:value-type="float" office:value="17409883">
            <text:p>17409883</text:p>
          </table:table-cell>
          <table:table-cell table:formula="of:=[.D199]-[.E199]" office:value-type="currency" office:currency="USD" office:value="-10909883">
            <text:p>-$10,909,883</text:p>
          </table:table-cell>
          <table:table-cell table:formula="of:=ABS([.F199])" office:value-type="currency" office:currency="USD" office:value="10909883">
            <text:p>$10,909,883</text:p>
          </table:table-cell>
          <table:table-cell table:formula="of:=[.F199]/[.D199]" office:value-type="percentage" office:value="-1.67844353846154">
            <text:p>-167.84%</text:p>
          </table:table-cell>
          <table:table-cell/>
        </table:table-row>
        <table:table-row table:style-name="ro1">
          <table:table-cell office:value-type="float" office:value="66.454">
            <text:p>66.454</text:p>
          </table:table-cell>
          <table:table-cell office:value-type="string">
            <text:p>Water Quality Management Planning</text:p>
          </table:table-cell>
          <table:table-cell office:value-type="string">
            <text:p>consistency</text:p>
          </table:table-cell>
          <table:table-cell office:value-type="float" office:value="41364000">
            <text:p>41364000</text:p>
          </table:table-cell>
          <table:table-cell office:value-type="float" office:value="18367003">
            <text:p>18367003</text:p>
          </table:table-cell>
          <table:table-cell table:formula="of:=[.D200]-[.E200]" office:value-type="currency" office:currency="USD" office:value="22996997">
            <text:p>$22,996,997</text:p>
          </table:table-cell>
          <table:table-cell table:formula="of:=ABS([.F200])" office:value-type="currency" office:currency="USD" office:value="22996997">
            <text:p>$22,996,997</text:p>
          </table:table-cell>
          <table:table-cell table:formula="of:=[.F200]/[.D200]" office:value-type="percentage" office:value="0.555966468426651">
            <text:p>55.60%</text:p>
          </table:table-cell>
          <table:table-cell/>
        </table:table-row>
        <table:table-row table:style-name="ro1">
          <table:table-cell office:value-type="float" office:value="94.007">
            <text:p>94.007</text:p>
          </table:table-cell>
          <table:table-cell office:value-type="string">
            <text:p>Planning and Program Development Grants</text:p>
          </table:table-cell>
          <table:table-cell office:value-type="string">
            <text:p>consistency</text:p>
          </table:table-cell>
          <table:table-cell office:value-type="float" office:value="1">
            <text:p>1</text:p>
          </table:table-cell>
          <table:table-cell office:value-type="float" office:value="19497955">
            <text:p>19497955</text:p>
          </table:table-cell>
          <table:table-cell table:formula="of:=[.D201]-[.E201]" office:value-type="currency" office:currency="USD" office:value="-19497954">
            <text:p>-$19,497,954</text:p>
          </table:table-cell>
          <table:table-cell table:formula="of:=ABS([.F201])" office:value-type="currency" office:currency="USD" office:value="19497954">
            <text:p>$19,497,954</text:p>
          </table:table-cell>
          <table:table-cell table:formula="of:=[.F201]/[.D201]" office:value-type="percentage" office:value="-19497954">
            <text:p>-1949795400.00%</text:p>
          </table:table-cell>
          <table:table-cell table:formula="of:=SUM([.G201:.G286])" office:value-type="currency" office:currency="USD" office:value="22148066226">
            <text:p>$22,148,066,226</text:p>
          </table:table-cell>
        </table:table-row>
        <table:table-row table:style-name="ro1">
          <table:table-cell office:value-type="float" office:value="16.526">
            <text:p>16.526</text:p>
          </table:table-cell>
          <table:table-cell office:value-type="string">
            <text:p>OVW Technical Assistance Initiative</text:p>
          </table:table-cell>
          <table:table-cell office:value-type="string">
            <text:p>consistency</text:p>
          </table:table-cell>
          <table:table-cell office:value-type="float" office:value="7914370">
            <text:p>7914370</text:p>
          </table:table-cell>
          <table:table-cell office:value-type="float" office:value="19999050">
            <text:p>19999050</text:p>
          </table:table-cell>
          <table:table-cell table:formula="of:=[.D202]-[.E202]" office:value-type="currency" office:currency="USD" office:value="-12084680">
            <text:p>-$12,084,680</text:p>
          </table:table-cell>
          <table:table-cell table:formula="of:=ABS([.F202])" office:value-type="currency" office:currency="USD" office:value="12084680">
            <text:p>$12,084,680</text:p>
          </table:table-cell>
          <table:table-cell table:formula="of:=[.F202]/[.D202]" office:value-type="percentage" office:value="-1.526928864837">
            <text:p>-152.69%</text:p>
          </table:table-cell>
          <table:table-cell/>
        </table:table-row>
        <table:table-row table:style-name="ro1">
          <table:table-cell office:value-type="float" office:value="93.933">
            <text:p>93.933</text:p>
          </table:table-cell>
          <table:table-cell office:value-type="string">
            <text:p>Demonstration Projects for Indian Health</text:p>
          </table:table-cell>
          <table:table-cell office:value-type="string">
            <text:p>consistency</text:p>
          </table:table-cell>
          <table:table-cell office:value-type="float" office:value="11042915">
            <text:p>11042915</text:p>
          </table:table-cell>
          <table:table-cell office:value-type="float" office:value="20335692">
            <text:p>20335692</text:p>
          </table:table-cell>
          <table:table-cell table:formula="of:=[.D203]-[.E203]" office:value-type="currency" office:currency="USD" office:value="-9292777">
            <text:p>-$9,292,777</text:p>
          </table:table-cell>
          <table:table-cell table:formula="of:=ABS([.F203])" office:value-type="currency" office:currency="USD" office:value="9292777">
            <text:p>$9,292,777</text:p>
          </table:table-cell>
          <table:table-cell table:formula="of:=[.F203]/[.D203]" office:value-type="percentage" office:value="-0.841514853641452">
            <text:p>-84.15%</text:p>
          </table:table-cell>
          <table:table-cell/>
        </table:table-row>
        <table:table-row table:style-name="ro1">
          <table:table-cell office:value-type="float" office:value="16.734">
            <text:p>16.734</text:p>
          </table:table-cell>
          <table:table-cell office:value-type="string">
            <text:p>Special Data Collections and Statistical Studies</text:p>
          </table:table-cell>
          <table:table-cell office:value-type="string">
            <text:p>consistency</text:p>
          </table:table-cell>
          <table:table-cell office:value-type="float" office:value="56025090">
            <text:p>56025090</text:p>
          </table:table-cell>
          <table:table-cell office:value-type="float" office:value="20558477">
            <text:p>20558477</text:p>
          </table:table-cell>
          <table:table-cell table:formula="of:=[.D204]-[.E204]" office:value-type="currency" office:currency="USD" office:value="35466613">
            <text:p>$35,466,613</text:p>
          </table:table-cell>
          <table:table-cell table:formula="of:=ABS([.F204])" office:value-type="currency" office:currency="USD" office:value="35466613">
            <text:p>$35,466,613</text:p>
          </table:table-cell>
          <table:table-cell table:formula="of:=[.F204]/[.D204]" office:value-type="percentage" office:value="0.633048746552661">
            <text:p>63.30%</text:p>
          </table:table-cell>
          <table:table-cell/>
        </table:table-row>
        <table:table-row table:style-name="ro1">
          <table:table-cell office:value-type="float" office:value="10.091">
            <text:p>10.091</text:p>
          </table:table-cell>
          <table:table-cell office:value-type="string">
            <text:p>Emergency Assistance for Livestock, Honeybees, and Farm-Raised Fish Program</text:p>
          </table:table-cell>
          <table:table-cell office:value-type="string">
            <text:p>consistency</text:p>
          </table:table-cell>
          <table:table-cell office:value-type="float" office:value="50000000">
            <text:p>50000000</text:p>
          </table:table-cell>
          <table:table-cell office:value-type="float" office:value="21471702">
            <text:p>21471702</text:p>
          </table:table-cell>
          <table:table-cell table:formula="of:=[.D205]-[.E205]" office:value-type="currency" office:currency="USD" office:value="28528298">
            <text:p>$28,528,298</text:p>
          </table:table-cell>
          <table:table-cell table:formula="of:=ABS([.F205])" office:value-type="currency" office:currency="USD" office:value="28528298">
            <text:p>$28,528,298</text:p>
          </table:table-cell>
          <table:table-cell table:formula="of:=[.F205]/[.D205]" office:value-type="percentage" office:value="0.57056596">
            <text:p>57.06%</text:p>
          </table:table-cell>
          <table:table-cell/>
        </table:table-row>
        <table:table-row table:style-name="ro1">
          <table:table-cell office:value-type="float" office:value="81.104">
            <text:p>81.104</text:p>
          </table:table-cell>
          <table:table-cell office:value-type="string">
            <text:p>Office of Environmental Waste Processing</text:p>
          </table:table-cell>
          <table:table-cell office:value-type="string">
            <text:p>consistency</text:p>
          </table:table-cell>
          <table:table-cell office:value-type="float" office:value="4500000">
            <text:p>4500000</text:p>
          </table:table-cell>
          <table:table-cell office:value-type="float" office:value="21763082">
            <text:p>21763082</text:p>
          </table:table-cell>
          <table:table-cell table:formula="of:=[.D206]-[.E206]" office:value-type="currency" office:currency="USD" office:value="-17263082">
            <text:p>-$17,263,082</text:p>
          </table:table-cell>
          <table:table-cell table:formula="of:=ABS([.F206])" office:value-type="currency" office:currency="USD" office:value="17263082">
            <text:p>$17,263,082</text:p>
          </table:table-cell>
          <table:table-cell table:formula="of:=[.F206]/[.D206]" office:value-type="percentage" office:value="-3.83624044444444">
            <text:p>-383.62%</text:p>
          </table:table-cell>
          <table:table-cell/>
        </table:table-row>
        <table:table-row table:style-name="ro1">
          <table:table-cell office:value-type="float" office:value="14.506">
            <text:p>14.506</text:p>
          </table:table-cell>
          <table:table-cell office:value-type="string">
            <text:p>General Research and Technology Activity</text:p>
          </table:table-cell>
          <table:table-cell office:value-type="string">
            <text:p>consistency</text:p>
          </table:table-cell>
          <table:table-cell office:value-type="float" office:value="52810057">
            <text:p>52810057</text:p>
          </table:table-cell>
          <table:table-cell office:value-type="float" office:value="21926911">
            <text:p>21926911</text:p>
          </table:table-cell>
          <table:table-cell table:formula="of:=[.D207]-[.E207]" office:value-type="currency" office:currency="USD" office:value="30883146">
            <text:p>$30,883,146</text:p>
          </table:table-cell>
          <table:table-cell table:formula="of:=ABS([.F207])" office:value-type="currency" office:currency="USD" office:value="30883146">
            <text:p>$30,883,146</text:p>
          </table:table-cell>
          <table:table-cell table:formula="of:=[.F207]/[.D207]" office:value-type="percentage" office:value="0.584796679920266">
            <text:p>58.48%</text:p>
          </table:table-cell>
          <table:table-cell/>
        </table:table-row>
        <table:table-row table:style-name="ro1">
          <table:table-cell office:value-type="float" office:value="97.04">
            <text:p>97.04</text:p>
          </table:table-cell>
          <table:table-cell office:value-type="string">
            <text:p>Chemical Stockpile Emergency Preparedness Program</text:p>
          </table:table-cell>
          <table:table-cell office:value-type="string">
            <text:p>consistency</text:p>
          </table:table-cell>
          <table:table-cell office:value-type="float" office:value="55000000">
            <text:p>55000000</text:p>
          </table:table-cell>
          <table:table-cell office:value-type="float" office:value="22141091">
            <text:p>22141091</text:p>
          </table:table-cell>
          <table:table-cell table:formula="of:=[.D208]-[.E208]" office:value-type="currency" office:currency="USD" office:value="32858909">
            <text:p>$32,858,909</text:p>
          </table:table-cell>
          <table:table-cell table:formula="of:=ABS([.F208])" office:value-type="currency" office:currency="USD" office:value="32858909">
            <text:p>$32,858,909</text:p>
          </table:table-cell>
          <table:table-cell table:formula="of:=[.F208]/[.D208]" office:value-type="percentage" office:value="0.597434709090909">
            <text:p>59.74%</text:p>
          </table:table-cell>
          <table:table-cell/>
        </table:table-row>
        <table:table-row table:style-name="ro1">
          <table:table-cell office:value-type="float" office:value="21.008">
            <text:p>21.008</text:p>
          </table:table-cell>
          <table:table-cell office:value-type="string">
            <text:p>Low-Income Taxpayer Clinics</text:p>
          </table:table-cell>
          <table:table-cell office:value-type="string">
            <text:p>consistency</text:p>
          </table:table-cell>
          <table:table-cell office:value-type="float" office:value="10000000">
            <text:p>10000000</text:p>
          </table:table-cell>
          <table:table-cell office:value-type="float" office:value="23622401">
            <text:p>23622401</text:p>
          </table:table-cell>
          <table:table-cell table:formula="of:=[.D209]-[.E209]" office:value-type="currency" office:currency="USD" office:value="-13622401">
            <text:p>-$13,622,401</text:p>
          </table:table-cell>
          <table:table-cell table:formula="of:=ABS([.F209])" office:value-type="currency" office:currency="USD" office:value="13622401">
            <text:p>$13,622,401</text:p>
          </table:table-cell>
          <table:table-cell table:formula="of:=[.F209]/[.D209]" office:value-type="percentage" office:value="-1.3622401">
            <text:p>-136.22%</text:p>
          </table:table-cell>
          <table:table-cell/>
        </table:table-row>
        <table:table-row table:style-name="ro1">
          <table:table-cell office:value-type="float" office:value="10.914">
            <text:p>10.914</text:p>
          </table:table-cell>
          <table:table-cell office:value-type="string">
            <text:p>Wildlife Habitat Incentive Program</text:p>
          </table:table-cell>
          <table:table-cell office:value-type="string">
            <text:p>consistency</text:p>
          </table:table-cell>
          <table:table-cell office:value-type="float" office:value="64457000">
            <text:p>64457000</text:p>
          </table:table-cell>
          <table:table-cell office:value-type="float" office:value="24366531">
            <text:p>24366531</text:p>
          </table:table-cell>
          <table:table-cell table:formula="of:=[.D210]-[.E210]" office:value-type="currency" office:currency="USD" office:value="40090469">
            <text:p>$40,090,469</text:p>
          </table:table-cell>
          <table:table-cell table:formula="of:=ABS([.F210])" office:value-type="currency" office:currency="USD" office:value="40090469">
            <text:p>$40,090,469</text:p>
          </table:table-cell>
          <table:table-cell table:formula="of:=[.F210]/[.D210]" office:value-type="percentage" office:value="0.621972307119475">
            <text:p>62.20%</text:p>
          </table:table-cell>
          <table:table-cell/>
        </table:table-row>
        <table:table-row table:style-name="ro1">
          <table:table-cell office:value-type="float" office:value="20.505">
            <text:p>20.505</text:p>
          </table:table-cell>
          <table:table-cell office:value-type="string">
            <text:p>Federal Transit_Metropolitan Planning Grants</text:p>
          </table:table-cell>
          <table:table-cell office:value-type="string">
            <text:p>consistency</text:p>
          </table:table-cell>
          <table:table-cell office:value-type="float" office:value="80887789">
            <text:p>80887789</text:p>
          </table:table-cell>
          <table:table-cell office:value-type="float" office:value="24989799">
            <text:p>24989799</text:p>
          </table:table-cell>
          <table:table-cell table:formula="of:=[.D211]-[.E211]" office:value-type="currency" office:currency="USD" office:value="55897990">
            <text:p>$55,897,990</text:p>
          </table:table-cell>
          <table:table-cell table:formula="of:=ABS([.F211])" office:value-type="currency" office:currency="USD" office:value="55897990">
            <text:p>$55,897,990</text:p>
          </table:table-cell>
          <table:table-cell table:formula="of:=[.F211]/[.D211]" office:value-type="percentage" office:value="0.691055976322953">
            <text:p>69.11%</text:p>
          </table:table-cell>
          <table:table-cell/>
        </table:table-row>
        <table:table-row table:style-name="ro1">
          <table:table-cell office:value-type="float" office:value="15.252">
            <text:p>15.252</text:p>
          </table:table-cell>
          <table:table-cell office:value-type="string">
            <text:p>Abandoned Mine Land Reclamation (AMLR) Program</text:p>
          </table:table-cell>
          <table:table-cell office:value-type="string">
            <text:p>consistency</text:p>
          </table:table-cell>
          <table:table-cell office:value-type="float" office:value="369085986">
            <text:p>369085986</text:p>
          </table:table-cell>
          <table:table-cell office:value-type="float" office:value="26299148">
            <text:p>26299148</text:p>
          </table:table-cell>
          <table:table-cell table:formula="of:=[.D212]-[.E212]" office:value-type="currency" office:currency="USD" office:value="342786838">
            <text:p>$342,786,838</text:p>
          </table:table-cell>
          <table:table-cell table:formula="of:=ABS([.F212])" office:value-type="currency" office:currency="USD" office:value="342786838">
            <text:p>$342,786,838</text:p>
          </table:table-cell>
          <table:table-cell table:formula="of:=[.F212]/[.D212]" office:value-type="percentage" office:value="0.928745200312211">
            <text:p>92.87%</text:p>
          </table:table-cell>
          <table:table-cell/>
        </table:table-row>
        <table:table-row table:style-name="ro1">
          <table:table-cell office:value-type="float" office:value="17.502">
            <text:p>17.502</text:p>
          </table:table-cell>
          <table:table-cell office:value-type="string">
            <text:p>Occupational Safety and Health_Susan Harwood Training Grants</text:p>
          </table:table-cell>
          <table:table-cell office:value-type="string">
            <text:p>consistency</text:p>
          </table:table-cell>
          <table:table-cell office:value-type="float" office:value="10750000">
            <text:p>10750000</text:p>
          </table:table-cell>
          <table:table-cell office:value-type="float" office:value="26659263">
            <text:p>26659263</text:p>
          </table:table-cell>
          <table:table-cell table:formula="of:=[.D213]-[.E213]" office:value-type="currency" office:currency="USD" office:value="-15909263">
            <text:p>-$15,909,263</text:p>
          </table:table-cell>
          <table:table-cell table:formula="of:=ABS([.F213])" office:value-type="currency" office:currency="USD" office:value="15909263">
            <text:p>$15,909,263</text:p>
          </table:table-cell>
          <table:table-cell table:formula="of:=[.F213]/[.D213]" office:value-type="percentage" office:value="-1.47993144186047">
            <text:p>-147.99%</text:p>
          </table:table-cell>
          <table:table-cell/>
        </table:table-row>
        <table:table-row table:style-name="ro1">
          <table:table-cell office:value-type="float" office:value="10.579">
            <text:p>10.579</text:p>
          </table:table-cell>
          <table:table-cell office:value-type="string">
            <text:p>Child Nutrition Discretionary Grants Limited Availability</text:p>
          </table:table-cell>
          <table:table-cell office:value-type="string">
            <text:p>consistency</text:p>
          </table:table-cell>
          <table:table-cell office:value-type="float" office:value="999233">
            <text:p>999233</text:p>
          </table:table-cell>
          <table:table-cell office:value-type="float" office:value="26835020">
            <text:p>26835020</text:p>
          </table:table-cell>
          <table:table-cell table:formula="of:=[.D214]-[.E214]" office:value-type="currency" office:currency="USD" office:value="-25835787">
            <text:p>-$25,835,787</text:p>
          </table:table-cell>
          <table:table-cell table:formula="of:=ABS([.F214])" office:value-type="currency" office:currency="USD" office:value="25835787">
            <text:p>$25,835,787</text:p>
          </table:table-cell>
          <table:table-cell table:formula="of:=[.F214]/[.D214]" office:value-type="percentage" office:value="-25.8556182592048">
            <text:p>-2585.56%</text:p>
          </table:table-cell>
          <table:table-cell/>
        </table:table-row>
        <table:table-row table:style-name="ro1">
          <table:table-cell office:value-type="float" office:value="11.553">
            <text:p>11.553</text:p>
          </table:table-cell>
          <table:table-cell office:value-type="string">
            <text:p>Special Projects</text:p>
          </table:table-cell>
          <table:table-cell office:value-type="string">
            <text:p>consistency</text:p>
          </table:table-cell>
          <table:table-cell office:value-type="float" office:value="6700">
            <text:p>6700</text:p>
          </table:table-cell>
          <table:table-cell office:value-type="float" office:value="26863981">
            <text:p>26863981</text:p>
          </table:table-cell>
          <table:table-cell table:formula="of:=[.D215]-[.E215]" office:value-type="currency" office:currency="USD" office:value="-26857281">
            <text:p>-$26,857,281</text:p>
          </table:table-cell>
          <table:table-cell table:formula="of:=ABS([.F215])" office:value-type="currency" office:currency="USD" office:value="26857281">
            <text:p>$26,857,281</text:p>
          </table:table-cell>
          <table:table-cell table:formula="of:=[.F215]/[.D215]" office:value-type="percentage" office:value="-4008.54940298508">
            <text:p>-400854.94%</text:p>
          </table:table-cell>
          <table:table-cell/>
        </table:table-row>
        <table:table-row table:style-name="ro1">
          <table:table-cell office:value-type="float" office:value="20.219">
            <text:p>20.219</text:p>
          </table:table-cell>
          <table:table-cell office:value-type="string">
            <text:p>Recreational Trails Program</text:p>
          </table:table-cell>
          <table:table-cell office:value-type="string">
            <text:p>consistency</text:p>
          </table:table-cell>
          <table:table-cell office:value-type="float" office:value="80000000">
            <text:p>80000000</text:p>
          </table:table-cell>
          <table:table-cell office:value-type="float" office:value="26987024">
            <text:p>26987024</text:p>
          </table:table-cell>
          <table:table-cell table:formula="of:=[.D216]-[.E216]" office:value-type="currency" office:currency="USD" office:value="53012976">
            <text:p>$53,012,976</text:p>
          </table:table-cell>
          <table:table-cell table:formula="of:=ABS([.F216])" office:value-type="currency" office:currency="USD" office:value="53012976">
            <text:p>$53,012,976</text:p>
          </table:table-cell>
          <table:table-cell table:formula="of:=[.F216]/[.D216]" office:value-type="percentage" office:value="0.6626622">
            <text:p>66.27%</text:p>
          </table:table-cell>
          <table:table-cell/>
        </table:table-row>
        <table:table-row table:style-name="ro1">
          <table:table-cell office:value-type="float" office:value="19.5">
            <text:p>19.5</text:p>
          </table:table-cell>
          <table:table-cell office:value-type="string">
            <text:p>Middle East Partnership Initiative (MEPI) </text:p>
          </table:table-cell>
          <table:table-cell office:value-type="string">
            <text:p>consistency</text:p>
          </table:table-cell>
          <table:table-cell office:value-type="float" office:value="65000000">
            <text:p>65000000</text:p>
          </table:table-cell>
          <table:table-cell office:value-type="float" office:value="27849638">
            <text:p>27849638</text:p>
          </table:table-cell>
          <table:table-cell table:formula="of:=[.D217]-[.E217]" office:value-type="currency" office:currency="USD" office:value="37150362">
            <text:p>$37,150,362</text:p>
          </table:table-cell>
          <table:table-cell table:formula="of:=ABS([.F217])" office:value-type="currency" office:currency="USD" office:value="37150362">
            <text:p>$37,150,362</text:p>
          </table:table-cell>
          <table:table-cell table:formula="of:=[.F217]/[.D217]" office:value-type="percentage" office:value="0.571544030769231">
            <text:p>57.15%</text:p>
          </table:table-cell>
          <table:table-cell/>
        </table:table-row>
        <table:table-row table:style-name="ro1">
          <table:table-cell office:value-type="float" office:value="93.789">
            <text:p>93.789</text:p>
          </table:table-cell>
          <table:table-cell office:value-type="string">
            <text:p>Alternatives to Psychiatric Residential Treatment Facilities for Children</text:p>
          </table:table-cell>
          <table:table-cell office:value-type="string">
            <text:p>consistency</text:p>
          </table:table-cell>
          <table:table-cell office:value-type="float" office:value="75169000">
            <text:p>75169000</text:p>
          </table:table-cell>
          <table:table-cell office:value-type="float" office:value="28901196">
            <text:p>28901196</text:p>
          </table:table-cell>
          <table:table-cell table:formula="of:=[.D218]-[.E218]" office:value-type="currency" office:currency="USD" office:value="46267804">
            <text:p>$46,267,804</text:p>
          </table:table-cell>
          <table:table-cell table:formula="of:=ABS([.F218])" office:value-type="currency" office:currency="USD" office:value="46267804">
            <text:p>$46,267,804</text:p>
          </table:table-cell>
          <table:table-cell table:formula="of:=[.F218]/[.D218]" office:value-type="percentage" office:value="0.615517088161343">
            <text:p>61.55%</text:p>
          </table:table-cell>
          <table:table-cell/>
        </table:table-row>
        <table:table-row table:style-name="ro1">
          <table:table-cell office:value-type="float" office:value="66.04">
            <text:p>66.04</text:p>
          </table:table-cell>
          <table:table-cell office:value-type="string">
            <text:p>State Clean Diesel Grant Program</text:p>
          </table:table-cell>
          <table:table-cell office:value-type="string">
            <text:p>consistency</text:p>
          </table:table-cell>
          <table:table-cell office:value-type="float" office:value="18000000">
            <text:p>18000000</text:p>
          </table:table-cell>
          <table:table-cell office:value-type="float" office:value="29402386">
            <text:p>29402386</text:p>
          </table:table-cell>
          <table:table-cell table:formula="of:=[.D219]-[.E219]" office:value-type="currency" office:currency="USD" office:value="-11402386">
            <text:p>-$11,402,386</text:p>
          </table:table-cell>
          <table:table-cell table:formula="of:=ABS([.F219])" office:value-type="currency" office:currency="USD" office:value="11402386">
            <text:p>$11,402,386</text:p>
          </table:table-cell>
          <table:table-cell table:formula="of:=[.F219]/[.D219]" office:value-type="percentage" office:value="-0.633465888888889">
            <text:p>-63.35%</text:p>
          </table:table-cell>
          <table:table-cell/>
        </table:table-row>
        <table:table-row table:style-name="ro1">
          <table:table-cell office:value-type="float" office:value="93.513">
            <text:p>93.513</text:p>
          </table:table-cell>
          <table:table-cell office:value-type="string">
            <text:p>Affordable Care Act (ACA) Advanced Nursing Education Expansion Initiative </text:p>
          </table:table-cell>
          <table:table-cell office:value-type="string">
            <text:p>consistency</text:p>
          </table:table-cell>
          <table:table-cell office:value-type="float" office:value="64000000">
            <text:p>64000000</text:p>
          </table:table-cell>
          <table:table-cell office:value-type="float" office:value="31044256">
            <text:p>31044256</text:p>
          </table:table-cell>
          <table:table-cell table:formula="of:=[.D220]-[.E220]" office:value-type="currency" office:currency="USD" office:value="32955744">
            <text:p>$32,955,744</text:p>
          </table:table-cell>
          <table:table-cell table:formula="of:=ABS([.F220])" office:value-type="currency" office:currency="USD" office:value="32955744">
            <text:p>$32,955,744</text:p>
          </table:table-cell>
          <table:table-cell table:formula="of:=[.F220]/[.D220]" office:value-type="percentage" office:value="0.5149335">
            <text:p>51.49%</text:p>
          </table:table-cell>
          <table:table-cell/>
        </table:table-row>
        <table:table-row table:style-name="ro1">
          <table:table-cell office:value-type="float" office:value="20.521">
            <text:p>20.521</text:p>
          </table:table-cell>
          <table:table-cell office:value-type="string">
            <text:p>New Freedom Program</text:p>
          </table:table-cell>
          <table:table-cell office:value-type="string">
            <text:p>consistency</text:p>
          </table:table-cell>
          <table:table-cell office:value-type="float" office:value="275243020">
            <text:p>275243020</text:p>
          </table:table-cell>
          <table:table-cell office:value-type="float" office:value="31517384">
            <text:p>31517384</text:p>
          </table:table-cell>
          <table:table-cell table:formula="of:=[.D221]-[.E221]" office:value-type="currency" office:currency="USD" office:value="243725636">
            <text:p>$243,725,636</text:p>
          </table:table-cell>
          <table:table-cell table:formula="of:=ABS([.F221])" office:value-type="currency" office:currency="USD" office:value="243725636">
            <text:p>$243,725,636</text:p>
          </table:table-cell>
          <table:table-cell table:formula="of:=[.F221]/[.D221]" office:value-type="percentage" office:value="0.885492522208193">
            <text:p>88.55%</text:p>
          </table:table-cell>
          <table:table-cell/>
        </table:table-row>
        <table:table-row table:style-name="ro1">
          <table:table-cell office:value-type="float" office:value="93.721">
            <text:p>93.721</text:p>
          </table:table-cell>
          <table:table-cell office:value-type="string">
            <text:p>ARRA - Health Information Technology Professionals in Health Care</text:p>
          </table:table-cell>
          <table:table-cell office:value-type="string">
            <text:p>consistency</text:p>
          </table:table-cell>
          <table:table-cell office:value-type="float" office:value="83725950">
            <text:p>83725950</text:p>
          </table:table-cell>
          <table:table-cell office:value-type="float" office:value="35725590">
            <text:p>35725590</text:p>
          </table:table-cell>
          <table:table-cell table:formula="of:=[.D222]-[.E222]" office:value-type="currency" office:currency="USD" office:value="48000360">
            <text:p>$48,000,360</text:p>
          </table:table-cell>
          <table:table-cell table:formula="of:=ABS([.F222])" office:value-type="currency" office:currency="USD" office:value="48000360">
            <text:p>$48,000,360</text:p>
          </table:table-cell>
          <table:table-cell table:formula="of:=[.F222]/[.D222]" office:value-type="percentage" office:value="0.573303259025428">
            <text:p>57.33%</text:p>
          </table:table-cell>
          <table:table-cell/>
        </table:table-row>
        <table:table-row table:style-name="ro1">
          <table:table-cell office:value-type="float" office:value="10.565">
            <text:p>10.565</text:p>
          </table:table-cell>
          <table:table-cell office:value-type="string">
            <text:p>Commodity Supplemental Food Program</text:p>
          </table:table-cell>
          <table:table-cell office:value-type="string">
            <text:p>consistency</text:p>
          </table:table-cell>
          <table:table-cell office:value-type="float" office:value="171409000">
            <text:p>171409000</text:p>
          </table:table-cell>
          <table:table-cell office:value-type="float" office:value="38526651">
            <text:p>38526651</text:p>
          </table:table-cell>
          <table:table-cell table:formula="of:=[.D223]-[.E223]" office:value-type="currency" office:currency="USD" office:value="132882349">
            <text:p>$132,882,349</text:p>
          </table:table-cell>
          <table:table-cell table:formula="of:=ABS([.F223])" office:value-type="currency" office:currency="USD" office:value="132882349">
            <text:p>$132,882,349</text:p>
          </table:table-cell>
          <table:table-cell table:formula="of:=[.F223]/[.D223]" office:value-type="percentage" office:value="0.775235541891033">
            <text:p>77.52%</text:p>
          </table:table-cell>
          <table:table-cell/>
        </table:table-row>
        <table:table-row table:style-name="ro1">
          <table:table-cell office:value-type="float" office:value="66.6">
            <text:p>66.6</text:p>
          </table:table-cell>
          <table:table-cell office:value-type="string">
            <text:p>Environmental Protection Consolidated Grants for the Insular Areas - Program Support</text:p>
          </table:table-cell>
          <table:table-cell office:value-type="string">
            <text:p>consistency</text:p>
          </table:table-cell>
          <table:table-cell office:value-type="float" office:value="8500000">
            <text:p>8500000</text:p>
          </table:table-cell>
          <table:table-cell office:value-type="float" office:value="38764403">
            <text:p>38764403</text:p>
          </table:table-cell>
          <table:table-cell table:formula="of:=[.D224]-[.E224]" office:value-type="currency" office:currency="USD" office:value="-30264403">
            <text:p>-$30,264,403</text:p>
          </table:table-cell>
          <table:table-cell table:formula="of:=ABS([.F224])" office:value-type="currency" office:currency="USD" office:value="30264403">
            <text:p>$30,264,403</text:p>
          </table:table-cell>
          <table:table-cell table:formula="of:=[.F224]/[.D224]" office:value-type="percentage" office:value="-3.560518">
            <text:p>-356.05%</text:p>
          </table:table-cell>
          <table:table-cell/>
        </table:table-row>
        <table:table-row table:style-name="ro1">
          <table:table-cell office:value-type="float" office:value="81.113">
            <text:p>81.113</text:p>
          </table:table-cell>
          <table:table-cell office:value-type="string">
            <text:p>Defense Nuclear Nonproliferation Research</text:p>
          </table:table-cell>
          <table:table-cell office:value-type="string">
            <text:p>consistency</text:p>
          </table:table-cell>
          <table:table-cell office:value-type="float" office:value="25133368">
            <text:p>25133368</text:p>
          </table:table-cell>
          <table:table-cell office:value-type="float" office:value="39534033">
            <text:p>39534033</text:p>
          </table:table-cell>
          <table:table-cell table:formula="of:=[.D225]-[.E225]" office:value-type="currency" office:currency="USD" office:value="-14400665">
            <text:p>-$14,400,665</text:p>
          </table:table-cell>
          <table:table-cell table:formula="of:=ABS([.F225])" office:value-type="currency" office:currency="USD" office:value="14400665">
            <text:p>$14,400,665</text:p>
          </table:table-cell>
          <table:table-cell table:formula="of:=[.F225]/[.D225]" office:value-type="percentage" office:value="-0.572969965664769">
            <text:p>-57.30%</text:p>
          </table:table-cell>
          <table:table-cell/>
        </table:table-row>
        <table:table-row table:style-name="ro1">
          <table:table-cell office:value-type="float" office:value="17.002">
            <text:p>17.002</text:p>
          </table:table-cell>
          <table:table-cell office:value-type="string">
            <text:p>Labor Force Statistics</text:p>
          </table:table-cell>
          <table:table-cell office:value-type="string">
            <text:p>consistency</text:p>
          </table:table-cell>
          <table:table-cell office:value-type="float" office:value="90811000">
            <text:p>90811000</text:p>
          </table:table-cell>
          <table:table-cell office:value-type="float" office:value="41450279">
            <text:p>41450279</text:p>
          </table:table-cell>
          <table:table-cell table:formula="of:=[.D226]-[.E226]" office:value-type="currency" office:currency="USD" office:value="49360721">
            <text:p>$49,360,721</text:p>
          </table:table-cell>
          <table:table-cell table:formula="of:=ABS([.F226])" office:value-type="currency" office:currency="USD" office:value="49360721">
            <text:p>$49,360,721</text:p>
          </table:table-cell>
          <table:table-cell table:formula="of:=[.F226]/[.D226]" office:value-type="percentage" office:value="0.543554426225898">
            <text:p>54.36%</text:p>
          </table:table-cell>
          <table:table-cell/>
        </table:table-row>
        <table:table-row table:style-name="ro1">
          <table:table-cell office:value-type="float" office:value="20.607">
            <text:p>20.607</text:p>
          </table:table-cell>
          <table:table-cell office:value-type="string">
            <text:p>Alcohol Open Container Requirements</text:p>
          </table:table-cell>
          <table:table-cell office:value-type="string">
            <text:p>consistency</text:p>
          </table:table-cell>
          <table:table-cell office:value-type="float" office:value="114000000">
            <text:p>114000000</text:p>
          </table:table-cell>
          <table:table-cell office:value-type="float" office:value="43470758">
            <text:p>43470758</text:p>
          </table:table-cell>
          <table:table-cell table:formula="of:=[.D227]-[.E227]" office:value-type="currency" office:currency="USD" office:value="70529242">
            <text:p>$70,529,242</text:p>
          </table:table-cell>
          <table:table-cell table:formula="of:=ABS([.F227])" office:value-type="currency" office:currency="USD" office:value="70529242">
            <text:p>$70,529,242</text:p>
          </table:table-cell>
          <table:table-cell table:formula="of:=[.F227]/[.D227]" office:value-type="percentage" office:value="0.618677561403509">
            <text:p>61.87%</text:p>
          </table:table-cell>
          <table:table-cell/>
        </table:table-row>
        <table:table-row table:style-name="ro1">
          <table:table-cell office:value-type="float" office:value="81.041">
            <text:p>81.041</text:p>
          </table:table-cell>
          <table:table-cell office:value-type="string">
            <text:p>State Energy Program</text:p>
          </table:table-cell>
          <table:table-cell office:value-type="string">
            <text:p>consistency</text:p>
          </table:table-cell>
          <table:table-cell office:value-type="float" office:value="2461835">
            <text:p>2461835</text:p>
          </table:table-cell>
          <table:table-cell office:value-type="float" office:value="44108828">
            <text:p>44108828</text:p>
          </table:table-cell>
          <table:table-cell table:formula="of:=[.D228]-[.E228]" office:value-type="currency" office:currency="USD" office:value="-41646993">
            <text:p>-$41,646,993</text:p>
          </table:table-cell>
          <table:table-cell table:formula="of:=ABS([.F228])" office:value-type="currency" office:currency="USD" office:value="41646993">
            <text:p>$41,646,993</text:p>
          </table:table-cell>
          <table:table-cell table:formula="of:=[.F228]/[.D228]" office:value-type="percentage" office:value="-16.9170529300298">
            <text:p>-1691.71%</text:p>
          </table:table-cell>
          <table:table-cell/>
        </table:table-row>
        <table:table-row table:style-name="ro1">
          <table:table-cell office:value-type="float" office:value="64.005">
            <text:p>64.005</text:p>
          </table:table-cell>
          <table:table-cell office:value-type="string">
            <text:p>Grants to States for Construction of State Home Facilities</text:p>
          </table:table-cell>
          <table:table-cell office:value-type="string">
            <text:p>consistency</text:p>
          </table:table-cell>
          <table:table-cell office:value-type="float" office:value="157607000">
            <text:p>157607000</text:p>
          </table:table-cell>
          <table:table-cell office:value-type="float" office:value="44139417">
            <text:p>44139417</text:p>
          </table:table-cell>
          <table:table-cell table:formula="of:=[.D229]-[.E229]" office:value-type="currency" office:currency="USD" office:value="113467583">
            <text:p>$113,467,583</text:p>
          </table:table-cell>
          <table:table-cell table:formula="of:=ABS([.F229])" office:value-type="currency" office:currency="USD" office:value="113467583">
            <text:p>$113,467,583</text:p>
          </table:table-cell>
          <table:table-cell table:formula="of:=[.F229]/[.D229]" office:value-type="percentage" office:value="0.71993999631996">
            <text:p>71.99%</text:p>
          </table:table-cell>
          <table:table-cell/>
        </table:table-row>
        <table:table-row table:style-name="ro1">
          <table:table-cell office:value-type="float" office:value="15.518">
            <text:p>15.518</text:p>
          </table:table-cell>
          <table:table-cell office:value-type="string">
            <text:p>Garrison Diversion Unit</text:p>
          </table:table-cell>
          <table:table-cell office:value-type="string">
            <text:p>consistency</text:p>
          </table:table-cell>
          <table:table-cell office:value-type="float" office:value="101671952">
            <text:p>101671952</text:p>
          </table:table-cell>
          <table:table-cell office:value-type="float" office:value="44200000">
            <text:p>44200000</text:p>
          </table:table-cell>
          <table:table-cell table:formula="of:=[.D230]-[.E230]" office:value-type="currency" office:currency="USD" office:value="57471952">
            <text:p>$57,471,952</text:p>
          </table:table-cell>
          <table:table-cell table:formula="of:=ABS([.F230])" office:value-type="currency" office:currency="USD" office:value="57471952">
            <text:p>$57,471,952</text:p>
          </table:table-cell>
          <table:table-cell table:formula="of:=[.F230]/[.D230]" office:value-type="percentage" office:value="0.565268501975845">
            <text:p>56.53%</text:p>
          </table:table-cell>
          <table:table-cell/>
        </table:table-row>
        <table:table-row table:style-name="ro1">
          <table:table-cell office:value-type="float" office:value="20.608">
            <text:p>20.608</text:p>
          </table:table-cell>
          <table:table-cell office:value-type="string">
            <text:p>Minimum Penalties for Repeat Offenders for Driving While Intoxicated</text:p>
          </table:table-cell>
          <table:table-cell office:value-type="string">
            <text:p>consistency</text:p>
          </table:table-cell>
          <table:table-cell office:value-type="float" office:value="171000000">
            <text:p>171000000</text:p>
          </table:table-cell>
          <table:table-cell office:value-type="float" office:value="48914606">
            <text:p>48914606</text:p>
          </table:table-cell>
          <table:table-cell table:formula="of:=[.D231]-[.E231]" office:value-type="currency" office:currency="USD" office:value="122085394">
            <text:p>$122,085,394</text:p>
          </table:table-cell>
          <table:table-cell table:formula="of:=ABS([.F231])" office:value-type="currency" office:currency="USD" office:value="122085394">
            <text:p>$122,085,394</text:p>
          </table:table-cell>
          <table:table-cell table:formula="of:=[.F231]/[.D231]" office:value-type="percentage" office:value="0.71394967251462">
            <text:p>71.39%</text:p>
          </table:table-cell>
          <table:table-cell/>
        </table:table-row>
        <table:table-row table:style-name="ro1">
          <table:table-cell office:value-type="float" office:value="14.247">
            <text:p>14.247</text:p>
          </table:table-cell>
          <table:table-cell office:value-type="string">
            <text:p>Self-Help Homeownership Opportunity Program</text:p>
          </table:table-cell>
          <table:table-cell office:value-type="string">
            <text:p>consistency</text:p>
          </table:table-cell>
          <table:table-cell office:value-type="float" office:value="27000000">
            <text:p>27000000</text:p>
          </table:table-cell>
          <table:table-cell office:value-type="float" office:value="49260258">
            <text:p>49260258</text:p>
          </table:table-cell>
          <table:table-cell table:formula="of:=[.D232]-[.E232]" office:value-type="currency" office:currency="USD" office:value="-22260258">
            <text:p>-$22,260,258</text:p>
          </table:table-cell>
          <table:table-cell table:formula="of:=ABS([.F232])" office:value-type="currency" office:currency="USD" office:value="22260258">
            <text:p>$22,260,258</text:p>
          </table:table-cell>
          <table:table-cell table:formula="of:=[.F232]/[.D232]" office:value-type="percentage" office:value="-0.824454">
            <text:p>-82.45%</text:p>
          </table:table-cell>
          <table:table-cell/>
        </table:table-row>
        <table:table-row table:style-name="ro1">
          <table:table-cell office:value-type="float" office:value="20.6">
            <text:p>20.6</text:p>
          </table:table-cell>
          <table:table-cell office:value-type="string">
            <text:p>State and Community Highway Safety</text:p>
          </table:table-cell>
          <table:table-cell office:value-type="string">
            <text:p>consistency</text:p>
          </table:table-cell>
          <table:table-cell office:value-type="float" office:value="235000000">
            <text:p>235000000</text:p>
          </table:table-cell>
          <table:table-cell office:value-type="float" office:value="49982416">
            <text:p>49982416</text:p>
          </table:table-cell>
          <table:table-cell table:formula="of:=[.D233]-[.E233]" office:value-type="currency" office:currency="USD" office:value="185017584">
            <text:p>$185,017,584</text:p>
          </table:table-cell>
          <table:table-cell table:formula="of:=ABS([.F233])" office:value-type="currency" office:currency="USD" office:value="185017584">
            <text:p>$185,017,584</text:p>
          </table:table-cell>
          <table:table-cell table:formula="of:=[.F233]/[.D233]" office:value-type="percentage" office:value="0.787308868085106">
            <text:p>78.73%</text:p>
          </table:table-cell>
          <table:table-cell/>
        </table:table-row>
        <table:table-row table:style-name="ro1">
          <table:table-cell office:value-type="float" office:value="14.181">
            <text:p>14.181</text:p>
          </table:table-cell>
          <table:table-cell office:value-type="string">
            <text:p>Supportive Housing for Persons with Disabilities</text:p>
          </table:table-cell>
          <table:table-cell office:value-type="string">
            <text:p>consistency</text:p>
          </table:table-cell>
          <table:table-cell office:value-type="float" office:value="921950881">
            <text:p>921950881</text:p>
          </table:table-cell>
          <table:table-cell office:value-type="float" office:value="53612504">
            <text:p>53612504</text:p>
          </table:table-cell>
          <table:table-cell table:formula="of:=[.D234]-[.E234]" office:value-type="currency" office:currency="USD" office:value="868338377">
            <text:p>$868,338,377</text:p>
          </table:table-cell>
          <table:table-cell table:formula="of:=ABS([.F234])" office:value-type="currency" office:currency="USD" office:value="868338377">
            <text:p>$868,338,377</text:p>
          </table:table-cell>
          <table:table-cell table:formula="of:=[.F234]/[.D234]" office:value-type="percentage" office:value="0.941848849971434">
            <text:p>94.18%</text:p>
          </table:table-cell>
          <table:table-cell/>
        </table:table-row>
        <table:table-row table:style-name="ro1">
          <table:table-cell office:value-type="float" office:value="20.516">
            <text:p>20.516</text:p>
          </table:table-cell>
          <table:table-cell office:value-type="string">
            <text:p>Job Access_Reverse Commute</text:p>
          </table:table-cell>
          <table:table-cell office:value-type="string">
            <text:p>consistency</text:p>
          </table:table-cell>
          <table:table-cell office:value-type="float" office:value="524092112">
            <text:p>524092112</text:p>
          </table:table-cell>
          <table:table-cell office:value-type="float" office:value="55012336">
            <text:p>55012336</text:p>
          </table:table-cell>
          <table:table-cell table:formula="of:=[.D235]-[.E235]" office:value-type="currency" office:currency="USD" office:value="469079776">
            <text:p>$469,079,776</text:p>
          </table:table-cell>
          <table:table-cell table:formula="of:=ABS([.F235])" office:value-type="currency" office:currency="USD" office:value="469079776">
            <text:p>$469,079,776</text:p>
          </table:table-cell>
          <table:table-cell table:formula="of:=[.F235]/[.D235]" office:value-type="percentage" office:value="0.895033077696846">
            <text:p>89.50%</text:p>
          </table:table-cell>
          <table:table-cell/>
        </table:table-row>
        <table:table-row table:style-name="ro1">
          <table:table-cell office:value-type="float" office:value="66.034">
            <text:p>66.034</text:p>
          </table:table-cell>
          <table:table-cell office:value-type="string">
            <text:p>Surveys, Studies, Research, Investigations, Demonstrations, and Special Purpose Activities Relating to the Clean Air Act</text:p>
          </table:table-cell>
          <table:table-cell office:value-type="string">
            <text:p>consistency</text:p>
          </table:table-cell>
          <table:table-cell office:value-type="float" office:value="15000000">
            <text:p>15000000</text:p>
          </table:table-cell>
          <table:table-cell office:value-type="float" office:value="58528513">
            <text:p>58528513</text:p>
          </table:table-cell>
          <table:table-cell table:formula="of:=[.D236]-[.E236]" office:value-type="currency" office:currency="USD" office:value="-43528513">
            <text:p>-$43,528,513</text:p>
          </table:table-cell>
          <table:table-cell table:formula="of:=ABS([.F236])" office:value-type="currency" office:currency="USD" office:value="43528513">
            <text:p>$43,528,513</text:p>
          </table:table-cell>
          <table:table-cell table:formula="of:=[.F236]/[.D236]" office:value-type="percentage" office:value="-2.90190086666667">
            <text:p>-290.19%</text:p>
          </table:table-cell>
          <table:table-cell/>
        </table:table-row>
        <table:table-row table:style-name="ro1">
          <table:table-cell office:value-type="float" office:value="97.11">
            <text:p>97.11</text:p>
          </table:table-cell>
          <table:table-cell office:value-type="string">
            <text:p>Severe Loss Repetitive Program</text:p>
          </table:table-cell>
          <table:table-cell office:value-type="string">
            <text:p>consistency</text:p>
          </table:table-cell>
          <table:table-cell office:value-type="float" office:value="35000000">
            <text:p>35000000</text:p>
          </table:table-cell>
          <table:table-cell office:value-type="float" office:value="58680103">
            <text:p>58680103</text:p>
          </table:table-cell>
          <table:table-cell table:formula="of:=[.D237]-[.E237]" office:value-type="currency" office:currency="USD" office:value="-23680103">
            <text:p>-$23,680,103</text:p>
          </table:table-cell>
          <table:table-cell table:formula="of:=ABS([.F237])" office:value-type="currency" office:currency="USD" office:value="23680103">
            <text:p>$23,680,103</text:p>
          </table:table-cell>
          <table:table-cell table:formula="of:=[.F237]/[.D237]" office:value-type="percentage" office:value="-0.676574371428571">
            <text:p>-67.66%</text:p>
          </table:table-cell>
          <table:table-cell/>
        </table:table-row>
        <table:table-row table:style-name="ro1">
          <table:table-cell office:value-type="float" office:value="93.779">
            <text:p>93.779</text:p>
          </table:table-cell>
          <table:table-cell office:value-type="string">
            <text:p>Centers for Medicare and Medicaid Services (CMS) Research, Demonstrations and Evaluations</text:p>
          </table:table-cell>
          <table:table-cell office:value-type="string">
            <text:p>consistency</text:p>
          </table:table-cell>
          <table:table-cell office:value-type="float" office:value="35600000">
            <text:p>35600000</text:p>
          </table:table-cell>
          <table:table-cell office:value-type="float" office:value="64022646">
            <text:p>64022646</text:p>
          </table:table-cell>
          <table:table-cell table:formula="of:=[.D238]-[.E238]" office:value-type="currency" office:currency="USD" office:value="-28422646">
            <text:p>-$28,422,646</text:p>
          </table:table-cell>
          <table:table-cell table:formula="of:=ABS([.F238])" office:value-type="currency" office:currency="USD" office:value="28422646">
            <text:p>$28,422,646</text:p>
          </table:table-cell>
          <table:table-cell table:formula="of:=[.F238]/[.D238]" office:value-type="percentage" office:value="-0.79838893258427">
            <text:p>-79.84%</text:p>
          </table:table-cell>
          <table:table-cell/>
        </table:table-row>
        <table:table-row table:style-name="ro1">
          <table:table-cell office:value-type="float" office:value="14.249">
            <text:p>14.249</text:p>
          </table:table-cell>
          <table:table-cell office:value-type="string">
            <text:p>Section 8 Moderate Rehabilitation Single Room Occupancy</text:p>
          </table:table-cell>
          <table:table-cell office:value-type="string">
            <text:p>consistency</text:p>
          </table:table-cell>
          <table:table-cell office:value-type="float" office:value="8432000">
            <text:p>8432000</text:p>
          </table:table-cell>
          <table:table-cell office:value-type="float" office:value="66435711">
            <text:p>66435711</text:p>
          </table:table-cell>
          <table:table-cell table:formula="of:=[.D239]-[.E239]" office:value-type="currency" office:currency="USD" office:value="-58003711">
            <text:p>-$58,003,711</text:p>
          </table:table-cell>
          <table:table-cell table:formula="of:=ABS([.F239])" office:value-type="currency" office:currency="USD" office:value="58003711">
            <text:p>$58,003,711</text:p>
          </table:table-cell>
          <table:table-cell table:formula="of:=[.F239]/[.D239]" office:value-type="percentage" office:value="-6.87899798387097">
            <text:p>-687.90%</text:p>
          </table:table-cell>
          <table:table-cell/>
        </table:table-row>
        <table:table-row table:style-name="ro1">
          <table:table-cell office:value-type="float" office:value="16.741">
            <text:p>16.741</text:p>
          </table:table-cell>
          <table:table-cell office:value-type="string">
            <text:p>Forensic DNA Backlog Reduction Program</text:p>
          </table:table-cell>
          <table:table-cell office:value-type="string">
            <text:p>consistency</text:p>
          </table:table-cell>
          <table:table-cell office:value-type="float" office:value="155263000">
            <text:p>155263000</text:p>
          </table:table-cell>
          <table:table-cell office:value-type="float" office:value="66554826">
            <text:p>66554826</text:p>
          </table:table-cell>
          <table:table-cell table:formula="of:=[.D240]-[.E240]" office:value-type="currency" office:currency="USD" office:value="88708174">
            <text:p>$88,708,174</text:p>
          </table:table-cell>
          <table:table-cell table:formula="of:=ABS([.F240])" office:value-type="currency" office:currency="USD" office:value="88708174">
            <text:p>$88,708,174</text:p>
          </table:table-cell>
          <table:table-cell table:formula="of:=[.F240]/[.D240]" office:value-type="percentage" office:value="0.57134136272003">
            <text:p>57.13%</text:p>
          </table:table-cell>
          <table:table-cell/>
        </table:table-row>
        <table:table-row table:style-name="ro1">
          <table:table-cell office:value-type="float" office:value="81.117">
            <text:p>81.117</text:p>
          </table:table-cell>
          <table:table-cell office:value-type="string">
            <text:p>Energy Efficiency and Renewable Energy Information Dissemination, Outreach, Training and Technical Analysis/Assistance</text:p>
          </table:table-cell>
          <table:table-cell office:value-type="string">
            <text:p>consistency</text:p>
          </table:table-cell>
          <table:table-cell office:value-type="float" office:value="41240972">
            <text:p>41240972</text:p>
          </table:table-cell>
          <table:table-cell office:value-type="float" office:value="72152344">
            <text:p>72152344</text:p>
          </table:table-cell>
          <table:table-cell table:formula="of:=[.D241]-[.E241]" office:value-type="currency" office:currency="USD" office:value="-30911372">
            <text:p>-$30,911,372</text:p>
          </table:table-cell>
          <table:table-cell table:formula="of:=ABS([.F241])" office:value-type="currency" office:currency="USD" office:value="30911372">
            <text:p>$30,911,372</text:p>
          </table:table-cell>
          <table:table-cell table:formula="of:=[.F241]/[.D241]" office:value-type="percentage" office:value="-0.749530636668796">
            <text:p>-74.95%</text:p>
          </table:table-cell>
          <table:table-cell/>
        </table:table-row>
        <table:table-row table:style-name="ro1">
          <table:table-cell office:value-type="float" office:value="93.888">
            <text:p>93.888</text:p>
          </table:table-cell>
          <table:table-cell office:value-type="string">
            <text:p>Specially Selected Health Projects</text:p>
          </table:table-cell>
          <table:table-cell office:value-type="string">
            <text:p>consistency</text:p>
          </table:table-cell>
          <table:table-cell office:value-type="float" office:value="41344380">
            <text:p>41344380</text:p>
          </table:table-cell>
          <table:table-cell office:value-type="float" office:value="73004825">
            <text:p>73004825</text:p>
          </table:table-cell>
          <table:table-cell table:formula="of:=[.D242]-[.E242]" office:value-type="currency" office:currency="USD" office:value="-31660445">
            <text:p>-$31,660,445</text:p>
          </table:table-cell>
          <table:table-cell table:formula="of:=ABS([.F242])" office:value-type="currency" office:currency="USD" office:value="31660445">
            <text:p>$31,660,445</text:p>
          </table:table-cell>
          <table:table-cell table:formula="of:=[.F242]/[.D242]" office:value-type="percentage" office:value="-0.765773848827821">
            <text:p>-76.58%</text:p>
          </table:table-cell>
          <table:table-cell/>
        </table:table-row>
        <table:table-row table:style-name="ro1">
          <table:table-cell office:value-type="float" office:value="10.921">
            <text:p>10.921</text:p>
          </table:table-cell>
          <table:table-cell office:value-type="string">
            <text:p>Conservation Security Program </text:p>
          </table:table-cell>
          <table:table-cell office:value-type="string">
            <text:p>consistency</text:p>
          </table:table-cell>
          <table:table-cell office:value-type="float" office:value="210520000">
            <text:p>210520000</text:p>
          </table:table-cell>
          <table:table-cell office:value-type="float" office:value="73660082">
            <text:p>73660082</text:p>
          </table:table-cell>
          <table:table-cell table:formula="of:=[.D243]-[.E243]" office:value-type="currency" office:currency="USD" office:value="136859918">
            <text:p>$136,859,918</text:p>
          </table:table-cell>
          <table:table-cell table:formula="of:=ABS([.F243])" office:value-type="currency" office:currency="USD" office:value="136859918">
            <text:p>$136,859,918</text:p>
          </table:table-cell>
          <table:table-cell table:formula="of:=[.F243]/[.D243]" office:value-type="percentage" office:value="0.650104113623409">
            <text:p>65.01%</text:p>
          </table:table-cell>
          <table:table-cell/>
        </table:table-row>
        <table:table-row table:style-name="ro1">
          <table:table-cell office:value-type="float" office:value="11.417">
            <text:p>11.417</text:p>
          </table:table-cell>
          <table:table-cell office:value-type="string">
            <text:p>Sea Grant Support</text:p>
          </table:table-cell>
          <table:table-cell office:value-type="string">
            <text:p>consistency</text:p>
          </table:table-cell>
          <table:table-cell office:value-type="float" office:value="28000000">
            <text:p>28000000</text:p>
          </table:table-cell>
          <table:table-cell office:value-type="float" office:value="73958166">
            <text:p>73958166</text:p>
          </table:table-cell>
          <table:table-cell table:formula="of:=[.D244]-[.E244]" office:value-type="currency" office:currency="USD" office:value="-45958166">
            <text:p>-$45,958,166</text:p>
          </table:table-cell>
          <table:table-cell table:formula="of:=ABS([.F244])" office:value-type="currency" office:currency="USD" office:value="45958166">
            <text:p>$45,958,166</text:p>
          </table:table-cell>
          <table:table-cell table:formula="of:=[.F244]/[.D244]" office:value-type="percentage" office:value="-1.64136307142857">
            <text:p>-164.14%</text:p>
          </table:table-cell>
          <table:table-cell/>
        </table:table-row>
        <table:table-row table:style-name="ro1">
          <table:table-cell office:value-type="float" office:value="97.117">
            <text:p>97.117</text:p>
          </table:table-cell>
          <table:table-cell office:value-type="string">
            <text:p>TSA Airport Checked Baggage Inspection System Program <text:s/>(ARRA)</text:p>
          </table:table-cell>
          <table:table-cell office:value-type="string">
            <text:p>consistency</text:p>
          </table:table-cell>
          <table:table-cell office:value-type="float" office:value="189600000">
            <text:p>189600000</text:p>
          </table:table-cell>
          <table:table-cell office:value-type="float" office:value="75176839">
            <text:p>75176839</text:p>
          </table:table-cell>
          <table:table-cell table:formula="of:=[.D245]-[.E245]" office:value-type="currency" office:currency="USD" office:value="114423161">
            <text:p>$114,423,161</text:p>
          </table:table-cell>
          <table:table-cell table:formula="of:=ABS([.F245])" office:value-type="currency" office:currency="USD" office:value="114423161">
            <text:p>$114,423,161</text:p>
          </table:table-cell>
          <table:table-cell table:formula="of:=[.F245]/[.D245]" office:value-type="percentage" office:value="0.603497684599156">
            <text:p>60.35%</text:p>
          </table:table-cell>
          <table:table-cell/>
        </table:table-row>
        <table:table-row table:style-name="ro1">
          <table:table-cell office:value-type="float" office:value="66.001">
            <text:p>66.001</text:p>
          </table:table-cell>
          <table:table-cell office:value-type="string">
            <text:p>Air Pollution Control Program Support</text:p>
          </table:table-cell>
          <table:table-cell office:value-type="string">
            <text:p>consistency</text:p>
          </table:table-cell>
          <table:table-cell office:value-type="float" office:value="179732000">
            <text:p>179732000</text:p>
          </table:table-cell>
          <table:table-cell office:value-type="float" office:value="76365237">
            <text:p>76365237</text:p>
          </table:table-cell>
          <table:table-cell table:formula="of:=[.D246]-[.E246]" office:value-type="currency" office:currency="USD" office:value="103366763">
            <text:p>$103,366,763</text:p>
          </table:table-cell>
          <table:table-cell table:formula="of:=ABS([.F246])" office:value-type="currency" office:currency="USD" office:value="103366763">
            <text:p>$103,366,763</text:p>
          </table:table-cell>
          <table:table-cell table:formula="of:=[.F246]/[.D246]" office:value-type="percentage" office:value="0.575116078383371">
            <text:p>57.51%</text:p>
          </table:table-cell>
          <table:table-cell/>
        </table:table-row>
        <table:table-row table:style-name="ro1">
          <table:table-cell office:value-type="float" office:value="11.431">
            <text:p>11.431</text:p>
          </table:table-cell>
          <table:table-cell office:value-type="string">
            <text:p>Climate and Atmospheric Research</text:p>
          </table:table-cell>
          <table:table-cell office:value-type="string">
            <text:p>consistency</text:p>
          </table:table-cell>
          <table:table-cell office:value-type="float" office:value="35000000">
            <text:p>35000000</text:p>
          </table:table-cell>
          <table:table-cell office:value-type="float" office:value="80333560">
            <text:p>80333560</text:p>
          </table:table-cell>
          <table:table-cell table:formula="of:=[.D247]-[.E247]" office:value-type="currency" office:currency="USD" office:value="-45333560">
            <text:p>-$45,333,560</text:p>
          </table:table-cell>
          <table:table-cell table:formula="of:=ABS([.F247])" office:value-type="currency" office:currency="USD" office:value="45333560">
            <text:p>$45,333,560</text:p>
          </table:table-cell>
          <table:table-cell table:formula="of:=[.F247]/[.D247]" office:value-type="percentage" office:value="-1.29524457142857">
            <text:p>-129.52%</text:p>
          </table:table-cell>
          <table:table-cell/>
        </table:table-row>
        <table:table-row table:style-name="ro1">
          <table:table-cell office:value-type="float" office:value="66.419">
            <text:p>66.419</text:p>
          </table:table-cell>
          <table:table-cell office:value-type="string">
            <text:p>Water Pollution Control State, Interstate, and Tribal Program Support</text:p>
          </table:table-cell>
          <table:table-cell office:value-type="string">
            <text:p>consistency</text:p>
          </table:table-cell>
          <table:table-cell office:value-type="float" office:value="229264000">
            <text:p>229264000</text:p>
          </table:table-cell>
          <table:table-cell office:value-type="float" office:value="83630315">
            <text:p>83630315</text:p>
          </table:table-cell>
          <table:table-cell table:formula="of:=[.D248]-[.E248]" office:value-type="currency" office:currency="USD" office:value="145633685">
            <text:p>$145,633,685</text:p>
          </table:table-cell>
          <table:table-cell table:formula="of:=ABS([.F248])" office:value-type="currency" office:currency="USD" office:value="145633685">
            <text:p>$145,633,685</text:p>
          </table:table-cell>
          <table:table-cell table:formula="of:=[.F248]/[.D248]" office:value-type="percentage" office:value="0.635222647253821">
            <text:p>63.52%</text:p>
          </table:table-cell>
          <table:table-cell/>
        </table:table-row>
        <table:table-row table:style-name="ro1">
          <table:table-cell office:value-type="float" office:value="10.088">
            <text:p>10.088</text:p>
          </table:table-cell>
          <table:table-cell office:value-type="string">
            <text:p>Livestock Indemnity Program</text:p>
          </table:table-cell>
          <table:table-cell office:value-type="string">
            <text:p>consistency</text:p>
          </table:table-cell>
          <table:table-cell office:value-type="float" office:value="1000000">
            <text:p>1000000</text:p>
          </table:table-cell>
          <table:table-cell office:value-type="float" office:value="93718945">
            <text:p>93718945</text:p>
          </table:table-cell>
          <table:table-cell table:formula="of:=[.D249]-[.E249]" office:value-type="currency" office:currency="USD" office:value="-92718945">
            <text:p>-$92,718,945</text:p>
          </table:table-cell>
          <table:table-cell table:formula="of:=ABS([.F249])" office:value-type="currency" office:currency="USD" office:value="92718945">
            <text:p>$92,718,945</text:p>
          </table:table-cell>
          <table:table-cell table:formula="of:=[.F249]/[.D249]" office:value-type="percentage" office:value="-92.718945">
            <text:p>-9271.89%</text:p>
          </table:table-cell>
          <table:table-cell/>
        </table:table-row>
        <table:table-row table:style-name="ro1">
          <table:table-cell office:value-type="float" office:value="66.039">
            <text:p>66.039</text:p>
          </table:table-cell>
          <table:table-cell office:value-type="string">
            <text:p>National Clean Diesel Funding Assistance Program</text:p>
          </table:table-cell>
          <table:table-cell office:value-type="string">
            <text:p>consistency</text:p>
          </table:table-cell>
          <table:table-cell office:value-type="float" office:value="42000000">
            <text:p>42000000</text:p>
          </table:table-cell>
          <table:table-cell office:value-type="float" office:value="94027889">
            <text:p>94027889</text:p>
          </table:table-cell>
          <table:table-cell table:formula="of:=[.D250]-[.E250]" office:value-type="currency" office:currency="USD" office:value="-52027889">
            <text:p>-$52,027,889</text:p>
          </table:table-cell>
          <table:table-cell table:formula="of:=ABS([.F250])" office:value-type="currency" office:currency="USD" office:value="52027889">
            <text:p>$52,027,889</text:p>
          </table:table-cell>
          <table:table-cell table:formula="of:=[.F250]/[.D250]" office:value-type="percentage" office:value="-1.23875926190476">
            <text:p>-123.88%</text:p>
          </table:table-cell>
          <table:table-cell/>
        </table:table-row>
        <table:table-row table:style-name="ro1">
          <table:table-cell office:value-type="float" office:value="93.275">
            <text:p>93.275</text:p>
          </table:table-cell>
          <table:table-cell office:value-type="string">
            <text:p>Substance Abuse and Mental Health Services-Access to Recovery</text:p>
          </table:table-cell>
          <table:table-cell office:value-type="string">
            <text:p>consistency</text:p>
          </table:table-cell>
          <table:table-cell office:value-type="float" office:value="55314030">
            <text:p>55314030</text:p>
          </table:table-cell>
          <table:table-cell office:value-type="float" office:value="94787826">
            <text:p>94787826</text:p>
          </table:table-cell>
          <table:table-cell table:formula="of:=[.D251]-[.E251]" office:value-type="currency" office:currency="USD" office:value="-39473796">
            <text:p>-$39,473,796</text:p>
          </table:table-cell>
          <table:table-cell table:formula="of:=ABS([.F251])" office:value-type="currency" office:currency="USD" office:value="39473796">
            <text:p>$39,473,796</text:p>
          </table:table-cell>
          <table:table-cell table:formula="of:=[.F251]/[.D251]" office:value-type="percentage" office:value="-0.713630809398628">
            <text:p>-71.36%</text:p>
          </table:table-cell>
          <table:table-cell/>
        </table:table-row>
        <table:table-row table:style-name="ro1">
          <table:table-cell office:value-type="float" office:value="17.307">
            <text:p>17.307</text:p>
          </table:table-cell>
          <table:table-cell office:value-type="string">
            <text:p>Coal Mine Workers' Compensation</text:p>
          </table:table-cell>
          <table:table-cell office:value-type="string">
            <text:p>consistency</text:p>
          </table:table-cell>
          <table:table-cell office:value-type="float" office:value="455679000">
            <text:p>455679000</text:p>
          </table:table-cell>
          <table:table-cell office:value-type="float" office:value="104458489">
            <text:p>104458489</text:p>
          </table:table-cell>
          <table:table-cell table:formula="of:=[.D252]-[.E252]" office:value-type="currency" office:currency="USD" office:value="351220511">
            <text:p>$351,220,511</text:p>
          </table:table-cell>
          <table:table-cell table:formula="of:=ABS([.F252])" office:value-type="currency" office:currency="USD" office:value="351220511">
            <text:p>$351,220,511</text:p>
          </table:table-cell>
          <table:table-cell table:formula="of:=[.F252]/[.D252]" office:value-type="percentage" office:value="0.770762995441967">
            <text:p>77.08%</text:p>
          </table:table-cell>
          <table:table-cell/>
        </table:table-row>
        <table:table-row table:style-name="ro1">
          <table:table-cell office:value-type="float" office:value="93.228">
            <text:p>93.228</text:p>
          </table:table-cell>
          <table:table-cell office:value-type="string">
            <text:p>Indian Health Service_Health Management Development Program</text:p>
          </table:table-cell>
          <table:table-cell office:value-type="string">
            <text:p>consistency</text:p>
          </table:table-cell>
          <table:table-cell office:value-type="float" office:value="2586000">
            <text:p>2586000</text:p>
          </table:table-cell>
          <table:table-cell office:value-type="float" office:value="107274016">
            <text:p>107274016</text:p>
          </table:table-cell>
          <table:table-cell table:formula="of:=[.D253]-[.E253]" office:value-type="currency" office:currency="USD" office:value="-104688016">
            <text:p>-$104,688,016</text:p>
          </table:table-cell>
          <table:table-cell table:formula="of:=ABS([.F253])" office:value-type="currency" office:currency="USD" office:value="104688016">
            <text:p>$104,688,016</text:p>
          </table:table-cell>
          <table:table-cell table:formula="of:=[.F253]/[.D253]" office:value-type="percentage" office:value="-40.4826047950503">
            <text:p>-4048.26%</text:p>
          </table:table-cell>
          <table:table-cell/>
        </table:table-row>
        <table:table-row table:style-name="ro1">
          <table:table-cell office:value-type="float" office:value="93.791">
            <text:p>93.791</text:p>
          </table:table-cell>
          <table:table-cell office:value-type="string">
            <text:p>Money Follows the Person Rebalancing Demonstration </text:p>
          </table:table-cell>
          <table:table-cell office:value-type="string">
            <text:p>consistency</text:p>
          </table:table-cell>
          <table:table-cell office:value-type="float" office:value="452200000">
            <text:p>452200000</text:p>
          </table:table-cell>
          <table:table-cell office:value-type="float" office:value="107832150">
            <text:p>107832150</text:p>
          </table:table-cell>
          <table:table-cell table:formula="of:=[.D254]-[.E254]" office:value-type="currency" office:currency="USD" office:value="344367850">
            <text:p>$344,367,850</text:p>
          </table:table-cell>
          <table:table-cell table:formula="of:=ABS([.F254])" office:value-type="currency" office:currency="USD" office:value="344367850">
            <text:p>$344,367,850</text:p>
          </table:table-cell>
          <table:table-cell table:formula="of:=[.F254]/[.D254]" office:value-type="percentage" office:value="0.761538810260946">
            <text:p>76.15%</text:p>
          </table:table-cell>
          <table:table-cell/>
        </table:table-row>
        <table:table-row table:style-name="ro1">
          <table:table-cell office:value-type="float" office:value="97.083">
            <text:p>97.083</text:p>
          </table:table-cell>
          <table:table-cell office:value-type="string">
            <text:p>Staffing for Adequate Fire and Emergency Response (SAFER)</text:p>
          </table:table-cell>
          <table:table-cell office:value-type="string">
            <text:p>consistency</text:p>
          </table:table-cell>
          <table:table-cell office:value-type="float" office:value="420000000">
            <text:p>420000000</text:p>
          </table:table-cell>
          <table:table-cell office:value-type="float" office:value="109031199">
            <text:p>109031199</text:p>
          </table:table-cell>
          <table:table-cell table:formula="of:=[.D255]-[.E255]" office:value-type="currency" office:currency="USD" office:value="310968801">
            <text:p>$310,968,801</text:p>
          </table:table-cell>
          <table:table-cell table:formula="of:=ABS([.F255])" office:value-type="currency" office:currency="USD" office:value="310968801">
            <text:p>$310,968,801</text:p>
          </table:table-cell>
          <table:table-cell table:formula="of:=[.F255]/[.D255]" office:value-type="percentage" office:value="0.740401907142857">
            <text:p>74.04%</text:p>
          </table:table-cell>
          <table:table-cell/>
        </table:table-row>
        <table:table-row table:style-name="ro1">
          <table:table-cell office:value-type="float" office:value="11.609">
            <text:p>11.609</text:p>
          </table:table-cell>
          <table:table-cell office:value-type="string">
            <text:p>Measurement and Engineering Research and Standards</text:p>
          </table:table-cell>
          <table:table-cell office:value-type="string">
            <text:p>consistency</text:p>
          </table:table-cell>
          <table:table-cell office:value-type="float" office:value="44897000">
            <text:p>44897000</text:p>
          </table:table-cell>
          <table:table-cell office:value-type="float" office:value="112515320">
            <text:p>112515320</text:p>
          </table:table-cell>
          <table:table-cell table:formula="of:=[.D256]-[.E256]" office:value-type="currency" office:currency="USD" office:value="-67618320">
            <text:p>-$67,618,320</text:p>
          </table:table-cell>
          <table:table-cell table:formula="of:=ABS([.F256])" office:value-type="currency" office:currency="USD" office:value="67618320">
            <text:p>$67,618,320</text:p>
          </table:table-cell>
          <table:table-cell table:formula="of:=[.F256]/[.D256]" office:value-type="percentage" office:value="-1.50607657527229">
            <text:p>-150.61%</text:p>
          </table:table-cell>
          <table:table-cell/>
        </table:table-row>
        <table:table-row table:style-name="ro1">
          <table:table-cell office:value-type="float" office:value="14.905">
            <text:p>14.905</text:p>
          </table:table-cell>
          <table:table-cell office:value-type="string">
            <text:p>Lead Hazard Reduction Demonstration Grant Program</text:p>
          </table:table-cell>
          <table:table-cell office:value-type="string">
            <text:p>consistency</text:p>
          </table:table-cell>
          <table:table-cell office:value-type="float" office:value="48000000">
            <text:p>48000000</text:p>
          </table:table-cell>
          <table:table-cell office:value-type="float" office:value="114365336">
            <text:p>114365336</text:p>
          </table:table-cell>
          <table:table-cell table:formula="of:=[.D257]-[.E257]" office:value-type="currency" office:currency="USD" office:value="-66365336">
            <text:p>-$66,365,336</text:p>
          </table:table-cell>
          <table:table-cell table:formula="of:=ABS([.F257])" office:value-type="currency" office:currency="USD" office:value="66365336">
            <text:p>$66,365,336</text:p>
          </table:table-cell>
          <table:table-cell table:formula="of:=[.F257]/[.D257]" office:value-type="percentage" office:value="-1.38261116666667">
            <text:p>-138.26%</text:p>
          </table:table-cell>
          <table:table-cell/>
        </table:table-row>
        <table:table-row table:style-name="ro1">
          <table:table-cell office:value-type="float" office:value="17.261">
            <text:p>17.261</text:p>
          </table:table-cell>
          <table:table-cell office:value-type="string">
            <text:p>WIA Pilots, Demonstrations, and Research Projects</text:p>
          </table:table-cell>
          <table:table-cell office:value-type="string">
            <text:p>consistency</text:p>
          </table:table-cell>
          <table:table-cell office:value-type="float" office:value="63000000">
            <text:p>63000000</text:p>
          </table:table-cell>
          <table:table-cell office:value-type="float" office:value="114578017">
            <text:p>114578017</text:p>
          </table:table-cell>
          <table:table-cell table:formula="of:=[.D258]-[.E258]" office:value-type="currency" office:currency="USD" office:value="-51578017">
            <text:p>-$51,578,017</text:p>
          </table:table-cell>
          <table:table-cell table:formula="of:=ABS([.F258])" office:value-type="currency" office:currency="USD" office:value="51578017">
            <text:p>$51,578,017</text:p>
          </table:table-cell>
          <table:table-cell table:formula="of:=[.F258]/[.D258]" office:value-type="percentage" office:value="-0.818698682539683">
            <text:p>-81.87%</text:p>
          </table:table-cell>
          <table:table-cell/>
        </table:table-row>
        <table:table-row table:style-name="ro1">
          <table:table-cell office:value-type="float" office:value="93.63">
            <text:p>93.63</text:p>
          </table:table-cell>
          <table:table-cell office:value-type="string">
            <text:p>Developmental Disabilities Basic Support and Advocacy Grants</text:p>
          </table:table-cell>
          <table:table-cell office:value-type="string">
            <text:p>consistency</text:p>
          </table:table-cell>
          <table:table-cell office:value-type="float" office:value="75066000">
            <text:p>75066000</text:p>
          </table:table-cell>
          <table:table-cell office:value-type="float" office:value="115269520">
            <text:p>115269520</text:p>
          </table:table-cell>
          <table:table-cell table:formula="of:=[.D259]-[.E259]" office:value-type="currency" office:currency="USD" office:value="-40203520">
            <text:p>-$40,203,520</text:p>
          </table:table-cell>
          <table:table-cell table:formula="of:=ABS([.F259])" office:value-type="currency" office:currency="USD" office:value="40203520">
            <text:p>$40,203,520</text:p>
          </table:table-cell>
          <table:table-cell table:formula="of:=[.F259]/[.D259]" office:value-type="percentage" office:value="-0.535575626781765">
            <text:p>-53.56%</text:p>
          </table:table-cell>
          <table:table-cell/>
        </table:table-row>
        <table:table-row table:style-name="ro1">
          <table:table-cell office:value-type="float" office:value="10.568">
            <text:p>10.568</text:p>
          </table:table-cell>
          <table:table-cell office:value-type="string">
            <text:p>Emergency Food Assistance Program (Administrative Costs)</text:p>
          </table:table-cell>
          <table:table-cell office:value-type="string">
            <text:p>consistency</text:p>
          </table:table-cell>
          <table:table-cell office:value-type="float" office:value="80500000">
            <text:p>80500000</text:p>
          </table:table-cell>
          <table:table-cell office:value-type="float" office:value="125573611">
            <text:p>125573611</text:p>
          </table:table-cell>
          <table:table-cell table:formula="of:=[.D260]-[.E260]" office:value-type="currency" office:currency="USD" office:value="-45073611">
            <text:p>-$45,073,611</text:p>
          </table:table-cell>
          <table:table-cell table:formula="of:=ABS([.F260])" office:value-type="currency" office:currency="USD" office:value="45073611">
            <text:p>$45,073,611</text:p>
          </table:table-cell>
          <table:table-cell table:formula="of:=[.F260]/[.D260]" office:value-type="percentage" office:value="-0.559920633540373">
            <text:p>-55.99%</text:p>
          </table:table-cell>
          <table:table-cell/>
        </table:table-row>
        <table:table-row table:style-name="ro1">
          <table:table-cell office:value-type="float" office:value="93.145">
            <text:p>93.145</text:p>
          </table:table-cell>
          <table:table-cell office:value-type="string">
            <text:p>AIDS Education and Training Centers</text:p>
          </table:table-cell>
          <table:table-cell office:value-type="string">
            <text:p>consistency</text:p>
          </table:table-cell>
          <table:table-cell office:value-type="float" office:value="32884580">
            <text:p>32884580</text:p>
          </table:table-cell>
          <table:table-cell office:value-type="float" office:value="131080977">
            <text:p>131080977</text:p>
          </table:table-cell>
          <table:table-cell table:formula="of:=[.D261]-[.E261]" office:value-type="currency" office:currency="USD" office:value="-98196397">
            <text:p>-$98,196,397</text:p>
          </table:table-cell>
          <table:table-cell table:formula="of:=ABS([.F261])" office:value-type="currency" office:currency="USD" office:value="98196397">
            <text:p>$98,196,397</text:p>
          </table:table-cell>
          <table:table-cell table:formula="of:=[.F261]/[.D261]" office:value-type="percentage" office:value="-2.98609247860243">
            <text:p>-298.61%</text:p>
          </table:table-cell>
          <table:table-cell/>
        </table:table-row>
        <table:table-row table:style-name="ro1">
          <table:table-cell office:value-type="float" office:value="16.56">
            <text:p>16.56</text:p>
          </table:table-cell>
          <table:table-cell office:value-type="string">
            <text:p>National Institute of Justice Research, Evaluation, and Development Project Grants</text:p>
          </table:table-cell>
          <table:table-cell office:value-type="string">
            <text:p>consistency</text:p>
          </table:table-cell>
          <table:table-cell office:value-type="float" office:value="41144900">
            <text:p>41144900</text:p>
          </table:table-cell>
          <table:table-cell office:value-type="float" office:value="132095130">
            <text:p>132095130</text:p>
          </table:table-cell>
          <table:table-cell table:formula="of:=[.D262]-[.E262]" office:value-type="currency" office:currency="USD" office:value="-90950230">
            <text:p>-$90,950,230</text:p>
          </table:table-cell>
          <table:table-cell table:formula="of:=ABS([.F262])" office:value-type="currency" office:currency="USD" office:value="90950230">
            <text:p>$90,950,230</text:p>
          </table:table-cell>
          <table:table-cell table:formula="of:=[.F262]/[.D262]" office:value-type="percentage" office:value="-2.21048611127989">
            <text:p>-221.05%</text:p>
          </table:table-cell>
          <table:table-cell/>
        </table:table-row>
        <table:table-row table:style-name="ro1">
          <table:table-cell office:value-type="float" office:value="10.31">
            <text:p>10.31</text:p>
          </table:table-cell>
          <table:table-cell office:value-type="string">
            <text:p>Agriculture and Food Research Initiative (AFRI) </text:p>
          </table:table-cell>
          <table:table-cell office:value-type="string">
            <text:p>consistency</text:p>
          </table:table-cell>
          <table:table-cell office:value-type="float" office:value="377724798">
            <text:p>377724798</text:p>
          </table:table-cell>
          <table:table-cell office:value-type="float" office:value="137024558">
            <text:p>137024558</text:p>
          </table:table-cell>
          <table:table-cell table:formula="of:=[.D263]-[.E263]" office:value-type="currency" office:currency="USD" office:value="240700240">
            <text:p>$240,700,240</text:p>
          </table:table-cell>
          <table:table-cell table:formula="of:=ABS([.F263])" office:value-type="currency" office:currency="USD" office:value="240700240">
            <text:p>$240,700,240</text:p>
          </table:table-cell>
          <table:table-cell table:formula="of:=[.F263]/[.D263]" office:value-type="percentage" office:value="0.637237060617873">
            <text:p>63.72%</text:p>
          </table:table-cell>
          <table:table-cell/>
        </table:table-row>
        <table:table-row table:style-name="ro1">
          <table:table-cell office:value-type="float" office:value="14.251">
            <text:p>14.251</text:p>
          </table:table-cell>
          <table:table-cell office:value-type="string">
            <text:p>Economic Development Initiative-Special Project, Neighborhood Initiative and Miscellaneous Grants</text:p>
          </table:table-cell>
          <table:table-cell office:value-type="string">
            <text:p>consistency</text:p>
          </table:table-cell>
          <table:table-cell office:value-type="float" office:value="22088000">
            <text:p>22088000</text:p>
          </table:table-cell>
          <table:table-cell office:value-type="float" office:value="138135433">
            <text:p>138135433</text:p>
          </table:table-cell>
          <table:table-cell table:formula="of:=[.D264]-[.E264]" office:value-type="currency" office:currency="USD" office:value="-116047433">
            <text:p>-$116,047,433</text:p>
          </table:table-cell>
          <table:table-cell table:formula="of:=ABS([.F264])" office:value-type="currency" office:currency="USD" office:value="116047433">
            <text:p>$116,047,433</text:p>
          </table:table-cell>
          <table:table-cell table:formula="of:=[.F264]/[.D264]" office:value-type="percentage" office:value="-5.25386784679464">
            <text:p>-525.39%</text:p>
          </table:table-cell>
          <table:table-cell/>
        </table:table-row>
        <table:table-row table:style-name="ro1">
          <table:table-cell office:value-type="float" office:value="93.185">
            <text:p>93.185</text:p>
          </table:table-cell>
          <table:table-cell office:value-type="string">
            <text:p>Immunization Research, Demonstration, Public Information and Education_Training and Clinical Skills Improvement Projects</text:p>
          </table:table-cell>
          <table:table-cell office:value-type="string">
            <text:p>consistency</text:p>
          </table:table-cell>
          <table:table-cell office:value-type="float" office:value="9200000">
            <text:p>9200000</text:p>
          </table:table-cell>
          <table:table-cell office:value-type="float" office:value="143750989">
            <text:p>143750989</text:p>
          </table:table-cell>
          <table:table-cell table:formula="of:=[.D265]-[.E265]" office:value-type="currency" office:currency="USD" office:value="-134550989">
            <text:p>-$134,550,989</text:p>
          </table:table-cell>
          <table:table-cell table:formula="of:=ABS([.F265])" office:value-type="currency" office:currency="USD" office:value="134550989">
            <text:p>$134,550,989</text:p>
          </table:table-cell>
          <table:table-cell table:formula="of:=[.F265]/[.D265]" office:value-type="percentage" office:value="-14.6251075">
            <text:p>-1462.51%</text:p>
          </table:table-cell>
          <table:table-cell/>
        </table:table-row>
        <table:table-row table:style-name="ro1">
          <table:table-cell office:value-type="float" office:value="10.001">
            <text:p>10.001</text:p>
          </table:table-cell>
          <table:table-cell office:value-type="string">
            <text:p>Agricultural Research_Basic and Applied Research</text:p>
          </table:table-cell>
          <table:table-cell office:value-type="string">
            <text:p>consistency</text:p>
          </table:table-cell>
          <table:table-cell office:value-type="float" office:value="21500000">
            <text:p>21500000</text:p>
          </table:table-cell>
          <table:table-cell office:value-type="float" office:value="149608099">
            <text:p>149608099</text:p>
          </table:table-cell>
          <table:table-cell table:formula="of:=[.D266]-[.E266]" office:value-type="currency" office:currency="USD" office:value="-128108099">
            <text:p>-$128,108,099</text:p>
          </table:table-cell>
          <table:table-cell table:formula="of:=ABS([.F266])" office:value-type="currency" office:currency="USD" office:value="128108099">
            <text:p>$128,108,099</text:p>
          </table:table-cell>
          <table:table-cell table:formula="of:=[.F266]/[.D266]" office:value-type="percentage" office:value="-5.95851623255814">
            <text:p>-595.85%</text:p>
          </table:table-cell>
          <table:table-cell/>
        </table:table-row>
        <table:table-row table:style-name="ro1">
          <table:table-cell office:value-type="float" office:value="66.469">
            <text:p>66.469</text:p>
          </table:table-cell>
          <table:table-cell office:value-type="string">
            <text:p>Great Lakes Program</text:p>
          </table:table-cell>
          <table:table-cell office:value-type="string">
            <text:p>consistency</text:p>
          </table:table-cell>
          <table:table-cell office:value-type="float" office:value="390000000">
            <text:p>390000000</text:p>
          </table:table-cell>
          <table:table-cell office:value-type="float" office:value="152621291">
            <text:p>152621291</text:p>
          </table:table-cell>
          <table:table-cell table:formula="of:=[.D267]-[.E267]" office:value-type="currency" office:currency="USD" office:value="237378709">
            <text:p>$237,378,709</text:p>
          </table:table-cell>
          <table:table-cell table:formula="of:=ABS([.F267])" office:value-type="currency" office:currency="USD" office:value="237378709">
            <text:p>$237,378,709</text:p>
          </table:table-cell>
          <table:table-cell table:formula="of:=[.F267]/[.D267]" office:value-type="percentage" office:value="0.608663356410256">
            <text:p>60.87%</text:p>
          </table:table-cell>
          <table:table-cell/>
        </table:table-row>
        <table:table-row table:style-name="ro1">
          <table:table-cell office:value-type="float" office:value="12.63">
            <text:p>12.63</text:p>
          </table:table-cell>
          <table:table-cell office:value-type="string">
            <text:p>Basic, Applied, and Advanced Research in Science and Engineering</text:p>
          </table:table-cell>
          <table:table-cell office:value-type="string">
            <text:p>consistency</text:p>
          </table:table-cell>
          <table:table-cell office:value-type="float" office:value="81000000">
            <text:p>81000000</text:p>
          </table:table-cell>
          <table:table-cell office:value-type="float" office:value="154274754">
            <text:p>154274754</text:p>
          </table:table-cell>
          <table:table-cell table:formula="of:=[.D268]-[.E268]" office:value-type="currency" office:currency="USD" office:value="-73274754">
            <text:p>-$73,274,754</text:p>
          </table:table-cell>
          <table:table-cell table:formula="of:=ABS([.F268])" office:value-type="currency" office:currency="USD" office:value="73274754">
            <text:p>$73,274,754</text:p>
          </table:table-cell>
          <table:table-cell table:formula="of:=[.F268]/[.D268]" office:value-type="percentage" office:value="-0.904626592592593">
            <text:p>-90.46%</text:p>
          </table:table-cell>
          <table:table-cell/>
        </table:table-row>
        <table:table-row table:style-name="ro1">
          <table:table-cell office:value-type="float" office:value="93.307">
            <text:p>93.307</text:p>
          </table:table-cell>
          <table:table-cell office:value-type="string">
            <text:p>Minority Health and Health Disparities Research </text:p>
          </table:table-cell>
          <table:table-cell office:value-type="string">
            <text:p>consistency</text:p>
          </table:table-cell>
          <table:table-cell office:value-type="float" office:value="45000000">
            <text:p>45000000</text:p>
          </table:table-cell>
          <table:table-cell office:value-type="float" office:value="156220160">
            <text:p>156220160</text:p>
          </table:table-cell>
          <table:table-cell table:formula="of:=[.D269]-[.E269]" office:value-type="currency" office:currency="USD" office:value="-111220160">
            <text:p>-$111,220,160</text:p>
          </table:table-cell>
          <table:table-cell table:formula="of:=ABS([.F269])" office:value-type="currency" office:currency="USD" office:value="111220160">
            <text:p>$111,220,160</text:p>
          </table:table-cell>
          <table:table-cell table:formula="of:=[.F269]/[.D269]" office:value-type="percentage" office:value="-2.47155911111111">
            <text:p>-247.16%</text:p>
          </table:table-cell>
          <table:table-cell/>
        </table:table-row>
        <table:table-row table:style-name="ro1">
          <table:table-cell office:value-type="float" office:value="97.025">
            <text:p>97.025</text:p>
          </table:table-cell>
          <table:table-cell office:value-type="string">
            <text:p>National Urban Search and Rescue (US&amp;R) Response System</text:p>
          </table:table-cell>
          <table:table-cell office:value-type="string">
            <text:p>consistency</text:p>
          </table:table-cell>
          <table:table-cell office:value-type="float" office:value="29620000">
            <text:p>29620000</text:p>
          </table:table-cell>
          <table:table-cell office:value-type="float" office:value="163133982">
            <text:p>163133982</text:p>
          </table:table-cell>
          <table:table-cell table:formula="of:=[.D270]-[.E270]" office:value-type="currency" office:currency="USD" office:value="-133513982">
            <text:p>-$133,513,982</text:p>
          </table:table-cell>
          <table:table-cell table:formula="of:=ABS([.F270])" office:value-type="currency" office:currency="USD" office:value="133513982">
            <text:p>$133,513,982</text:p>
          </table:table-cell>
          <table:table-cell table:formula="of:=[.F270]/[.D270]" office:value-type="percentage" office:value="-4.50756185010128">
            <text:p>-450.76%</text:p>
          </table:table-cell>
          <table:table-cell/>
        </table:table-row>
        <table:table-row table:style-name="ro1">
          <table:table-cell office:value-type="float" office:value="14.256">
            <text:p>14.256</text:p>
          </table:table-cell>
          <table:table-cell office:value-type="string">
            <text:p>Neighborhood Stabilization Program (Recovery Act Funded)</text:p>
          </table:table-cell>
          <table:table-cell office:value-type="string">
            <text:p>consistency</text:p>
          </table:table-cell>
          <table:table-cell office:value-type="float" office:value="2000000000">
            <text:p>2000000000</text:p>
          </table:table-cell>
          <table:table-cell office:value-type="float" office:value="171652395">
            <text:p>171652395</text:p>
          </table:table-cell>
          <table:table-cell table:formula="of:=[.D271]-[.E271]" office:value-type="currency" office:currency="USD" office:value="1828347605">
            <text:p>$1,828,347,605</text:p>
          </table:table-cell>
          <table:table-cell table:formula="of:=ABS([.F271])" office:value-type="currency" office:currency="USD" office:value="1828347605">
            <text:p>$1,828,347,605</text:p>
          </table:table-cell>
          <table:table-cell table:formula="of:=[.F271]/[.D271]" office:value-type="percentage" office:value="0.9141738025">
            <text:p>91.42%</text:p>
          </table:table-cell>
          <table:table-cell/>
        </table:table-row>
        <table:table-row table:style-name="ro1">
          <table:table-cell office:value-type="float" office:value="15.875">
            <text:p>15.875</text:p>
          </table:table-cell>
          <table:table-cell office:value-type="string">
            <text:p>Economic, Social, and Political Development of the Territories</text:p>
          </table:table-cell>
          <table:table-cell office:value-type="string">
            <text:p>consistency</text:p>
          </table:table-cell>
          <table:table-cell office:value-type="float" office:value="475621026">
            <text:p>475621026</text:p>
          </table:table-cell>
          <table:table-cell office:value-type="float" office:value="176878636">
            <text:p>176878636</text:p>
          </table:table-cell>
          <table:table-cell table:formula="of:=[.D272]-[.E272]" office:value-type="currency" office:currency="USD" office:value="298742390">
            <text:p>$298,742,390</text:p>
          </table:table-cell>
          <table:table-cell table:formula="of:=ABS([.F272])" office:value-type="currency" office:currency="USD" office:value="298742390">
            <text:p>$298,742,390</text:p>
          </table:table-cell>
          <table:table-cell table:formula="of:=[.F272]/[.D272]" office:value-type="percentage" office:value="0.628110141623554">
            <text:p>62.81%</text:p>
          </table:table-cell>
          <table:table-cell/>
        </table:table-row>
        <table:table-row table:style-name="ro1">
          <table:table-cell office:value-type="float" office:value="12.4">
            <text:p>12.4</text:p>
          </table:table-cell>
          <table:table-cell office:value-type="string">
            <text:p>Military Construction, National Guard</text:p>
          </table:table-cell>
          <table:table-cell office:value-type="string">
            <text:p>consistency</text:p>
          </table:table-cell>
          <table:table-cell office:value-type="float" office:value="66100000">
            <text:p>66100000</text:p>
          </table:table-cell>
          <table:table-cell office:value-type="float" office:value="182339081">
            <text:p>182339081</text:p>
          </table:table-cell>
          <table:table-cell table:formula="of:=[.D273]-[.E273]" office:value-type="currency" office:currency="USD" office:value="-116239081">
            <text:p>-$116,239,081</text:p>
          </table:table-cell>
          <table:table-cell table:formula="of:=ABS([.F273])" office:value-type="currency" office:currency="USD" office:value="116239081">
            <text:p>$116,239,081</text:p>
          </table:table-cell>
          <table:table-cell table:formula="of:=[.F273]/[.D273]" office:value-type="percentage" office:value="-1.75853375189107">
            <text:p>-175.85%</text:p>
          </table:table-cell>
          <table:table-cell/>
        </table:table-row>
        <table:table-row table:style-name="ro1">
          <table:table-cell office:value-type="float" office:value="14.157">
            <text:p>14.157</text:p>
          </table:table-cell>
          <table:table-cell office:value-type="string">
            <text:p>Supportive Housing for the Elderly</text:p>
          </table:table-cell>
          <table:table-cell office:value-type="string">
            <text:p>consistency</text:p>
          </table:table-cell>
          <table:table-cell office:value-type="float" office:value="921950881">
            <text:p>921950881</text:p>
          </table:table-cell>
          <table:table-cell office:value-type="float" office:value="182709213">
            <text:p>182709213</text:p>
          </table:table-cell>
          <table:table-cell table:formula="of:=[.D274]-[.E274]" office:value-type="currency" office:currency="USD" office:value="739241668">
            <text:p>$739,241,668</text:p>
          </table:table-cell>
          <table:table-cell table:formula="of:=ABS([.F274])" office:value-type="currency" office:currency="USD" office:value="739241668">
            <text:p>$739,241,668</text:p>
          </table:table-cell>
          <table:table-cell table:formula="of:=[.F274]/[.D274]" office:value-type="percentage" office:value="0.801823267632411">
            <text:p>80.18%</text:p>
          </table:table-cell>
          <table:table-cell/>
        </table:table-row>
        <table:table-row table:style-name="ro1">
          <table:table-cell office:value-type="float" office:value="93.262">
            <text:p>93.262</text:p>
          </table:table-cell>
          <table:table-cell office:value-type="string">
            <text:p>Occupational Safety and Health Program</text:p>
          </table:table-cell>
          <table:table-cell office:value-type="string">
            <text:p>consistency</text:p>
          </table:table-cell>
          <table:table-cell office:value-type="float" office:value="94600000">
            <text:p>94600000</text:p>
          </table:table-cell>
          <table:table-cell office:value-type="float" office:value="205432354">
            <text:p>205432354</text:p>
          </table:table-cell>
          <table:table-cell table:formula="of:=[.D275]-[.E275]" office:value-type="currency" office:currency="USD" office:value="-110832354">
            <text:p>-$110,832,354</text:p>
          </table:table-cell>
          <table:table-cell table:formula="of:=ABS([.F275])" office:value-type="currency" office:currency="USD" office:value="110832354">
            <text:p>$110,832,354</text:p>
          </table:table-cell>
          <table:table-cell table:formula="of:=[.F275]/[.D275]" office:value-type="percentage" office:value="-1.17158936575053">
            <text:p>-117.16%</text:p>
          </table:table-cell>
          <table:table-cell/>
        </table:table-row>
        <table:table-row table:style-name="ro1">
          <table:table-cell office:value-type="float" office:value="93.268">
            <text:p>93.268</text:p>
          </table:table-cell>
          <table:table-cell office:value-type="string">
            <text:p>Immunization Grants</text:p>
          </table:table-cell>
          <table:table-cell office:value-type="string">
            <text:p>consistency</text:p>
          </table:table-cell>
          <table:table-cell office:value-type="float" office:value="4030473328">
            <text:p>4030473328</text:p>
          </table:table-cell>
          <table:table-cell office:value-type="float" office:value="287141912">
            <text:p>287141912</text:p>
          </table:table-cell>
          <table:table-cell table:formula="of:=[.D276]-[.E276]" office:value-type="currency" office:currency="USD" office:value="3743331416">
            <text:p>$3,743,331,416</text:p>
          </table:table-cell>
          <table:table-cell table:formula="of:=ABS([.F276])" office:value-type="currency" office:currency="USD" office:value="3743331416">
            <text:p>$3,743,331,416</text:p>
          </table:table-cell>
          <table:table-cell table:formula="of:=[.F276]/[.D276]" office:value-type="percentage" office:value="0.928757272748785">
            <text:p>92.88%</text:p>
          </table:table-cell>
          <table:table-cell/>
        </table:table-row>
        <table:table-row table:style-name="ro1">
          <table:table-cell office:value-type="float" office:value="93.715">
            <text:p>93.715</text:p>
          </table:table-cell>
          <table:table-cell office:value-type="string">
            <text:p>Recovery Act <text:s/>Comparative Effectiveness Research - AHRQ</text:p>
          </table:table-cell>
          <table:table-cell office:value-type="string">
            <text:p>consistency</text:p>
          </table:table-cell>
          <table:table-cell office:value-type="float" office:value="198200000">
            <text:p>198200000</text:p>
          </table:table-cell>
          <table:table-cell office:value-type="float" office:value="311210480">
            <text:p>311210480</text:p>
          </table:table-cell>
          <table:table-cell table:formula="of:=[.D277]-[.E277]" office:value-type="currency" office:currency="USD" office:value="-113010480">
            <text:p>-$113,010,480</text:p>
          </table:table-cell>
          <table:table-cell table:formula="of:=ABS([.F277])" office:value-type="currency" office:currency="USD" office:value="113010480">
            <text:p>$113,010,480</text:p>
          </table:table-cell>
          <table:table-cell table:formula="of:=[.F277]/[.D277]" office:value-type="percentage" office:value="-0.570184056508577">
            <text:p>-57.02%</text:p>
          </table:table-cell>
          <table:table-cell/>
        </table:table-row>
        <table:table-row table:style-name="ro1">
          <table:table-cell office:value-type="float" office:value="17.278">
            <text:p>17.278</text:p>
          </table:table-cell>
          <table:table-cell office:value-type="string">
            <text:p>WIA Dislocated Worker Formula Grants</text:p>
          </table:table-cell>
          <table:table-cell office:value-type="string">
            <text:p>consistency</text:p>
          </table:table-cell>
          <table:table-cell office:value-type="float" office:value="1175000000">
            <text:p>1175000000</text:p>
          </table:table-cell>
          <table:table-cell office:value-type="float" office:value="311792970">
            <text:p>311792970</text:p>
          </table:table-cell>
          <table:table-cell table:formula="of:=[.D278]-[.E278]" office:value-type="currency" office:currency="USD" office:value="863207030">
            <text:p>$863,207,030</text:p>
          </table:table-cell>
          <table:table-cell table:formula="of:=ABS([.F278])" office:value-type="currency" office:currency="USD" office:value="863207030">
            <text:p>$863,207,030</text:p>
          </table:table-cell>
          <table:table-cell table:formula="of:=[.F278]/[.D278]" office:value-type="percentage" office:value="0.734644280851064">
            <text:p>73.46%</text:p>
          </table:table-cell>
          <table:table-cell/>
        </table:table-row>
        <table:table-row table:style-name="ro1">
          <table:table-cell office:value-type="float" office:value="81.042">
            <text:p>81.042</text:p>
          </table:table-cell>
          <table:table-cell office:value-type="string">
            <text:p>Weatherization Assistance for Low-Income Persons</text:p>
          </table:table-cell>
          <table:table-cell office:value-type="string">
            <text:p>consistency</text:p>
          </table:table-cell>
          <table:table-cell office:value-type="float" office:value="206510962">
            <text:p>206510962</text:p>
          </table:table-cell>
          <table:table-cell office:value-type="float" office:value="323169613">
            <text:p>323169613</text:p>
          </table:table-cell>
          <table:table-cell table:formula="of:=[.D279]-[.E279]" office:value-type="currency" office:currency="USD" office:value="-116658651">
            <text:p>-$116,658,651</text:p>
          </table:table-cell>
          <table:table-cell table:formula="of:=ABS([.F279])" office:value-type="currency" office:currency="USD" office:value="116658651">
            <text:p>$116,658,651</text:p>
          </table:table-cell>
          <table:table-cell table:formula="of:=[.F279]/[.D279]" office:value-type="percentage" office:value="-0.564902946895381">
            <text:p>-56.49%</text:p>
          </table:table-cell>
          <table:table-cell/>
        </table:table-row>
        <table:table-row table:style-name="ro1">
          <table:table-cell office:value-type="float" office:value="10.912">
            <text:p>10.912</text:p>
          </table:table-cell>
          <table:table-cell office:value-type="string">
            <text:p>Environmental Quality Incentives Program</text:p>
          </table:table-cell>
          <table:table-cell office:value-type="string">
            <text:p>consistency</text:p>
          </table:table-cell>
          <table:table-cell office:value-type="float" office:value="862330000">
            <text:p>862330000</text:p>
          </table:table-cell>
          <table:table-cell office:value-type="float" office:value="325479815">
            <text:p>325479815</text:p>
          </table:table-cell>
          <table:table-cell table:formula="of:=[.D280]-[.E280]" office:value-type="currency" office:currency="USD" office:value="536850185">
            <text:p>$536,850,185</text:p>
          </table:table-cell>
          <table:table-cell table:formula="of:=ABS([.F280])" office:value-type="currency" office:currency="USD" office:value="536850185">
            <text:p>$536,850,185</text:p>
          </table:table-cell>
          <table:table-cell table:formula="of:=[.F280]/[.D280]" office:value-type="percentage" office:value="0.62255770412719">
            <text:p>62.26%</text:p>
          </table:table-cell>
          <table:table-cell/>
        </table:table-row>
        <table:table-row table:style-name="ro1">
          <table:table-cell office:value-type="float" office:value="84.048">
            <text:p>84.048</text:p>
          </table:table-cell>
          <table:table-cell office:value-type="string">
            <text:p>Career and Technical Education -- Basic Grants to States</text:p>
          </table:table-cell>
          <table:table-cell office:value-type="string">
            <text:p>consistency</text:p>
          </table:table-cell>
          <table:table-cell office:value-type="float" office:value="1141988000">
            <text:p>1141988000</text:p>
          </table:table-cell>
          <table:table-cell office:value-type="float" office:value="368366863">
            <text:p>368366863</text:p>
          </table:table-cell>
          <table:table-cell table:formula="of:=[.D281]-[.E281]" office:value-type="currency" office:currency="USD" office:value="773621137">
            <text:p>$773,621,137</text:p>
          </table:table-cell>
          <table:table-cell table:formula="of:=ABS([.F281])" office:value-type="currency" office:currency="USD" office:value="773621137">
            <text:p>$773,621,137</text:p>
          </table:table-cell>
          <table:table-cell table:formula="of:=[.F281]/[.D281]" office:value-type="percentage" office:value="0.677433683191067">
            <text:p>67.74%</text:p>
          </table:table-cell>
          <table:table-cell/>
        </table:table-row>
        <table:table-row table:style-name="ro1">
          <table:table-cell office:value-type="float" office:value="11.307">
            <text:p>11.307</text:p>
          </table:table-cell>
          <table:table-cell office:value-type="string">
            <text:p>Economic Adjustment Assistance</text:p>
          </table:table-cell>
          <table:table-cell office:value-type="string">
            <text:p>consistency</text:p>
          </table:table-cell>
          <table:table-cell office:value-type="float" office:value="135000000">
            <text:p>135000000</text:p>
          </table:table-cell>
          <table:table-cell office:value-type="float" office:value="377346440">
            <text:p>377346440</text:p>
          </table:table-cell>
          <table:table-cell table:formula="of:=[.D282]-[.E282]" office:value-type="currency" office:currency="USD" office:value="-242346440">
            <text:p>-$242,346,440</text:p>
          </table:table-cell>
          <table:table-cell table:formula="of:=ABS([.F282])" office:value-type="currency" office:currency="USD" office:value="242346440">
            <text:p>$242,346,440</text:p>
          </table:table-cell>
          <table:table-cell table:formula="of:=[.F282]/[.D282]" office:value-type="percentage" office:value="-1.79515881481481">
            <text:p>-179.52%</text:p>
          </table:table-cell>
          <table:table-cell/>
        </table:table-row>
        <table:table-row table:style-name="ro1">
          <table:table-cell office:value-type="float" office:value="17.31">
            <text:p>17.31</text:p>
          </table:table-cell>
          <table:table-cell office:value-type="string">
            <text:p>Energy Employees Occupational Illness Compensation</text:p>
          </table:table-cell>
          <table:table-cell office:value-type="string">
            <text:p>consistency</text:p>
          </table:table-cell>
          <table:table-cell office:value-type="float" office:value="956000000">
            <text:p>956000000</text:p>
          </table:table-cell>
          <table:table-cell office:value-type="float" office:value="400605015">
            <text:p>400605015</text:p>
          </table:table-cell>
          <table:table-cell table:formula="of:=[.D283]-[.E283]" office:value-type="currency" office:currency="USD" office:value="555394985">
            <text:p>$555,394,985</text:p>
          </table:table-cell>
          <table:table-cell table:formula="of:=ABS([.F283])" office:value-type="currency" office:currency="USD" office:value="555394985">
            <text:p>$555,394,985</text:p>
          </table:table-cell>
          <table:table-cell table:formula="of:=[.F283]/[.D283]" office:value-type="percentage" office:value="0.580957097280335">
            <text:p>58.10%</text:p>
          </table:table-cell>
          <table:table-cell/>
        </table:table-row>
        <table:table-row table:style-name="ro1">
          <table:table-cell office:value-type="float" office:value="64.029">
            <text:p>64.029</text:p>
          </table:table-cell>
          <table:table-cell office:value-type="string">
            <text:p>Purchase Care Program</text:p>
          </table:table-cell>
          <table:table-cell office:value-type="string">
            <text:p>consistency</text:p>
          </table:table-cell>
          <table:table-cell office:value-type="float" office:value="3836616950">
            <text:p>3836616950</text:p>
          </table:table-cell>
          <table:table-cell office:value-type="float" office:value="754874046">
            <text:p>754874046</text:p>
          </table:table-cell>
          <table:table-cell table:formula="of:=[.D284]-[.E284]" office:value-type="currency" office:currency="USD" office:value="3081742904">
            <text:p>$3,081,742,904</text:p>
          </table:table-cell>
          <table:table-cell table:formula="of:=ABS([.F284])" office:value-type="currency" office:currency="USD" office:value="3081742904">
            <text:p>$3,081,742,904</text:p>
          </table:table-cell>
          <table:table-cell table:formula="of:=[.F284]/[.D284]" office:value-type="percentage" office:value="0.803244875410353">
            <text:p>80.32%</text:p>
          </table:table-cell>
          <table:table-cell/>
        </table:table-row>
        <table:table-row table:style-name="ro1">
          <table:table-cell office:value-type="float" office:value="10.069">
            <text:p>10.069</text:p>
          </table:table-cell>
          <table:table-cell office:value-type="string">
            <text:p>Conservation Reserve Program</text:p>
          </table:table-cell>
          <table:table-cell office:value-type="string">
            <text:p>consistency</text:p>
          </table:table-cell>
          <table:table-cell office:value-type="float" office:value="1871662000">
            <text:p>1871662000</text:p>
          </table:table-cell>
          <table:table-cell office:value-type="float" office:value="804908841">
            <text:p>804908841</text:p>
          </table:table-cell>
          <table:table-cell table:formula="of:=[.D285]-[.E285]" office:value-type="currency" office:currency="USD" office:value="1066753159">
            <text:p>$1,066,753,159</text:p>
          </table:table-cell>
          <table:table-cell table:formula="of:=ABS([.F285])" office:value-type="currency" office:currency="USD" office:value="1066753159">
            <text:p>$1,066,753,159</text:p>
          </table:table-cell>
          <table:table-cell table:formula="of:=[.F285]/[.D285]" office:value-type="percentage" office:value="0.569949680551296">
            <text:p>56.99%</text:p>
          </table:table-cell>
          <table:table-cell/>
        </table:table-row>
        <table:table-row table:style-name="ro1">
          <table:table-cell office:value-type="float" office:value="93.279">
            <text:p>93.279</text:p>
          </table:table-cell>
          <table:table-cell office:value-type="string">
            <text:p>Drug Abuse and Addiction Research Programs</text:p>
          </table:table-cell>
          <table:table-cell office:value-type="string">
            <text:p>consistency</text:p>
          </table:table-cell>
          <table:table-cell office:value-type="float" office:value="39225000">
            <text:p>39225000</text:p>
          </table:table-cell>
          <table:table-cell office:value-type="float" office:value="818039866">
            <text:p>818039866</text:p>
          </table:table-cell>
          <table:table-cell table:formula="of:=[.D286]-[.E286]" office:value-type="currency" office:currency="USD" office:value="-778814866">
            <text:p>-$778,814,866</text:p>
          </table:table-cell>
          <table:table-cell table:formula="of:=ABS([.F286])" office:value-type="currency" office:currency="USD" office:value="778814866">
            <text:p>$778,814,866</text:p>
          </table:table-cell>
          <table:table-cell table:formula="of:=[.F286]/[.D286]" office:value-type="percentage" office:value="-19.8550635054175">
            <text:p>-1985.51%</text:p>
          </table:table-cell>
          <table:table-cell/>
        </table:table-row>
        <table:table-row table:style-name="ro1">
          <table:table-cell office:value-type="float" office:value="93.283">
            <text:p>93.283</text:p>
          </table:table-cell>
          <table:table-cell office:value-type="string">
            <text:p>Centers for Disease Control and Prevention_Investigations and Technical Assistance</text:p>
          </table:table-cell>
          <table:table-cell office:value-type="string">
            <text:p>consistency</text:p>
          </table:table-cell>
          <table:table-cell office:value-type="float" office:value="36370099">
            <text:p>36370099</text:p>
          </table:table-cell>
          <table:table-cell office:value-type="float" office:value="911025993">
            <text:p>911025993</text:p>
          </table:table-cell>
          <table:table-cell table:formula="of:=[.D287]-[.E287]" office:value-type="currency" office:currency="USD" office:value="-874655894">
            <text:p>-$874,655,894</text:p>
          </table:table-cell>
          <table:table-cell table:formula="of:=ABS([.F287])" office:value-type="currency" office:currency="USD" office:value="874655894">
            <text:p>$874,655,894</text:p>
          </table:table-cell>
          <table:table-cell table:formula="of:=[.F287]/[.D287]" office:value-type="percentage" office:value="-24.0487630787037">
            <text:p>-2404.88%</text:p>
          </table:table-cell>
          <table:table-cell/>
        </table:table-row>
        <table:table-row table:style-name="ro1">
          <table:table-cell office:value-type="float" office:value="93.865">
            <text:p>93.865</text:p>
          </table:table-cell>
          <table:table-cell office:value-type="string">
            <text:p>Child Health and Human Development Extramural Research</text:p>
          </table:table-cell>
          <table:table-cell office:value-type="string">
            <text:p>consistency</text:p>
          </table:table-cell>
          <table:table-cell office:value-type="float" office:value="1873456000">
            <text:p>1873456000</text:p>
          </table:table-cell>
          <table:table-cell office:value-type="float" office:value="921243807">
            <text:p>921243807</text:p>
          </table:table-cell>
          <table:table-cell table:formula="of:=[.D288]-[.E288]" office:value-type="currency" office:currency="USD" office:value="952212193">
            <text:p>$952,212,193</text:p>
          </table:table-cell>
          <table:table-cell table:formula="of:=ABS([.F288])" office:value-type="currency" office:currency="USD" office:value="952212193">
            <text:p>$952,212,193</text:p>
          </table:table-cell>
          <table:table-cell table:formula="of:=[.F288]/[.D288]" office:value-type="percentage" office:value="0.508265042253461">
            <text:p>50.83%</text:p>
          </table:table-cell>
          <table:table-cell/>
        </table:table-row>
        <table:table-row table:style-name="ro1">
          <table:table-cell office:value-type="float" office:value="17.26">
            <text:p>17.26</text:p>
          </table:table-cell>
          <table:table-cell office:value-type="string">
            <text:p>WIA Dislocated <text:s/>Workers</text:p>
          </table:table-cell>
          <table:table-cell office:value-type="string">
            <text:p>consistency</text:p>
          </table:table-cell>
          <table:table-cell office:value-type="float" office:value="168000000">
            <text:p>168000000</text:p>
          </table:table-cell>
          <table:table-cell office:value-type="float" office:value="1111755392">
            <text:p>1111755392</text:p>
          </table:table-cell>
          <table:table-cell table:formula="of:=[.D289]-[.E289]" office:value-type="currency" office:currency="USD" office:value="-943755392">
            <text:p>-$943,755,392</text:p>
          </table:table-cell>
          <table:table-cell table:formula="of:=ABS([.F289])" office:value-type="currency" office:currency="USD" office:value="943755392">
            <text:p>$943,755,392</text:p>
          </table:table-cell>
          <table:table-cell table:formula="of:=[.F289]/[.D289]" office:value-type="percentage" office:value="-5.61759161904762">
            <text:p>-561.76%</text:p>
          </table:table-cell>
          <table:table-cell/>
        </table:table-row>
        <table:table-row table:style-name="ro1">
          <table:table-cell office:value-type="float" office:value="14.231">
            <text:p>14.231</text:p>
          </table:table-cell>
          <table:table-cell office:value-type="string">
            <text:p>Emergency Shelter Grants Program</text:p>
          </table:table-cell>
          <table:table-cell office:value-type="string">
            <text:p>consistency</text:p>
          </table:table-cell>
          <table:table-cell office:value-type="float" office:value="160000000">
            <text:p>160000000</text:p>
          </table:table-cell>
          <table:table-cell office:value-type="float" office:value="1135052493">
            <text:p>1135052493</text:p>
          </table:table-cell>
          <table:table-cell table:formula="of:=[.D290]-[.E290]" office:value-type="currency" office:currency="USD" office:value="-975052493">
            <text:p>-$975,052,493</text:p>
          </table:table-cell>
          <table:table-cell table:formula="of:=ABS([.F290])" office:value-type="currency" office:currency="USD" office:value="975052493">
            <text:p>$975,052,493</text:p>
          </table:table-cell>
          <table:table-cell table:formula="of:=[.F290]/[.D290]" office:value-type="percentage" office:value="-6.09407808125">
            <text:p>-609.41%</text:p>
          </table:table-cell>
          <table:table-cell/>
        </table:table-row>
        <table:table-row table:style-name="ro1">
          <table:table-cell office:value-type="float" office:value="66.468">
            <text:p>66.468</text:p>
          </table:table-cell>
          <table:table-cell office:value-type="string">
            <text:p>Capitalization Grants for Drinking Water State Revolving Funds</text:p>
          </table:table-cell>
          <table:table-cell office:value-type="string">
            <text:p>consistency</text:p>
          </table:table-cell>
          <table:table-cell office:value-type="float" office:value="2766000000">
            <text:p>2766000000</text:p>
          </table:table-cell>
          <table:table-cell office:value-type="float" office:value="1142286040">
            <text:p>1142286040</text:p>
          </table:table-cell>
          <table:table-cell table:formula="of:=[.D291]-[.E291]" office:value-type="currency" office:currency="USD" office:value="1623713960">
            <text:p>$1,623,713,960</text:p>
          </table:table-cell>
          <table:table-cell table:formula="of:=ABS([.F291])" office:value-type="currency" office:currency="USD" office:value="1623713960">
            <text:p>$1,623,713,960</text:p>
          </table:table-cell>
          <table:table-cell table:formula="of:=[.F291]/[.D291]" office:value-type="percentage" office:value="0.587026015907448">
            <text:p>58.70%</text:p>
          </table:table-cell>
          <table:table-cell/>
        </table:table-row>
        <table:table-row table:style-name="ro1">
          <table:table-cell office:value-type="float" office:value="93.045">
            <text:p>93.045</text:p>
          </table:table-cell>
          <table:table-cell office:value-type="string">
            <text:p>Special Programs for the Aging_Title III, Part C_Nutrition Services</text:p>
          </table:table-cell>
          <table:table-cell office:value-type="string">
            <text:p>consistency</text:p>
          </table:table-cell>
          <table:table-cell office:value-type="float" office:value="648818000">
            <text:p>648818000</text:p>
          </table:table-cell>
          <table:table-cell office:value-type="float" office:value="1193467451">
            <text:p>1193467451</text:p>
          </table:table-cell>
          <table:table-cell table:formula="of:=[.D292]-[.E292]" office:value-type="currency" office:currency="USD" office:value="-544649451">
            <text:p>-$544,649,451</text:p>
          </table:table-cell>
          <table:table-cell table:formula="of:=ABS([.F292])" office:value-type="currency" office:currency="USD" office:value="544649451">
            <text:p>$544,649,451</text:p>
          </table:table-cell>
          <table:table-cell table:formula="of:=[.F292]/[.D292]" office:value-type="percentage" office:value="-0.839448737550438">
            <text:p>-83.94%</text:p>
          </table:table-cell>
          <table:table-cell/>
        </table:table-row>
        <table:table-row table:style-name="ro1">
          <table:table-cell office:value-type="float" office:value="81.089">
            <text:p>81.089</text:p>
          </table:table-cell>
          <table:table-cell office:value-type="string">
            <text:p>Fossil Energy Research and Development</text:p>
          </table:table-cell>
          <table:table-cell office:value-type="string">
            <text:p>consistency</text:p>
          </table:table-cell>
          <table:table-cell office:value-type="float" office:value="400000000">
            <text:p>400000000</text:p>
          </table:table-cell>
          <table:table-cell office:value-type="float" office:value="1348907661">
            <text:p>1348907661</text:p>
          </table:table-cell>
          <table:table-cell table:formula="of:=[.D293]-[.E293]" office:value-type="currency" office:currency="USD" office:value="-948907661">
            <text:p>-$948,907,661</text:p>
          </table:table-cell>
          <table:table-cell table:formula="of:=ABS([.F293])" office:value-type="currency" office:currency="USD" office:value="948907661">
            <text:p>$948,907,661</text:p>
          </table:table-cell>
          <table:table-cell table:formula="of:=[.F293]/[.D293]" office:value-type="percentage" office:value="-2.3722691525">
            <text:p>-237.23%</text:p>
          </table:table-cell>
          <table:table-cell/>
        </table:table-row>
        <table:table-row table:style-name="ro1">
          <table:table-cell office:value-type="float" office:value="10.09">
            <text:p>10.09</text:p>
          </table:table-cell>
          <table:table-cell office:value-type="string">
            <text:p>Supplemental Revenue Assistance Program</text:p>
          </table:table-cell>
          <table:table-cell office:value-type="string">
            <text:p>consistency</text:p>
          </table:table-cell>
          <table:table-cell office:value-type="float" office:value="738000000">
            <text:p>738000000</text:p>
          </table:table-cell>
          <table:table-cell office:value-type="float" office:value="1603180899">
            <text:p>1603180899</text:p>
          </table:table-cell>
          <table:table-cell table:formula="of:=[.D294]-[.E294]" office:value-type="currency" office:currency="USD" office:value="-865180899">
            <text:p>-$865,180,899</text:p>
          </table:table-cell>
          <table:table-cell table:formula="of:=ABS([.F294])" office:value-type="currency" office:currency="USD" office:value="865180899">
            <text:p>$865,180,899</text:p>
          </table:table-cell>
          <table:table-cell table:formula="of:=[.F294]/[.D294]" office:value-type="percentage" office:value="-1.17233184146341">
            <text:p>-117.23%</text:p>
          </table:table-cell>
          <table:table-cell/>
        </table:table-row>
        <table:table-row table:style-name="ro1">
          <table:table-cell office:value-type="float" office:value="66.458">
            <text:p>66.458</text:p>
          </table:table-cell>
          <table:table-cell office:value-type="string">
            <text:p>Capitalization Grants for Clean Water State Revolving Funds</text:p>
          </table:table-cell>
          <table:table-cell office:value-type="string">
            <text:p>consistency</text:p>
          </table:table-cell>
          <table:table-cell office:value-type="float" office:value="4200000000">
            <text:p>4200000000</text:p>
          </table:table-cell>
          <table:table-cell office:value-type="float" office:value="1630224728">
            <text:p>1630224728</text:p>
          </table:table-cell>
          <table:table-cell table:formula="of:=[.D295]-[.E295]" office:value-type="currency" office:currency="USD" office:value="2569775272">
            <text:p>$2,569,775,272</text:p>
          </table:table-cell>
          <table:table-cell table:formula="of:=ABS([.F295])" office:value-type="currency" office:currency="USD" office:value="2569775272">
            <text:p>$2,569,775,272</text:p>
          </table:table-cell>
          <table:table-cell table:formula="of:=[.F295]/[.D295]" office:value-type="percentage" office:value="0.611851255238095">
            <text:p>61.19%</text:p>
          </table:table-cell>
          <table:table-cell/>
        </table:table-row>
        <table:table-row table:style-name="ro1">
          <table:table-cell office:value-type="float" office:value="93.855">
            <text:p>93.855</text:p>
          </table:table-cell>
          <table:table-cell office:value-type="string">
            <text:p>Allergy, Immunology and Transplantation Research</text:p>
          </table:table-cell>
          <table:table-cell office:value-type="string">
            <text:p>consistency</text:p>
          </table:table-cell>
          <table:table-cell office:value-type="float" office:value="639043000">
            <text:p>639043000</text:p>
          </table:table-cell>
          <table:table-cell office:value-type="float" office:value="2635774555">
            <text:p>2635774555</text:p>
          </table:table-cell>
          <table:table-cell table:formula="of:=[.D296]-[.E296]" office:value-type="currency" office:currency="USD" office:value="-1996731555">
            <text:p>-$1,996,731,555</text:p>
          </table:table-cell>
          <table:table-cell table:formula="of:=ABS([.F296])" office:value-type="currency" office:currency="USD" office:value="1996731555">
            <text:p>$1,996,731,555</text:p>
          </table:table-cell>
          <table:table-cell table:formula="of:=[.F296]/[.D296]" office:value-type="percentage" office:value="-3.12456525617212">
            <text:p>-312.46%</text:p>
          </table:table-cell>
          <table:table-cell/>
        </table:table-row>
        <table:table-row table:style-name="ro1">
          <table:table-cell office:value-type="float" office:value="84.01">
            <text:p>84.01</text:p>
          </table:table-cell>
          <table:table-cell office:value-type="string">
            <text:p>Title I Grants to Local Educational Agencies</text:p>
          </table:table-cell>
          <table:table-cell office:value-type="string">
            <text:p>consistency</text:p>
          </table:table-cell>
          <table:table-cell office:value-type="float" office:value="492401000">
            <text:p>492401000</text:p>
          </table:table-cell>
          <table:table-cell office:value-type="float" office:value="3603078371">
            <text:p>3603078371</text:p>
          </table:table-cell>
          <table:table-cell table:formula="of:=[.D297]-[.E297]" office:value-type="currency" office:currency="USD" office:value="-3110677371">
            <text:p>-$3,110,677,371</text:p>
          </table:table-cell>
          <table:table-cell table:formula="of:=ABS([.F297])" office:value-type="currency" office:currency="USD" office:value="3110677371">
            <text:p>$3,110,677,371</text:p>
          </table:table-cell>
          <table:table-cell table:formula="of:=[.F297]/[.D297]" office:value-type="percentage" office:value="-6.3173660715555">
            <text:p>-631.74%</text:p>
          </table:table-cell>
          <table:table-cell/>
        </table:table-row>
        <table:table-row table:style-name="ro1">
          <table:table-cell office:value-type="float" office:value="17.225">
            <text:p>17.225</text:p>
          </table:table-cell>
          <table:table-cell office:value-type="string">
            <text:p>Unemployment Insurance</text:p>
          </table:table-cell>
          <table:table-cell office:value-type="string">
            <text:p>consistency</text:p>
          </table:table-cell>
          <table:table-cell office:value-type="float" office:value="184481000000">
            <text:p>184481000000</text:p>
          </table:table-cell>
          <table:table-cell office:value-type="float" office:value="4212169771">
            <text:p>4212169771</text:p>
          </table:table-cell>
          <table:table-cell table:formula="of:=[.D298]-[.E298]" office:value-type="currency" office:currency="USD" office:value="180268830229">
            <text:p>$180,268,830,229</text:p>
          </table:table-cell>
          <table:table-cell table:formula="of:=ABS([.F298])" office:value-type="currency" office:currency="USD" office:value="180268830229">
            <text:p>$180,268,830,229</text:p>
          </table:table-cell>
          <table:table-cell table:formula="of:=[.F298]/[.D298]" office:value-type="percentage" office:value="0.977167460220836">
            <text:p>97.72%</text:p>
          </table:table-cell>
          <table:table-cell/>
        </table:table-row>
        <table:table-row table:style-name="ro1">
          <table:table-cell office:value-type="float" office:value="93.596">
            <text:p>93.596</text:p>
          </table:table-cell>
          <table:table-cell office:value-type="string">
            <text:p>Child Care Mandatory and Matching Funds of the Child Care and Development Fund</text:p>
          </table:table-cell>
          <table:table-cell office:value-type="string">
            <text:p>consistency</text:p>
          </table:table-cell>
          <table:table-cell office:value-type="float" office:value="2917000000">
            <text:p>2917000000</text:p>
          </table:table-cell>
          <table:table-cell office:value-type="float" office:value="5016896430">
            <text:p>5016896430</text:p>
          </table:table-cell>
          <table:table-cell table:formula="of:=[.D299]-[.E299]" office:value-type="currency" office:currency="USD" office:value="-2099896430">
            <text:p>-$2,099,896,430</text:p>
          </table:table-cell>
          <table:table-cell table:formula="of:=ABS([.F299])" office:value-type="currency" office:currency="USD" office:value="2099896430">
            <text:p>$2,099,896,430</text:p>
          </table:table-cell>
          <table:table-cell table:formula="of:=[.F299]/[.D299]" office:value-type="percentage" office:value="-0.719882218032225">
            <text:p>-71.99%</text:p>
          </table:table-cell>
          <table:table-cell/>
        </table:table-row>
        <table:table-row table:style-name="ro1">
          <table:table-cell office:value-type="float" office:value="14.228">
            <text:p>14.228</text:p>
          </table:table-cell>
          <table:table-cell office:value-type="string">
            <text:p>Community Development Block Grants/State's program and Non-Entitlement Grants in Hawaii</text:p>
          </table:table-cell>
          <table:table-cell office:value-type="string">
            <text:p>consistency</text:p>
          </table:table-cell>
          <table:table-cell office:value-type="float" office:value="1182386000">
            <text:p>1182386000</text:p>
          </table:table-cell>
          <table:table-cell office:value-type="float" office:value="5310758676">
            <text:p>5310758676</text:p>
          </table:table-cell>
          <table:table-cell table:formula="of:=[.D300]-[.E300]" office:value-type="currency" office:currency="USD" office:value="-4128372676">
            <text:p>-$4,128,372,676</text:p>
          </table:table-cell>
          <table:table-cell table:formula="of:=ABS([.F300])" office:value-type="currency" office:currency="USD" office:value="4128372676">
            <text:p>$4,128,372,676</text:p>
          </table:table-cell>
          <table:table-cell table:formula="of:=[.F300]/[.D300]" office:value-type="percentage" office:value="-3.49156085745264">
            <text:p>-349.16%</text:p>
          </table:table-cell>
          <table:table-cell/>
        </table:table-row>
        <table:table-row table:style-name="ro1">
          <table:table-cell office:value-type="float" office:value="10.551">
            <text:p>10.551</text:p>
          </table:table-cell>
          <table:table-cell office:value-type="string">
            <text:p>Supplemental Nutrition Assistance Program</text:p>
          </table:table-cell>
          <table:table-cell office:value-type="string">
            <text:p>consistency</text:p>
          </table:table-cell>
          <table:table-cell office:value-type="float" office:value="63247459000">
            <text:p>63247459000</text:p>
          </table:table-cell>
          <table:table-cell office:value-type="float" office:value="10620031575">
            <text:p>10620031575</text:p>
          </table:table-cell>
          <table:table-cell table:formula="of:=[.D301]-[.E301]" office:value-type="currency" office:currency="USD" office:value="52627427425">
            <text:p>$52,627,427,425</text:p>
          </table:table-cell>
          <table:table-cell table:formula="of:=ABS([.F301])" office:value-type="currency" office:currency="USD" office:value="52627427425">
            <text:p>$52,627,427,425</text:p>
          </table:table-cell>
          <table:table-cell table:formula="of:=[.F301]/[.D301]" office:value-type="percentage" office:value="0.832087616753109">
            <text:p>83.21%</text:p>
          </table:table-cell>
          <table:table-cell/>
        </table:table-row>
        <table:table-row table:style-name="ro1">
          <table:table-cell office:value-type="float" office:value="93.77">
            <text:p>93.77</text:p>
          </table:table-cell>
          <table:table-cell office:value-type="string">
            <text:p>Medicare_Prescription Drug Coverage</text:p>
          </table:table-cell>
          <table:table-cell office:value-type="string">
            <text:p>consistency</text:p>
          </table:table-cell>
          <table:table-cell office:value-type="float" office:value="64131000000">
            <text:p>64131000000</text:p>
          </table:table-cell>
          <table:table-cell office:value-type="float" office:value="20847928351">
            <text:p>20847928351</text:p>
          </table:table-cell>
          <table:table-cell table:formula="of:=[.D302]-[.E302]" office:value-type="currency" office:currency="USD" office:value="43283071649">
            <text:p>$43,283,071,649</text:p>
          </table:table-cell>
          <table:table-cell table:formula="of:=ABS([.F302])" office:value-type="currency" office:currency="USD" office:value="43283071649">
            <text:p>$43,283,071,649</text:p>
          </table:table-cell>
          <table:table-cell table:formula="of:=[.F302]/[.D302]" office:value-type="percentage" office:value="0.674916524754019">
            <text:p>67.49%</text:p>
          </table:table-cell>
          <table:table-cell/>
        </table:table-row>
        <table:table-row table:style-name="ro1">
          <table:table-cell office:value-type="float" office:value="93.774">
            <text:p>93.774</text:p>
          </table:table-cell>
          <table:table-cell office:value-type="string">
            <text:p>Medicare_Supplementary Medical Insurance</text:p>
          </table:table-cell>
          <table:table-cell office:value-type="string">
            <text:p>consistency</text:p>
          </table:table-cell>
          <table:table-cell office:value-type="float" office:value="213335000000">
            <text:p>213335000000</text:p>
          </table:table-cell>
          <table:table-cell office:value-type="float" office:value="99705377858">
            <text:p>99705377858</text:p>
          </table:table-cell>
          <table:table-cell table:formula="of:=[.D303]-[.E303]" office:value-type="currency" office:currency="USD" office:value="113629622142">
            <text:p>$113,629,622,142</text:p>
          </table:table-cell>
          <table:table-cell table:formula="of:=ABS([.F303])" office:value-type="currency" office:currency="USD" office:value="113629622142">
            <text:p>$113,629,622,142</text:p>
          </table:table-cell>
          <table:table-cell table:formula="of:=[.F303]/[.D303]" office:value-type="percentage" office:value="0.532634692582089">
            <text:p>53.26%</text:p>
          </table:table-cell>
          <table:table-cell/>
        </table:table-row>
        <table:table-row table:style-name="ro1">
          <table:table-cell office:value-type="float" office:value="93.773">
            <text:p>93.773</text:p>
          </table:table-cell>
          <table:table-cell office:value-type="string">
            <text:p>Medicare_Hospital Insurance</text:p>
          </table:table-cell>
          <table:table-cell office:value-type="string">
            <text:p>consistency</text:p>
          </table:table-cell>
          <table:table-cell office:value-type="float" office:value="243615000000">
            <text:p>243615000000</text:p>
          </table:table-cell>
          <table:table-cell office:value-type="float" office:value="119268719015">
            <text:p>119268719015</text:p>
          </table:table-cell>
          <table:table-cell table:formula="of:=[.D304]-[.E304]" office:value-type="currency" office:currency="USD" office:value="124346280985">
            <text:p>$124,346,280,985</text:p>
          </table:table-cell>
          <table:table-cell table:formula="of:=ABS([.F304])" office:value-type="currency" office:currency="USD" office:value="124346280985">
            <text:p>$124,346,280,985</text:p>
          </table:table-cell>
          <table:table-cell table:formula="of:=[.F304]/[.D304]" office:value-type="percentage" office:value="0.51042128352113">
            <text:p>51.04%</text:p>
          </table:table-cell>
          <table:table-cell/>
        </table:table-row>
        <table:table-row table:style-name="ro1">
          <table:table-cell office:value-type="float" office:value="97.022">
            <text:p>97.022</text:p>
          </table:table-cell>
          <table:table-cell office:value-type="string">
            <text:p>Flood Insurance</text:p>
          </table:table-cell>
          <table:table-cell office:value-type="string">
            <text:p>consistency</text:p>
          </table:table-cell>
          <table:table-cell office:value-type="float" office:value="146000000">
            <text:p>146000000</text:p>
          </table:table-cell>
          <table:table-cell office:value-type="float" office:value="229432231800">
            <text:p>229432231800</text:p>
          </table:table-cell>
          <table:table-cell table:formula="of:=[.D305]-[.E305]" office:value-type="currency" office:currency="USD" office:value="-229286231800">
            <text:p>-$229,286,231,800</text:p>
          </table:table-cell>
          <table:table-cell table:formula="of:=ABS([.F305])" office:value-type="currency" office:currency="USD" office:value="229286231800">
            <text:p>$229,286,231,800</text:p>
          </table:table-cell>
          <table:table-cell table:formula="of:=[.F305]/[.D305]" office:value-type="percentage" office:value="-1570.45364246575">
            <text:p>-157045.36%</text:p>
          </table:table-cell>
          <table:table-cell/>
        </table:table-row>
        <table:table-row table:style-name="ro1">
          <table:table-cell office:value-type="float" office:value="23.001">
            <text:p>23.001</text:p>
          </table:table-cell>
          <table:table-cell office:value-type="string">
            <text:p>Appalachian Regional Development (See individual Appalachian Programs)</text:p>
          </table:table-cell>
          <table:table-cell office:value-type="string">
            <text:p>consistency</text:p>
          </table:table-cell>
          <table:table-cell office:value-type="float" office:value="68000000">
            <text:p>68000000</text:p>
          </table:table-cell>
          <table:table-cell/>
          <table:table-cell table:formula="of:=[.D306]-[.E306]" office:value-type="currency" office:currency="USD" office:value="68000000">
            <text:p>$68,000,000</text:p>
          </table:table-cell>
          <table:table-cell table:formula="of:=ABS([.F306])" office:value-type="currency" office:currency="USD" office:value="68000000">
            <text:p>$68,000,000</text:p>
          </table:table-cell>
          <table:table-cell table:formula="of:=[.F306]/[.D30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3.002">
            <text:p>23.002</text:p>
          </table:table-cell>
          <table:table-cell office:value-type="string">
            <text:p>Appalachian Area Development</text:p>
          </table:table-cell>
          <table:table-cell office:value-type="string">
            <text:p>consistency</text:p>
          </table:table-cell>
          <table:table-cell office:value-type="float" office:value="68000000">
            <text:p>68000000</text:p>
          </table:table-cell>
          <table:table-cell/>
          <table:table-cell table:formula="of:=[.D307]-[.E307]" office:value-type="currency" office:currency="USD" office:value="68000000">
            <text:p>$68,000,000</text:p>
          </table:table-cell>
          <table:table-cell table:formula="of:=ABS([.F307])" office:value-type="currency" office:currency="USD" office:value="68000000">
            <text:p>$68,000,000</text:p>
          </table:table-cell>
          <table:table-cell table:formula="of:=[.F307]/[.D30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3.009">
            <text:p>23.009</text:p>
          </table:table-cell>
          <table:table-cell office:value-type="string">
            <text:p>Appalachian Local Development District Assistance</text:p>
          </table:table-cell>
          <table:table-cell office:value-type="string">
            <text:p>consistency</text:p>
          </table:table-cell>
          <table:table-cell office:value-type="float" office:value="7000000">
            <text:p>7000000</text:p>
          </table:table-cell>
          <table:table-cell/>
          <table:table-cell table:formula="of:=[.D308]-[.E308]" office:value-type="currency" office:currency="USD" office:value="7000000">
            <text:p>$7,000,000</text:p>
          </table:table-cell>
          <table:table-cell table:formula="of:=ABS([.F308])" office:value-type="currency" office:currency="USD" office:value="7000000">
            <text:p>$7,000,000</text:p>
          </table:table-cell>
          <table:table-cell table:formula="of:=[.F308]/[.D30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3.011">
            <text:p>23.011</text:p>
          </table:table-cell>
          <table:table-cell office:value-type="string">
            <text:p>Appalachian Research, Technical Assistance, and Demonstration Projects</text:p>
          </table:table-cell>
          <table:table-cell office:value-type="string">
            <text:p>consistency</text:p>
          </table:table-cell>
          <table:table-cell office:value-type="float" office:value="1000000">
            <text:p>1000000</text:p>
          </table:table-cell>
          <table:table-cell/>
          <table:table-cell table:formula="of:=[.D309]-[.E309]" office:value-type="currency" office:currency="USD" office:value="1000000">
            <text:p>$1,000,000</text:p>
          </table:table-cell>
          <table:table-cell table:formula="of:=ABS([.F309])" office:value-type="currency" office:currency="USD" office:value="1000000">
            <text:p>$1,000,000</text:p>
          </table:table-cell>
          <table:table-cell table:formula="of:=[.F309]/[.D30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4.017">
            <text:p>94.017</text:p>
          </table:table-cell>
          <table:table-cell office:value-type="string">
            <text:p>Senior Demonstration Program</text:p>
          </table:table-cell>
          <table:table-cell office:value-type="string">
            <text:p>consistency</text:p>
          </table:table-cell>
          <table:table-cell office:value-type="float" office:value="243000">
            <text:p>243000</text:p>
          </table:table-cell>
          <table:table-cell/>
          <table:table-cell table:formula="of:=[.D310]-[.E310]" office:value-type="currency" office:currency="USD" office:value="243000">
            <text:p>$243,000</text:p>
          </table:table-cell>
          <table:table-cell table:formula="of:=ABS([.F310])" office:value-type="currency" office:currency="USD" office:value="243000">
            <text:p>$243,000</text:p>
          </table:table-cell>
          <table:table-cell table:formula="of:=[.F310]/[.D31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0.3">
            <text:p>90.3</text:p>
          </table:table-cell>
          <table:table-cell office:value-type="string">
            <text:p>Japan-US Friendship Commission Grants</text:p>
          </table:table-cell>
          <table:table-cell office:value-type="string">
            <text:p>consistency</text:p>
          </table:table-cell>
          <table:table-cell office:value-type="float" office:value="1600000">
            <text:p>1600000</text:p>
          </table:table-cell>
          <table:table-cell/>
          <table:table-cell table:formula="of:=[.D311]-[.E311]" office:value-type="currency" office:currency="USD" office:value="1600000">
            <text:p>$1,600,000</text:p>
          </table:table-cell>
          <table:table-cell table:formula="of:=ABS([.F311])" office:value-type="currency" office:currency="USD" office:value="1600000">
            <text:p>$1,600,000</text:p>
          </table:table-cell>
          <table:table-cell table:formula="of:=[.F311]/[.D31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222">
            <text:p>10.222</text:p>
          </table:table-cell>
          <table:table-cell office:value-type="string">
            <text:p>Tribal Colleges Endowment Program</text:p>
          </table:table-cell>
          <table:table-cell office:value-type="string">
            <text:p>consistency</text:p>
          </table:table-cell>
          <table:table-cell office:value-type="float" office:value="4096122">
            <text:p>4096122</text:p>
          </table:table-cell>
          <table:table-cell/>
          <table:table-cell table:formula="of:=[.D312]-[.E312]" office:value-type="currency" office:currency="USD" office:value="4096122">
            <text:p>$4,096,122</text:p>
          </table:table-cell>
          <table:table-cell table:formula="of:=ABS([.F312])" office:value-type="currency" office:currency="USD" office:value="4096122">
            <text:p>$4,096,122</text:p>
          </table:table-cell>
          <table:table-cell table:formula="of:=[.F312]/[.D31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553">
            <text:p>10.553</text:p>
          </table:table-cell>
          <table:table-cell office:value-type="string">
            <text:p>School Breakfast Program</text:p>
          </table:table-cell>
          <table:table-cell office:value-type="string">
            <text:p>consistency</text:p>
          </table:table-cell>
          <table:table-cell office:value-type="float" office:value="2897802000">
            <text:p>2897802000</text:p>
          </table:table-cell>
          <table:table-cell/>
          <table:table-cell table:formula="of:=[.D313]-[.E313]" office:value-type="currency" office:currency="USD" office:value="2897802000">
            <text:p>$2,897,802,000</text:p>
          </table:table-cell>
          <table:table-cell table:formula="of:=ABS([.F313])" office:value-type="currency" office:currency="USD" office:value="2897802000">
            <text:p>$2,897,802,000</text:p>
          </table:table-cell>
          <table:table-cell table:formula="of:=[.F313]/[.D31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556">
            <text:p>10.556</text:p>
          </table:table-cell>
          <table:table-cell office:value-type="string">
            <text:p>Special Milk Program for Children</text:p>
          </table:table-cell>
          <table:table-cell office:value-type="string">
            <text:p>consistency</text:p>
          </table:table-cell>
          <table:table-cell office:value-type="float" office:value="11888000">
            <text:p>11888000</text:p>
          </table:table-cell>
          <table:table-cell/>
          <table:table-cell table:formula="of:=[.D314]-[.E314]" office:value-type="currency" office:currency="USD" office:value="11888000">
            <text:p>$11,888,000</text:p>
          </table:table-cell>
          <table:table-cell table:formula="of:=ABS([.F314])" office:value-type="currency" office:currency="USD" office:value="11888000">
            <text:p>$11,888,000</text:p>
          </table:table-cell>
          <table:table-cell table:formula="of:=[.F314]/[.D31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559">
            <text:p>10.559</text:p>
          </table:table-cell>
          <table:table-cell office:value-type="string">
            <text:p>Summer Food Service Program for Children</text:p>
          </table:table-cell>
          <table:table-cell office:value-type="string">
            <text:p>consistency</text:p>
          </table:table-cell>
          <table:table-cell office:value-type="float" office:value="376521000">
            <text:p>376521000</text:p>
          </table:table-cell>
          <table:table-cell/>
          <table:table-cell table:formula="of:=[.D315]-[.E315]" office:value-type="currency" office:currency="USD" office:value="376521000">
            <text:p>$376,521,000</text:p>
          </table:table-cell>
          <table:table-cell table:formula="of:=ABS([.F315])" office:value-type="currency" office:currency="USD" office:value="376521000">
            <text:p>$376,521,000</text:p>
          </table:table-cell>
          <table:table-cell table:formula="of:=[.F315]/[.D31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093">
            <text:p>10.093</text:p>
          </table:table-cell>
          <table:table-cell office:value-type="string">
            <text:p>Voluntary Public Access and Habitat Incentive Program</text:p>
          </table:table-cell>
          <table:table-cell office:value-type="string">
            <text:p>consistency</text:p>
          </table:table-cell>
          <table:table-cell office:value-type="float" office:value="16667000">
            <text:p>16667000</text:p>
          </table:table-cell>
          <table:table-cell/>
          <table:table-cell table:formula="of:=[.D316]-[.E316]" office:value-type="currency" office:currency="USD" office:value="16667000">
            <text:p>$16,667,000</text:p>
          </table:table-cell>
          <table:table-cell table:formula="of:=ABS([.F316])" office:value-type="currency" office:currency="USD" office:value="16667000">
            <text:p>$16,667,000</text:p>
          </table:table-cell>
          <table:table-cell table:formula="of:=[.F316]/[.D31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156">
            <text:p>10.156</text:p>
          </table:table-cell>
          <table:table-cell office:value-type="string">
            <text:p>Federal-State Marketing Improvement Program</text:p>
          </table:table-cell>
          <table:table-cell office:value-type="string">
            <text:p>consistency</text:p>
          </table:table-cell>
          <table:table-cell office:value-type="float" office:value="1684000">
            <text:p>1684000</text:p>
          </table:table-cell>
          <table:table-cell/>
          <table:table-cell table:formula="of:=[.D317]-[.E317]" office:value-type="currency" office:currency="USD" office:value="1684000">
            <text:p>$1,684,000</text:p>
          </table:table-cell>
          <table:table-cell table:formula="of:=ABS([.F317])" office:value-type="currency" office:currency="USD" office:value="1684000">
            <text:p>$1,684,000</text:p>
          </table:table-cell>
          <table:table-cell table:formula="of:=[.F317]/[.D31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168">
            <text:p>10.168</text:p>
          </table:table-cell>
          <table:table-cell office:value-type="string">
            <text:p>Farmers' Market Promotion Program</text:p>
          </table:table-cell>
          <table:table-cell office:value-type="string">
            <text:p>consistency</text:p>
          </table:table-cell>
          <table:table-cell office:value-type="float" office:value="5000000">
            <text:p>5000000</text:p>
          </table:table-cell>
          <table:table-cell/>
          <table:table-cell table:formula="of:=[.D318]-[.E318]" office:value-type="currency" office:currency="USD" office:value="5000000">
            <text:p>$5,000,000</text:p>
          </table:table-cell>
          <table:table-cell table:formula="of:=ABS([.F318])" office:value-type="currency" office:currency="USD" office:value="5000000">
            <text:p>$5,000,000</text:p>
          </table:table-cell>
          <table:table-cell table:formula="of:=[.F318]/[.D31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29">
            <text:p>10.29</text:p>
          </table:table-cell>
          <table:table-cell office:value-type="string">
            <text:p>Agricultural Market and Economic Research</text:p>
          </table:table-cell>
          <table:table-cell office:value-type="string">
            <text:p>consistency</text:p>
          </table:table-cell>
          <table:table-cell office:value-type="float" office:value="588000">
            <text:p>588000</text:p>
          </table:table-cell>
          <table:table-cell/>
          <table:table-cell table:formula="of:=[.D319]-[.E319]" office:value-type="currency" office:currency="USD" office:value="588000">
            <text:p>$588,000</text:p>
          </table:table-cell>
          <table:table-cell table:formula="of:=ABS([.F319])" office:value-type="currency" office:currency="USD" office:value="588000">
            <text:p>$588,000</text:p>
          </table:table-cell>
          <table:table-cell table:formula="of:=[.F319]/[.D31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312">
            <text:p>10.312</text:p>
          </table:table-cell>
          <table:table-cell office:value-type="string">
            <text:p>Biomass Research and Development Initiative Competitive Grants Program (BRDI)</text:p>
          </table:table-cell>
          <table:table-cell office:value-type="string">
            <text:p>consistency</text:p>
          </table:table-cell>
          <table:table-cell office:value-type="float" office:value="26880000">
            <text:p>26880000</text:p>
          </table:table-cell>
          <table:table-cell/>
          <table:table-cell table:formula="of:=[.D320]-[.E320]" office:value-type="currency" office:currency="USD" office:value="26880000">
            <text:p>$26,880,000</text:p>
          </table:table-cell>
          <table:table-cell table:formula="of:=ABS([.F320])" office:value-type="currency" office:currency="USD" office:value="26880000">
            <text:p>$26,880,000</text:p>
          </table:table-cell>
          <table:table-cell table:formula="of:=[.F320]/[.D32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417">
            <text:p>10.417</text:p>
          </table:table-cell>
          <table:table-cell office:value-type="string">
            <text:p>Very Low-Income Housing Repair Loans and Grants</text:p>
          </table:table-cell>
          <table:table-cell office:value-type="string">
            <text:p>consistency</text:p>
          </table:table-cell>
          <table:table-cell office:value-type="float" office:value="26000000">
            <text:p>26000000</text:p>
          </table:table-cell>
          <table:table-cell/>
          <table:table-cell table:formula="of:=[.D321]-[.E321]" office:value-type="currency" office:currency="USD" office:value="26000000">
            <text:p>$26,000,000</text:p>
          </table:table-cell>
          <table:table-cell table:formula="of:=ABS([.F321])" office:value-type="currency" office:currency="USD" office:value="26000000">
            <text:p>$26,000,000</text:p>
          </table:table-cell>
          <table:table-cell table:formula="of:=[.F321]/[.D32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446">
            <text:p>10.446</text:p>
          </table:table-cell>
          <table:table-cell office:value-type="string">
            <text:p>Rural Community Development Initiative</text:p>
          </table:table-cell>
          <table:table-cell office:value-type="string">
            <text:p>consistency</text:p>
          </table:table-cell>
          <table:table-cell office:value-type="float" office:value="6511766">
            <text:p>6511766</text:p>
          </table:table-cell>
          <table:table-cell/>
          <table:table-cell table:formula="of:=[.D322]-[.E322]" office:value-type="currency" office:currency="USD" office:value="6511766">
            <text:p>$6,511,766</text:p>
          </table:table-cell>
          <table:table-cell table:formula="of:=ABS([.F322])" office:value-type="currency" office:currency="USD" office:value="6511766">
            <text:p>$6,511,766</text:p>
          </table:table-cell>
          <table:table-cell table:formula="of:=[.F322]/[.D32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447">
            <text:p>10.447</text:p>
          </table:table-cell>
          <table:table-cell office:value-type="string">
            <text:p>The Rural Development (RD) Multi-Family Housing <text:s/>Revitalization Demonstration Program <text:s/>(MPR)</text:p>
          </table:table-cell>
          <table:table-cell office:value-type="string">
            <text:p>consistency</text:p>
          </table:table-cell>
          <table:table-cell office:value-type="float" office:value="27000000">
            <text:p>27000000</text:p>
          </table:table-cell>
          <table:table-cell/>
          <table:table-cell table:formula="of:=[.D323]-[.E323]" office:value-type="currency" office:currency="USD" office:value="27000000">
            <text:p>$27,000,000</text:p>
          </table:table-cell>
          <table:table-cell table:formula="of:=ABS([.F323])" office:value-type="currency" office:currency="USD" office:value="27000000">
            <text:p>$27,000,000</text:p>
          </table:table-cell>
          <table:table-cell table:formula="of:=[.F323]/[.D32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479">
            <text:p>10.479</text:p>
          </table:table-cell>
          <table:table-cell office:value-type="string">
            <text:p>Food Safety Cooperative Agreements</text:p>
          </table:table-cell>
          <table:table-cell office:value-type="string">
            <text:p>consistency</text:p>
          </table:table-cell>
          <table:table-cell office:value-type="float" office:value="8879000">
            <text:p>8879000</text:p>
          </table:table-cell>
          <table:table-cell/>
          <table:table-cell table:formula="of:=[.D324]-[.E324]" office:value-type="currency" office:currency="USD" office:value="8879000">
            <text:p>$8,879,000</text:p>
          </table:table-cell>
          <table:table-cell table:formula="of:=ABS([.F324])" office:value-type="currency" office:currency="USD" office:value="8879000">
            <text:p>$8,879,000</text:p>
          </table:table-cell>
          <table:table-cell table:formula="of:=[.F324]/[.D32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582">
            <text:p>10.582</text:p>
          </table:table-cell>
          <table:table-cell office:value-type="string">
            <text:p>Fresh Fruit and Vegetable Program </text:p>
          </table:table-cell>
          <table:table-cell office:value-type="string">
            <text:p>consistency</text:p>
          </table:table-cell>
          <table:table-cell office:value-type="float" office:value="101000000">
            <text:p>101000000</text:p>
          </table:table-cell>
          <table:table-cell/>
          <table:table-cell table:formula="of:=[.D325]-[.E325]" office:value-type="currency" office:currency="USD" office:value="101000000">
            <text:p>$101,000,000</text:p>
          </table:table-cell>
          <table:table-cell table:formula="of:=ABS([.F325])" office:value-type="currency" office:currency="USD" office:value="101000000">
            <text:p>$101,000,000</text:p>
          </table:table-cell>
          <table:table-cell table:formula="of:=[.F325]/[.D32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689">
            <text:p>10.689</text:p>
          </table:table-cell>
          <table:table-cell office:value-type="string">
            <text:p>Community Forest and Open Space Conservation Program (CFP)</text:p>
          </table:table-cell>
          <table:table-cell office:value-type="string">
            <text:p>consistency</text:p>
          </table:table-cell>
          <table:table-cell office:value-type="float" office:value="500000">
            <text:p>500000</text:p>
          </table:table-cell>
          <table:table-cell/>
          <table:table-cell table:formula="of:=[.D326]-[.E326]" office:value-type="currency" office:currency="USD" office:value="500000">
            <text:p>$500,000</text:p>
          </table:table-cell>
          <table:table-cell table:formula="of:=ABS([.F326])" office:value-type="currency" office:currency="USD" office:value="500000">
            <text:p>$500,000</text:p>
          </table:table-cell>
          <table:table-cell table:formula="of:=[.F326]/[.D32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695">
            <text:p>10.695</text:p>
          </table:table-cell>
          <table:table-cell office:value-type="string">
            <text:p>Eastern Nevada Landscape Restoration Project (ENLRP)</text:p>
          </table:table-cell>
          <table:table-cell office:value-type="string">
            <text:p>consistency</text:p>
          </table:table-cell>
          <table:table-cell office:value-type="float" office:value="140000">
            <text:p>140000</text:p>
          </table:table-cell>
          <table:table-cell/>
          <table:table-cell table:formula="of:=[.D327]-[.E327]" office:value-type="currency" office:currency="USD" office:value="140000">
            <text:p>$140,000</text:p>
          </table:table-cell>
          <table:table-cell table:formula="of:=ABS([.F327])" office:value-type="currency" office:currency="USD" office:value="140000">
            <text:p>$140,000</text:p>
          </table:table-cell>
          <table:table-cell table:formula="of:=[.F327]/[.D32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759">
            <text:p>10.759</text:p>
          </table:table-cell>
          <table:table-cell office:value-type="string">
            <text:p>Part 1774 <text:s/>Special Evaluation Assistance for Rural Communities and Households Program (SEARCH)</text:p>
          </table:table-cell>
          <table:table-cell office:value-type="string">
            <text:p>consistency</text:p>
          </table:table-cell>
          <table:table-cell office:value-type="float" office:value="5000000">
            <text:p>5000000</text:p>
          </table:table-cell>
          <table:table-cell/>
          <table:table-cell table:formula="of:=[.D328]-[.E328]" office:value-type="currency" office:currency="USD" office:value="5000000">
            <text:p>$5,000,000</text:p>
          </table:table-cell>
          <table:table-cell table:formula="of:=ABS([.F328])" office:value-type="currency" office:currency="USD" office:value="5000000">
            <text:p>$5,000,000</text:p>
          </table:table-cell>
          <table:table-cell table:formula="of:=[.F328]/[.D32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76">
            <text:p>10.76</text:p>
          </table:table-cell>
          <table:table-cell office:value-type="string">
            <text:p>Water and Waste Disposal Systems for Rural Communities</text:p>
          </table:table-cell>
          <table:table-cell office:value-type="string">
            <text:p>consistency</text:p>
          </table:table-cell>
          <table:table-cell office:value-type="float" office:value="35172800">
            <text:p>35172800</text:p>
          </table:table-cell>
          <table:table-cell/>
          <table:table-cell table:formula="of:=[.D329]-[.E329]" office:value-type="currency" office:currency="USD" office:value="35172800">
            <text:p>$35,172,800</text:p>
          </table:table-cell>
          <table:table-cell table:formula="of:=ABS([.F329])" office:value-type="currency" office:currency="USD" office:value="35172800">
            <text:p>$35,172,800</text:p>
          </table:table-cell>
          <table:table-cell table:formula="of:=[.F329]/[.D32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766">
            <text:p>10.766</text:p>
          </table:table-cell>
          <table:table-cell office:value-type="string">
            <text:p>Community Facilities Loans and Grants</text:p>
          </table:table-cell>
          <table:table-cell office:value-type="string">
            <text:p>consistency</text:p>
          </table:table-cell>
          <table:table-cell office:value-type="float" office:value="60404022">
            <text:p>60404022</text:p>
          </table:table-cell>
          <table:table-cell/>
          <table:table-cell table:formula="of:=[.D330]-[.E330]" office:value-type="currency" office:currency="USD" office:value="60404022">
            <text:p>$60,404,022</text:p>
          </table:table-cell>
          <table:table-cell table:formula="of:=ABS([.F330])" office:value-type="currency" office:currency="USD" office:value="60404022">
            <text:p>$60,404,022</text:p>
          </table:table-cell>
          <table:table-cell table:formula="of:=[.F330]/[.D33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78">
            <text:p>10.78</text:p>
          </table:table-cell>
          <table:table-cell office:value-type="string">
            <text:p>Community Facilities Loans and Grants</text:p>
          </table:table-cell>
          <table:table-cell office:value-type="string">
            <text:p>consistency</text:p>
          </table:table-cell>
          <table:table-cell office:value-type="float" office:value="71086349">
            <text:p>71086349</text:p>
          </table:table-cell>
          <table:table-cell/>
          <table:table-cell table:formula="of:=[.D331]-[.E331]" office:value-type="currency" office:currency="USD" office:value="71086349">
            <text:p>$71,086,349</text:p>
          </table:table-cell>
          <table:table-cell table:formula="of:=ABS([.F331])" office:value-type="currency" office:currency="USD" office:value="71086349">
            <text:p>$71,086,349</text:p>
          </table:table-cell>
          <table:table-cell table:formula="of:=[.F331]/[.D33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781">
            <text:p>10.781</text:p>
          </table:table-cell>
          <table:table-cell office:value-type="string">
            <text:p>Water and Waste Disposal Systems for Rural Communities - ARRA</text:p>
          </table:table-cell>
          <table:table-cell office:value-type="string">
            <text:p>consistency</text:p>
          </table:table-cell>
          <table:table-cell office:value-type="float" office:value="505538000">
            <text:p>505538000</text:p>
          </table:table-cell>
          <table:table-cell/>
          <table:table-cell table:formula="of:=[.D332]-[.E332]" office:value-type="currency" office:currency="USD" office:value="505538000">
            <text:p>$505,538,000</text:p>
          </table:table-cell>
          <table:table-cell table:formula="of:=ABS([.F332])" office:value-type="currency" office:currency="USD" office:value="505538000">
            <text:p>$505,538,000</text:p>
          </table:table-cell>
          <table:table-cell table:formula="of:=[.F332]/[.D33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787">
            <text:p>10.787</text:p>
          </table:table-cell>
          <table:table-cell office:value-type="string">
            <text:p>Broadband Initiatives Program</text:p>
          </table:table-cell>
          <table:table-cell office:value-type="string">
            <text:p>consistency</text:p>
          </table:table-cell>
          <table:table-cell office:value-type="float" office:value="2338011000">
            <text:p>2338011000</text:p>
          </table:table-cell>
          <table:table-cell/>
          <table:table-cell table:formula="of:=[.D333]-[.E333]" office:value-type="currency" office:currency="USD" office:value="2338011000">
            <text:p>$2,338,011,000</text:p>
          </table:table-cell>
          <table:table-cell table:formula="of:=ABS([.F333])" office:value-type="currency" office:currency="USD" office:value="2338011000">
            <text:p>$2,338,011,000</text:p>
          </table:table-cell>
          <table:table-cell table:formula="of:=[.F333]/[.D33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863">
            <text:p>10.863</text:p>
          </table:table-cell>
          <table:table-cell office:value-type="string">
            <text:p>Community Connect Grant Program</text:p>
          </table:table-cell>
          <table:table-cell office:value-type="string">
            <text:p>consistency</text:p>
          </table:table-cell>
          <table:table-cell office:value-type="float" office:value="24161951">
            <text:p>24161951</text:p>
          </table:table-cell>
          <table:table-cell/>
          <table:table-cell table:formula="of:=[.D334]-[.E334]" office:value-type="currency" office:currency="USD" office:value="24161951">
            <text:p>$24,161,951</text:p>
          </table:table-cell>
          <table:table-cell table:formula="of:=ABS([.F334])" office:value-type="currency" office:currency="USD" office:value="24161951">
            <text:p>$24,161,951</text:p>
          </table:table-cell>
          <table:table-cell table:formula="of:=[.F334]/[.D33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961">
            <text:p>10.961</text:p>
          </table:table-cell>
          <table:table-cell office:value-type="string">
            <text:p>Scientific Cooperation and Research</text:p>
          </table:table-cell>
          <table:table-cell office:value-type="string">
            <text:p>consistency</text:p>
          </table:table-cell>
          <table:table-cell office:value-type="float" office:value="350000">
            <text:p>350000</text:p>
          </table:table-cell>
          <table:table-cell/>
          <table:table-cell table:formula="of:=[.D335]-[.E335]" office:value-type="currency" office:currency="USD" office:value="350000">
            <text:p>$350,000</text:p>
          </table:table-cell>
          <table:table-cell table:formula="of:=ABS([.F335])" office:value-type="currency" office:currency="USD" office:value="350000">
            <text:p>$350,000</text:p>
          </table:table-cell>
          <table:table-cell table:formula="of:=[.F335]/[.D33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322">
            <text:p>10.322</text:p>
          </table:table-cell>
          <table:table-cell office:value-type="string">
            <text:p>Distance Education Grants for Institutions of Higher Education in Insular Areas</text:p>
          </table:table-cell>
          <table:table-cell office:value-type="string">
            <text:p>consistency</text:p>
          </table:table-cell>
          <table:table-cell office:value-type="float" office:value="720000">
            <text:p>720000</text:p>
          </table:table-cell>
          <table:table-cell/>
          <table:table-cell table:formula="of:=[.D336]-[.E336]" office:value-type="currency" office:currency="USD" office:value="720000">
            <text:p>$720,000</text:p>
          </table:table-cell>
          <table:table-cell table:formula="of:=ABS([.F336])" office:value-type="currency" office:currency="USD" office:value="720000">
            <text:p>$720,000</text:p>
          </table:table-cell>
          <table:table-cell table:formula="of:=[.F336]/[.D33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313">
            <text:p>10.313</text:p>
          </table:table-cell>
          <table:table-cell office:value-type="string">
            <text:p>Veterinary Medicine Loan Repayment Program </text:p>
          </table:table-cell>
          <table:table-cell office:value-type="string">
            <text:p>consistency</text:p>
          </table:table-cell>
          <table:table-cell office:value-type="float" office:value="8606987">
            <text:p>8606987</text:p>
          </table:table-cell>
          <table:table-cell/>
          <table:table-cell table:formula="of:=[.D337]-[.E337]" office:value-type="currency" office:currency="USD" office:value="8606987">
            <text:p>$8,606,987</text:p>
          </table:table-cell>
          <table:table-cell table:formula="of:=ABS([.F337])" office:value-type="currency" office:currency="USD" office:value="8606987">
            <text:p>$8,606,987</text:p>
          </table:table-cell>
          <table:table-cell table:formula="of:=[.F337]/[.D33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448">
            <text:p>10.448</text:p>
          </table:table-cell>
          <table:table-cell office:value-type="string">
            <text:p>Rural Development Multi-Family Housing Rural Housing Voucher Demonstration Program</text:p>
          </table:table-cell>
          <table:table-cell office:value-type="string">
            <text:p>consistency</text:p>
          </table:table-cell>
          <table:table-cell office:value-type="float" office:value="16000000">
            <text:p>16000000</text:p>
          </table:table-cell>
          <table:table-cell/>
          <table:table-cell table:formula="of:=[.D338]-[.E338]" office:value-type="currency" office:currency="USD" office:value="16000000">
            <text:p>$16,000,000</text:p>
          </table:table-cell>
          <table:table-cell table:formula="of:=ABS([.F338])" office:value-type="currency" office:currency="USD" office:value="16000000">
            <text:p>$16,000,000</text:p>
          </table:table-cell>
          <table:table-cell table:formula="of:=[.F338]/[.D33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777">
            <text:p>10.777</text:p>
          </table:table-cell>
          <table:table-cell office:value-type="string">
            <text:p>Norman E. Borlaug International Agricultural Science and Technology Fellowship</text:p>
          </table:table-cell>
          <table:table-cell office:value-type="string">
            <text:p>consistency</text:p>
          </table:table-cell>
          <table:table-cell office:value-type="float" office:value="1340181">
            <text:p>1340181</text:p>
          </table:table-cell>
          <table:table-cell/>
          <table:table-cell table:formula="of:=[.D339]-[.E339]" office:value-type="currency" office:currency="USD" office:value="1340181">
            <text:p>$1,340,181</text:p>
          </table:table-cell>
          <table:table-cell table:formula="of:=ABS([.F339])" office:value-type="currency" office:currency="USD" office:value="1340181">
            <text:p>$1,340,181</text:p>
          </table:table-cell>
          <table:table-cell table:formula="of:=[.F339]/[.D33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051">
            <text:p>10.051</text:p>
          </table:table-cell>
          <table:table-cell office:value-type="string">
            <text:p>Commodity Loans and Loan Deficiency Payments</text:p>
          </table:table-cell>
          <table:table-cell office:value-type="string">
            <text:p>consistency</text:p>
          </table:table-cell>
          <table:table-cell office:value-type="float" office:value="178555000">
            <text:p>178555000</text:p>
          </table:table-cell>
          <table:table-cell/>
          <table:table-cell table:formula="of:=[.D340]-[.E340]" office:value-type="currency" office:currency="USD" office:value="178555000">
            <text:p>$178,555,000</text:p>
          </table:table-cell>
          <table:table-cell table:formula="of:=ABS([.F340])" office:value-type="currency" office:currency="USD" office:value="178555000">
            <text:p>$178,555,000</text:p>
          </table:table-cell>
          <table:table-cell table:formula="of:=[.F340]/[.D34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451">
            <text:p>10.451</text:p>
          </table:table-cell>
          <table:table-cell office:value-type="string">
            <text:p>Noninsured Assistance</text:p>
          </table:table-cell>
          <table:table-cell office:value-type="string">
            <text:p>consistency</text:p>
          </table:table-cell>
          <table:table-cell office:value-type="float" office:value="121638000">
            <text:p>121638000</text:p>
          </table:table-cell>
          <table:table-cell/>
          <table:table-cell table:formula="of:=[.D341]-[.E341]" office:value-type="currency" office:currency="USD" office:value="121638000">
            <text:p>$121,638,000</text:p>
          </table:table-cell>
          <table:table-cell table:formula="of:=ABS([.F341])" office:value-type="currency" office:currency="USD" office:value="121638000">
            <text:p>$121,638,000</text:p>
          </table:table-cell>
          <table:table-cell table:formula="of:=[.F341]/[.D34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087">
            <text:p>10.087</text:p>
          </table:table-cell>
          <table:table-cell office:value-type="string">
            <text:p>Biomass Crop Assistance Program</text:p>
          </table:table-cell>
          <table:table-cell office:value-type="string">
            <text:p>consistency</text:p>
          </table:table-cell>
          <table:table-cell office:value-type="float" office:value="244074948">
            <text:p>244074948</text:p>
          </table:table-cell>
          <table:table-cell/>
          <table:table-cell table:formula="of:=[.D342]-[.E342]" office:value-type="currency" office:currency="USD" office:value="244074948">
            <text:p>$244,074,948</text:p>
          </table:table-cell>
          <table:table-cell table:formula="of:=ABS([.F342])" office:value-type="currency" office:currency="USD" office:value="244074948">
            <text:p>$244,074,948</text:p>
          </table:table-cell>
          <table:table-cell table:formula="of:=[.F342]/[.D34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0.095">
            <text:p>10.095</text:p>
          </table:table-cell>
          <table:table-cell office:value-type="string">
            <text:p>Durum Wheat Quality Program</text:p>
          </table:table-cell>
          <table:table-cell office:value-type="string">
            <text:p>consistency</text:p>
          </table:table-cell>
          <table:table-cell office:value-type="float" office:value="2750000">
            <text:p>2750000</text:p>
          </table:table-cell>
          <table:table-cell/>
          <table:table-cell table:formula="of:=[.D343]-[.E343]" office:value-type="currency" office:currency="USD" office:value="2750000">
            <text:p>$2,750,000</text:p>
          </table:table-cell>
          <table:table-cell table:formula="of:=ABS([.F343])" office:value-type="currency" office:currency="USD" office:value="2750000">
            <text:p>$2,750,000</text:p>
          </table:table-cell>
          <table:table-cell table:formula="of:=[.F343]/[.D34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2.112">
            <text:p>12.112</text:p>
          </table:table-cell>
          <table:table-cell office:value-type="string">
            <text:p>Payments to States in Lieu of Real Estate Taxes</text:p>
          </table:table-cell>
          <table:table-cell office:value-type="string">
            <text:p>consistency</text:p>
          </table:table-cell>
          <table:table-cell office:value-type="float" office:value="10244372">
            <text:p>10244372</text:p>
          </table:table-cell>
          <table:table-cell/>
          <table:table-cell table:formula="of:=[.D344]-[.E344]" office:value-type="currency" office:currency="USD" office:value="10244372">
            <text:p>$10,244,372</text:p>
          </table:table-cell>
          <table:table-cell table:formula="of:=ABS([.F344])" office:value-type="currency" office:currency="USD" office:value="10244372">
            <text:p>$10,244,372</text:p>
          </table:table-cell>
          <table:table-cell table:formula="of:=[.F344]/[.D34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2.558">
            <text:p>12.558</text:p>
          </table:table-cell>
          <table:table-cell office:value-type="string">
            <text:p>Department of Defense Impact Aid (Supplement, CWSD, BRAC)</text:p>
          </table:table-cell>
          <table:table-cell office:value-type="string">
            <text:p>consistency</text:p>
          </table:table-cell>
          <table:table-cell office:value-type="float" office:value="41000000">
            <text:p>41000000</text:p>
          </table:table-cell>
          <table:table-cell/>
          <table:table-cell table:formula="of:=[.D345]-[.E345]" office:value-type="currency" office:currency="USD" office:value="41000000">
            <text:p>$41,000,000</text:p>
          </table:table-cell>
          <table:table-cell table:formula="of:=ABS([.F345])" office:value-type="currency" office:currency="USD" office:value="41000000">
            <text:p>$41,000,000</text:p>
          </table:table-cell>
          <table:table-cell table:formula="of:=[.F345]/[.D34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2.118">
            <text:p>12.118</text:p>
          </table:table-cell>
          <table:table-cell office:value-type="string">
            <text:p>North Dakota Environmental Infrastructure (Section 594) - ARRA</text:p>
          </table:table-cell>
          <table:table-cell office:value-type="string">
            <text:p>consistency</text:p>
          </table:table-cell>
          <table:table-cell office:value-type="float" office:value="801705">
            <text:p>801705</text:p>
          </table:table-cell>
          <table:table-cell/>
          <table:table-cell table:formula="of:=[.D346]-[.E346]" office:value-type="currency" office:currency="USD" office:value="801705">
            <text:p>$801,705</text:p>
          </table:table-cell>
          <table:table-cell table:formula="of:=ABS([.F346])" office:value-type="currency" office:currency="USD" office:value="801705">
            <text:p>$801,705</text:p>
          </table:table-cell>
          <table:table-cell table:formula="of:=[.F346]/[.D34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2.119">
            <text:p>12.119</text:p>
          </table:table-cell>
          <table:table-cell office:value-type="string">
            <text:p>Northern Wisconsin Environmental Infrastructure (Section 154) - ARRA</text:p>
          </table:table-cell>
          <table:table-cell office:value-type="string">
            <text:p>consistency</text:p>
          </table:table-cell>
          <table:table-cell office:value-type="float" office:value="10999">
            <text:p>10999</text:p>
          </table:table-cell>
          <table:table-cell/>
          <table:table-cell table:formula="of:=[.D347]-[.E347]" office:value-type="currency" office:currency="USD" office:value="10999">
            <text:p>$10,999</text:p>
          </table:table-cell>
          <table:table-cell table:formula="of:=ABS([.F347])" office:value-type="currency" office:currency="USD" office:value="10999">
            <text:p>$10,999</text:p>
          </table:table-cell>
          <table:table-cell table:formula="of:=[.F347]/[.D34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2.12">
            <text:p>12.12</text:p>
          </table:table-cell>
          <table:table-cell office:value-type="string">
            <text:p>Northeastern Minnesota <text:s/>Environmental Infrastructure (Section 569) - ARRA</text:p>
          </table:table-cell>
          <table:table-cell office:value-type="string">
            <text:p>consistency</text:p>
          </table:table-cell>
          <table:table-cell office:value-type="float" office:value="5023152">
            <text:p>5023152</text:p>
          </table:table-cell>
          <table:table-cell/>
          <table:table-cell table:formula="of:=[.D348]-[.E348]" office:value-type="currency" office:currency="USD" office:value="5023152">
            <text:p>$5,023,152</text:p>
          </table:table-cell>
          <table:table-cell table:formula="of:=ABS([.F348])" office:value-type="currency" office:currency="USD" office:value="5023152">
            <text:p>$5,023,152</text:p>
          </table:table-cell>
          <table:table-cell table:formula="of:=[.F348]/[.D34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2.121">
            <text:p>12.121</text:p>
          </table:table-cell>
          <table:table-cell office:value-type="string">
            <text:p>Montana, Nevada, New Mexico, Utah, Idaho, &amp; Wyoming Environmental Infrastructure (Section 595) - ARRA</text:p>
          </table:table-cell>
          <table:table-cell office:value-type="string">
            <text:p>consistency</text:p>
          </table:table-cell>
          <table:table-cell office:value-type="float" office:value="5896662">
            <text:p>5896662</text:p>
          </table:table-cell>
          <table:table-cell/>
          <table:table-cell table:formula="of:=[.D349]-[.E349]" office:value-type="currency" office:currency="USD" office:value="5896662">
            <text:p>$5,896,662</text:p>
          </table:table-cell>
          <table:table-cell table:formula="of:=ABS([.F349])" office:value-type="currency" office:currency="USD" office:value="5896662">
            <text:p>$5,896,662</text:p>
          </table:table-cell>
          <table:table-cell table:formula="of:=[.F349]/[.D34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2.123">
            <text:p>12.123</text:p>
          </table:table-cell>
          <table:table-cell office:value-type="string">
            <text:p>South Central Pennsylvania Envrionmental Infrastructure (Section 313) - ARRA</text:p>
          </table:table-cell>
          <table:table-cell office:value-type="string">
            <text:p>consistency</text:p>
          </table:table-cell>
          <table:table-cell office:value-type="float" office:value="2000000">
            <text:p>2000000</text:p>
          </table:table-cell>
          <table:table-cell/>
          <table:table-cell table:formula="of:=[.D350]-[.E350]" office:value-type="currency" office:currency="USD" office:value="2000000">
            <text:p>$2,000,000</text:p>
          </table:table-cell>
          <table:table-cell table:formula="of:=ABS([.F350])" office:value-type="currency" office:currency="USD" office:value="2000000">
            <text:p>$2,000,000</text:p>
          </table:table-cell>
          <table:table-cell table:formula="of:=[.F350]/[.D35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2.124">
            <text:p>12.124</text:p>
          </table:table-cell>
          <table:table-cell office:value-type="string">
            <text:p>Mississippi Environmental Infrastructure (Section 592) - ARRA</text:p>
          </table:table-cell>
          <table:table-cell office:value-type="string">
            <text:p>consistency</text:p>
          </table:table-cell>
          <table:table-cell office:value-type="float" office:value="25030000">
            <text:p>25030000</text:p>
          </table:table-cell>
          <table:table-cell/>
          <table:table-cell table:formula="of:=[.D351]-[.E351]" office:value-type="currency" office:currency="USD" office:value="25030000">
            <text:p>$25,030,000</text:p>
          </table:table-cell>
          <table:table-cell table:formula="of:=ABS([.F351])" office:value-type="currency" office:currency="USD" office:value="25030000">
            <text:p>$25,030,000</text:p>
          </table:table-cell>
          <table:table-cell table:formula="of:=[.F351]/[.D35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2.551">
            <text:p>12.551</text:p>
          </table:table-cell>
          <table:table-cell office:value-type="string">
            <text:p>National Security Education Program David L. Boren Scholarships</text:p>
          </table:table-cell>
          <table:table-cell office:value-type="string">
            <text:p>consistency</text:p>
          </table:table-cell>
          <table:table-cell office:value-type="float" office:value="2000000">
            <text:p>2000000</text:p>
          </table:table-cell>
          <table:table-cell/>
          <table:table-cell table:formula="of:=[.D352]-[.E352]" office:value-type="currency" office:currency="USD" office:value="2000000">
            <text:p>$2,000,000</text:p>
          </table:table-cell>
          <table:table-cell table:formula="of:=ABS([.F352])" office:value-type="currency" office:currency="USD" office:value="2000000">
            <text:p>$2,000,000</text:p>
          </table:table-cell>
          <table:table-cell table:formula="of:=[.F352]/[.D35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2.552">
            <text:p>12.552</text:p>
          </table:table-cell>
          <table:table-cell office:value-type="string">
            <text:p>National Security Education Program David L. Boren Fellowships</text:p>
          </table:table-cell>
          <table:table-cell office:value-type="string">
            <text:p>consistency</text:p>
          </table:table-cell>
          <table:table-cell office:value-type="float" office:value="2000000">
            <text:p>2000000</text:p>
          </table:table-cell>
          <table:table-cell/>
          <table:table-cell table:formula="of:=[.D353]-[.E353]" office:value-type="currency" office:currency="USD" office:value="2000000">
            <text:p>$2,000,000</text:p>
          </table:table-cell>
          <table:table-cell table:formula="of:=ABS([.F353])" office:value-type="currency" office:currency="USD" office:value="2000000">
            <text:p>$2,000,000</text:p>
          </table:table-cell>
          <table:table-cell table:formula="of:=[.F353]/[.D35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2.553">
            <text:p>12.553</text:p>
          </table:table-cell>
          <table:table-cell office:value-type="string">
            <text:p>National Flagship Language Program Fellowships</text:p>
          </table:table-cell>
          <table:table-cell office:value-type="string">
            <text:p>consistency</text:p>
          </table:table-cell>
          <table:table-cell office:value-type="float" office:value="1000000">
            <text:p>1000000</text:p>
          </table:table-cell>
          <table:table-cell/>
          <table:table-cell table:formula="of:=[.D354]-[.E354]" office:value-type="currency" office:currency="USD" office:value="1000000">
            <text:p>$1,000,000</text:p>
          </table:table-cell>
          <table:table-cell table:formula="of:=ABS([.F354])" office:value-type="currency" office:currency="USD" office:value="1000000">
            <text:p>$1,000,000</text:p>
          </table:table-cell>
          <table:table-cell table:formula="of:=[.F354]/[.D35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2.555">
            <text:p>12.555</text:p>
          </table:table-cell>
          <table:table-cell office:value-type="string">
            <text:p>English for Heritage Language Speakers Scholarships</text:p>
          </table:table-cell>
          <table:table-cell office:value-type="string">
            <text:p>consistency</text:p>
          </table:table-cell>
          <table:table-cell office:value-type="float" office:value="1444000">
            <text:p>1444000</text:p>
          </table:table-cell>
          <table:table-cell/>
          <table:table-cell table:formula="of:=[.D355]-[.E355]" office:value-type="currency" office:currency="USD" office:value="1444000">
            <text:p>$1,444,000</text:p>
          </table:table-cell>
          <table:table-cell table:formula="of:=ABS([.F355])" office:value-type="currency" office:currency="USD" office:value="1444000">
            <text:p>$1,444,000</text:p>
          </table:table-cell>
          <table:table-cell table:formula="of:=[.F355]/[.D35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2.556">
            <text:p>12.556</text:p>
          </table:table-cell>
          <table:table-cell office:value-type="string">
            <text:p>Competitive Grants: Promoting K-12 Student Achievement at Military-Connected Schools</text:p>
          </table:table-cell>
          <table:table-cell office:value-type="string">
            <text:p>consistency</text:p>
          </table:table-cell>
          <table:table-cell office:value-type="float" office:value="15000000">
            <text:p>15000000</text:p>
          </table:table-cell>
          <table:table-cell/>
          <table:table-cell table:formula="of:=[.D356]-[.E356]" office:value-type="currency" office:currency="USD" office:value="15000000">
            <text:p>$15,000,000</text:p>
          </table:table-cell>
          <table:table-cell table:formula="of:=ABS([.F356])" office:value-type="currency" office:currency="USD" office:value="15000000">
            <text:p>$15,000,000</text:p>
          </table:table-cell>
          <table:table-cell table:formula="of:=[.F356]/[.D35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2.557">
            <text:p>12.557</text:p>
          </table:table-cell>
          <table:table-cell office:value-type="string">
            <text:p>Invitational Grants for Military-Connected Schools</text:p>
          </table:table-cell>
          <table:table-cell office:value-type="string">
            <text:p>consistency</text:p>
          </table:table-cell>
          <table:table-cell office:value-type="float" office:value="15000000">
            <text:p>15000000</text:p>
          </table:table-cell>
          <table:table-cell/>
          <table:table-cell table:formula="of:=[.D357]-[.E357]" office:value-type="currency" office:currency="USD" office:value="15000000">
            <text:p>$15,000,000</text:p>
          </table:table-cell>
          <table:table-cell table:formula="of:=ABS([.F357])" office:value-type="currency" office:currency="USD" office:value="15000000">
            <text:p>$15,000,000</text:p>
          </table:table-cell>
          <table:table-cell table:formula="of:=[.F357]/[.D35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2.56">
            <text:p>12.56</text:p>
          </table:table-cell>
          <table:table-cell office:value-type="string">
            <text:p>DOD, NDEP, DOTC-STEM Education Outreach Implementation</text:p>
          </table:table-cell>
          <table:table-cell office:value-type="string">
            <text:p>consistency</text:p>
          </table:table-cell>
          <table:table-cell office:value-type="float" office:value="4050000">
            <text:p>4050000</text:p>
          </table:table-cell>
          <table:table-cell/>
          <table:table-cell table:formula="of:=[.D358]-[.E358]" office:value-type="currency" office:currency="USD" office:value="4050000">
            <text:p>$4,050,000</text:p>
          </table:table-cell>
          <table:table-cell table:formula="of:=ABS([.F358])" office:value-type="currency" office:currency="USD" office:value="4050000">
            <text:p>$4,050,000</text:p>
          </table:table-cell>
          <table:table-cell table:formula="of:=[.F358]/[.D35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2.33">
            <text:p>12.33</text:p>
          </table:table-cell>
          <table:table-cell office:value-type="string">
            <text:p>Science, Technology, Engineering &amp; Mathematics (STEM) for K-12 &amp; Institutions of Higher Learning- NAVY</text:p>
          </table:table-cell>
          <table:table-cell office:value-type="string">
            <text:p>consistency</text:p>
          </table:table-cell>
          <table:table-cell office:value-type="float" office:value="2000000">
            <text:p>2000000</text:p>
          </table:table-cell>
          <table:table-cell/>
          <table:table-cell table:formula="of:=[.D359]-[.E359]" office:value-type="currency" office:currency="USD" office:value="2000000">
            <text:p>$2,000,000</text:p>
          </table:table-cell>
          <table:table-cell table:formula="of:=ABS([.F359])" office:value-type="currency" office:currency="USD" office:value="2000000">
            <text:p>$2,000,000</text:p>
          </table:table-cell>
          <table:table-cell table:formula="of:=[.F359]/[.D35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84.018">
            <text:p>84.018</text:p>
          </table:table-cell>
          <table:table-cell office:value-type="string">
            <text:p>Overseas Programs_Special Bilateral Projects</text:p>
          </table:table-cell>
          <table:table-cell office:value-type="string">
            <text:p>consistency</text:p>
          </table:table-cell>
          <table:table-cell office:value-type="float" office:value="2249221">
            <text:p>2249221</text:p>
          </table:table-cell>
          <table:table-cell/>
          <table:table-cell table:formula="of:=[.D360]-[.E360]" office:value-type="currency" office:currency="USD" office:value="2249221">
            <text:p>$2,249,221</text:p>
          </table:table-cell>
          <table:table-cell table:formula="of:=ABS([.F360])" office:value-type="currency" office:currency="USD" office:value="2249221">
            <text:p>$2,249,221</text:p>
          </table:table-cell>
          <table:table-cell table:formula="of:=[.F360]/[.D36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84.191">
            <text:p>84.191</text:p>
          </table:table-cell>
          <table:table-cell office:value-type="string">
            <text:p>Adult Education_National Leadership Activities</text:p>
          </table:table-cell>
          <table:table-cell office:value-type="string">
            <text:p>consistency</text:p>
          </table:table-cell>
          <table:table-cell office:value-type="float" office:value="11346000">
            <text:p>11346000</text:p>
          </table:table-cell>
          <table:table-cell/>
          <table:table-cell table:formula="of:=[.D361]-[.E361]" office:value-type="currency" office:currency="USD" office:value="11346000">
            <text:p>$11,346,000</text:p>
          </table:table-cell>
          <table:table-cell table:formula="of:=ABS([.F361])" office:value-type="currency" office:currency="USD" office:value="11346000">
            <text:p>$11,346,000</text:p>
          </table:table-cell>
          <table:table-cell table:formula="of:=[.F361]/[.D36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84.263">
            <text:p>84.263</text:p>
          </table:table-cell>
          <table:table-cell office:value-type="string">
            <text:p>Rehabilitation Training_Experimental and Innovative Training</text:p>
          </table:table-cell>
          <table:table-cell office:value-type="string">
            <text:p>consistency</text:p>
          </table:table-cell>
          <table:table-cell office:value-type="float" office:value="500000">
            <text:p>500000</text:p>
          </table:table-cell>
          <table:table-cell/>
          <table:table-cell table:formula="of:=[.D362]-[.E362]" office:value-type="currency" office:currency="USD" office:value="500000">
            <text:p>$500,000</text:p>
          </table:table-cell>
          <table:table-cell table:formula="of:=ABS([.F362])" office:value-type="currency" office:currency="USD" office:value="500000">
            <text:p>$500,000</text:p>
          </table:table-cell>
          <table:table-cell table:formula="of:=[.F362]/[.D36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84.329">
            <text:p>84.329</text:p>
          </table:table-cell>
          <table:table-cell office:value-type="string">
            <text:p>Special Education_Studies and Evaluations</text:p>
          </table:table-cell>
          <table:table-cell office:value-type="string">
            <text:p>consistency</text:p>
          </table:table-cell>
          <table:table-cell office:value-type="float" office:value="11460000">
            <text:p>11460000</text:p>
          </table:table-cell>
          <table:table-cell/>
          <table:table-cell table:formula="of:=[.D363]-[.E363]" office:value-type="currency" office:currency="USD" office:value="11460000">
            <text:p>$11,460,000</text:p>
          </table:table-cell>
          <table:table-cell table:formula="of:=ABS([.F363])" office:value-type="currency" office:currency="USD" office:value="11460000">
            <text:p>$11,460,000</text:p>
          </table:table-cell>
          <table:table-cell table:formula="of:=[.F363]/[.D36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041">
            <text:p>93.041</text:p>
          </table:table-cell>
          <table:table-cell office:value-type="string">
            <text:p>Special Programs for the Aging_Title VII, Chapter 3_Programs for Prevention of Elder Abuse, Neglect, and Exploitation</text:p>
          </table:table-cell>
          <table:table-cell office:value-type="string">
            <text:p>consistency</text:p>
          </table:table-cell>
          <table:table-cell office:value-type="float" office:value="5005440">
            <text:p>5005440</text:p>
          </table:table-cell>
          <table:table-cell/>
          <table:table-cell table:formula="of:=[.D364]-[.E364]" office:value-type="currency" office:currency="USD" office:value="5005440">
            <text:p>$5,005,440</text:p>
          </table:table-cell>
          <table:table-cell table:formula="of:=ABS([.F364])" office:value-type="currency" office:currency="USD" office:value="5005440">
            <text:p>$5,005,440</text:p>
          </table:table-cell>
          <table:table-cell table:formula="of:=[.F364]/[.D36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043">
            <text:p>93.043</text:p>
          </table:table-cell>
          <table:table-cell office:value-type="string">
            <text:p>Special Programs for the Aging_Title III, Part D_Disease Prevention and Health Promotion Services</text:p>
          </table:table-cell>
          <table:table-cell office:value-type="string">
            <text:p>consistency</text:p>
          </table:table-cell>
          <table:table-cell office:value-type="float" office:value="21026000">
            <text:p>21026000</text:p>
          </table:table-cell>
          <table:table-cell/>
          <table:table-cell table:formula="of:=[.D365]-[.E365]" office:value-type="currency" office:currency="USD" office:value="21026000">
            <text:p>$21,026,000</text:p>
          </table:table-cell>
          <table:table-cell table:formula="of:=ABS([.F365])" office:value-type="currency" office:currency="USD" office:value="21026000">
            <text:p>$21,026,000</text:p>
          </table:table-cell>
          <table:table-cell table:formula="of:=[.F365]/[.D36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044">
            <text:p>93.044</text:p>
          </table:table-cell>
          <table:table-cell office:value-type="string">
            <text:p>Special Programs for the Aging_Title III, Part B_Grants for Supportive Services and Senior Centers</text:p>
          </table:table-cell>
          <table:table-cell office:value-type="string">
            <text:p>consistency</text:p>
          </table:table-cell>
          <table:table-cell office:value-type="float" office:value="361348000">
            <text:p>361348000</text:p>
          </table:table-cell>
          <table:table-cell/>
          <table:table-cell table:formula="of:=[.D366]-[.E366]" office:value-type="currency" office:currency="USD" office:value="361348000">
            <text:p>$361,348,000</text:p>
          </table:table-cell>
          <table:table-cell table:formula="of:=ABS([.F366])" office:value-type="currency" office:currency="USD" office:value="361348000">
            <text:p>$361,348,000</text:p>
          </table:table-cell>
          <table:table-cell table:formula="of:=[.F366]/[.D36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052">
            <text:p>93.052</text:p>
          </table:table-cell>
          <table:table-cell office:value-type="string">
            <text:p>National Family Caregiver Support, Title III, Part E</text:p>
          </table:table-cell>
          <table:table-cell office:value-type="string">
            <text:p>consistency</text:p>
          </table:table-cell>
          <table:table-cell office:value-type="float" office:value="154220000">
            <text:p>154220000</text:p>
          </table:table-cell>
          <table:table-cell/>
          <table:table-cell table:formula="of:=[.D367]-[.E367]" office:value-type="currency" office:currency="USD" office:value="154220000">
            <text:p>$154,220,000</text:p>
          </table:table-cell>
          <table:table-cell table:formula="of:=ABS([.F367])" office:value-type="currency" office:currency="USD" office:value="154220000">
            <text:p>$154,220,000</text:p>
          </table:table-cell>
          <table:table-cell table:formula="of:=[.F367]/[.D36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071">
            <text:p>93.071</text:p>
          </table:table-cell>
          <table:table-cell office:value-type="string">
            <text:p>Medicare Enrollment Assistance Program</text:p>
          </table:table-cell>
          <table:table-cell office:value-type="string">
            <text:p>consistency</text:p>
          </table:table-cell>
          <table:table-cell office:value-type="float" office:value="30000000">
            <text:p>30000000</text:p>
          </table:table-cell>
          <table:table-cell/>
          <table:table-cell table:formula="of:=[.D368]-[.E368]" office:value-type="currency" office:currency="USD" office:value="30000000">
            <text:p>$30,000,000</text:p>
          </table:table-cell>
          <table:table-cell table:formula="of:=ABS([.F368])" office:value-type="currency" office:currency="USD" office:value="30000000">
            <text:p>$30,000,000</text:p>
          </table:table-cell>
          <table:table-cell table:formula="of:=[.F368]/[.D36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56">
            <text:p>93.56</text:p>
          </table:table-cell>
          <table:table-cell office:value-type="string">
            <text:p>Family Support Payments to States_Assistance Payments</text:p>
          </table:table-cell>
          <table:table-cell office:value-type="string">
            <text:p>consistency</text:p>
          </table:table-cell>
          <table:table-cell office:value-type="float" office:value="33000000">
            <text:p>33000000</text:p>
          </table:table-cell>
          <table:table-cell/>
          <table:table-cell table:formula="of:=[.D369]-[.E369]" office:value-type="currency" office:currency="USD" office:value="33000000">
            <text:p>$33,000,000</text:p>
          </table:table-cell>
          <table:table-cell table:formula="of:=ABS([.F369])" office:value-type="currency" office:currency="USD" office:value="33000000">
            <text:p>$33,000,000</text:p>
          </table:table-cell>
          <table:table-cell table:formula="of:=[.F369]/[.D36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091">
            <text:p>93.091</text:p>
          </table:table-cell>
          <table:table-cell office:value-type="string">
            <text:p>Social Services and Income Maintenance Benefits Enrollment Coordination Grants</text:p>
          </table:table-cell>
          <table:table-cell office:value-type="string">
            <text:p>consistency</text:p>
          </table:table-cell>
          <table:table-cell office:value-type="float" office:value="2000000">
            <text:p>2000000</text:p>
          </table:table-cell>
          <table:table-cell/>
          <table:table-cell table:formula="of:=[.D370]-[.E370]" office:value-type="currency" office:currency="USD" office:value="2000000">
            <text:p>$2,000,000</text:p>
          </table:table-cell>
          <table:table-cell table:formula="of:=ABS([.F370])" office:value-type="currency" office:currency="USD" office:value="2000000">
            <text:p>$2,000,000</text:p>
          </table:table-cell>
          <table:table-cell table:formula="of:=[.F370]/[.D37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123">
            <text:p>93.123</text:p>
          </table:table-cell>
          <table:table-cell office:value-type="string">
            <text:p>Health Professions Pregraduate Scholarship Program for Indians</text:p>
          </table:table-cell>
          <table:table-cell office:value-type="string">
            <text:p>consistency</text:p>
          </table:table-cell>
          <table:table-cell office:value-type="float" office:value="1364846">
            <text:p>1364846</text:p>
          </table:table-cell>
          <table:table-cell/>
          <table:table-cell table:formula="of:=[.D371]-[.E371]" office:value-type="currency" office:currency="USD" office:value="1364846">
            <text:p>$1,364,846</text:p>
          </table:table-cell>
          <table:table-cell table:formula="of:=ABS([.F371])" office:value-type="currency" office:currency="USD" office:value="1364846">
            <text:p>$1,364,846</text:p>
          </table:table-cell>
          <table:table-cell table:formula="of:=[.F371]/[.D37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164">
            <text:p>93.164</text:p>
          </table:table-cell>
          <table:table-cell office:value-type="string">
            <text:p>Indian Health Service Educational Loan Repayment</text:p>
          </table:table-cell>
          <table:table-cell office:value-type="string">
            <text:p>consistency</text:p>
          </table:table-cell>
          <table:table-cell office:value-type="float" office:value="21714581">
            <text:p>21714581</text:p>
          </table:table-cell>
          <table:table-cell/>
          <table:table-cell table:formula="of:=[.D372]-[.E372]" office:value-type="currency" office:currency="USD" office:value="21714581">
            <text:p>$21,714,581</text:p>
          </table:table-cell>
          <table:table-cell table:formula="of:=ABS([.F372])" office:value-type="currency" office:currency="USD" office:value="21714581">
            <text:p>$21,714,581</text:p>
          </table:table-cell>
          <table:table-cell table:formula="of:=[.F372]/[.D37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187">
            <text:p>93.187</text:p>
          </table:table-cell>
          <table:table-cell office:value-type="string">
            <text:p>Undergraduate Scholarship Program for Individuals from Disadvantaged Backgrounds</text:p>
          </table:table-cell>
          <table:table-cell office:value-type="string">
            <text:p>consistency</text:p>
          </table:table-cell>
          <table:table-cell office:value-type="float" office:value="400000">
            <text:p>400000</text:p>
          </table:table-cell>
          <table:table-cell/>
          <table:table-cell table:formula="of:=[.D373]-[.E373]" office:value-type="currency" office:currency="USD" office:value="400000">
            <text:p>$400,000</text:p>
          </table:table-cell>
          <table:table-cell table:formula="of:=ABS([.F373])" office:value-type="currency" office:currency="USD" office:value="400000">
            <text:p>$400,000</text:p>
          </table:table-cell>
          <table:table-cell table:formula="of:=[.F373]/[.D37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22">
            <text:p>93.22</text:p>
          </table:table-cell>
          <table:table-cell office:value-type="string">
            <text:p>Clinical Research Loan Repayment Program for Individuals from Disadvantaged Backgrounds</text:p>
          </table:table-cell>
          <table:table-cell office:value-type="string">
            <text:p>consistency</text:p>
          </table:table-cell>
          <table:table-cell office:value-type="float" office:value="361000">
            <text:p>361000</text:p>
          </table:table-cell>
          <table:table-cell/>
          <table:table-cell table:formula="of:=[.D374]-[.E374]" office:value-type="currency" office:currency="USD" office:value="361000">
            <text:p>$361,000</text:p>
          </table:table-cell>
          <table:table-cell table:formula="of:=ABS([.F374])" office:value-type="currency" office:currency="USD" office:value="361000">
            <text:p>$361,000</text:p>
          </table:table-cell>
          <table:table-cell table:formula="of:=[.F374]/[.D37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232">
            <text:p>93.232</text:p>
          </table:table-cell>
          <table:table-cell office:value-type="string">
            <text:p>Loan Repayment Program for General Research</text:p>
          </table:table-cell>
          <table:table-cell office:value-type="string">
            <text:p>consistency</text:p>
          </table:table-cell>
          <table:table-cell office:value-type="float" office:value="4767000">
            <text:p>4767000</text:p>
          </table:table-cell>
          <table:table-cell/>
          <table:table-cell table:formula="of:=[.D375]-[.E375]" office:value-type="currency" office:currency="USD" office:value="4767000">
            <text:p>$4,767,000</text:p>
          </table:table-cell>
          <table:table-cell table:formula="of:=ABS([.F375])" office:value-type="currency" office:currency="USD" office:value="4767000">
            <text:p>$4,767,000</text:p>
          </table:table-cell>
          <table:table-cell table:formula="of:=[.F375]/[.D37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27">
            <text:p>93.27</text:p>
          </table:table-cell>
          <table:table-cell office:value-type="string">
            <text:p>Adult Viral Hepatitis Prevention and Control</text:p>
          </table:table-cell>
          <table:table-cell office:value-type="string">
            <text:p>consistency</text:p>
          </table:table-cell>
          <table:table-cell office:value-type="float" office:value="5203429">
            <text:p>5203429</text:p>
          </table:table-cell>
          <table:table-cell/>
          <table:table-cell table:formula="of:=[.D376]-[.E376]" office:value-type="currency" office:currency="USD" office:value="5203429">
            <text:p>$5,203,429</text:p>
          </table:table-cell>
          <table:table-cell table:formula="of:=ABS([.F376])" office:value-type="currency" office:currency="USD" office:value="5203429">
            <text:p>$5,203,429</text:p>
          </table:table-cell>
          <table:table-cell table:formula="of:=[.F376]/[.D37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404">
            <text:p>93.404</text:p>
          </table:table-cell>
          <table:table-cell office:value-type="string">
            <text:p>ARRA <text:s/>Dental Public Health Residency Training Grants</text:p>
          </table:table-cell>
          <table:table-cell office:value-type="string">
            <text:p>consistency</text:p>
          </table:table-cell>
          <table:table-cell office:value-type="float" office:value="272366">
            <text:p>272366</text:p>
          </table:table-cell>
          <table:table-cell/>
          <table:table-cell table:formula="of:=[.D377]-[.E377]" office:value-type="currency" office:currency="USD" office:value="272366">
            <text:p>$272,366</text:p>
          </table:table-cell>
          <table:table-cell table:formula="of:=ABS([.F377])" office:value-type="currency" office:currency="USD" office:value="272366">
            <text:p>$272,366</text:p>
          </table:table-cell>
          <table:table-cell table:formula="of:=[.F377]/[.D37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726">
            <text:p>93.726</text:p>
          </table:table-cell>
          <table:table-cell office:value-type="string">
            <text:p>ARRA Accelerating Adoption of Comparative Effectiveness Research (CER)</text:p>
          </table:table-cell>
          <table:table-cell office:value-type="string">
            <text:p>consistency</text:p>
          </table:table-cell>
          <table:table-cell office:value-type="float" office:value="14000000">
            <text:p>14000000</text:p>
          </table:table-cell>
          <table:table-cell/>
          <table:table-cell table:formula="of:=[.D378]-[.E378]" office:value-type="currency" office:currency="USD" office:value="14000000">
            <text:p>$14,000,000</text:p>
          </table:table-cell>
          <table:table-cell table:formula="of:=ABS([.F378])" office:value-type="currency" office:currency="USD" office:value="14000000">
            <text:p>$14,000,000</text:p>
          </table:table-cell>
          <table:table-cell table:formula="of:=[.F378]/[.D37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919">
            <text:p>93.919</text:p>
          </table:table-cell>
          <table:table-cell office:value-type="string">
            <text:p>Cooperative Agreements for State-Based Comprehensive Breast and Cervical Cancer Early Detection Programs</text:p>
          </table:table-cell>
          <table:table-cell office:value-type="string">
            <text:p>consistency</text:p>
          </table:table-cell>
          <table:table-cell office:value-type="float" office:value="161160063">
            <text:p>161160063</text:p>
          </table:table-cell>
          <table:table-cell/>
          <table:table-cell table:formula="of:=[.D379]-[.E379]" office:value-type="currency" office:currency="USD" office:value="161160063">
            <text:p>$161,160,063</text:p>
          </table:table-cell>
          <table:table-cell table:formula="of:=ABS([.F379])" office:value-type="currency" office:currency="USD" office:value="161160063">
            <text:p>$161,160,063</text:p>
          </table:table-cell>
          <table:table-cell table:formula="of:=[.F379]/[.D37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947">
            <text:p>93.947</text:p>
          </table:table-cell>
          <table:table-cell office:value-type="string">
            <text:p>Tuberculosis Demonstration, Research, Public and Professional Education</text:p>
          </table:table-cell>
          <table:table-cell office:value-type="string">
            <text:p>consistency</text:p>
          </table:table-cell>
          <table:table-cell office:value-type="float" office:value="1063871">
            <text:p>1063871</text:p>
          </table:table-cell>
          <table:table-cell/>
          <table:table-cell table:formula="of:=[.D380]-[.E380]" office:value-type="currency" office:currency="USD" office:value="1063871">
            <text:p>$1,063,871</text:p>
          </table:table-cell>
          <table:table-cell table:formula="of:=ABS([.F380])" office:value-type="currency" office:currency="USD" office:value="1063871">
            <text:p>$1,063,871</text:p>
          </table:table-cell>
          <table:table-cell table:formula="of:=[.F380]/[.D38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954">
            <text:p>93.954</text:p>
          </table:table-cell>
          <table:table-cell office:value-type="string">
            <text:p>Tribal Recruitment and Retention of Health Professionals into Indian Health Programs</text:p>
          </table:table-cell>
          <table:table-cell office:value-type="string">
            <text:p>consistency</text:p>
          </table:table-cell>
          <table:table-cell office:value-type="float" office:value="100000">
            <text:p>100000</text:p>
          </table:table-cell>
          <table:table-cell/>
          <table:table-cell table:formula="of:=[.D381]-[.E381]" office:value-type="currency" office:currency="USD" office:value="100000">
            <text:p>$100,000</text:p>
          </table:table-cell>
          <table:table-cell table:formula="of:=ABS([.F381])" office:value-type="currency" office:currency="USD" office:value="100000">
            <text:p>$100,000</text:p>
          </table:table-cell>
          <table:table-cell table:formula="of:=[.F381]/[.D38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971">
            <text:p>93.971</text:p>
          </table:table-cell>
          <table:table-cell office:value-type="string">
            <text:p>Health Professions Preparatory Scholarship Program for Indians</text:p>
          </table:table-cell>
          <table:table-cell office:value-type="string">
            <text:p>consistency</text:p>
          </table:table-cell>
          <table:table-cell office:value-type="float" office:value="2519107">
            <text:p>2519107</text:p>
          </table:table-cell>
          <table:table-cell/>
          <table:table-cell table:formula="of:=[.D382]-[.E382]" office:value-type="currency" office:currency="USD" office:value="2519107">
            <text:p>$2,519,107</text:p>
          </table:table-cell>
          <table:table-cell table:formula="of:=ABS([.F382])" office:value-type="currency" office:currency="USD" office:value="2519107">
            <text:p>$2,519,107</text:p>
          </table:table-cell>
          <table:table-cell table:formula="of:=[.F382]/[.D38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972">
            <text:p>93.972</text:p>
          </table:table-cell>
          <table:table-cell office:value-type="string">
            <text:p>Health Professions Scholarship Program</text:p>
          </table:table-cell>
          <table:table-cell office:value-type="string">
            <text:p>consistency</text:p>
          </table:table-cell>
          <table:table-cell office:value-type="float" office:value="9603857">
            <text:p>9603857</text:p>
          </table:table-cell>
          <table:table-cell/>
          <table:table-cell table:formula="of:=[.D383]-[.E383]" office:value-type="currency" office:currency="USD" office:value="9603857">
            <text:p>$9,603,857</text:p>
          </table:table-cell>
          <table:table-cell table:formula="of:=ABS([.F383])" office:value-type="currency" office:currency="USD" office:value="9603857">
            <text:p>$9,603,857</text:p>
          </table:table-cell>
          <table:table-cell table:formula="of:=[.F383]/[.D38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162">
            <text:p>93.162</text:p>
          </table:table-cell>
          <table:table-cell office:value-type="string">
            <text:p>National Health Service Corps Loan Repayment Program</text:p>
          </table:table-cell>
          <table:table-cell office:value-type="string">
            <text:p>consistency</text:p>
          </table:table-cell>
          <table:table-cell office:value-type="float" office:value="77614769">
            <text:p>77614769</text:p>
          </table:table-cell>
          <table:table-cell/>
          <table:table-cell table:formula="of:=[.D384]-[.E384]" office:value-type="currency" office:currency="USD" office:value="77614769">
            <text:p>$77,614,769</text:p>
          </table:table-cell>
          <table:table-cell table:formula="of:=ABS([.F384])" office:value-type="currency" office:currency="USD" office:value="77614769">
            <text:p>$77,614,769</text:p>
          </table:table-cell>
          <table:table-cell table:formula="of:=[.F384]/[.D38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209">
            <text:p>93.209</text:p>
          </table:table-cell>
          <table:table-cell office:value-type="string">
            <text:p>Contraception and Infertility Research Loan Repayment Program</text:p>
          </table:table-cell>
          <table:table-cell office:value-type="string">
            <text:p>consistency</text:p>
          </table:table-cell>
          <table:table-cell office:value-type="float" office:value="1000000">
            <text:p>1000000</text:p>
          </table:table-cell>
          <table:table-cell/>
          <table:table-cell table:formula="of:=[.D385]-[.E385]" office:value-type="currency" office:currency="USD" office:value="1000000">
            <text:p>$1,000,000</text:p>
          </table:table-cell>
          <table:table-cell table:formula="of:=ABS([.F385])" office:value-type="currency" office:currency="USD" office:value="1000000">
            <text:p>$1,000,000</text:p>
          </table:table-cell>
          <table:table-cell table:formula="of:=[.F385]/[.D38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28">
            <text:p>93.28</text:p>
          </table:table-cell>
          <table:table-cell office:value-type="string">
            <text:p>National Institutes of Health Loan Repayment Program for Clinical Researchers</text:p>
          </table:table-cell>
          <table:table-cell office:value-type="string">
            <text:p>consistency</text:p>
          </table:table-cell>
          <table:table-cell office:value-type="float" office:value="45000000">
            <text:p>45000000</text:p>
          </table:table-cell>
          <table:table-cell/>
          <table:table-cell table:formula="of:=[.D386]-[.E386]" office:value-type="currency" office:currency="USD" office:value="45000000">
            <text:p>$45,000,000</text:p>
          </table:table-cell>
          <table:table-cell table:formula="of:=ABS([.F386])" office:value-type="currency" office:currency="USD" office:value="45000000">
            <text:p>$45,000,000</text:p>
          </table:table-cell>
          <table:table-cell table:formula="of:=[.F386]/[.D38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288">
            <text:p>93.288</text:p>
          </table:table-cell>
          <table:table-cell office:value-type="string">
            <text:p>National Health Service Corps Scholarship Program</text:p>
          </table:table-cell>
          <table:table-cell office:value-type="string">
            <text:p>consistency</text:p>
          </table:table-cell>
          <table:table-cell office:value-type="float" office:value="9747120">
            <text:p>9747120</text:p>
          </table:table-cell>
          <table:table-cell/>
          <table:table-cell table:formula="of:=[.D387]-[.E387]" office:value-type="currency" office:currency="USD" office:value="9747120">
            <text:p>$9,747,120</text:p>
          </table:table-cell>
          <table:table-cell table:formula="of:=ABS([.F387])" office:value-type="currency" office:currency="USD" office:value="9747120">
            <text:p>$9,747,120</text:p>
          </table:table-cell>
          <table:table-cell table:formula="of:=[.F387]/[.D38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308">
            <text:p>93.308</text:p>
          </table:table-cell>
          <table:table-cell office:value-type="string">
            <text:p>Extramural Loan Repayment for Individuals from Disadvantaged Backgrounds Conducting Clinical Research</text:p>
          </table:table-cell>
          <table:table-cell office:value-type="string">
            <text:p>consistency</text:p>
          </table:table-cell>
          <table:table-cell office:value-type="float" office:value="11847226">
            <text:p>11847226</text:p>
          </table:table-cell>
          <table:table-cell/>
          <table:table-cell table:formula="of:=[.D388]-[.E388]" office:value-type="currency" office:currency="USD" office:value="11847226">
            <text:p>$11,847,226</text:p>
          </table:table-cell>
          <table:table-cell table:formula="of:=ABS([.F388])" office:value-type="currency" office:currency="USD" office:value="11847226">
            <text:p>$11,847,226</text:p>
          </table:table-cell>
          <table:table-cell table:formula="of:=[.F388]/[.D38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4">
            <text:p>93.4</text:p>
          </table:table-cell>
          <table:table-cell office:value-type="string">
            <text:p>National Health Service Corps Scholarship Program</text:p>
          </table:table-cell>
          <table:table-cell office:value-type="string">
            <text:p>consistency</text:p>
          </table:table-cell>
          <table:table-cell office:value-type="float" office:value="20446445">
            <text:p>20446445</text:p>
          </table:table-cell>
          <table:table-cell/>
          <table:table-cell table:formula="of:=[.D389]-[.E389]" office:value-type="currency" office:currency="USD" office:value="20446445">
            <text:p>$20,446,445</text:p>
          </table:table-cell>
          <table:table-cell table:formula="of:=ABS([.F389])" office:value-type="currency" office:currency="USD" office:value="20446445">
            <text:p>$20,446,445</text:p>
          </table:table-cell>
          <table:table-cell table:formula="of:=[.F389]/[.D38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401">
            <text:p>93.401</text:p>
          </table:table-cell>
          <table:table-cell office:value-type="string">
            <text:p>ARRA - National Health Service Corps Loan Repayment </text:p>
          </table:table-cell>
          <table:table-cell office:value-type="string">
            <text:p>consistency</text:p>
          </table:table-cell>
          <table:table-cell office:value-type="float" office:value="93195000">
            <text:p>93195000</text:p>
          </table:table-cell>
          <table:table-cell/>
          <table:table-cell table:formula="of:=[.D390]-[.E390]" office:value-type="currency" office:currency="USD" office:value="93195000">
            <text:p>$93,195,000</text:p>
          </table:table-cell>
          <table:table-cell table:formula="of:=ABS([.F390])" office:value-type="currency" office:currency="USD" office:value="93195000">
            <text:p>$93,195,000</text:p>
          </table:table-cell>
          <table:table-cell table:formula="of:=[.F390]/[.D39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784">
            <text:p>93.784</text:p>
          </table:table-cell>
          <table:table-cell office:value-type="string">
            <text:p>Federal Reimbursement of Emergency Health Services Furnished to Undocumented Aliens</text:p>
          </table:table-cell>
          <table:table-cell office:value-type="string">
            <text:p>consistency</text:p>
          </table:table-cell>
          <table:table-cell office:value-type="float" office:value="75000000">
            <text:p>75000000</text:p>
          </table:table-cell>
          <table:table-cell/>
          <table:table-cell table:formula="of:=[.D391]-[.E391]" office:value-type="currency" office:currency="USD" office:value="75000000">
            <text:p>$75,000,000</text:p>
          </table:table-cell>
          <table:table-cell table:formula="of:=ABS([.F391])" office:value-type="currency" office:currency="USD" office:value="75000000">
            <text:p>$75,000,000</text:p>
          </table:table-cell>
          <table:table-cell table:formula="of:=[.F391]/[.D39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908">
            <text:p>93.908</text:p>
          </table:table-cell>
          <table:table-cell office:value-type="string">
            <text:p>Nursing Education Loan Repayment Program </text:p>
          </table:table-cell>
          <table:table-cell office:value-type="string">
            <text:p>consistency</text:p>
          </table:table-cell>
          <table:table-cell office:value-type="float" office:value="55571901">
            <text:p>55571901</text:p>
          </table:table-cell>
          <table:table-cell/>
          <table:table-cell table:formula="of:=[.D392]-[.E392]" office:value-type="currency" office:currency="USD" office:value="55571901">
            <text:p>$55,571,901</text:p>
          </table:table-cell>
          <table:table-cell table:formula="of:=ABS([.F392])" office:value-type="currency" office:currency="USD" office:value="55571901">
            <text:p>$55,571,901</text:p>
          </table:table-cell>
          <table:table-cell table:formula="of:=[.F392]/[.D39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3.529">
            <text:p>93.529</text:p>
          </table:table-cell>
          <table:table-cell office:value-type="string">
            <text:p>Pre-existing Condition Insurance Program (PCIP) </text:p>
          </table:table-cell>
          <table:table-cell office:value-type="string">
            <text:p>consistency</text:p>
          </table:table-cell>
          <table:table-cell office:value-type="float" office:value="123266088">
            <text:p>123266088</text:p>
          </table:table-cell>
          <table:table-cell/>
          <table:table-cell table:formula="of:=[.D393]-[.E393]" office:value-type="currency" office:currency="USD" office:value="123266088">
            <text:p>$123,266,088</text:p>
          </table:table-cell>
          <table:table-cell table:formula="of:=ABS([.F393])" office:value-type="currency" office:currency="USD" office:value="123266088">
            <text:p>$123,266,088</text:p>
          </table:table-cell>
          <table:table-cell table:formula="of:=[.F393]/[.D39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7.073">
            <text:p>97.073</text:p>
          </table:table-cell>
          <table:table-cell office:value-type="string">
            <text:p>State Homeland Security Program (SHSP)</text:p>
          </table:table-cell>
          <table:table-cell office:value-type="string">
            <text:p>consistency</text:p>
          </table:table-cell>
          <table:table-cell office:value-type="float" office:value="1077000000">
            <text:p>1077000000</text:p>
          </table:table-cell>
          <table:table-cell/>
          <table:table-cell table:formula="of:=[.D394]-[.E394]" office:value-type="currency" office:currency="USD" office:value="1077000000">
            <text:p>$1,077,000,000</text:p>
          </table:table-cell>
          <table:table-cell table:formula="of:=ABS([.F394])" office:value-type="currency" office:currency="USD" office:value="1077000000">
            <text:p>$1,077,000,000</text:p>
          </table:table-cell>
          <table:table-cell table:formula="of:=[.F394]/[.D39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7.01">
            <text:p>97.01</text:p>
          </table:table-cell>
          <table:table-cell office:value-type="string">
            <text:p>Citizenship Education and Training</text:p>
          </table:table-cell>
          <table:table-cell office:value-type="string">
            <text:p>consistency</text:p>
          </table:table-cell>
          <table:table-cell office:value-type="float" office:value="7832500">
            <text:p>7832500</text:p>
          </table:table-cell>
          <table:table-cell/>
          <table:table-cell table:formula="of:=[.D395]-[.E395]" office:value-type="currency" office:currency="USD" office:value="7832500">
            <text:p>$7,832,500</text:p>
          </table:table-cell>
          <table:table-cell table:formula="of:=ABS([.F395])" office:value-type="currency" office:currency="USD" office:value="7832500">
            <text:p>$7,832,500</text:p>
          </table:table-cell>
          <table:table-cell table:formula="of:=[.F395]/[.D39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7.041">
            <text:p>97.041</text:p>
          </table:table-cell>
          <table:table-cell office:value-type="string">
            <text:p>National Dam Safety Program</text:p>
          </table:table-cell>
          <table:table-cell office:value-type="string">
            <text:p>consistency</text:p>
          </table:table-cell>
          <table:table-cell office:value-type="float" office:value="7339100">
            <text:p>7339100</text:p>
          </table:table-cell>
          <table:table-cell/>
          <table:table-cell table:formula="of:=[.D396]-[.E396]" office:value-type="currency" office:currency="USD" office:value="7339100">
            <text:p>$7,339,100</text:p>
          </table:table-cell>
          <table:table-cell table:formula="of:=ABS([.F396])" office:value-type="currency" office:currency="USD" office:value="7339100">
            <text:p>$7,339,100</text:p>
          </table:table-cell>
          <table:table-cell table:formula="of:=[.F396]/[.D39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7.046">
            <text:p>97.046</text:p>
          </table:table-cell>
          <table:table-cell office:value-type="string">
            <text:p>Fire Management Assistance Grant</text:p>
          </table:table-cell>
          <table:table-cell office:value-type="string">
            <text:p>consistency</text:p>
          </table:table-cell>
          <table:table-cell office:value-type="float" office:value="20000000">
            <text:p>20000000</text:p>
          </table:table-cell>
          <table:table-cell/>
          <table:table-cell table:formula="of:=[.D397]-[.E397]" office:value-type="currency" office:currency="USD" office:value="20000000">
            <text:p>$20,000,000</text:p>
          </table:table-cell>
          <table:table-cell table:formula="of:=ABS([.F397])" office:value-type="currency" office:currency="USD" office:value="20000000">
            <text:p>$20,000,000</text:p>
          </table:table-cell>
          <table:table-cell table:formula="of:=[.F397]/[.D39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7.048">
            <text:p>97.048</text:p>
          </table:table-cell>
          <table:table-cell office:value-type="string">
            <text:p>Disaster Housing Assistance to Individuals and Households in Presidential Declared Disaster Areas </text:p>
          </table:table-cell>
          <table:table-cell office:value-type="string">
            <text:p>consistency</text:p>
          </table:table-cell>
          <table:table-cell office:value-type="float" office:value="153828554">
            <text:p>153828554</text:p>
          </table:table-cell>
          <table:table-cell/>
          <table:table-cell table:formula="of:=[.D398]-[.E398]" office:value-type="currency" office:currency="USD" office:value="153828554">
            <text:p>$153,828,554</text:p>
          </table:table-cell>
          <table:table-cell table:formula="of:=ABS([.F398])" office:value-type="currency" office:currency="USD" office:value="153828554">
            <text:p>$153,828,554</text:p>
          </table:table-cell>
          <table:table-cell table:formula="of:=[.F398]/[.D39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7.053">
            <text:p>97.053</text:p>
          </table:table-cell>
          <table:table-cell office:value-type="string">
            <text:p>Citizen Corps</text:p>
          </table:table-cell>
          <table:table-cell office:value-type="string">
            <text:p>consistency</text:p>
          </table:table-cell>
          <table:table-cell office:value-type="float" office:value="12480000">
            <text:p>12480000</text:p>
          </table:table-cell>
          <table:table-cell/>
          <table:table-cell table:formula="of:=[.D399]-[.E399]" office:value-type="currency" office:currency="USD" office:value="12480000">
            <text:p>$12,480,000</text:p>
          </table:table-cell>
          <table:table-cell table:formula="of:=ABS([.F399])" office:value-type="currency" office:currency="USD" office:value="12480000">
            <text:p>$12,480,000</text:p>
          </table:table-cell>
          <table:table-cell table:formula="of:=[.F399]/[.D39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7.055">
            <text:p>97.055</text:p>
          </table:table-cell>
          <table:table-cell office:value-type="string">
            <text:p>Interoperable Communications Equipment</text:p>
          </table:table-cell>
          <table:table-cell office:value-type="string">
            <text:p>consistency</text:p>
          </table:table-cell>
          <table:table-cell office:value-type="float" office:value="48000000">
            <text:p>48000000</text:p>
          </table:table-cell>
          <table:table-cell/>
          <table:table-cell table:formula="of:=[.D400]-[.E400]" office:value-type="currency" office:currency="USD" office:value="48000000">
            <text:p>$48,000,000</text:p>
          </table:table-cell>
          <table:table-cell table:formula="of:=ABS([.F400])" office:value-type="currency" office:currency="USD" office:value="48000000">
            <text:p>$48,000,000</text:p>
          </table:table-cell>
          <table:table-cell table:formula="of:=[.F400]/[.D40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7.066">
            <text:p>97.066</text:p>
          </table:table-cell>
          <table:table-cell office:value-type="string">
            <text:p>Homeland Security Information Technology Research, Testing, Evaluation and Demonstration Program</text:p>
          </table:table-cell>
          <table:table-cell office:value-type="string">
            <text:p>consistency</text:p>
          </table:table-cell>
          <table:table-cell office:value-type="float" office:value="3500000">
            <text:p>3500000</text:p>
          </table:table-cell>
          <table:table-cell/>
          <table:table-cell table:formula="of:=[.D401]-[.E401]" office:value-type="currency" office:currency="USD" office:value="3500000">
            <text:p>$3,500,000</text:p>
          </table:table-cell>
          <table:table-cell table:formula="of:=ABS([.F401])" office:value-type="currency" office:currency="USD" office:value="3500000">
            <text:p>$3,500,000</text:p>
          </table:table-cell>
          <table:table-cell table:formula="of:=[.F401]/[.D40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7.071">
            <text:p>97.071</text:p>
          </table:table-cell>
          <table:table-cell office:value-type="string">
            <text:p>Metropolitan Medical Response System</text:p>
          </table:table-cell>
          <table:table-cell office:value-type="string">
            <text:p>consistency</text:p>
          </table:table-cell>
          <table:table-cell office:value-type="float" office:value="41000000">
            <text:p>41000000</text:p>
          </table:table-cell>
          <table:table-cell/>
          <table:table-cell table:formula="of:=[.D402]-[.E402]" office:value-type="currency" office:currency="USD" office:value="41000000">
            <text:p>$41,000,000</text:p>
          </table:table-cell>
          <table:table-cell table:formula="of:=ABS([.F402])" office:value-type="currency" office:currency="USD" office:value="41000000">
            <text:p>$41,000,000</text:p>
          </table:table-cell>
          <table:table-cell table:formula="of:=[.F402]/[.D40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7.082">
            <text:p>97.082</text:p>
          </table:table-cell>
          <table:table-cell office:value-type="string">
            <text:p>Earthquake Consortium</text:p>
          </table:table-cell>
          <table:table-cell office:value-type="string">
            <text:p>consistency</text:p>
          </table:table-cell>
          <table:table-cell office:value-type="float" office:value="3580000">
            <text:p>3580000</text:p>
          </table:table-cell>
          <table:table-cell/>
          <table:table-cell table:formula="of:=[.D403]-[.E403]" office:value-type="currency" office:currency="USD" office:value="3580000">
            <text:p>$3,580,000</text:p>
          </table:table-cell>
          <table:table-cell table:formula="of:=ABS([.F403])" office:value-type="currency" office:currency="USD" office:value="3580000">
            <text:p>$3,580,000</text:p>
          </table:table-cell>
          <table:table-cell table:formula="of:=[.F403]/[.D40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7.089">
            <text:p>97.089</text:p>
          </table:table-cell>
          <table:table-cell office:value-type="string">
            <text:p>Real ID Program</text:p>
          </table:table-cell>
          <table:table-cell office:value-type="string">
            <text:p>consistency</text:p>
          </table:table-cell>
          <table:table-cell office:value-type="float" office:value="50000000">
            <text:p>50000000</text:p>
          </table:table-cell>
          <table:table-cell/>
          <table:table-cell table:formula="of:=[.D404]-[.E404]" office:value-type="currency" office:currency="USD" office:value="50000000">
            <text:p>$50,000,000</text:p>
          </table:table-cell>
          <table:table-cell table:formula="of:=ABS([.F404])" office:value-type="currency" office:currency="USD" office:value="50000000">
            <text:p>$50,000,000</text:p>
          </table:table-cell>
          <table:table-cell table:formula="of:=[.F404]/[.D40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7.093">
            <text:p>97.093</text:p>
          </table:table-cell>
          <table:table-cell office:value-type="string">
            <text:p>Fire Service Hazardous Materials Preparedness and Response</text:p>
          </table:table-cell>
          <table:table-cell office:value-type="string">
            <text:p>consistency</text:p>
          </table:table-cell>
          <table:table-cell office:value-type="float" office:value="50000">
            <text:p>50000</text:p>
          </table:table-cell>
          <table:table-cell/>
          <table:table-cell table:formula="of:=[.D405]-[.E405]" office:value-type="currency" office:currency="USD" office:value="50000">
            <text:p>$50,000</text:p>
          </table:table-cell>
          <table:table-cell table:formula="of:=ABS([.F405])" office:value-type="currency" office:currency="USD" office:value="50000">
            <text:p>$50,000</text:p>
          </table:table-cell>
          <table:table-cell table:formula="of:=[.F405]/[.D40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7.094">
            <text:p>97.094</text:p>
          </table:table-cell>
          <table:table-cell office:value-type="string">
            <text:p>Prevention Advocacy Resources and Data Exchange Program</text:p>
          </table:table-cell>
          <table:table-cell office:value-type="string">
            <text:p>consistency</text:p>
          </table:table-cell>
          <table:table-cell office:value-type="float" office:value="30000">
            <text:p>30000</text:p>
          </table:table-cell>
          <table:table-cell/>
          <table:table-cell table:formula="of:=[.D406]-[.E406]" office:value-type="currency" office:currency="USD" office:value="30000">
            <text:p>$30,000</text:p>
          </table:table-cell>
          <table:table-cell table:formula="of:=ABS([.F406])" office:value-type="currency" office:currency="USD" office:value="30000">
            <text:p>$30,000</text:p>
          </table:table-cell>
          <table:table-cell table:formula="of:=[.F406]/[.D40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7.097">
            <text:p>97.097</text:p>
          </table:table-cell>
          <table:table-cell office:value-type="string">
            <text:p>Training Resource and Data Exchange (TRADE)</text:p>
          </table:table-cell>
          <table:table-cell office:value-type="string">
            <text:p>consistency</text:p>
          </table:table-cell>
          <table:table-cell office:value-type="float" office:value="93000">
            <text:p>93000</text:p>
          </table:table-cell>
          <table:table-cell/>
          <table:table-cell table:formula="of:=[.D407]-[.E407]" office:value-type="currency" office:currency="USD" office:value="93000">
            <text:p>$93,000</text:p>
          </table:table-cell>
          <table:table-cell table:formula="of:=ABS([.F407])" office:value-type="currency" office:currency="USD" office:value="93000">
            <text:p>$93,000</text:p>
          </table:table-cell>
          <table:table-cell table:formula="of:=[.F407]/[.D40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7.099">
            <text:p>97.099</text:p>
          </table:table-cell>
          <table:table-cell office:value-type="string">
            <text:p>Residential Fire Safety &amp; Fire Sprinkler Initiatives </text:p>
          </table:table-cell>
          <table:table-cell office:value-type="string">
            <text:p>consistency</text:p>
          </table:table-cell>
          <table:table-cell office:value-type="float" office:value="170000">
            <text:p>170000</text:p>
          </table:table-cell>
          <table:table-cell/>
          <table:table-cell table:formula="of:=[.D408]-[.E408]" office:value-type="currency" office:currency="USD" office:value="170000">
            <text:p>$170,000</text:p>
          </table:table-cell>
          <table:table-cell table:formula="of:=ABS([.F408])" office:value-type="currency" office:currency="USD" office:value="170000">
            <text:p>$170,000</text:p>
          </table:table-cell>
          <table:table-cell table:formula="of:=[.F408]/[.D40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7.103">
            <text:p>97.103</text:p>
          </table:table-cell>
          <table:table-cell office:value-type="string">
            <text:p>Degrees at a Distance Program </text:p>
          </table:table-cell>
          <table:table-cell office:value-type="string">
            <text:p>consistency</text:p>
          </table:table-cell>
          <table:table-cell office:value-type="float" office:value="70000">
            <text:p>70000</text:p>
          </table:table-cell>
          <table:table-cell/>
          <table:table-cell table:formula="of:=[.D409]-[.E409]" office:value-type="currency" office:currency="USD" office:value="70000">
            <text:p>$70,000</text:p>
          </table:table-cell>
          <table:table-cell table:formula="of:=ABS([.F409])" office:value-type="currency" office:currency="USD" office:value="70000">
            <text:p>$70,000</text:p>
          </table:table-cell>
          <table:table-cell table:formula="of:=[.F409]/[.D40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7.104">
            <text:p>97.104</text:p>
          </table:table-cell>
          <table:table-cell office:value-type="string">
            <text:p>Homeland Security-related Science, Technology, Engineering and Mathematics (HS STEM) Career Development Program</text:p>
          </table:table-cell>
          <table:table-cell office:value-type="string">
            <text:p>consistency</text:p>
          </table:table-cell>
          <table:table-cell office:value-type="float" office:value="2500000">
            <text:p>2500000</text:p>
          </table:table-cell>
          <table:table-cell/>
          <table:table-cell table:formula="of:=[.D410]-[.E410]" office:value-type="currency" office:currency="USD" office:value="2500000">
            <text:p>$2,500,000</text:p>
          </table:table-cell>
          <table:table-cell table:formula="of:=ABS([.F410])" office:value-type="currency" office:currency="USD" office:value="2500000">
            <text:p>$2,500,000</text:p>
          </table:table-cell>
          <table:table-cell table:formula="of:=[.F410]/[.D41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7.105">
            <text:p>97.105</text:p>
          </table:table-cell>
          <table:table-cell office:value-type="string">
            <text:p>Firefighter/Emergency Medical Services (EMS) Outreach, Technology Transfer, <text:s/>Information Dissemination, and Technical Assistance</text:p>
          </table:table-cell>
          <table:table-cell office:value-type="string">
            <text:p>consistency</text:p>
          </table:table-cell>
          <table:table-cell office:value-type="float" office:value="496950">
            <text:p>496950</text:p>
          </table:table-cell>
          <table:table-cell/>
          <table:table-cell table:formula="of:=[.D411]-[.E411]" office:value-type="currency" office:currency="USD" office:value="496950">
            <text:p>$496,950</text:p>
          </table:table-cell>
          <table:table-cell table:formula="of:=ABS([.F411])" office:value-type="currency" office:currency="USD" office:value="496950">
            <text:p>$496,950</text:p>
          </table:table-cell>
          <table:table-cell table:formula="of:=[.F411]/[.D41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7.107">
            <text:p>97.107</text:p>
          </table:table-cell>
          <table:table-cell office:value-type="string">
            <text:p>National Incident Management System (NIMS)</text:p>
          </table:table-cell>
          <table:table-cell office:value-type="string">
            <text:p>consistency</text:p>
          </table:table-cell>
          <table:table-cell office:value-type="float" office:value="5978000">
            <text:p>5978000</text:p>
          </table:table-cell>
          <table:table-cell/>
          <table:table-cell table:formula="of:=[.D412]-[.E412]" office:value-type="currency" office:currency="USD" office:value="5978000">
            <text:p>$5,978,000</text:p>
          </table:table-cell>
          <table:table-cell table:formula="of:=ABS([.F412])" office:value-type="currency" office:currency="USD" office:value="5978000">
            <text:p>$5,978,000</text:p>
          </table:table-cell>
          <table:table-cell table:formula="of:=[.F412]/[.D41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7.109">
            <text:p>97.109</text:p>
          </table:table-cell>
          <table:table-cell office:value-type="string">
            <text:p>Disaster Housing Assistance Grant</text:p>
          </table:table-cell>
          <table:table-cell office:value-type="string">
            <text:p>consistency</text:p>
          </table:table-cell>
          <table:table-cell office:value-type="float" office:value="47569348">
            <text:p>47569348</text:p>
          </table:table-cell>
          <table:table-cell/>
          <table:table-cell table:formula="of:=[.D413]-[.E413]" office:value-type="currency" office:currency="USD" office:value="47569348">
            <text:p>$47,569,348</text:p>
          </table:table-cell>
          <table:table-cell table:formula="of:=ABS([.F413])" office:value-type="currency" office:currency="USD" office:value="47569348">
            <text:p>$47,569,348</text:p>
          </table:table-cell>
          <table:table-cell table:formula="of:=[.F413]/[.D41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7.118">
            <text:p>97.118</text:p>
          </table:table-cell>
          <table:table-cell office:value-type="string">
            <text:p>Advanced Surveillance Program (ASP)</text:p>
          </table:table-cell>
          <table:table-cell office:value-type="string">
            <text:p>consistency</text:p>
          </table:table-cell>
          <table:table-cell office:value-type="float" office:value="11500000">
            <text:p>11500000</text:p>
          </table:table-cell>
          <table:table-cell/>
          <table:table-cell table:formula="of:=[.D414]-[.E414]" office:value-type="currency" office:currency="USD" office:value="11500000">
            <text:p>$11,500,000</text:p>
          </table:table-cell>
          <table:table-cell table:formula="of:=ABS([.F414])" office:value-type="currency" office:currency="USD" office:value="11500000">
            <text:p>$11,500,000</text:p>
          </table:table-cell>
          <table:table-cell table:formula="of:=[.F414]/[.D41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7.033">
            <text:p>97.033</text:p>
          </table:table-cell>
          <table:table-cell office:value-type="string">
            <text:p>Disaster Legal Services</text:p>
          </table:table-cell>
          <table:table-cell office:value-type="string">
            <text:p>consistency</text:p>
          </table:table-cell>
          <table:table-cell office:value-type="float" office:value="100000">
            <text:p>100000</text:p>
          </table:table-cell>
          <table:table-cell/>
          <table:table-cell table:formula="of:=[.D415]-[.E415]" office:value-type="currency" office:currency="USD" office:value="100000">
            <text:p>$100,000</text:p>
          </table:table-cell>
          <table:table-cell table:formula="of:=ABS([.F415])" office:value-type="currency" office:currency="USD" office:value="100000">
            <text:p>$100,000</text:p>
          </table:table-cell>
          <table:table-cell table:formula="of:=[.F415]/[.D41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7.034">
            <text:p>97.034</text:p>
          </table:table-cell>
          <table:table-cell office:value-type="string">
            <text:p>Disaster Unemployment Assistance</text:p>
          </table:table-cell>
          <table:table-cell office:value-type="string">
            <text:p>consistency</text:p>
          </table:table-cell>
          <table:table-cell office:value-type="float" office:value="20000000">
            <text:p>20000000</text:p>
          </table:table-cell>
          <table:table-cell/>
          <table:table-cell table:formula="of:=[.D416]-[.E416]" office:value-type="currency" office:currency="USD" office:value="20000000">
            <text:p>$20,000,000</text:p>
          </table:table-cell>
          <table:table-cell table:formula="of:=ABS([.F416])" office:value-type="currency" office:currency="USD" office:value="20000000">
            <text:p>$20,000,000</text:p>
          </table:table-cell>
          <table:table-cell table:formula="of:=[.F416]/[.D41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7.049">
            <text:p>97.049</text:p>
          </table:table-cell>
          <table:table-cell office:value-type="string">
            <text:p>Presidential Declared Disaster Assistance - Disaster Housing Operations for Individuals and Households</text:p>
          </table:table-cell>
          <table:table-cell office:value-type="string">
            <text:p>consistency</text:p>
          </table:table-cell>
          <table:table-cell office:value-type="float" office:value="9731964">
            <text:p>9731964</text:p>
          </table:table-cell>
          <table:table-cell/>
          <table:table-cell table:formula="of:=[.D417]-[.E417]" office:value-type="currency" office:currency="USD" office:value="9731964">
            <text:p>$9,731,964</text:p>
          </table:table-cell>
          <table:table-cell table:formula="of:=ABS([.F417])" office:value-type="currency" office:currency="USD" office:value="9731964">
            <text:p>$9,731,964</text:p>
          </table:table-cell>
          <table:table-cell table:formula="of:=[.F417]/[.D41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4.881">
            <text:p>14.881</text:p>
          </table:table-cell>
          <table:table-cell office:value-type="string">
            <text:p>Moving to Work Demonstration Program</text:p>
          </table:table-cell>
          <table:table-cell office:value-type="string">
            <text:p>consistency</text:p>
          </table:table-cell>
          <table:table-cell office:value-type="float" office:value="3818033687">
            <text:p>3818033687</text:p>
          </table:table-cell>
          <table:table-cell/>
          <table:table-cell table:formula="of:=[.D418]-[.E418]" office:value-type="currency" office:currency="USD" office:value="3818033687">
            <text:p>$3,818,033,687</text:p>
          </table:table-cell>
          <table:table-cell table:formula="of:=ABS([.F418])" office:value-type="currency" office:currency="USD" office:value="3818033687">
            <text:p>$3,818,033,687</text:p>
          </table:table-cell>
          <table:table-cell table:formula="of:=[.F418]/[.D41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4.246">
            <text:p>14.246</text:p>
          </table:table-cell>
          <table:table-cell office:value-type="string">
            <text:p>Community Development Block Grants/Brownfields Economic Development Initiative</text:p>
          </table:table-cell>
          <table:table-cell office:value-type="string">
            <text:p>consistency</text:p>
          </table:table-cell>
          <table:table-cell office:value-type="float" office:value="190169000">
            <text:p>190169000</text:p>
          </table:table-cell>
          <table:table-cell/>
          <table:table-cell table:formula="of:=[.D419]-[.E419]" office:value-type="currency" office:currency="USD" office:value="190169000">
            <text:p>$190,169,000</text:p>
          </table:table-cell>
          <table:table-cell table:formula="of:=ABS([.F419])" office:value-type="currency" office:currency="USD" office:value="190169000">
            <text:p>$190,169,000</text:p>
          </table:table-cell>
          <table:table-cell table:formula="of:=[.F419]/[.D41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4.252">
            <text:p>14.252</text:p>
          </table:table-cell>
          <table:table-cell office:value-type="string">
            <text:p>Section 4 Capacity Building for Affordable Housing and Community Development Grants</text:p>
          </table:table-cell>
          <table:table-cell office:value-type="string">
            <text:p>consistency</text:p>
          </table:table-cell>
          <table:table-cell office:value-type="float" office:value="50000000">
            <text:p>50000000</text:p>
          </table:table-cell>
          <table:table-cell/>
          <table:table-cell table:formula="of:=[.D420]-[.E420]" office:value-type="currency" office:currency="USD" office:value="50000000">
            <text:p>$50,000,000</text:p>
          </table:table-cell>
          <table:table-cell table:formula="of:=ABS([.F420])" office:value-type="currency" office:currency="USD" office:value="50000000">
            <text:p>$50,000,000</text:p>
          </table:table-cell>
          <table:table-cell table:formula="of:=[.F420]/[.D42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4.316">
            <text:p>14.316</text:p>
          </table:table-cell>
          <table:table-cell office:value-type="string">
            <text:p>Housing Counseling Training Program</text:p>
          </table:table-cell>
          <table:table-cell office:value-type="string">
            <text:p>consistency</text:p>
          </table:table-cell>
          <table:table-cell office:value-type="float" office:value="8000000">
            <text:p>8000000</text:p>
          </table:table-cell>
          <table:table-cell/>
          <table:table-cell table:formula="of:=[.D421]-[.E421]" office:value-type="currency" office:currency="USD" office:value="8000000">
            <text:p>$8,000,000</text:p>
          </table:table-cell>
          <table:table-cell table:formula="of:=ABS([.F421])" office:value-type="currency" office:currency="USD" office:value="8000000">
            <text:p>$8,000,000</text:p>
          </table:table-cell>
          <table:table-cell table:formula="of:=[.F421]/[.D42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4.318">
            <text:p>14.318</text:p>
          </table:table-cell>
          <table:table-cell office:value-type="string">
            <text:p>Assisted Housing Stability and Energy and Green Retrofit Investments Program (Recovery Act Funded)</text:p>
          </table:table-cell>
          <table:table-cell office:value-type="string">
            <text:p>consistency</text:p>
          </table:table-cell>
          <table:table-cell office:value-type="float" office:value="235000000">
            <text:p>235000000</text:p>
          </table:table-cell>
          <table:table-cell/>
          <table:table-cell table:formula="of:=[.D422]-[.E422]" office:value-type="currency" office:currency="USD" office:value="235000000">
            <text:p>$235,000,000</text:p>
          </table:table-cell>
          <table:table-cell table:formula="of:=ABS([.F422])" office:value-type="currency" office:currency="USD" office:value="235000000">
            <text:p>$235,000,000</text:p>
          </table:table-cell>
          <table:table-cell table:formula="of:=[.F422]/[.D42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4.416">
            <text:p>14.416</text:p>
          </table:table-cell>
          <table:table-cell office:value-type="string">
            <text:p>Educaction and Outreach Initiatives</text:p>
          </table:table-cell>
          <table:table-cell office:value-type="string">
            <text:p>consistency</text:p>
          </table:table-cell>
          <table:table-cell office:value-type="float" office:value="7980000">
            <text:p>7980000</text:p>
          </table:table-cell>
          <table:table-cell/>
          <table:table-cell table:formula="of:=[.D423]-[.E423]" office:value-type="currency" office:currency="USD" office:value="7980000">
            <text:p>$7,980,000</text:p>
          </table:table-cell>
          <table:table-cell table:formula="of:=ABS([.F423])" office:value-type="currency" office:currency="USD" office:value="7980000">
            <text:p>$7,980,000</text:p>
          </table:table-cell>
          <table:table-cell table:formula="of:=[.F423]/[.D42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4.418">
            <text:p>14.418</text:p>
          </table:table-cell>
          <table:table-cell office:value-type="string">
            <text:p>Private Enforcement Initiatives </text:p>
          </table:table-cell>
          <table:table-cell office:value-type="string">
            <text:p>consistency</text:p>
          </table:table-cell>
          <table:table-cell office:value-type="float" office:value="25575000">
            <text:p>25575000</text:p>
          </table:table-cell>
          <table:table-cell/>
          <table:table-cell table:formula="of:=[.D424]-[.E424]" office:value-type="currency" office:currency="USD" office:value="25575000">
            <text:p>$25,575,000</text:p>
          </table:table-cell>
          <table:table-cell table:formula="of:=ABS([.F424])" office:value-type="currency" office:currency="USD" office:value="25575000">
            <text:p>$25,575,000</text:p>
          </table:table-cell>
          <table:table-cell table:formula="of:=[.F424]/[.D42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4.419">
            <text:p>14.419</text:p>
          </table:table-cell>
          <table:table-cell office:value-type="string">
            <text:p>Section 3 Technical Assistance</text:p>
          </table:table-cell>
          <table:table-cell office:value-type="string">
            <text:p>consistency</text:p>
          </table:table-cell>
          <table:table-cell office:value-type="float" office:value="600000">
            <text:p>600000</text:p>
          </table:table-cell>
          <table:table-cell/>
          <table:table-cell table:formula="of:=[.D425]-[.E425]" office:value-type="currency" office:currency="USD" office:value="600000">
            <text:p>$600,000</text:p>
          </table:table-cell>
          <table:table-cell table:formula="of:=ABS([.F425])" office:value-type="currency" office:currency="USD" office:value="600000">
            <text:p>$600,000</text:p>
          </table:table-cell>
          <table:table-cell table:formula="of:=[.F425]/[.D42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4.514">
            <text:p>14.514</text:p>
          </table:table-cell>
          <table:table-cell office:value-type="string">
            <text:p>Hispanic-Serving Institutions Assisting Communities</text:p>
          </table:table-cell>
          <table:table-cell office:value-type="string">
            <text:p>consistency</text:p>
          </table:table-cell>
          <table:table-cell office:value-type="float" office:value="6454800">
            <text:p>6454800</text:p>
          </table:table-cell>
          <table:table-cell/>
          <table:table-cell table:formula="of:=[.D426]-[.E426]" office:value-type="currency" office:currency="USD" office:value="6454800">
            <text:p>$6,454,800</text:p>
          </table:table-cell>
          <table:table-cell table:formula="of:=ABS([.F426])" office:value-type="currency" office:currency="USD" office:value="6454800">
            <text:p>$6,454,800</text:p>
          </table:table-cell>
          <table:table-cell table:formula="of:=[.F426]/[.D42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4.516">
            <text:p>14.516</text:p>
          </table:table-cell>
          <table:table-cell office:value-type="string">
            <text:p>Doctoral Dissertation Research Grants</text:p>
          </table:table-cell>
          <table:table-cell office:value-type="string">
            <text:p>consistency</text:p>
          </table:table-cell>
          <table:table-cell office:value-type="float" office:value="400000">
            <text:p>400000</text:p>
          </table:table-cell>
          <table:table-cell/>
          <table:table-cell table:formula="of:=[.D427]-[.E427]" office:value-type="currency" office:currency="USD" office:value="400000">
            <text:p>$400,000</text:p>
          </table:table-cell>
          <table:table-cell table:formula="of:=ABS([.F427])" office:value-type="currency" office:currency="USD" office:value="400000">
            <text:p>$400,000</text:p>
          </table:table-cell>
          <table:table-cell table:formula="of:=[.F427]/[.D42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4.523">
            <text:p>14.523</text:p>
          </table:table-cell>
          <table:table-cell office:value-type="string">
            <text:p>Transformation Initiative Research Grants: Sustainable Community Research Grant Program</text:p>
          </table:table-cell>
          <table:table-cell office:value-type="string">
            <text:p>consistency</text:p>
          </table:table-cell>
          <table:table-cell office:value-type="float" office:value="1500000">
            <text:p>1500000</text:p>
          </table:table-cell>
          <table:table-cell/>
          <table:table-cell table:formula="of:=[.D428]-[.E428]" office:value-type="currency" office:currency="USD" office:value="1500000">
            <text:p>$1,500,000</text:p>
          </table:table-cell>
          <table:table-cell table:formula="of:=ABS([.F428])" office:value-type="currency" office:currency="USD" office:value="1500000">
            <text:p>$1,500,000</text:p>
          </table:table-cell>
          <table:table-cell table:formula="of:=[.F428]/[.D42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4.524">
            <text:p>14.524</text:p>
          </table:table-cell>
          <table:table-cell office:value-type="string">
            <text:p>Transformation Initiative Research Grants: Natural Experiments</text:p>
          </table:table-cell>
          <table:table-cell office:value-type="string">
            <text:p>consistency</text:p>
          </table:table-cell>
          <table:table-cell office:value-type="float" office:value="600000">
            <text:p>600000</text:p>
          </table:table-cell>
          <table:table-cell/>
          <table:table-cell table:formula="of:=[.D429]-[.E429]" office:value-type="currency" office:currency="USD" office:value="600000">
            <text:p>$600,000</text:p>
          </table:table-cell>
          <table:table-cell table:formula="of:=ABS([.F429])" office:value-type="currency" office:currency="USD" office:value="600000">
            <text:p>$600,000</text:p>
          </table:table-cell>
          <table:table-cell table:formula="of:=[.F429]/[.D42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4.525">
            <text:p>14.525</text:p>
          </table:table-cell>
          <table:table-cell office:value-type="string">
            <text:p>Transformation Initiative Research Grants: Demonstration and Related Small Grants</text:p>
          </table:table-cell>
          <table:table-cell office:value-type="string">
            <text:p>consistency</text:p>
          </table:table-cell>
          <table:table-cell office:value-type="float" office:value="400000">
            <text:p>400000</text:p>
          </table:table-cell>
          <table:table-cell/>
          <table:table-cell table:formula="of:=[.D430]-[.E430]" office:value-type="currency" office:currency="USD" office:value="400000">
            <text:p>$400,000</text:p>
          </table:table-cell>
          <table:table-cell table:formula="of:=ABS([.F430])" office:value-type="currency" office:currency="USD" office:value="400000">
            <text:p>$400,000</text:p>
          </table:table-cell>
          <table:table-cell table:formula="of:=[.F430]/[.D43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4.877">
            <text:p>14.877</text:p>
          </table:table-cell>
          <table:table-cell office:value-type="string">
            <text:p>Public Housing Family Self-Sufficiency under Resident Opportunity and Supportive Services</text:p>
          </table:table-cell>
          <table:table-cell office:value-type="string">
            <text:p>consistency</text:p>
          </table:table-cell>
          <table:table-cell office:value-type="float" office:value="15000000">
            <text:p>15000000</text:p>
          </table:table-cell>
          <table:table-cell/>
          <table:table-cell table:formula="of:=[.D431]-[.E431]" office:value-type="currency" office:currency="USD" office:value="15000000">
            <text:p>$15,000,000</text:p>
          </table:table-cell>
          <table:table-cell table:formula="of:=ABS([.F431])" office:value-type="currency" office:currency="USD" office:value="15000000">
            <text:p>$15,000,000</text:p>
          </table:table-cell>
          <table:table-cell table:formula="of:=[.F431]/[.D43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4.878">
            <text:p>14.878</text:p>
          </table:table-cell>
          <table:table-cell office:value-type="string">
            <text:p>Affordable Housing Development in Main Street Rejuvenation Projects</text:p>
          </table:table-cell>
          <table:table-cell office:value-type="string">
            <text:p>consistency</text:p>
          </table:table-cell>
          <table:table-cell office:value-type="float" office:value="4000000">
            <text:p>4000000</text:p>
          </table:table-cell>
          <table:table-cell/>
          <table:table-cell table:formula="of:=[.D432]-[.E432]" office:value-type="currency" office:currency="USD" office:value="4000000">
            <text:p>$4,000,000</text:p>
          </table:table-cell>
          <table:table-cell table:formula="of:=ABS([.F432])" office:value-type="currency" office:currency="USD" office:value="4000000">
            <text:p>$4,000,000</text:p>
          </table:table-cell>
          <table:table-cell table:formula="of:=[.F432]/[.D43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4.889">
            <text:p>14.889</text:p>
          </table:table-cell>
          <table:table-cell office:value-type="string">
            <text:p>Choice Neighborhoods </text:p>
          </table:table-cell>
          <table:table-cell office:value-type="string">
            <text:p>consistency</text:p>
          </table:table-cell>
          <table:table-cell office:value-type="float" office:value="65000000">
            <text:p>65000000</text:p>
          </table:table-cell>
          <table:table-cell/>
          <table:table-cell table:formula="of:=[.D433]-[.E433]" office:value-type="currency" office:currency="USD" office:value="65000000">
            <text:p>$65,000,000</text:p>
          </table:table-cell>
          <table:table-cell table:formula="of:=ABS([.F433])" office:value-type="currency" office:currency="USD" office:value="65000000">
            <text:p>$65,000,000</text:p>
          </table:table-cell>
          <table:table-cell table:formula="of:=[.F433]/[.D43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4.89">
            <text:p>14.89</text:p>
          </table:table-cell>
          <table:table-cell office:value-type="string">
            <text:p>Capital Fund Education and Training Community Facilities</text:p>
          </table:table-cell>
          <table:table-cell office:value-type="string">
            <text:p>consistency</text:p>
          </table:table-cell>
          <table:table-cell office:value-type="float" office:value="35000000">
            <text:p>35000000</text:p>
          </table:table-cell>
          <table:table-cell/>
          <table:table-cell table:formula="of:=[.D434]-[.E434]" office:value-type="currency" office:currency="USD" office:value="35000000">
            <text:p>$35,000,000</text:p>
          </table:table-cell>
          <table:table-cell table:formula="of:=ABS([.F434])" office:value-type="currency" office:currency="USD" office:value="35000000">
            <text:p>$35,000,000</text:p>
          </table:table-cell>
          <table:table-cell table:formula="of:=[.F434]/[.D43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4.913">
            <text:p>14.913</text:p>
          </table:table-cell>
          <table:table-cell office:value-type="string">
            <text:p>Healthy Homes Production Grant Program</text:p>
          </table:table-cell>
          <table:table-cell office:value-type="string">
            <text:p>consistency</text:p>
          </table:table-cell>
          <table:table-cell office:value-type="float" office:value="10000000">
            <text:p>10000000</text:p>
          </table:table-cell>
          <table:table-cell/>
          <table:table-cell table:formula="of:=[.D435]-[.E435]" office:value-type="currency" office:currency="USD" office:value="10000000">
            <text:p>$10,000,000</text:p>
          </table:table-cell>
          <table:table-cell table:formula="of:=ABS([.F435])" office:value-type="currency" office:currency="USD" office:value="10000000">
            <text:p>$10,000,000</text:p>
          </table:table-cell>
          <table:table-cell table:formula="of:=[.F435]/[.D43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4.263">
            <text:p>14.263</text:p>
          </table:table-cell>
          <table:table-cell office:value-type="string">
            <text:p>Rural Innovation Fund</text:p>
          </table:table-cell>
          <table:table-cell office:value-type="string">
            <text:p>consistency</text:p>
          </table:table-cell>
          <table:table-cell office:value-type="float" office:value="25000000">
            <text:p>25000000</text:p>
          </table:table-cell>
          <table:table-cell/>
          <table:table-cell table:formula="of:=[.D436]-[.E436]" office:value-type="currency" office:currency="USD" office:value="25000000">
            <text:p>$25,000,000</text:p>
          </table:table-cell>
          <table:table-cell table:formula="of:=ABS([.F436])" office:value-type="currency" office:currency="USD" office:value="25000000">
            <text:p>$25,000,000</text:p>
          </table:table-cell>
          <table:table-cell table:formula="of:=[.F436]/[.D43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4.88">
            <text:p>14.88</text:p>
          </table:table-cell>
          <table:table-cell office:value-type="string">
            <text:p>Family Unification Program (FUP)</text:p>
          </table:table-cell>
          <table:table-cell office:value-type="string">
            <text:p>consistency</text:p>
          </table:table-cell>
          <table:table-cell office:value-type="float" office:value="30905691">
            <text:p>30905691</text:p>
          </table:table-cell>
          <table:table-cell/>
          <table:table-cell table:formula="of:=[.D437]-[.E437]" office:value-type="currency" office:currency="USD" office:value="30905691">
            <text:p>$30,905,691</text:p>
          </table:table-cell>
          <table:table-cell table:formula="of:=ABS([.F437])" office:value-type="currency" office:currency="USD" office:value="30905691">
            <text:p>$30,905,691</text:p>
          </table:table-cell>
          <table:table-cell table:formula="of:=[.F437]/[.D43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6.014">
            <text:p>16.014</text:p>
          </table:table-cell>
          <table:table-cell office:value-type="string">
            <text:p>Engaging Men and Youth in Preventing Domestic Violence, Dating Violence, Sexual Assault, and Stalking</text:p>
          </table:table-cell>
          <table:table-cell office:value-type="string">
            <text:p>consistency</text:p>
          </table:table-cell>
          <table:table-cell office:value-type="float" office:value="7885560">
            <text:p>7885560</text:p>
          </table:table-cell>
          <table:table-cell/>
          <table:table-cell table:formula="of:=[.D438]-[.E438]" office:value-type="currency" office:currency="USD" office:value="7885560">
            <text:p>$7,885,560</text:p>
          </table:table-cell>
          <table:table-cell table:formula="of:=ABS([.F438])" office:value-type="currency" office:currency="USD" office:value="7885560">
            <text:p>$7,885,560</text:p>
          </table:table-cell>
          <table:table-cell table:formula="of:=[.F438]/[.D43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6.015">
            <text:p>16.015</text:p>
          </table:table-cell>
          <table:table-cell office:value-type="string">
            <text:p>Missing Alzheimer's Disease Patient Assistance Program</text:p>
          </table:table-cell>
          <table:table-cell office:value-type="string">
            <text:p>consistency</text:p>
          </table:table-cell>
          <table:table-cell office:value-type="float" office:value="2000000">
            <text:p>2000000</text:p>
          </table:table-cell>
          <table:table-cell/>
          <table:table-cell table:formula="of:=[.D439]-[.E439]" office:value-type="currency" office:currency="USD" office:value="2000000">
            <text:p>$2,000,000</text:p>
          </table:table-cell>
          <table:table-cell table:formula="of:=ABS([.F439])" office:value-type="currency" office:currency="USD" office:value="2000000">
            <text:p>$2,000,000</text:p>
          </table:table-cell>
          <table:table-cell table:formula="of:=[.F439]/[.D43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6.307">
            <text:p>16.307</text:p>
          </table:table-cell>
          <table:table-cell office:value-type="string">
            <text:p>Combined DNA Index System</text:p>
          </table:table-cell>
          <table:table-cell office:value-type="string">
            <text:p>consistency</text:p>
          </table:table-cell>
          <table:table-cell office:value-type="float" office:value="14727000">
            <text:p>14727000</text:p>
          </table:table-cell>
          <table:table-cell/>
          <table:table-cell table:formula="of:=[.D440]-[.E440]" office:value-type="currency" office:currency="USD" office:value="14727000">
            <text:p>$14,727,000</text:p>
          </table:table-cell>
          <table:table-cell table:formula="of:=ABS([.F440])" office:value-type="currency" office:currency="USD" office:value="14727000">
            <text:p>$14,727,000</text:p>
          </table:table-cell>
          <table:table-cell table:formula="of:=[.F440]/[.D44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6.562">
            <text:p>16.562</text:p>
          </table:table-cell>
          <table:table-cell office:value-type="string">
            <text:p>Criminal Justice Research and Development_Graduate Research Fellowships</text:p>
          </table:table-cell>
          <table:table-cell office:value-type="string">
            <text:p>consistency</text:p>
          </table:table-cell>
          <table:table-cell office:value-type="float" office:value="125000">
            <text:p>125000</text:p>
          </table:table-cell>
          <table:table-cell/>
          <table:table-cell table:formula="of:=[.D441]-[.E441]" office:value-type="currency" office:currency="USD" office:value="125000">
            <text:p>$125,000</text:p>
          </table:table-cell>
          <table:table-cell table:formula="of:=ABS([.F441])" office:value-type="currency" office:currency="USD" office:value="125000">
            <text:p>$125,000</text:p>
          </table:table-cell>
          <table:table-cell table:formula="of:=[.F441]/[.D44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6.566">
            <text:p>16.566</text:p>
          </table:table-cell>
          <table:table-cell office:value-type="string">
            <text:p>National Institute of Justice W.E.B. DuBois Fellowship Program</text:p>
          </table:table-cell>
          <table:table-cell office:value-type="string">
            <text:p>consistency</text:p>
          </table:table-cell>
          <table:table-cell office:value-type="float" office:value="100000">
            <text:p>100000</text:p>
          </table:table-cell>
          <table:table-cell/>
          <table:table-cell table:formula="of:=[.D442]-[.E442]" office:value-type="currency" office:currency="USD" office:value="100000">
            <text:p>$100,000</text:p>
          </table:table-cell>
          <table:table-cell table:formula="of:=ABS([.F442])" office:value-type="currency" office:currency="USD" office:value="100000">
            <text:p>$100,000</text:p>
          </table:table-cell>
          <table:table-cell table:formula="of:=[.F442]/[.D44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6.611">
            <text:p>16.611</text:p>
          </table:table-cell>
          <table:table-cell office:value-type="string">
            <text:p>Closed-Circuit Televising of Child Victims of Abuse</text:p>
          </table:table-cell>
          <table:table-cell office:value-type="string">
            <text:p>consistency</text:p>
          </table:table-cell>
          <table:table-cell office:value-type="float" office:value="1000000">
            <text:p>1000000</text:p>
          </table:table-cell>
          <table:table-cell/>
          <table:table-cell table:formula="of:=[.D443]-[.E443]" office:value-type="currency" office:currency="USD" office:value="1000000">
            <text:p>$1,000,000</text:p>
          </table:table-cell>
          <table:table-cell table:formula="of:=ABS([.F443])" office:value-type="currency" office:currency="USD" office:value="1000000">
            <text:p>$1,000,000</text:p>
          </table:table-cell>
          <table:table-cell table:formula="of:=[.F443]/[.D44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6.71">
            <text:p>16.71</text:p>
          </table:table-cell>
          <table:table-cell office:value-type="string">
            <text:p>Public Safety Partnership and Community Policing Grants</text:p>
          </table:table-cell>
          <table:table-cell office:value-type="string">
            <text:p>consistency</text:p>
          </table:table-cell>
          <table:table-cell office:value-type="float" office:value="583474889">
            <text:p>583474889</text:p>
          </table:table-cell>
          <table:table-cell/>
          <table:table-cell table:formula="of:=[.D444]-[.E444]" office:value-type="currency" office:currency="USD" office:value="583474889">
            <text:p>$583,474,889</text:p>
          </table:table-cell>
          <table:table-cell table:formula="of:=ABS([.F444])" office:value-type="currency" office:currency="USD" office:value="583474889">
            <text:p>$583,474,889</text:p>
          </table:table-cell>
          <table:table-cell table:formula="of:=[.F444]/[.D44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6.684">
            <text:p>16.684</text:p>
          </table:table-cell>
          <table:table-cell office:value-type="string">
            <text:p>Supporting Teens through Education and Protection Act of 2005 (STEP Act)</text:p>
          </table:table-cell>
          <table:table-cell office:value-type="string">
            <text:p>consistency</text:p>
          </table:table-cell>
          <table:table-cell office:value-type="float" office:value="2500000">
            <text:p>2500000</text:p>
          </table:table-cell>
          <table:table-cell/>
          <table:table-cell table:formula="of:=[.D445]-[.E445]" office:value-type="currency" office:currency="USD" office:value="2500000">
            <text:p>$2,500,000</text:p>
          </table:table-cell>
          <table:table-cell table:formula="of:=ABS([.F445])" office:value-type="currency" office:currency="USD" office:value="2500000">
            <text:p>$2,500,000</text:p>
          </table:table-cell>
          <table:table-cell table:formula="of:=[.F445]/[.D44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6.606">
            <text:p>16.606</text:p>
          </table:table-cell>
          <table:table-cell office:value-type="string">
            <text:p>State Criminal Alien Assistance Program</text:p>
          </table:table-cell>
          <table:table-cell office:value-type="string">
            <text:p>consistency</text:p>
          </table:table-cell>
          <table:table-cell office:value-type="float" office:value="328350000">
            <text:p>328350000</text:p>
          </table:table-cell>
          <table:table-cell/>
          <table:table-cell table:formula="of:=[.D446]-[.E446]" office:value-type="currency" office:currency="USD" office:value="328350000">
            <text:p>$328,350,000</text:p>
          </table:table-cell>
          <table:table-cell table:formula="of:=ABS([.F446])" office:value-type="currency" office:currency="USD" office:value="328350000">
            <text:p>$328,350,000</text:p>
          </table:table-cell>
          <table:table-cell table:formula="of:=[.F446]/[.D44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6.607">
            <text:p>16.607</text:p>
          </table:table-cell>
          <table:table-cell office:value-type="string">
            <text:p>Bulletproof Vest Partnership Program</text:p>
          </table:table-cell>
          <table:table-cell office:value-type="string">
            <text:p>consistency</text:p>
          </table:table-cell>
          <table:table-cell office:value-type="float" office:value="29850000">
            <text:p>29850000</text:p>
          </table:table-cell>
          <table:table-cell/>
          <table:table-cell table:formula="of:=[.D447]-[.E447]" office:value-type="currency" office:currency="USD" office:value="29850000">
            <text:p>$29,850,000</text:p>
          </table:table-cell>
          <table:table-cell table:formula="of:=ABS([.F447])" office:value-type="currency" office:currency="USD" office:value="29850000">
            <text:p>$29,850,000</text:p>
          </table:table-cell>
          <table:table-cell table:formula="of:=[.F447]/[.D44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6.615">
            <text:p>16.615</text:p>
          </table:table-cell>
          <table:table-cell office:value-type="string">
            <text:p>Public Safety Officers' Educational Assistance</text:p>
          </table:table-cell>
          <table:table-cell office:value-type="string">
            <text:p>consistency</text:p>
          </table:table-cell>
          <table:table-cell office:value-type="float" office:value="4100000">
            <text:p>4100000</text:p>
          </table:table-cell>
          <table:table-cell/>
          <table:table-cell table:formula="of:=[.D448]-[.E448]" office:value-type="currency" office:currency="USD" office:value="4100000">
            <text:p>$4,100,000</text:p>
          </table:table-cell>
          <table:table-cell table:formula="of:=ABS([.F448])" office:value-type="currency" office:currency="USD" office:value="4100000">
            <text:p>$4,100,000</text:p>
          </table:table-cell>
          <table:table-cell table:formula="of:=[.F448]/[.D44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6.755">
            <text:p>16.755</text:p>
          </table:table-cell>
          <table:table-cell office:value-type="string">
            <text:p>Southwest Border Prosecution Initiative Program</text:p>
          </table:table-cell>
          <table:table-cell office:value-type="string">
            <text:p>consistency</text:p>
          </table:table-cell>
          <table:table-cell office:value-type="float" office:value="30650000">
            <text:p>30650000</text:p>
          </table:table-cell>
          <table:table-cell/>
          <table:table-cell table:formula="of:=[.D449]-[.E449]" office:value-type="currency" office:currency="USD" office:value="30650000">
            <text:p>$30,650,000</text:p>
          </table:table-cell>
          <table:table-cell table:formula="of:=ABS([.F449])" office:value-type="currency" office:currency="USD" office:value="30650000">
            <text:p>$30,650,000</text:p>
          </table:table-cell>
          <table:table-cell table:formula="of:=[.F449]/[.D44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6.814">
            <text:p>16.814</text:p>
          </table:table-cell>
          <table:table-cell office:value-type="string">
            <text:p>Northern Border Prosecution Initiative Program</text:p>
          </table:table-cell>
          <table:table-cell office:value-type="string">
            <text:p>consistency</text:p>
          </table:table-cell>
          <table:table-cell office:value-type="float" office:value="2950000">
            <text:p>2950000</text:p>
          </table:table-cell>
          <table:table-cell/>
          <table:table-cell table:formula="of:=[.D450]-[.E450]" office:value-type="currency" office:currency="USD" office:value="2950000">
            <text:p>$2,950,000</text:p>
          </table:table-cell>
          <table:table-cell table:formula="of:=ABS([.F450])" office:value-type="currency" office:currency="USD" office:value="2950000">
            <text:p>$2,950,000</text:p>
          </table:table-cell>
          <table:table-cell table:formula="of:=[.F450]/[.D45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7.279">
            <text:p>17.279</text:p>
          </table:table-cell>
          <table:table-cell office:value-type="string">
            <text:p>Green Jobs Innovation Fund Grants</text:p>
          </table:table-cell>
          <table:table-cell office:value-type="string">
            <text:p>consistency</text:p>
          </table:table-cell>
          <table:table-cell office:value-type="float" office:value="23000000">
            <text:p>23000000</text:p>
          </table:table-cell>
          <table:table-cell/>
          <table:table-cell table:formula="of:=[.D451]-[.E451]" office:value-type="currency" office:currency="USD" office:value="23000000">
            <text:p>$23,000,000</text:p>
          </table:table-cell>
          <table:table-cell table:formula="of:=ABS([.F451])" office:value-type="currency" office:currency="USD" office:value="23000000">
            <text:p>$23,000,000</text:p>
          </table:table-cell>
          <table:table-cell table:formula="of:=[.F451]/[.D45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7.311">
            <text:p>17.311</text:p>
          </table:table-cell>
          <table:table-cell office:value-type="string">
            <text:p>Federal Transit Employee Protection Certifications: Office of Labor-Management Standards</text:p>
          </table:table-cell>
          <table:table-cell office:value-type="string">
            <text:p>consistency</text:p>
          </table:table-cell>
          <table:table-cell office:value-type="float" office:value="190000">
            <text:p>190000</text:p>
          </table:table-cell>
          <table:table-cell/>
          <table:table-cell table:formula="of:=[.D452]-[.E452]" office:value-type="currency" office:currency="USD" office:value="190000">
            <text:p>$190,000</text:p>
          </table:table-cell>
          <table:table-cell table:formula="of:=ABS([.F452])" office:value-type="currency" office:currency="USD" office:value="190000">
            <text:p>$190,000</text:p>
          </table:table-cell>
          <table:table-cell table:formula="of:=[.F452]/[.D45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7.604">
            <text:p>17.604</text:p>
          </table:table-cell>
          <table:table-cell office:value-type="string">
            <text:p>Safety and Health Grants</text:p>
          </table:table-cell>
          <table:table-cell office:value-type="string">
            <text:p>consistency</text:p>
          </table:table-cell>
          <table:table-cell office:value-type="float" office:value="1450000">
            <text:p>1450000</text:p>
          </table:table-cell>
          <table:table-cell/>
          <table:table-cell table:formula="of:=[.D453]-[.E453]" office:value-type="currency" office:currency="USD" office:value="1450000">
            <text:p>$1,450,000</text:p>
          </table:table-cell>
          <table:table-cell table:formula="of:=ABS([.F453])" office:value-type="currency" office:currency="USD" office:value="1450000">
            <text:p>$1,450,000</text:p>
          </table:table-cell>
          <table:table-cell table:formula="of:=[.F453]/[.D45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7.802">
            <text:p>17.802</text:p>
          </table:table-cell>
          <table:table-cell office:value-type="string">
            <text:p>Veterans' Employment Program</text:p>
          </table:table-cell>
          <table:table-cell office:value-type="string">
            <text:p>consistency</text:p>
          </table:table-cell>
          <table:table-cell office:value-type="float" office:value="9547114">
            <text:p>9547114</text:p>
          </table:table-cell>
          <table:table-cell/>
          <table:table-cell table:formula="of:=[.D454]-[.E454]" office:value-type="currency" office:currency="USD" office:value="9547114">
            <text:p>$9,547,114</text:p>
          </table:table-cell>
          <table:table-cell table:formula="of:=ABS([.F454])" office:value-type="currency" office:currency="USD" office:value="9547114">
            <text:p>$9,547,114</text:p>
          </table:table-cell>
          <table:table-cell table:formula="of:=[.F454]/[.D45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7.28">
            <text:p>17.28</text:p>
          </table:table-cell>
          <table:table-cell office:value-type="string">
            <text:p>Workforce Investment Act (WIA) Dislocated Worker National Reserve Demonstration Grants</text:p>
          </table:table-cell>
          <table:table-cell office:value-type="string">
            <text:p>consistency</text:p>
          </table:table-cell>
          <table:table-cell office:value-type="float" office:value="15000000">
            <text:p>15000000</text:p>
          </table:table-cell>
          <table:table-cell/>
          <table:table-cell table:formula="of:=[.D455]-[.E455]" office:value-type="currency" office:currency="USD" office:value="15000000">
            <text:p>$15,000,000</text:p>
          </table:table-cell>
          <table:table-cell table:formula="of:=ABS([.F455])" office:value-type="currency" office:currency="USD" office:value="15000000">
            <text:p>$15,000,000</text:p>
          </table:table-cell>
          <table:table-cell table:formula="of:=[.F455]/[.D45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7.281">
            <text:p>17.281</text:p>
          </table:table-cell>
          <table:table-cell office:value-type="string">
            <text:p>Workforce Investment Act (WIA) Dislocated Worker National Reserve Technical Assistance and Training</text:p>
          </table:table-cell>
          <table:table-cell office:value-type="string">
            <text:p>consistency</text:p>
          </table:table-cell>
          <table:table-cell office:value-type="float" office:value="7000000">
            <text:p>7000000</text:p>
          </table:table-cell>
          <table:table-cell/>
          <table:table-cell table:formula="of:=[.D456]-[.E456]" office:value-type="currency" office:currency="USD" office:value="7000000">
            <text:p>$7,000,000</text:p>
          </table:table-cell>
          <table:table-cell table:formula="of:=ABS([.F456])" office:value-type="currency" office:currency="USD" office:value="7000000">
            <text:p>$7,000,000</text:p>
          </table:table-cell>
          <table:table-cell table:formula="of:=[.F456]/[.D45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7.151">
            <text:p>17.151</text:p>
          </table:table-cell>
          <table:table-cell office:value-type="string">
            <text:p>Employee Benefits Security Administration (EBSA)</text:p>
          </table:table-cell>
          <table:table-cell office:value-type="string">
            <text:p>consistency</text:p>
          </table:table-cell>
          <table:table-cell office:value-type="float" office:value="4000000">
            <text:p>4000000</text:p>
          </table:table-cell>
          <table:table-cell/>
          <table:table-cell table:formula="of:=[.D457]-[.E457]" office:value-type="currency" office:currency="USD" office:value="4000000">
            <text:p>$4,000,000</text:p>
          </table:table-cell>
          <table:table-cell table:formula="of:=ABS([.F457])" office:value-type="currency" office:currency="USD" office:value="4000000">
            <text:p>$4,000,000</text:p>
          </table:table-cell>
          <table:table-cell table:formula="of:=[.F457]/[.D45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605">
            <text:p>15.605</text:p>
          </table:table-cell>
          <table:table-cell office:value-type="string">
            <text:p>Sport Fish Restoration Program</text:p>
          </table:table-cell>
          <table:table-cell office:value-type="string">
            <text:p>consistency</text:p>
          </table:table-cell>
          <table:table-cell office:value-type="float" office:value="389552973">
            <text:p>389552973</text:p>
          </table:table-cell>
          <table:table-cell/>
          <table:table-cell table:formula="of:=[.D458]-[.E458]" office:value-type="currency" office:currency="USD" office:value="389552973">
            <text:p>$389,552,973</text:p>
          </table:table-cell>
          <table:table-cell table:formula="of:=ABS([.F458])" office:value-type="currency" office:currency="USD" office:value="389552973">
            <text:p>$389,552,973</text:p>
          </table:table-cell>
          <table:table-cell table:formula="of:=[.F458]/[.D45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626">
            <text:p>15.626</text:p>
          </table:table-cell>
          <table:table-cell office:value-type="string">
            <text:p>Hunter Education and Safety Program</text:p>
          </table:table-cell>
          <table:table-cell office:value-type="string">
            <text:p>consistency</text:p>
          </table:table-cell>
          <table:table-cell office:value-type="float" office:value="8000000">
            <text:p>8000000</text:p>
          </table:table-cell>
          <table:table-cell/>
          <table:table-cell table:formula="of:=[.D459]-[.E459]" office:value-type="currency" office:currency="USD" office:value="8000000">
            <text:p>$8,000,000</text:p>
          </table:table-cell>
          <table:table-cell table:formula="of:=ABS([.F459])" office:value-type="currency" office:currency="USD" office:value="8000000">
            <text:p>$8,000,000</text:p>
          </table:table-cell>
          <table:table-cell table:formula="of:=[.F459]/[.D45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634">
            <text:p>15.634</text:p>
          </table:table-cell>
          <table:table-cell office:value-type="string">
            <text:p>State Wildlife Grants</text:p>
          </table:table-cell>
          <table:table-cell office:value-type="string">
            <text:p>consistency</text:p>
          </table:table-cell>
          <table:table-cell office:value-type="float" office:value="88496527">
            <text:p>88496527</text:p>
          </table:table-cell>
          <table:table-cell/>
          <table:table-cell table:formula="of:=[.D460]-[.E460]" office:value-type="currency" office:currency="USD" office:value="88496527">
            <text:p>$88,496,527</text:p>
          </table:table-cell>
          <table:table-cell table:formula="of:=ABS([.F460])" office:value-type="currency" office:currency="USD" office:value="88496527">
            <text:p>$88,496,527</text:p>
          </table:table-cell>
          <table:table-cell table:formula="of:=[.F460]/[.D46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28">
            <text:p>15.028</text:p>
          </table:table-cell>
          <table:table-cell office:value-type="string">
            <text:p>Tribally Controlled Community College Endowments</text:p>
          </table:table-cell>
          <table:table-cell office:value-type="string">
            <text:p>consistency</text:p>
          </table:table-cell>
          <table:table-cell office:value-type="float" office:value="107000">
            <text:p>107000</text:p>
          </table:table-cell>
          <table:table-cell/>
          <table:table-cell table:formula="of:=[.D461]-[.E461]" office:value-type="currency" office:currency="USD" office:value="107000">
            <text:p>$107,000</text:p>
          </table:table-cell>
          <table:table-cell table:formula="of:=ABS([.F461])" office:value-type="currency" office:currency="USD" office:value="107000">
            <text:p>$107,000</text:p>
          </table:table-cell>
          <table:table-cell table:formula="of:=[.F461]/[.D46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43">
            <text:p>15.043</text:p>
          </table:table-cell>
          <table:table-cell office:value-type="string">
            <text:p>Indian Child and Family Education</text:p>
          </table:table-cell>
          <table:table-cell office:value-type="string">
            <text:p>consistency</text:p>
          </table:table-cell>
          <table:table-cell office:value-type="float" office:value="7250000">
            <text:p>7250000</text:p>
          </table:table-cell>
          <table:table-cell/>
          <table:table-cell table:formula="of:=[.D462]-[.E462]" office:value-type="currency" office:currency="USD" office:value="7250000">
            <text:p>$7,250,000</text:p>
          </table:table-cell>
          <table:table-cell table:formula="of:=ABS([.F462])" office:value-type="currency" office:currency="USD" office:value="7250000">
            <text:p>$7,250,000</text:p>
          </table:table-cell>
          <table:table-cell table:formula="of:=[.F462]/[.D46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46">
            <text:p>15.046</text:p>
          </table:table-cell>
          <table:table-cell office:value-type="string">
            <text:p>Administrative Cost Grants for Indian Schools</text:p>
          </table:table-cell>
          <table:table-cell office:value-type="string">
            <text:p>consistency</text:p>
          </table:table-cell>
          <table:table-cell office:value-type="float" office:value="43373000">
            <text:p>43373000</text:p>
          </table:table-cell>
          <table:table-cell/>
          <table:table-cell table:formula="of:=[.D463]-[.E463]" office:value-type="currency" office:currency="USD" office:value="43373000">
            <text:p>$43,373,000</text:p>
          </table:table-cell>
          <table:table-cell table:formula="of:=ABS([.F463])" office:value-type="currency" office:currency="USD" office:value="43373000">
            <text:p>$43,373,000</text:p>
          </table:table-cell>
          <table:table-cell table:formula="of:=[.F463]/[.D46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59">
            <text:p>15.059</text:p>
          </table:table-cell>
          <table:table-cell office:value-type="string">
            <text:p>Indian Graduate Student Scholarships</text:p>
          </table:table-cell>
          <table:table-cell office:value-type="string">
            <text:p>consistency</text:p>
          </table:table-cell>
          <table:table-cell office:value-type="float" office:value="2164000">
            <text:p>2164000</text:p>
          </table:table-cell>
          <table:table-cell/>
          <table:table-cell table:formula="of:=[.D464]-[.E464]" office:value-type="currency" office:currency="USD" office:value="2164000">
            <text:p>$2,164,000</text:p>
          </table:table-cell>
          <table:table-cell table:formula="of:=ABS([.F464])" office:value-type="currency" office:currency="USD" office:value="2164000">
            <text:p>$2,164,000</text:p>
          </table:table-cell>
          <table:table-cell table:formula="of:=[.F464]/[.D46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114">
            <text:p>15.114</text:p>
          </table:table-cell>
          <table:table-cell office:value-type="string">
            <text:p>Indian Education_Higher Education Grant Program</text:p>
          </table:table-cell>
          <table:table-cell office:value-type="string">
            <text:p>consistency</text:p>
          </table:table-cell>
          <table:table-cell office:value-type="float" office:value="31051106">
            <text:p>31051106</text:p>
          </table:table-cell>
          <table:table-cell/>
          <table:table-cell table:formula="of:=[.D465]-[.E465]" office:value-type="currency" office:currency="USD" office:value="31051106">
            <text:p>$31,051,106</text:p>
          </table:table-cell>
          <table:table-cell table:formula="of:=ABS([.F465])" office:value-type="currency" office:currency="USD" office:value="31051106">
            <text:p>$31,051,106</text:p>
          </table:table-cell>
          <table:table-cell table:formula="of:=[.F465]/[.D46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141">
            <text:p>15.141</text:p>
          </table:table-cell>
          <table:table-cell office:value-type="string">
            <text:p>Indian Housing Assistance</text:p>
          </table:table-cell>
          <table:table-cell office:value-type="string">
            <text:p>consistency</text:p>
          </table:table-cell>
          <table:table-cell office:value-type="float" office:value="6886232">
            <text:p>6886232</text:p>
          </table:table-cell>
          <table:table-cell/>
          <table:table-cell table:formula="of:=[.D466]-[.E466]" office:value-type="currency" office:currency="USD" office:value="6886232">
            <text:p>$6,886,232</text:p>
          </table:table-cell>
          <table:table-cell table:formula="of:=ABS([.F466])" office:value-type="currency" office:currency="USD" office:value="6886232">
            <text:p>$6,886,232</text:p>
          </table:table-cell>
          <table:table-cell table:formula="of:=[.F466]/[.D46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144">
            <text:p>15.144</text:p>
          </table:table-cell>
          <table:table-cell office:value-type="string">
            <text:p>Indian Child Welfare Act_Title II Grants</text:p>
          </table:table-cell>
          <table:table-cell office:value-type="string">
            <text:p>consistency</text:p>
          </table:table-cell>
          <table:table-cell office:value-type="float" office:value="9427318">
            <text:p>9427318</text:p>
          </table:table-cell>
          <table:table-cell/>
          <table:table-cell table:formula="of:=[.D467]-[.E467]" office:value-type="currency" office:currency="USD" office:value="9427318">
            <text:p>$9,427,318</text:p>
          </table:table-cell>
          <table:table-cell table:formula="of:=ABS([.F467])" office:value-type="currency" office:currency="USD" office:value="9427318">
            <text:p>$9,427,318</text:p>
          </table:table-cell>
          <table:table-cell table:formula="of:=[.F467]/[.D46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146">
            <text:p>15.146</text:p>
          </table:table-cell>
          <table:table-cell office:value-type="string">
            <text:p>Ironworker Training Program</text:p>
          </table:table-cell>
          <table:table-cell office:value-type="string">
            <text:p>consistency</text:p>
          </table:table-cell>
          <table:table-cell office:value-type="float" office:value="1400000">
            <text:p>1400000</text:p>
          </table:table-cell>
          <table:table-cell/>
          <table:table-cell table:formula="of:=[.D468]-[.E468]" office:value-type="currency" office:currency="USD" office:value="1400000">
            <text:p>$1,400,000</text:p>
          </table:table-cell>
          <table:table-cell table:formula="of:=ABS([.F468])" office:value-type="currency" office:currency="USD" office:value="1400000">
            <text:p>$1,400,000</text:p>
          </table:table-cell>
          <table:table-cell table:formula="of:=[.F468]/[.D46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147">
            <text:p>15.147</text:p>
          </table:table-cell>
          <table:table-cell office:value-type="string">
            <text:p>Tribal Courts_Trust Reform Initiative</text:p>
          </table:table-cell>
          <table:table-cell office:value-type="string">
            <text:p>consistency</text:p>
          </table:table-cell>
          <table:table-cell office:value-type="float" office:value="17039">
            <text:p>17039</text:p>
          </table:table-cell>
          <table:table-cell/>
          <table:table-cell table:formula="of:=[.D469]-[.E469]" office:value-type="currency" office:currency="USD" office:value="17039">
            <text:p>$17,039</text:p>
          </table:table-cell>
          <table:table-cell table:formula="of:=ABS([.F469])" office:value-type="currency" office:currency="USD" office:value="17039">
            <text:p>$17,039</text:p>
          </table:table-cell>
          <table:table-cell table:formula="of:=[.F469]/[.D46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24">
            <text:p>15.24</text:p>
          </table:table-cell>
          <table:table-cell office:value-type="string">
            <text:p>Helium Resource Management</text:p>
          </table:table-cell>
          <table:table-cell office:value-type="string">
            <text:p>consistency</text:p>
          </table:table-cell>
          <table:table-cell office:value-type="float" office:value="7056000">
            <text:p>7056000</text:p>
          </table:table-cell>
          <table:table-cell/>
          <table:table-cell table:formula="of:=[.D470]-[.E470]" office:value-type="currency" office:currency="USD" office:value="7056000">
            <text:p>$7,056,000</text:p>
          </table:table-cell>
          <table:table-cell table:formula="of:=ABS([.F470])" office:value-type="currency" office:currency="USD" office:value="7056000">
            <text:p>$7,056,000</text:p>
          </table:table-cell>
          <table:table-cell table:formula="of:=[.F470]/[.D47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407">
            <text:p>15.407</text:p>
          </table:table-cell>
          <table:table-cell office:value-type="string">
            <text:p>Keweenaw National Historical Park (NHP) and Keweenaw NHP Advisory Commission Partner Enhancement Grants</text:p>
          </table:table-cell>
          <table:table-cell office:value-type="string">
            <text:p>consistency</text:p>
          </table:table-cell>
          <table:table-cell office:value-type="float" office:value="100000">
            <text:p>100000</text:p>
          </table:table-cell>
          <table:table-cell/>
          <table:table-cell table:formula="of:=[.D471]-[.E471]" office:value-type="currency" office:currency="USD" office:value="100000">
            <text:p>$100,000</text:p>
          </table:table-cell>
          <table:table-cell table:formula="of:=ABS([.F471])" office:value-type="currency" office:currency="USD" office:value="100000">
            <text:p>$100,000</text:p>
          </table:table-cell>
          <table:table-cell table:formula="of:=[.F471]/[.D47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422">
            <text:p>15.422</text:p>
          </table:table-cell>
          <table:table-cell office:value-type="string">
            <text:p>Louisiana State University (LSU) Coastal Marine Institute <text:s/>(CMI)</text:p>
          </table:table-cell>
          <table:table-cell office:value-type="string">
            <text:p>consistency</text:p>
          </table:table-cell>
          <table:table-cell office:value-type="float" office:value="1000000">
            <text:p>1000000</text:p>
          </table:table-cell>
          <table:table-cell/>
          <table:table-cell table:formula="of:=[.D472]-[.E472]" office:value-type="currency" office:currency="USD" office:value="1000000">
            <text:p>$1,000,000</text:p>
          </table:table-cell>
          <table:table-cell table:formula="of:=ABS([.F472])" office:value-type="currency" office:currency="USD" office:value="1000000">
            <text:p>$1,000,000</text:p>
          </table:table-cell>
          <table:table-cell table:formula="of:=[.F472]/[.D47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506">
            <text:p>15.506</text:p>
          </table:table-cell>
          <table:table-cell office:value-type="string">
            <text:p>Water Desalination Research and Development Program</text:p>
          </table:table-cell>
          <table:table-cell office:value-type="string">
            <text:p>consistency</text:p>
          </table:table-cell>
          <table:table-cell office:value-type="float" office:value="1349580">
            <text:p>1349580</text:p>
          </table:table-cell>
          <table:table-cell/>
          <table:table-cell table:formula="of:=[.D473]-[.E473]" office:value-type="currency" office:currency="USD" office:value="1349580">
            <text:p>$1,349,580</text:p>
          </table:table-cell>
          <table:table-cell table:formula="of:=ABS([.F473])" office:value-type="currency" office:currency="USD" office:value="1349580">
            <text:p>$1,349,580</text:p>
          </table:table-cell>
          <table:table-cell table:formula="of:=[.F473]/[.D47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513">
            <text:p>15.513</text:p>
          </table:table-cell>
          <table:table-cell office:value-type="string">
            <text:p>Dutch John Federal Property and Disposition <text:s/>Assistance Act</text:p>
          </table:table-cell>
          <table:table-cell office:value-type="string">
            <text:p>consistency</text:p>
          </table:table-cell>
          <table:table-cell office:value-type="float" office:value="388799">
            <text:p>388799</text:p>
          </table:table-cell>
          <table:table-cell/>
          <table:table-cell table:formula="of:=[.D474]-[.E474]" office:value-type="currency" office:currency="USD" office:value="388799">
            <text:p>$388,799</text:p>
          </table:table-cell>
          <table:table-cell table:formula="of:=ABS([.F474])" office:value-type="currency" office:currency="USD" office:value="388799">
            <text:p>$388,799</text:p>
          </table:table-cell>
          <table:table-cell table:formula="of:=[.F474]/[.D47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52">
            <text:p>15.52</text:p>
          </table:table-cell>
          <table:table-cell office:value-type="string">
            <text:p>Lewis and Clark Rural Water System </text:p>
          </table:table-cell>
          <table:table-cell office:value-type="string">
            <text:p>consistency</text:p>
          </table:table-cell>
          <table:table-cell office:value-type="float" office:value="14198000">
            <text:p>14198000</text:p>
          </table:table-cell>
          <table:table-cell/>
          <table:table-cell table:formula="of:=[.D475]-[.E475]" office:value-type="currency" office:currency="USD" office:value="14198000">
            <text:p>$14,198,000</text:p>
          </table:table-cell>
          <table:table-cell table:formula="of:=ABS([.F475])" office:value-type="currency" office:currency="USD" office:value="14198000">
            <text:p>$14,198,000</text:p>
          </table:table-cell>
          <table:table-cell table:formula="of:=[.F475]/[.D47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521">
            <text:p>15.521</text:p>
          </table:table-cell>
          <table:table-cell office:value-type="string">
            <text:p>Lower Rio Grande Valley Water Resources Conservation and Improvement</text:p>
          </table:table-cell>
          <table:table-cell office:value-type="string">
            <text:p>consistency</text:p>
          </table:table-cell>
          <table:table-cell office:value-type="float" office:value="2199332">
            <text:p>2199332</text:p>
          </table:table-cell>
          <table:table-cell/>
          <table:table-cell table:formula="of:=[.D476]-[.E476]" office:value-type="currency" office:currency="USD" office:value="2199332">
            <text:p>$2,199,332</text:p>
          </table:table-cell>
          <table:table-cell table:formula="of:=ABS([.F476])" office:value-type="currency" office:currency="USD" office:value="2199332">
            <text:p>$2,199,332</text:p>
          </table:table-cell>
          <table:table-cell table:formula="of:=[.F476]/[.D47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523">
            <text:p>15.523</text:p>
          </table:table-cell>
          <table:table-cell office:value-type="string">
            <text:p>Perkins County Rural Water System</text:p>
          </table:table-cell>
          <table:table-cell office:value-type="string">
            <text:p>consistency</text:p>
          </table:table-cell>
          <table:table-cell office:value-type="float" office:value="4066810">
            <text:p>4066810</text:p>
          </table:table-cell>
          <table:table-cell/>
          <table:table-cell table:formula="of:=[.D477]-[.E477]" office:value-type="currency" office:currency="USD" office:value="4066810">
            <text:p>$4,066,810</text:p>
          </table:table-cell>
          <table:table-cell table:formula="of:=ABS([.F477])" office:value-type="currency" office:currency="USD" office:value="4066810">
            <text:p>$4,066,810</text:p>
          </table:table-cell>
          <table:table-cell table:formula="of:=[.F477]/[.D47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525">
            <text:p>15.525</text:p>
          </table:table-cell>
          <table:table-cell office:value-type="string">
            <text:p>Rocky Boy's/North Central Montana Regional Water System </text:p>
          </table:table-cell>
          <table:table-cell office:value-type="string">
            <text:p>consistency</text:p>
          </table:table-cell>
          <table:table-cell office:value-type="float" office:value="16516000">
            <text:p>16516000</text:p>
          </table:table-cell>
          <table:table-cell/>
          <table:table-cell table:formula="of:=[.D478]-[.E478]" office:value-type="currency" office:currency="USD" office:value="16516000">
            <text:p>$16,516,000</text:p>
          </table:table-cell>
          <table:table-cell table:formula="of:=ABS([.F478])" office:value-type="currency" office:currency="USD" office:value="16516000">
            <text:p>$16,516,000</text:p>
          </table:table-cell>
          <table:table-cell table:formula="of:=[.F478]/[.D47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526">
            <text:p>15.526</text:p>
          </table:table-cell>
          <table:table-cell office:value-type="string">
            <text:p>San Gabriel Basin Restoration Project</text:p>
          </table:table-cell>
          <table:table-cell office:value-type="string">
            <text:p>consistency</text:p>
          </table:table-cell>
          <table:table-cell office:value-type="float" office:value="3490000">
            <text:p>3490000</text:p>
          </table:table-cell>
          <table:table-cell/>
          <table:table-cell table:formula="of:=[.D479]-[.E479]" office:value-type="currency" office:currency="USD" office:value="3490000">
            <text:p>$3,490,000</text:p>
          </table:table-cell>
          <table:table-cell table:formula="of:=ABS([.F479])" office:value-type="currency" office:currency="USD" office:value="3490000">
            <text:p>$3,490,000</text:p>
          </table:table-cell>
          <table:table-cell table:formula="of:=[.F479]/[.D47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527">
            <text:p>15.527</text:p>
          </table:table-cell>
          <table:table-cell office:value-type="string">
            <text:p>San Luis Unit, Central Valley Project</text:p>
          </table:table-cell>
          <table:table-cell office:value-type="string">
            <text:p>consistency</text:p>
          </table:table-cell>
          <table:table-cell office:value-type="float" office:value="4269500">
            <text:p>4269500</text:p>
          </table:table-cell>
          <table:table-cell/>
          <table:table-cell table:formula="of:=[.D480]-[.E480]" office:value-type="currency" office:currency="USD" office:value="4269500">
            <text:p>$4,269,500</text:p>
          </table:table-cell>
          <table:table-cell table:formula="of:=ABS([.F480])" office:value-type="currency" office:currency="USD" office:value="4269500">
            <text:p>$4,269,500</text:p>
          </table:table-cell>
          <table:table-cell table:formula="of:=[.F480]/[.D48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528">
            <text:p>15.528</text:p>
          </table:table-cell>
          <table:table-cell office:value-type="string">
            <text:p>St. Mary Storage Unit Facilities Rehabilitation Project</text:p>
          </table:table-cell>
          <table:table-cell office:value-type="string">
            <text:p>consistency</text:p>
          </table:table-cell>
          <table:table-cell office:value-type="float" office:value="95000">
            <text:p>95000</text:p>
          </table:table-cell>
          <table:table-cell/>
          <table:table-cell table:formula="of:=[.D481]-[.E481]" office:value-type="currency" office:currency="USD" office:value="95000">
            <text:p>$95,000</text:p>
          </table:table-cell>
          <table:table-cell table:formula="of:=ABS([.F481])" office:value-type="currency" office:currency="USD" office:value="95000">
            <text:p>$95,000</text:p>
          </table:table-cell>
          <table:table-cell table:formula="of:=[.F481]/[.D48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531">
            <text:p>15.531</text:p>
          </table:table-cell>
          <table:table-cell office:value-type="string">
            <text:p>Yakima River Basin Water Enhancement Project (YRBWEP)</text:p>
          </table:table-cell>
          <table:table-cell office:value-type="string">
            <text:p>consistency</text:p>
          </table:table-cell>
          <table:table-cell office:value-type="float" office:value="7592661">
            <text:p>7592661</text:p>
          </table:table-cell>
          <table:table-cell/>
          <table:table-cell table:formula="of:=[.D482]-[.E482]" office:value-type="currency" office:currency="USD" office:value="7592661">
            <text:p>$7,592,661</text:p>
          </table:table-cell>
          <table:table-cell table:formula="of:=ABS([.F482])" office:value-type="currency" office:currency="USD" office:value="7592661">
            <text:p>$7,592,661</text:p>
          </table:table-cell>
          <table:table-cell table:formula="of:=[.F482]/[.D48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533">
            <text:p>15.533</text:p>
          </table:table-cell>
          <table:table-cell office:value-type="string">
            <text:p>California Water Security and Environmental Enhancement</text:p>
          </table:table-cell>
          <table:table-cell office:value-type="string">
            <text:p>consistency</text:p>
          </table:table-cell>
          <table:table-cell office:value-type="float" office:value="259906">
            <text:p>259906</text:p>
          </table:table-cell>
          <table:table-cell/>
          <table:table-cell table:formula="of:=[.D483]-[.E483]" office:value-type="currency" office:currency="USD" office:value="259906">
            <text:p>$259,906</text:p>
          </table:table-cell>
          <table:table-cell table:formula="of:=ABS([.F483])" office:value-type="currency" office:currency="USD" office:value="259906">
            <text:p>$259,906</text:p>
          </table:table-cell>
          <table:table-cell table:formula="of:=[.F483]/[.D48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535">
            <text:p>15.535</text:p>
          </table:table-cell>
          <table:table-cell office:value-type="string">
            <text:p>Upper Colorado River Basin Fish and Wildlife Mitigation Program.</text:p>
          </table:table-cell>
          <table:table-cell office:value-type="string">
            <text:p>consistency</text:p>
          </table:table-cell>
          <table:table-cell office:value-type="float" office:value="37000">
            <text:p>37000</text:p>
          </table:table-cell>
          <table:table-cell/>
          <table:table-cell table:formula="of:=[.D484]-[.E484]" office:value-type="currency" office:currency="USD" office:value="37000">
            <text:p>$37,000</text:p>
          </table:table-cell>
          <table:table-cell table:formula="of:=ABS([.F484])" office:value-type="currency" office:currency="USD" office:value="37000">
            <text:p>$37,000</text:p>
          </table:table-cell>
          <table:table-cell table:formula="of:=[.F484]/[.D48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54">
            <text:p>15.54</text:p>
          </table:table-cell>
          <table:table-cell office:value-type="string">
            <text:p>Lake Mead/Las Vegas Wash Program</text:p>
          </table:table-cell>
          <table:table-cell office:value-type="string">
            <text:p>consistency</text:p>
          </table:table-cell>
          <table:table-cell office:value-type="float" office:value="1488600">
            <text:p>1488600</text:p>
          </table:table-cell>
          <table:table-cell/>
          <table:table-cell table:formula="of:=[.D485]-[.E485]" office:value-type="currency" office:currency="USD" office:value="1488600">
            <text:p>$1,488,600</text:p>
          </table:table-cell>
          <table:table-cell table:formula="of:=ABS([.F485])" office:value-type="currency" office:currency="USD" office:value="1488600">
            <text:p>$1,488,600</text:p>
          </table:table-cell>
          <table:table-cell table:formula="of:=[.F485]/[.D48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616">
            <text:p>15.616</text:p>
          </table:table-cell>
          <table:table-cell office:value-type="string">
            <text:p>Clean Vessel Act</text:p>
          </table:table-cell>
          <table:table-cell office:value-type="string">
            <text:p>consistency</text:p>
          </table:table-cell>
          <table:table-cell office:value-type="float" office:value="13061000">
            <text:p>13061000</text:p>
          </table:table-cell>
          <table:table-cell/>
          <table:table-cell table:formula="of:=[.D486]-[.E486]" office:value-type="currency" office:currency="USD" office:value="13061000">
            <text:p>$13,061,000</text:p>
          </table:table-cell>
          <table:table-cell table:formula="of:=ABS([.F486])" office:value-type="currency" office:currency="USD" office:value="13061000">
            <text:p>$13,061,000</text:p>
          </table:table-cell>
          <table:table-cell table:formula="of:=[.F486]/[.D48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622">
            <text:p>15.622</text:p>
          </table:table-cell>
          <table:table-cell office:value-type="string">
            <text:p>Sportfishing and Boating Safety Act</text:p>
          </table:table-cell>
          <table:table-cell office:value-type="string">
            <text:p>consistency</text:p>
          </table:table-cell>
          <table:table-cell office:value-type="float" office:value="13061000">
            <text:p>13061000</text:p>
          </table:table-cell>
          <table:table-cell/>
          <table:table-cell table:formula="of:=[.D487]-[.E487]" office:value-type="currency" office:currency="USD" office:value="13061000">
            <text:p>$13,061,000</text:p>
          </table:table-cell>
          <table:table-cell table:formula="of:=ABS([.F487])" office:value-type="currency" office:currency="USD" office:value="13061000">
            <text:p>$13,061,000</text:p>
          </table:table-cell>
          <table:table-cell table:formula="of:=[.F487]/[.D48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633">
            <text:p>15.633</text:p>
          </table:table-cell>
          <table:table-cell office:value-type="string">
            <text:p>Landowner Incentive Program</text:p>
          </table:table-cell>
          <table:table-cell office:value-type="string">
            <text:p>consistency</text:p>
          </table:table-cell>
          <table:table-cell office:value-type="float" office:value="5012179">
            <text:p>5012179</text:p>
          </table:table-cell>
          <table:table-cell/>
          <table:table-cell table:formula="of:=[.D488]-[.E488]" office:value-type="currency" office:currency="USD" office:value="5012179">
            <text:p>$5,012,179</text:p>
          </table:table-cell>
          <table:table-cell table:formula="of:=ABS([.F488])" office:value-type="currency" office:currency="USD" office:value="5012179">
            <text:p>$5,012,179</text:p>
          </table:table-cell>
          <table:table-cell table:formula="of:=[.F488]/[.D48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635">
            <text:p>15.635</text:p>
          </table:table-cell>
          <table:table-cell office:value-type="string">
            <text:p>Neotropical Migratory Bird Conservation </text:p>
          </table:table-cell>
          <table:table-cell office:value-type="string">
            <text:p>consistency</text:p>
          </table:table-cell>
          <table:table-cell office:value-type="float" office:value="4850000">
            <text:p>4850000</text:p>
          </table:table-cell>
          <table:table-cell/>
          <table:table-cell table:formula="of:=[.D489]-[.E489]" office:value-type="currency" office:currency="USD" office:value="4850000">
            <text:p>$4,850,000</text:p>
          </table:table-cell>
          <table:table-cell table:formula="of:=ABS([.F489])" office:value-type="currency" office:currency="USD" office:value="4850000">
            <text:p>$4,850,000</text:p>
          </table:table-cell>
          <table:table-cell table:formula="of:=[.F489]/[.D48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639">
            <text:p>15.639</text:p>
          </table:table-cell>
          <table:table-cell office:value-type="string">
            <text:p>Tribal Wildlife Grants Program</text:p>
          </table:table-cell>
          <table:table-cell office:value-type="string">
            <text:p>consistency</text:p>
          </table:table-cell>
          <table:table-cell office:value-type="float" office:value="7000000">
            <text:p>7000000</text:p>
          </table:table-cell>
          <table:table-cell/>
          <table:table-cell table:formula="of:=[.D490]-[.E490]" office:value-type="currency" office:currency="USD" office:value="7000000">
            <text:p>$7,000,000</text:p>
          </table:table-cell>
          <table:table-cell table:formula="of:=ABS([.F490])" office:value-type="currency" office:currency="USD" office:value="7000000">
            <text:p>$7,000,000</text:p>
          </table:table-cell>
          <table:table-cell table:formula="of:=[.F490]/[.D49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648">
            <text:p>15.648</text:p>
          </table:table-cell>
          <table:table-cell office:value-type="string">
            <text:p>Central Valley Project Improvement <text:s/>(CVPI) Anadromous Fish Restoration Program (AFRP)</text:p>
          </table:table-cell>
          <table:table-cell office:value-type="string">
            <text:p>consistency</text:p>
          </table:table-cell>
          <table:table-cell office:value-type="float" office:value="2557516">
            <text:p>2557516</text:p>
          </table:table-cell>
          <table:table-cell/>
          <table:table-cell table:formula="of:=[.D491]-[.E491]" office:value-type="currency" office:currency="USD" office:value="2557516">
            <text:p>$2,557,516</text:p>
          </table:table-cell>
          <table:table-cell table:formula="of:=ABS([.F491])" office:value-type="currency" office:currency="USD" office:value="2557516">
            <text:p>$2,557,516</text:p>
          </table:table-cell>
          <table:table-cell table:formula="of:=[.F491]/[.D49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652">
            <text:p>15.652</text:p>
          </table:table-cell>
          <table:table-cell office:value-type="string">
            <text:p>Undesirable/Noxious Plant Species</text:p>
          </table:table-cell>
          <table:table-cell office:value-type="string">
            <text:p>consistency</text:p>
          </table:table-cell>
          <table:table-cell office:value-type="float" office:value="200600">
            <text:p>200600</text:p>
          </table:table-cell>
          <table:table-cell/>
          <table:table-cell table:formula="of:=[.D492]-[.E492]" office:value-type="currency" office:currency="USD" office:value="200600">
            <text:p>$200,600</text:p>
          </table:table-cell>
          <table:table-cell table:formula="of:=ABS([.F492])" office:value-type="currency" office:currency="USD" office:value="200600">
            <text:p>$200,600</text:p>
          </table:table-cell>
          <table:table-cell table:formula="of:=[.F492]/[.D49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654">
            <text:p>15.654</text:p>
          </table:table-cell>
          <table:table-cell office:value-type="string">
            <text:p>Visitor Facility Enhancements - <text:s/>Vehicle Pullouts, Interpretive Trails, and Kiosks</text:p>
          </table:table-cell>
          <table:table-cell office:value-type="string">
            <text:p>consistency</text:p>
          </table:table-cell>
          <table:table-cell office:value-type="float" office:value="12882000">
            <text:p>12882000</text:p>
          </table:table-cell>
          <table:table-cell/>
          <table:table-cell table:formula="of:=[.D493]-[.E493]" office:value-type="currency" office:currency="USD" office:value="12882000">
            <text:p>$12,882,000</text:p>
          </table:table-cell>
          <table:table-cell table:formula="of:=ABS([.F493])" office:value-type="currency" office:currency="USD" office:value="12882000">
            <text:p>$12,882,000</text:p>
          </table:table-cell>
          <table:table-cell table:formula="of:=[.F493]/[.D49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811">
            <text:p>15.811</text:p>
          </table:table-cell>
          <table:table-cell office:value-type="string">
            <text:p>Gap Analysis Program <text:s/></text:p>
          </table:table-cell>
          <table:table-cell office:value-type="string">
            <text:p>consistency</text:p>
          </table:table-cell>
          <table:table-cell office:value-type="float" office:value="1531065">
            <text:p>1531065</text:p>
          </table:table-cell>
          <table:table-cell/>
          <table:table-cell table:formula="of:=[.D494]-[.E494]" office:value-type="currency" office:currency="USD" office:value="1531065">
            <text:p>$1,531,065</text:p>
          </table:table-cell>
          <table:table-cell table:formula="of:=ABS([.F494])" office:value-type="currency" office:currency="USD" office:value="1531065">
            <text:p>$1,531,065</text:p>
          </table:table-cell>
          <table:table-cell table:formula="of:=[.F494]/[.D49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814">
            <text:p>15.814</text:p>
          </table:table-cell>
          <table:table-cell office:value-type="string">
            <text:p>National Geological and Geophysical Data Preservation Program</text:p>
          </table:table-cell>
          <table:table-cell office:value-type="string">
            <text:p>consistency</text:p>
          </table:table-cell>
          <table:table-cell office:value-type="float" office:value="542000">
            <text:p>542000</text:p>
          </table:table-cell>
          <table:table-cell/>
          <table:table-cell table:formula="of:=[.D495]-[.E495]" office:value-type="currency" office:currency="USD" office:value="542000">
            <text:p>$542,000</text:p>
          </table:table-cell>
          <table:table-cell table:formula="of:=ABS([.F495])" office:value-type="currency" office:currency="USD" office:value="542000">
            <text:p>$542,000</text:p>
          </table:table-cell>
          <table:table-cell table:formula="of:=[.F495]/[.D49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815">
            <text:p>15.815</text:p>
          </table:table-cell>
          <table:table-cell office:value-type="string">
            <text:p>National Land Remote Sensing_Education Outreach and Research</text:p>
          </table:table-cell>
          <table:table-cell office:value-type="string">
            <text:p>consistency</text:p>
          </table:table-cell>
          <table:table-cell office:value-type="float" office:value="967400">
            <text:p>967400</text:p>
          </table:table-cell>
          <table:table-cell/>
          <table:table-cell table:formula="of:=[.D496]-[.E496]" office:value-type="currency" office:currency="USD" office:value="967400">
            <text:p>$967,400</text:p>
          </table:table-cell>
          <table:table-cell table:formula="of:=ABS([.F496])" office:value-type="currency" office:currency="USD" office:value="967400">
            <text:p>$967,400</text:p>
          </table:table-cell>
          <table:table-cell table:formula="of:=[.F496]/[.D49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816">
            <text:p>15.816</text:p>
          </table:table-cell>
          <table:table-cell office:value-type="string">
            <text:p>Minerals Resources External Research Program</text:p>
          </table:table-cell>
          <table:table-cell office:value-type="string">
            <text:p>consistency</text:p>
          </table:table-cell>
          <table:table-cell office:value-type="float" office:value="317098">
            <text:p>317098</text:p>
          </table:table-cell>
          <table:table-cell/>
          <table:table-cell table:formula="of:=[.D497]-[.E497]" office:value-type="currency" office:currency="USD" office:value="317098">
            <text:p>$317,098</text:p>
          </table:table-cell>
          <table:table-cell table:formula="of:=ABS([.F497])" office:value-type="currency" office:currency="USD" office:value="317098">
            <text:p>$317,098</text:p>
          </table:table-cell>
          <table:table-cell table:formula="of:=[.F497]/[.D49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922">
            <text:p>15.922</text:p>
          </table:table-cell>
          <table:table-cell office:value-type="string">
            <text:p>Native American Graves Protection and Repatriation Act</text:p>
          </table:table-cell>
          <table:table-cell office:value-type="string">
            <text:p>consistency</text:p>
          </table:table-cell>
          <table:table-cell office:value-type="float" office:value="1750">
            <text:p>1750</text:p>
          </table:table-cell>
          <table:table-cell/>
          <table:table-cell table:formula="of:=[.D498]-[.E498]" office:value-type="currency" office:currency="USD" office:value="1750">
            <text:p>$1,750</text:p>
          </table:table-cell>
          <table:table-cell table:formula="of:=ABS([.F498])" office:value-type="currency" office:currency="USD" office:value="1750">
            <text:p>$1,750</text:p>
          </table:table-cell>
          <table:table-cell table:formula="of:=[.F498]/[.D49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923">
            <text:p>15.923</text:p>
          </table:table-cell>
          <table:table-cell office:value-type="string">
            <text:p>National Center for Preservation Technology and Training</text:p>
          </table:table-cell>
          <table:table-cell office:value-type="string">
            <text:p>consistency</text:p>
          </table:table-cell>
          <table:table-cell office:value-type="float" office:value="320000">
            <text:p>320000</text:p>
          </table:table-cell>
          <table:table-cell/>
          <table:table-cell table:formula="of:=[.D499]-[.E499]" office:value-type="currency" office:currency="USD" office:value="320000">
            <text:p>$320,000</text:p>
          </table:table-cell>
          <table:table-cell table:formula="of:=ABS([.F499])" office:value-type="currency" office:currency="USD" office:value="320000">
            <text:p>$320,000</text:p>
          </table:table-cell>
          <table:table-cell table:formula="of:=[.F499]/[.D49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926">
            <text:p>15.926</text:p>
          </table:table-cell>
          <table:table-cell office:value-type="string">
            <text:p>American Battlefield Protection</text:p>
          </table:table-cell>
          <table:table-cell office:value-type="string">
            <text:p>consistency</text:p>
          </table:table-cell>
          <table:table-cell office:value-type="float" office:value="1300000">
            <text:p>1300000</text:p>
          </table:table-cell>
          <table:table-cell/>
          <table:table-cell table:formula="of:=[.D500]-[.E500]" office:value-type="currency" office:currency="USD" office:value="1300000">
            <text:p>$1,300,000</text:p>
          </table:table-cell>
          <table:table-cell table:formula="of:=ABS([.F500])" office:value-type="currency" office:currency="USD" office:value="1300000">
            <text:p>$1,300,000</text:p>
          </table:table-cell>
          <table:table-cell table:formula="of:=[.F500]/[.D50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928">
            <text:p>15.928</text:p>
          </table:table-cell>
          <table:table-cell office:value-type="string">
            <text:p>Civil War Battlefield Land Acquisition Grants</text:p>
          </table:table-cell>
          <table:table-cell office:value-type="string">
            <text:p>consistency</text:p>
          </table:table-cell>
          <table:table-cell office:value-type="float" office:value="9000000">
            <text:p>9000000</text:p>
          </table:table-cell>
          <table:table-cell/>
          <table:table-cell table:formula="of:=[.D501]-[.E501]" office:value-type="currency" office:currency="USD" office:value="9000000">
            <text:p>$9,000,000</text:p>
          </table:table-cell>
          <table:table-cell table:formula="of:=ABS([.F501])" office:value-type="currency" office:currency="USD" office:value="9000000">
            <text:p>$9,000,000</text:p>
          </table:table-cell>
          <table:table-cell table:formula="of:=[.F501]/[.D50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932">
            <text:p>15.932</text:p>
          </table:table-cell>
          <table:table-cell office:value-type="string">
            <text:p>Preservation of Historic Structures on the Campuses of Historically Black Colleges and Universities (HBCUs).</text:p>
          </table:table-cell>
          <table:table-cell office:value-type="string">
            <text:p>consistency</text:p>
          </table:table-cell>
          <table:table-cell office:value-type="float" office:value="505515">
            <text:p>505515</text:p>
          </table:table-cell>
          <table:table-cell/>
          <table:table-cell table:formula="of:=[.D502]-[.E502]" office:value-type="currency" office:currency="USD" office:value="505515">
            <text:p>$505,515</text:p>
          </table:table-cell>
          <table:table-cell table:formula="of:=ABS([.F502])" office:value-type="currency" office:currency="USD" office:value="505515">
            <text:p>$505,515</text:p>
          </table:table-cell>
          <table:table-cell table:formula="of:=[.F502]/[.D50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933">
            <text:p>15.933</text:p>
          </table:table-cell>
          <table:table-cell office:value-type="string">
            <text:p>Preservation of Japanese American Confinement Sites</text:p>
          </table:table-cell>
          <table:table-cell office:value-type="string">
            <text:p>consistency</text:p>
          </table:table-cell>
          <table:table-cell office:value-type="float" office:value="3000000">
            <text:p>3000000</text:p>
          </table:table-cell>
          <table:table-cell/>
          <table:table-cell table:formula="of:=[.D503]-[.E503]" office:value-type="currency" office:currency="USD" office:value="3000000">
            <text:p>$3,000,000</text:p>
          </table:table-cell>
          <table:table-cell table:formula="of:=ABS([.F503])" office:value-type="currency" office:currency="USD" office:value="3000000">
            <text:p>$3,000,000</text:p>
          </table:table-cell>
          <table:table-cell table:formula="of:=[.F503]/[.D50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149">
            <text:p>15.149</text:p>
          </table:table-cell>
          <table:table-cell office:value-type="string">
            <text:p>FOCUS on Student Achievement Project</text:p>
          </table:table-cell>
          <table:table-cell office:value-type="string">
            <text:p>consistency</text:p>
          </table:table-cell>
          <table:table-cell office:value-type="float" office:value="791135">
            <text:p>791135</text:p>
          </table:table-cell>
          <table:table-cell/>
          <table:table-cell table:formula="of:=[.D504]-[.E504]" office:value-type="currency" office:currency="USD" office:value="791135">
            <text:p>$791,135</text:p>
          </table:table-cell>
          <table:table-cell table:formula="of:=ABS([.F504])" office:value-type="currency" office:currency="USD" office:value="791135">
            <text:p>$791,135</text:p>
          </table:table-cell>
          <table:table-cell table:formula="of:=[.F504]/[.D50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666">
            <text:p>15.666</text:p>
          </table:table-cell>
          <table:table-cell office:value-type="string">
            <text:p>Endangered Species Conservation-Wolf Livestock Loss Compensation and Prevention</text:p>
          </table:table-cell>
          <table:table-cell office:value-type="string">
            <text:p>consistency</text:p>
          </table:table-cell>
          <table:table-cell office:value-type="float" office:value="1000000">
            <text:p>1000000</text:p>
          </table:table-cell>
          <table:table-cell/>
          <table:table-cell table:formula="of:=[.D505]-[.E505]" office:value-type="currency" office:currency="USD" office:value="1000000">
            <text:p>$1,000,000</text:p>
          </table:table-cell>
          <table:table-cell table:formula="of:=ABS([.F505])" office:value-type="currency" office:currency="USD" office:value="1000000">
            <text:p>$1,000,000</text:p>
          </table:table-cell>
          <table:table-cell table:formula="of:=[.F505]/[.D50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667">
            <text:p>15.667</text:p>
          </table:table-cell>
          <table:table-cell office:value-type="string">
            <text:p>Highlands Conservation Program</text:p>
          </table:table-cell>
          <table:table-cell office:value-type="string">
            <text:p>consistency</text:p>
          </table:table-cell>
          <table:table-cell office:value-type="float" office:value="646666">
            <text:p>646666</text:p>
          </table:table-cell>
          <table:table-cell/>
          <table:table-cell table:formula="of:=[.D506]-[.E506]" office:value-type="currency" office:currency="USD" office:value="646666">
            <text:p>$646,666</text:p>
          </table:table-cell>
          <table:table-cell table:formula="of:=ABS([.F506])" office:value-type="currency" office:currency="USD" office:value="646666">
            <text:p>$646,666</text:p>
          </table:table-cell>
          <table:table-cell table:formula="of:=[.F506]/[.D50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669">
            <text:p>15.669</text:p>
          </table:table-cell>
          <table:table-cell office:value-type="string">
            <text:p>Cooperative Landscape Conservation</text:p>
          </table:table-cell>
          <table:table-cell office:value-type="string">
            <text:p>consistency</text:p>
          </table:table-cell>
          <table:table-cell office:value-type="float" office:value="7469274">
            <text:p>7469274</text:p>
          </table:table-cell>
          <table:table-cell/>
          <table:table-cell table:formula="of:=[.D507]-[.E507]" office:value-type="currency" office:currency="USD" office:value="7469274">
            <text:p>$7,469,274</text:p>
          </table:table-cell>
          <table:table-cell table:formula="of:=ABS([.F507])" office:value-type="currency" office:currency="USD" office:value="7469274">
            <text:p>$7,469,274</text:p>
          </table:table-cell>
          <table:table-cell table:formula="of:=[.F507]/[.D50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67">
            <text:p>15.67</text:p>
          </table:table-cell>
          <table:table-cell office:value-type="string">
            <text:p>Adaptive Science</text:p>
          </table:table-cell>
          <table:table-cell office:value-type="string">
            <text:p>consistency</text:p>
          </table:table-cell>
          <table:table-cell office:value-type="float" office:value="2500000">
            <text:p>2500000</text:p>
          </table:table-cell>
          <table:table-cell/>
          <table:table-cell table:formula="of:=[.D508]-[.E508]" office:value-type="currency" office:currency="USD" office:value="2500000">
            <text:p>$2,500,000</text:p>
          </table:table-cell>
          <table:table-cell table:formula="of:=ABS([.F508])" office:value-type="currency" office:currency="USD" office:value="2500000">
            <text:p>$2,500,000</text:p>
          </table:table-cell>
          <table:table-cell table:formula="of:=[.F508]/[.D50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2">
            <text:p>15.02</text:p>
          </table:table-cell>
          <table:table-cell office:value-type="string">
            <text:p>Aid To Tribal Governments</text:p>
          </table:table-cell>
          <table:table-cell office:value-type="string">
            <text:p>consistency</text:p>
          </table:table-cell>
          <table:table-cell office:value-type="float" office:value="33195000">
            <text:p>33195000</text:p>
          </table:table-cell>
          <table:table-cell/>
          <table:table-cell table:formula="of:=[.D509]-[.E509]" office:value-type="currency" office:currency="USD" office:value="33195000">
            <text:p>$33,195,000</text:p>
          </table:table-cell>
          <table:table-cell table:formula="of:=ABS([.F509])" office:value-type="currency" office:currency="USD" office:value="33195000">
            <text:p>$33,195,000</text:p>
          </table:table-cell>
          <table:table-cell table:formula="of:=[.F509]/[.D50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21">
            <text:p>15.021</text:p>
          </table:table-cell>
          <table:table-cell office:value-type="string">
            <text:p>Consolidated Tribal Government Program</text:p>
          </table:table-cell>
          <table:table-cell office:value-type="string">
            <text:p>consistency</text:p>
          </table:table-cell>
          <table:table-cell office:value-type="float" office:value="76964252">
            <text:p>76964252</text:p>
          </table:table-cell>
          <table:table-cell/>
          <table:table-cell table:formula="of:=[.D510]-[.E510]" office:value-type="currency" office:currency="USD" office:value="76964252">
            <text:p>$76,964,252</text:p>
          </table:table-cell>
          <table:table-cell table:formula="of:=ABS([.F510])" office:value-type="currency" office:currency="USD" office:value="76964252">
            <text:p>$76,964,252</text:p>
          </table:table-cell>
          <table:table-cell table:formula="of:=[.F510]/[.D51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22">
            <text:p>15.022</text:p>
          </table:table-cell>
          <table:table-cell office:value-type="string">
            <text:p>Tribal Self-Governance</text:p>
          </table:table-cell>
          <table:table-cell office:value-type="string">
            <text:p>consistency</text:p>
          </table:table-cell>
          <table:table-cell office:value-type="float" office:value="349700000">
            <text:p>349700000</text:p>
          </table:table-cell>
          <table:table-cell/>
          <table:table-cell table:formula="of:=[.D511]-[.E511]" office:value-type="currency" office:currency="USD" office:value="349700000">
            <text:p>$349,700,000</text:p>
          </table:table-cell>
          <table:table-cell table:formula="of:=ABS([.F511])" office:value-type="currency" office:currency="USD" office:value="349700000">
            <text:p>$349,700,000</text:p>
          </table:table-cell>
          <table:table-cell table:formula="of:=[.F511]/[.D51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24">
            <text:p>15.024</text:p>
          </table:table-cell>
          <table:table-cell office:value-type="string">
            <text:p>Indian Self-Determination Contract Support</text:p>
          </table:table-cell>
          <table:table-cell office:value-type="string">
            <text:p>consistency</text:p>
          </table:table-cell>
          <table:table-cell office:value-type="float" office:value="121404831">
            <text:p>121404831</text:p>
          </table:table-cell>
          <table:table-cell/>
          <table:table-cell table:formula="of:=[.D512]-[.E512]" office:value-type="currency" office:currency="USD" office:value="121404831">
            <text:p>$121,404,831</text:p>
          </table:table-cell>
          <table:table-cell table:formula="of:=ABS([.F512])" office:value-type="currency" office:currency="USD" office:value="121404831">
            <text:p>$121,404,831</text:p>
          </table:table-cell>
          <table:table-cell table:formula="of:=[.F512]/[.D51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25">
            <text:p>15.025</text:p>
          </table:table-cell>
          <table:table-cell office:value-type="string">
            <text:p>Services to Indian Children, Elderly and Families</text:p>
          </table:table-cell>
          <table:table-cell office:value-type="string">
            <text:p>consistency</text:p>
          </table:table-cell>
          <table:table-cell office:value-type="float" office:value="21156785">
            <text:p>21156785</text:p>
          </table:table-cell>
          <table:table-cell/>
          <table:table-cell table:formula="of:=[.D513]-[.E513]" office:value-type="currency" office:currency="USD" office:value="21156785">
            <text:p>$21,156,785</text:p>
          </table:table-cell>
          <table:table-cell table:formula="of:=ABS([.F513])" office:value-type="currency" office:currency="USD" office:value="21156785">
            <text:p>$21,156,785</text:p>
          </table:table-cell>
          <table:table-cell table:formula="of:=[.F513]/[.D51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26">
            <text:p>15.026</text:p>
          </table:table-cell>
          <table:table-cell office:value-type="string">
            <text:p>Indian Adult Education</text:p>
          </table:table-cell>
          <table:table-cell office:value-type="string">
            <text:p>consistency</text:p>
          </table:table-cell>
          <table:table-cell office:value-type="float" office:value="2429000">
            <text:p>2429000</text:p>
          </table:table-cell>
          <table:table-cell/>
          <table:table-cell table:formula="of:=[.D514]-[.E514]" office:value-type="currency" office:currency="USD" office:value="2429000">
            <text:p>$2,429,000</text:p>
          </table:table-cell>
          <table:table-cell table:formula="of:=ABS([.F514])" office:value-type="currency" office:currency="USD" office:value="2429000">
            <text:p>$2,429,000</text:p>
          </table:table-cell>
          <table:table-cell table:formula="of:=[.F514]/[.D51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29">
            <text:p>15.029</text:p>
          </table:table-cell>
          <table:table-cell office:value-type="string">
            <text:p>Tribal Courts</text:p>
          </table:table-cell>
          <table:table-cell office:value-type="string">
            <text:p>consistency</text:p>
          </table:table-cell>
          <table:table-cell office:value-type="float" office:value="23346472">
            <text:p>23346472</text:p>
          </table:table-cell>
          <table:table-cell/>
          <table:table-cell table:formula="of:=[.D515]-[.E515]" office:value-type="currency" office:currency="USD" office:value="23346472">
            <text:p>$23,346,472</text:p>
          </table:table-cell>
          <table:table-cell table:formula="of:=ABS([.F515])" office:value-type="currency" office:currency="USD" office:value="23346472">
            <text:p>$23,346,472</text:p>
          </table:table-cell>
          <table:table-cell table:formula="of:=[.F515]/[.D51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3">
            <text:p>15.03</text:p>
          </table:table-cell>
          <table:table-cell office:value-type="string">
            <text:p>Indian Law Enforcement</text:p>
          </table:table-cell>
          <table:table-cell office:value-type="string">
            <text:p>consistency</text:p>
          </table:table-cell>
          <table:table-cell office:value-type="float" office:value="137073929">
            <text:p>137073929</text:p>
          </table:table-cell>
          <table:table-cell/>
          <table:table-cell table:formula="of:=[.D516]-[.E516]" office:value-type="currency" office:currency="USD" office:value="137073929">
            <text:p>$137,073,929</text:p>
          </table:table-cell>
          <table:table-cell table:formula="of:=ABS([.F516])" office:value-type="currency" office:currency="USD" office:value="137073929">
            <text:p>$137,073,929</text:p>
          </table:table-cell>
          <table:table-cell table:formula="of:=[.F516]/[.D51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31">
            <text:p>15.031</text:p>
          </table:table-cell>
          <table:table-cell office:value-type="string">
            <text:p>Indian Community Fire Protection</text:p>
          </table:table-cell>
          <table:table-cell office:value-type="string">
            <text:p>consistency</text:p>
          </table:table-cell>
          <table:table-cell office:value-type="float" office:value="1778312">
            <text:p>1778312</text:p>
          </table:table-cell>
          <table:table-cell/>
          <table:table-cell table:formula="of:=[.D517]-[.E517]" office:value-type="currency" office:currency="USD" office:value="1778312">
            <text:p>$1,778,312</text:p>
          </table:table-cell>
          <table:table-cell table:formula="of:=ABS([.F517])" office:value-type="currency" office:currency="USD" office:value="1778312">
            <text:p>$1,778,312</text:p>
          </table:table-cell>
          <table:table-cell table:formula="of:=[.F517]/[.D51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32">
            <text:p>15.032</text:p>
          </table:table-cell>
          <table:table-cell office:value-type="string">
            <text:p>Indian Economic Development</text:p>
          </table:table-cell>
          <table:table-cell office:value-type="string">
            <text:p>consistency</text:p>
          </table:table-cell>
          <table:table-cell office:value-type="float" office:value="2479466">
            <text:p>2479466</text:p>
          </table:table-cell>
          <table:table-cell/>
          <table:table-cell table:formula="of:=[.D518]-[.E518]" office:value-type="currency" office:currency="USD" office:value="2479466">
            <text:p>$2,479,466</text:p>
          </table:table-cell>
          <table:table-cell table:formula="of:=ABS([.F518])" office:value-type="currency" office:currency="USD" office:value="2479466">
            <text:p>$2,479,466</text:p>
          </table:table-cell>
          <table:table-cell table:formula="of:=[.F518]/[.D51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33">
            <text:p>15.033</text:p>
          </table:table-cell>
          <table:table-cell office:value-type="string">
            <text:p>Road Maintenance_Indian Roads</text:p>
          </table:table-cell>
          <table:table-cell office:value-type="string">
            <text:p>consistency</text:p>
          </table:table-cell>
          <table:table-cell office:value-type="float" office:value="153832456">
            <text:p>153832456</text:p>
          </table:table-cell>
          <table:table-cell/>
          <table:table-cell table:formula="of:=[.D519]-[.E519]" office:value-type="currency" office:currency="USD" office:value="153832456">
            <text:p>$153,832,456</text:p>
          </table:table-cell>
          <table:table-cell table:formula="of:=ABS([.F519])" office:value-type="currency" office:currency="USD" office:value="153832456">
            <text:p>$153,832,456</text:p>
          </table:table-cell>
          <table:table-cell table:formula="of:=[.F519]/[.D51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34">
            <text:p>15.034</text:p>
          </table:table-cell>
          <table:table-cell office:value-type="string">
            <text:p>Agriculture on Indian Lands</text:p>
          </table:table-cell>
          <table:table-cell office:value-type="string">
            <text:p>consistency</text:p>
          </table:table-cell>
          <table:table-cell office:value-type="float" office:value="10844649">
            <text:p>10844649</text:p>
          </table:table-cell>
          <table:table-cell/>
          <table:table-cell table:formula="of:=[.D520]-[.E520]" office:value-type="currency" office:currency="USD" office:value="10844649">
            <text:p>$10,844,649</text:p>
          </table:table-cell>
          <table:table-cell table:formula="of:=ABS([.F520])" office:value-type="currency" office:currency="USD" office:value="10844649">
            <text:p>$10,844,649</text:p>
          </table:table-cell>
          <table:table-cell table:formula="of:=[.F520]/[.D52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35">
            <text:p>15.035</text:p>
          </table:table-cell>
          <table:table-cell office:value-type="string">
            <text:p>Forestry on Indian Lands</text:p>
          </table:table-cell>
          <table:table-cell office:value-type="string">
            <text:p>consistency</text:p>
          </table:table-cell>
          <table:table-cell office:value-type="float" office:value="16388549">
            <text:p>16388549</text:p>
          </table:table-cell>
          <table:table-cell/>
          <table:table-cell table:formula="of:=[.D521]-[.E521]" office:value-type="currency" office:currency="USD" office:value="16388549">
            <text:p>$16,388,549</text:p>
          </table:table-cell>
          <table:table-cell table:formula="of:=ABS([.F521])" office:value-type="currency" office:currency="USD" office:value="16388549">
            <text:p>$16,388,549</text:p>
          </table:table-cell>
          <table:table-cell table:formula="of:=[.F521]/[.D52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36">
            <text:p>15.036</text:p>
          </table:table-cell>
          <table:table-cell office:value-type="string">
            <text:p>Indian Rights Protection</text:p>
          </table:table-cell>
          <table:table-cell office:value-type="string">
            <text:p>consistency</text:p>
          </table:table-cell>
          <table:table-cell office:value-type="float" office:value="49773913">
            <text:p>49773913</text:p>
          </table:table-cell>
          <table:table-cell/>
          <table:table-cell table:formula="of:=[.D522]-[.E522]" office:value-type="currency" office:currency="USD" office:value="49773913">
            <text:p>$49,773,913</text:p>
          </table:table-cell>
          <table:table-cell table:formula="of:=ABS([.F522])" office:value-type="currency" office:currency="USD" office:value="49773913">
            <text:p>$49,773,913</text:p>
          </table:table-cell>
          <table:table-cell table:formula="of:=[.F522]/[.D52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37">
            <text:p>15.037</text:p>
          </table:table-cell>
          <table:table-cell office:value-type="string">
            <text:p>Water Resources on Indian Lands</text:p>
          </table:table-cell>
          <table:table-cell office:value-type="string">
            <text:p>consistency</text:p>
          </table:table-cell>
          <table:table-cell office:value-type="float" office:value="16756691">
            <text:p>16756691</text:p>
          </table:table-cell>
          <table:table-cell/>
          <table:table-cell table:formula="of:=[.D523]-[.E523]" office:value-type="currency" office:currency="USD" office:value="16756691">
            <text:p>$16,756,691</text:p>
          </table:table-cell>
          <table:table-cell table:formula="of:=ABS([.F523])" office:value-type="currency" office:currency="USD" office:value="16756691">
            <text:p>$16,756,691</text:p>
          </table:table-cell>
          <table:table-cell table:formula="of:=[.F523]/[.D52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38">
            <text:p>15.038</text:p>
          </table:table-cell>
          <table:table-cell office:value-type="string">
            <text:p>Minerals and Mining on Indian Lands</text:p>
          </table:table-cell>
          <table:table-cell office:value-type="string">
            <text:p>consistency</text:p>
          </table:table-cell>
          <table:table-cell office:value-type="float" office:value="2110364">
            <text:p>2110364</text:p>
          </table:table-cell>
          <table:table-cell/>
          <table:table-cell table:formula="of:=[.D524]-[.E524]" office:value-type="currency" office:currency="USD" office:value="2110364">
            <text:p>$2,110,364</text:p>
          </table:table-cell>
          <table:table-cell table:formula="of:=ABS([.F524])" office:value-type="currency" office:currency="USD" office:value="2110364">
            <text:p>$2,110,364</text:p>
          </table:table-cell>
          <table:table-cell table:formula="of:=[.F524]/[.D52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4">
            <text:p>15.04</text:p>
          </table:table-cell>
          <table:table-cell office:value-type="string">
            <text:p>Real Estate Programs_Indian Lands</text:p>
          </table:table-cell>
          <table:table-cell office:value-type="string">
            <text:p>consistency</text:p>
          </table:table-cell>
          <table:table-cell office:value-type="float" office:value="4247141">
            <text:p>4247141</text:p>
          </table:table-cell>
          <table:table-cell/>
          <table:table-cell table:formula="of:=[.D525]-[.E525]" office:value-type="currency" office:currency="USD" office:value="4247141">
            <text:p>$4,247,141</text:p>
          </table:table-cell>
          <table:table-cell table:formula="of:=ABS([.F525])" office:value-type="currency" office:currency="USD" office:value="4247141">
            <text:p>$4,247,141</text:p>
          </table:table-cell>
          <table:table-cell table:formula="of:=[.F525]/[.D52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41">
            <text:p>15.041</text:p>
          </table:table-cell>
          <table:table-cell office:value-type="string">
            <text:p>Environmental Management_Indian Programs</text:p>
          </table:table-cell>
          <table:table-cell office:value-type="string">
            <text:p>consistency</text:p>
          </table:table-cell>
          <table:table-cell office:value-type="float" office:value="1719940">
            <text:p>1719940</text:p>
          </table:table-cell>
          <table:table-cell/>
          <table:table-cell table:formula="of:=[.D526]-[.E526]" office:value-type="currency" office:currency="USD" office:value="1719940">
            <text:p>$1,719,940</text:p>
          </table:table-cell>
          <table:table-cell table:formula="of:=ABS([.F526])" office:value-type="currency" office:currency="USD" office:value="1719940">
            <text:p>$1,719,940</text:p>
          </table:table-cell>
          <table:table-cell table:formula="of:=[.F526]/[.D52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42">
            <text:p>15.042</text:p>
          </table:table-cell>
          <table:table-cell office:value-type="string">
            <text:p>Indian School Equalization Program</text:p>
          </table:table-cell>
          <table:table-cell office:value-type="string">
            <text:p>consistency</text:p>
          </table:table-cell>
          <table:table-cell office:value-type="float" office:value="240068484">
            <text:p>240068484</text:p>
          </table:table-cell>
          <table:table-cell/>
          <table:table-cell table:formula="of:=[.D527]-[.E527]" office:value-type="currency" office:currency="USD" office:value="240068484">
            <text:p>$240,068,484</text:p>
          </table:table-cell>
          <table:table-cell table:formula="of:=ABS([.F527])" office:value-type="currency" office:currency="USD" office:value="240068484">
            <text:p>$240,068,484</text:p>
          </table:table-cell>
          <table:table-cell table:formula="of:=[.F527]/[.D52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44">
            <text:p>15.044</text:p>
          </table:table-cell>
          <table:table-cell office:value-type="string">
            <text:p>Indian Schools_Student Transportation</text:p>
          </table:table-cell>
          <table:table-cell office:value-type="string">
            <text:p>consistency</text:p>
          </table:table-cell>
          <table:table-cell office:value-type="float" office:value="32245047">
            <text:p>32245047</text:p>
          </table:table-cell>
          <table:table-cell/>
          <table:table-cell table:formula="of:=[.D528]-[.E528]" office:value-type="currency" office:currency="USD" office:value="32245047">
            <text:p>$32,245,047</text:p>
          </table:table-cell>
          <table:table-cell table:formula="of:=ABS([.F528])" office:value-type="currency" office:currency="USD" office:value="32245047">
            <text:p>$32,245,047</text:p>
          </table:table-cell>
          <table:table-cell table:formula="of:=[.F528]/[.D52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45">
            <text:p>15.045</text:p>
          </table:table-cell>
          <table:table-cell office:value-type="string">
            <text:p>Assistance for Indian Children with Severe Disabilities</text:p>
          </table:table-cell>
          <table:table-cell office:value-type="string">
            <text:p>consistency</text:p>
          </table:table-cell>
          <table:table-cell office:value-type="float" office:value="3760000">
            <text:p>3760000</text:p>
          </table:table-cell>
          <table:table-cell/>
          <table:table-cell table:formula="of:=[.D529]-[.E529]" office:value-type="currency" office:currency="USD" office:value="3760000">
            <text:p>$3,760,000</text:p>
          </table:table-cell>
          <table:table-cell table:formula="of:=ABS([.F529])" office:value-type="currency" office:currency="USD" office:value="3760000">
            <text:p>$3,760,000</text:p>
          </table:table-cell>
          <table:table-cell table:formula="of:=[.F529]/[.D52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47">
            <text:p>15.047</text:p>
          </table:table-cell>
          <table:table-cell office:value-type="string">
            <text:p>Indian Education Facilities, Operations, and Maintenance</text:p>
          </table:table-cell>
          <table:table-cell office:value-type="string">
            <text:p>consistency</text:p>
          </table:table-cell>
          <table:table-cell office:value-type="float" office:value="59002800">
            <text:p>59002800</text:p>
          </table:table-cell>
          <table:table-cell/>
          <table:table-cell table:formula="of:=[.D530]-[.E530]" office:value-type="currency" office:currency="USD" office:value="59002800">
            <text:p>$59,002,800</text:p>
          </table:table-cell>
          <table:table-cell table:formula="of:=ABS([.F530])" office:value-type="currency" office:currency="USD" office:value="59002800">
            <text:p>$59,002,800</text:p>
          </table:table-cell>
          <table:table-cell table:formula="of:=[.F530]/[.D53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51">
            <text:p>15.051</text:p>
          </table:table-cell>
          <table:table-cell office:value-type="string">
            <text:p>Endangered Species on Indian Lands</text:p>
          </table:table-cell>
          <table:table-cell office:value-type="string">
            <text:p>consistency</text:p>
          </table:table-cell>
          <table:table-cell office:value-type="float" office:value="677004">
            <text:p>677004</text:p>
          </table:table-cell>
          <table:table-cell/>
          <table:table-cell table:formula="of:=[.D531]-[.E531]" office:value-type="currency" office:currency="USD" office:value="677004">
            <text:p>$677,004</text:p>
          </table:table-cell>
          <table:table-cell table:formula="of:=ABS([.F531])" office:value-type="currency" office:currency="USD" office:value="677004">
            <text:p>$677,004</text:p>
          </table:table-cell>
          <table:table-cell table:formula="of:=[.F531]/[.D53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52">
            <text:p>15.052</text:p>
          </table:table-cell>
          <table:table-cell office:value-type="string">
            <text:p>Litigation Support for Indian Rights</text:p>
          </table:table-cell>
          <table:table-cell office:value-type="string">
            <text:p>consistency</text:p>
          </table:table-cell>
          <table:table-cell office:value-type="float" office:value="713181">
            <text:p>713181</text:p>
          </table:table-cell>
          <table:table-cell/>
          <table:table-cell table:formula="of:=[.D532]-[.E532]" office:value-type="currency" office:currency="USD" office:value="713181">
            <text:p>$713,181</text:p>
          </table:table-cell>
          <table:table-cell table:formula="of:=ABS([.F532])" office:value-type="currency" office:currency="USD" office:value="713181">
            <text:p>$713,181</text:p>
          </table:table-cell>
          <table:table-cell table:formula="of:=[.F532]/[.D53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57">
            <text:p>15.057</text:p>
          </table:table-cell>
          <table:table-cell office:value-type="string">
            <text:p>Navajo-Hopi Indian Settlement Program</text:p>
          </table:table-cell>
          <table:table-cell office:value-type="string">
            <text:p>consistency</text:p>
          </table:table-cell>
          <table:table-cell office:value-type="float" office:value="428700">
            <text:p>428700</text:p>
          </table:table-cell>
          <table:table-cell/>
          <table:table-cell table:formula="of:=[.D533]-[.E533]" office:value-type="currency" office:currency="USD" office:value="428700">
            <text:p>$428,700</text:p>
          </table:table-cell>
          <table:table-cell table:formula="of:=ABS([.F533])" office:value-type="currency" office:currency="USD" office:value="428700">
            <text:p>$428,700</text:p>
          </table:table-cell>
          <table:table-cell table:formula="of:=[.F533]/[.D53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62">
            <text:p>15.062</text:p>
          </table:table-cell>
          <table:table-cell office:value-type="string">
            <text:p>Replacement and Repair of Indian Schools</text:p>
          </table:table-cell>
          <table:table-cell office:value-type="string">
            <text:p>consistency</text:p>
          </table:table-cell>
          <table:table-cell office:value-type="float" office:value="277700000">
            <text:p>277700000</text:p>
          </table:table-cell>
          <table:table-cell/>
          <table:table-cell table:formula="of:=[.D534]-[.E534]" office:value-type="currency" office:currency="USD" office:value="277700000">
            <text:p>$277,700,000</text:p>
          </table:table-cell>
          <table:table-cell table:formula="of:=ABS([.F534])" office:value-type="currency" office:currency="USD" office:value="277700000">
            <text:p>$277,700,000</text:p>
          </table:table-cell>
          <table:table-cell table:formula="of:=[.F534]/[.D53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63">
            <text:p>15.063</text:p>
          </table:table-cell>
          <table:table-cell office:value-type="string">
            <text:p>Improvement and Repair of Indian Detention Facilities</text:p>
          </table:table-cell>
          <table:table-cell office:value-type="string">
            <text:p>consistency</text:p>
          </table:table-cell>
          <table:table-cell office:value-type="float" office:value="841941">
            <text:p>841941</text:p>
          </table:table-cell>
          <table:table-cell/>
          <table:table-cell table:formula="of:=[.D535]-[.E535]" office:value-type="currency" office:currency="USD" office:value="841941">
            <text:p>$841,941</text:p>
          </table:table-cell>
          <table:table-cell table:formula="of:=ABS([.F535])" office:value-type="currency" office:currency="USD" office:value="841941">
            <text:p>$841,941</text:p>
          </table:table-cell>
          <table:table-cell table:formula="of:=[.F535]/[.D53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65">
            <text:p>15.065</text:p>
          </table:table-cell>
          <table:table-cell office:value-type="string">
            <text:p>Safety of Dams on Indian Lands</text:p>
          </table:table-cell>
          <table:table-cell office:value-type="string">
            <text:p>consistency</text:p>
          </table:table-cell>
          <table:table-cell office:value-type="float" office:value="15152514">
            <text:p>15152514</text:p>
          </table:table-cell>
          <table:table-cell/>
          <table:table-cell table:formula="of:=[.D536]-[.E536]" office:value-type="currency" office:currency="USD" office:value="15152514">
            <text:p>$15,152,514</text:p>
          </table:table-cell>
          <table:table-cell table:formula="of:=ABS([.F536])" office:value-type="currency" office:currency="USD" office:value="15152514">
            <text:p>$15,152,514</text:p>
          </table:table-cell>
          <table:table-cell table:formula="of:=[.F536]/[.D53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108">
            <text:p>15.108</text:p>
          </table:table-cell>
          <table:table-cell office:value-type="string">
            <text:p>Indian Employment Assistance</text:p>
          </table:table-cell>
          <table:table-cell office:value-type="string">
            <text:p>consistency</text:p>
          </table:table-cell>
          <table:table-cell office:value-type="float" office:value="10000">
            <text:p>10000</text:p>
          </table:table-cell>
          <table:table-cell/>
          <table:table-cell table:formula="of:=[.D537]-[.E537]" office:value-type="currency" office:currency="USD" office:value="10000">
            <text:p>$10,000</text:p>
          </table:table-cell>
          <table:table-cell table:formula="of:=ABS([.F537])" office:value-type="currency" office:currency="USD" office:value="10000">
            <text:p>$10,000</text:p>
          </table:table-cell>
          <table:table-cell table:formula="of:=[.F537]/[.D53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113">
            <text:p>15.113</text:p>
          </table:table-cell>
          <table:table-cell office:value-type="string">
            <text:p>Indian Social Services_Welfare Assistance</text:p>
          </table:table-cell>
          <table:table-cell office:value-type="string">
            <text:p>consistency</text:p>
          </table:table-cell>
          <table:table-cell office:value-type="float" office:value="63090962">
            <text:p>63090962</text:p>
          </table:table-cell>
          <table:table-cell/>
          <table:table-cell table:formula="of:=[.D538]-[.E538]" office:value-type="currency" office:currency="USD" office:value="63090962">
            <text:p>$63,090,962</text:p>
          </table:table-cell>
          <table:table-cell table:formula="of:=ABS([.F538])" office:value-type="currency" office:currency="USD" office:value="63090962">
            <text:p>$63,090,962</text:p>
          </table:table-cell>
          <table:table-cell table:formula="of:=[.F538]/[.D53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13">
            <text:p>15.13</text:p>
          </table:table-cell>
          <table:table-cell office:value-type="string">
            <text:p>Indian Education_Assistance to Schools</text:p>
          </table:table-cell>
          <table:table-cell office:value-type="string">
            <text:p>consistency</text:p>
          </table:table-cell>
          <table:table-cell office:value-type="float" office:value="13589000">
            <text:p>13589000</text:p>
          </table:table-cell>
          <table:table-cell/>
          <table:table-cell table:formula="of:=[.D539]-[.E539]" office:value-type="currency" office:currency="USD" office:value="13589000">
            <text:p>$13,589,000</text:p>
          </table:table-cell>
          <table:table-cell table:formula="of:=ABS([.F539])" office:value-type="currency" office:currency="USD" office:value="13589000">
            <text:p>$13,589,000</text:p>
          </table:table-cell>
          <table:table-cell table:formula="of:=[.F539]/[.D53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254">
            <text:p>15.254</text:p>
          </table:table-cell>
          <table:table-cell office:value-type="string">
            <text:p>Summer Watershed Intern</text:p>
          </table:table-cell>
          <table:table-cell office:value-type="string">
            <text:p>consistency</text:p>
          </table:table-cell>
          <table:table-cell office:value-type="float" office:value="50000">
            <text:p>50000</text:p>
          </table:table-cell>
          <table:table-cell/>
          <table:table-cell table:formula="of:=[.D540]-[.E540]" office:value-type="currency" office:currency="USD" office:value="50000">
            <text:p>$50,000</text:p>
          </table:table-cell>
          <table:table-cell table:formula="of:=ABS([.F540])" office:value-type="currency" office:currency="USD" office:value="50000">
            <text:p>$50,000</text:p>
          </table:table-cell>
          <table:table-cell table:formula="of:=[.F540]/[.D54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429">
            <text:p>15.429</text:p>
          </table:table-cell>
          <table:table-cell office:value-type="string">
            <text:p>State Select</text:p>
          </table:table-cell>
          <table:table-cell office:value-type="string">
            <text:p>consistency</text:p>
          </table:table-cell>
          <table:table-cell office:value-type="float" office:value="466964">
            <text:p>466964</text:p>
          </table:table-cell>
          <table:table-cell/>
          <table:table-cell table:formula="of:=[.D541]-[.E541]" office:value-type="currency" office:currency="USD" office:value="466964">
            <text:p>$466,964</text:p>
          </table:table-cell>
          <table:table-cell table:formula="of:=ABS([.F541])" office:value-type="currency" office:currency="USD" office:value="466964">
            <text:p>$466,964</text:p>
          </table:table-cell>
          <table:table-cell table:formula="of:=[.F541]/[.D54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43">
            <text:p>15.43</text:p>
          </table:table-cell>
          <table:table-cell office:value-type="string">
            <text:p>8(g) State Coastal Zone</text:p>
          </table:table-cell>
          <table:table-cell office:value-type="string">
            <text:p>consistency</text:p>
          </table:table-cell>
          <table:table-cell office:value-type="float" office:value="46783769">
            <text:p>46783769</text:p>
          </table:table-cell>
          <table:table-cell/>
          <table:table-cell table:formula="of:=[.D542]-[.E542]" office:value-type="currency" office:currency="USD" office:value="46783769">
            <text:p>$46,783,769</text:p>
          </table:table-cell>
          <table:table-cell table:formula="of:=ABS([.F542])" office:value-type="currency" office:currency="USD" office:value="46783769">
            <text:p>$46,783,769</text:p>
          </table:table-cell>
          <table:table-cell table:formula="of:=[.F542]/[.D54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431">
            <text:p>15.431</text:p>
          </table:table-cell>
          <table:table-cell office:value-type="string">
            <text:p>Alaska State Select</text:p>
          </table:table-cell>
          <table:table-cell office:value-type="string">
            <text:p>consistency</text:p>
          </table:table-cell>
          <table:table-cell office:value-type="float" office:value="657776">
            <text:p>657776</text:p>
          </table:table-cell>
          <table:table-cell/>
          <table:table-cell table:formula="of:=[.D543]-[.E543]" office:value-type="currency" office:currency="USD" office:value="657776">
            <text:p>$657,776</text:p>
          </table:table-cell>
          <table:table-cell table:formula="of:=ABS([.F543])" office:value-type="currency" office:currency="USD" office:value="657776">
            <text:p>$657,776</text:p>
          </table:table-cell>
          <table:table-cell table:formula="of:=[.F543]/[.D54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432">
            <text:p>15.432</text:p>
          </table:table-cell>
          <table:table-cell office:value-type="string">
            <text:p>California Refuge Account</text:p>
          </table:table-cell>
          <table:table-cell office:value-type="string">
            <text:p>consistency</text:p>
          </table:table-cell>
          <table:table-cell office:value-type="float" office:value="2780">
            <text:p>2780</text:p>
          </table:table-cell>
          <table:table-cell/>
          <table:table-cell table:formula="of:=[.D544]-[.E544]" office:value-type="currency" office:currency="USD" office:value="2780">
            <text:p>$2,780</text:p>
          </table:table-cell>
          <table:table-cell table:formula="of:=ABS([.F544])" office:value-type="currency" office:currency="USD" office:value="2780">
            <text:p>$2,780</text:p>
          </table:table-cell>
          <table:table-cell table:formula="of:=[.F544]/[.D54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434">
            <text:p>15.434</text:p>
          </table:table-cell>
          <table:table-cell office:value-type="string">
            <text:p>Geothermal Resources</text:p>
          </table:table-cell>
          <table:table-cell office:value-type="string">
            <text:p>consistency</text:p>
          </table:table-cell>
          <table:table-cell office:value-type="float" office:value="20273224">
            <text:p>20273224</text:p>
          </table:table-cell>
          <table:table-cell/>
          <table:table-cell table:formula="of:=[.D545]-[.E545]" office:value-type="currency" office:currency="USD" office:value="20273224">
            <text:p>$20,273,224</text:p>
          </table:table-cell>
          <table:table-cell table:formula="of:=ABS([.F545])" office:value-type="currency" office:currency="USD" office:value="20273224">
            <text:p>$20,273,224</text:p>
          </table:table-cell>
          <table:table-cell table:formula="of:=[.F545]/[.D54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435">
            <text:p>15.435</text:p>
          </table:table-cell>
          <table:table-cell office:value-type="string">
            <text:p>GoMESA</text:p>
          </table:table-cell>
          <table:table-cell office:value-type="string">
            <text:p>consistency</text:p>
          </table:table-cell>
          <table:table-cell office:value-type="float" office:value="2729744">
            <text:p>2729744</text:p>
          </table:table-cell>
          <table:table-cell/>
          <table:table-cell table:formula="of:=[.D546]-[.E546]" office:value-type="currency" office:currency="USD" office:value="2729744">
            <text:p>$2,729,744</text:p>
          </table:table-cell>
          <table:table-cell table:formula="of:=ABS([.F546])" office:value-type="currency" office:currency="USD" office:value="2729744">
            <text:p>$2,729,744</text:p>
          </table:table-cell>
          <table:table-cell table:formula="of:=[.F546]/[.D54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437">
            <text:p>15.437</text:p>
          </table:table-cell>
          <table:table-cell office:value-type="string">
            <text:p>Minerals Leasing Act</text:p>
          </table:table-cell>
          <table:table-cell office:value-type="string">
            <text:p>consistency</text:p>
          </table:table-cell>
          <table:table-cell office:value-type="float" office:value="1698213039">
            <text:p>1698213039</text:p>
          </table:table-cell>
          <table:table-cell/>
          <table:table-cell table:formula="of:=[.D547]-[.E547]" office:value-type="currency" office:currency="USD" office:value="1698213039">
            <text:p>$1,698,213,039</text:p>
          </table:table-cell>
          <table:table-cell table:formula="of:=ABS([.F547])" office:value-type="currency" office:currency="USD" office:value="1698213039">
            <text:p>$1,698,213,039</text:p>
          </table:table-cell>
          <table:table-cell table:formula="of:=[.F547]/[.D54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438">
            <text:p>15.438</text:p>
          </table:table-cell>
          <table:table-cell office:value-type="string">
            <text:p>National Forest Acquired Lands</text:p>
          </table:table-cell>
          <table:table-cell office:value-type="string">
            <text:p>consistency</text:p>
          </table:table-cell>
          <table:table-cell office:value-type="float" office:value="18234259">
            <text:p>18234259</text:p>
          </table:table-cell>
          <table:table-cell/>
          <table:table-cell table:formula="of:=[.D548]-[.E548]" office:value-type="currency" office:currency="USD" office:value="18234259">
            <text:p>$18,234,259</text:p>
          </table:table-cell>
          <table:table-cell table:formula="of:=ABS([.F548])" office:value-type="currency" office:currency="USD" office:value="18234259">
            <text:p>$18,234,259</text:p>
          </table:table-cell>
          <table:table-cell table:formula="of:=[.F548]/[.D54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439">
            <text:p>15.439</text:p>
          </table:table-cell>
          <table:table-cell office:value-type="string">
            <text:p>National Petroleum Reserve - Alaska</text:p>
          </table:table-cell>
          <table:table-cell office:value-type="string">
            <text:p>consistency</text:p>
          </table:table-cell>
          <table:table-cell office:value-type="float" office:value="19638836">
            <text:p>19638836</text:p>
          </table:table-cell>
          <table:table-cell/>
          <table:table-cell table:formula="of:=[.D549]-[.E549]" office:value-type="currency" office:currency="USD" office:value="19638836">
            <text:p>$19,638,836</text:p>
          </table:table-cell>
          <table:table-cell table:formula="of:=ABS([.F549])" office:value-type="currency" office:currency="USD" office:value="19638836">
            <text:p>$19,638,836</text:p>
          </table:table-cell>
          <table:table-cell table:formula="of:=[.F549]/[.D54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44">
            <text:p>15.44</text:p>
          </table:table-cell>
          <table:table-cell office:value-type="string">
            <text:p>South Half of the Red River</text:p>
          </table:table-cell>
          <table:table-cell office:value-type="string">
            <text:p>consistency</text:p>
          </table:table-cell>
          <table:table-cell office:value-type="float" office:value="32">
            <text:p>32</text:p>
          </table:table-cell>
          <table:table-cell/>
          <table:table-cell table:formula="of:=[.D550]-[.E550]" office:value-type="currency" office:currency="USD" office:value="32">
            <text:p>$32</text:p>
          </table:table-cell>
          <table:table-cell table:formula="of:=ABS([.F550])" office:value-type="currency" office:currency="USD" office:value="32">
            <text:p>$32</text:p>
          </table:table-cell>
          <table:table-cell table:formula="of:=[.F550]/[.D55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663">
            <text:p>15.663</text:p>
          </table:table-cell>
          <table:table-cell office:value-type="string">
            <text:p>National Fish and Wildlife Foundation</text:p>
          </table:table-cell>
          <table:table-cell office:value-type="string">
            <text:p>consistency</text:p>
          </table:table-cell>
          <table:table-cell office:value-type="float" office:value="7537000">
            <text:p>7537000</text:p>
          </table:table-cell>
          <table:table-cell/>
          <table:table-cell table:formula="of:=[.D551]-[.E551]" office:value-type="currency" office:currency="USD" office:value="7537000">
            <text:p>$7,537,000</text:p>
          </table:table-cell>
          <table:table-cell table:formula="of:=ABS([.F551])" office:value-type="currency" office:currency="USD" office:value="7537000">
            <text:p>$7,537,000</text:p>
          </table:table-cell>
          <table:table-cell table:formula="of:=[.F551]/[.D55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943">
            <text:p>15.943</text:p>
          </table:table-cell>
          <table:table-cell office:value-type="string">
            <text:p>Challenge Cost Share</text:p>
          </table:table-cell>
          <table:table-cell office:value-type="string">
            <text:p>consistency</text:p>
          </table:table-cell>
          <table:table-cell office:value-type="float" office:value="2344000">
            <text:p>2344000</text:p>
          </table:table-cell>
          <table:table-cell/>
          <table:table-cell table:formula="of:=[.D552]-[.E552]" office:value-type="currency" office:currency="USD" office:value="2344000">
            <text:p>$2,344,000</text:p>
          </table:table-cell>
          <table:table-cell table:formula="of:=ABS([.F552])" office:value-type="currency" office:currency="USD" office:value="2344000">
            <text:p>$2,344,000</text:p>
          </table:table-cell>
          <table:table-cell table:formula="of:=[.F552]/[.D55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61">
            <text:p>15.061</text:p>
          </table:table-cell>
          <table:table-cell office:value-type="string">
            <text:p>Indian Job Placement_United Sioux Tribes Development Corporation</text:p>
          </table:table-cell>
          <table:table-cell office:value-type="string">
            <text:p>consistency</text:p>
          </table:table-cell>
          <table:table-cell office:value-type="float" office:value="16423290">
            <text:p>16423290</text:p>
          </table:table-cell>
          <table:table-cell/>
          <table:table-cell table:formula="of:=[.D553]-[.E553]" office:value-type="currency" office:currency="USD" office:value="16423290">
            <text:p>$16,423,290</text:p>
          </table:table-cell>
          <table:table-cell table:formula="of:=ABS([.F553])" office:value-type="currency" office:currency="USD" office:value="16423290">
            <text:p>$16,423,290</text:p>
          </table:table-cell>
          <table:table-cell table:formula="of:=[.F553]/[.D55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227">
            <text:p>15.227</text:p>
          </table:table-cell>
          <table:table-cell office:value-type="string">
            <text:p>Distribution of Receipts to State and Local Governments</text:p>
          </table:table-cell>
          <table:table-cell office:value-type="string">
            <text:p>consistency</text:p>
          </table:table-cell>
          <table:table-cell office:value-type="float" office:value="107245388">
            <text:p>107245388</text:p>
          </table:table-cell>
          <table:table-cell/>
          <table:table-cell table:formula="of:=[.D554]-[.E554]" office:value-type="currency" office:currency="USD" office:value="107245388">
            <text:p>$107,245,388</text:p>
          </table:table-cell>
          <table:table-cell table:formula="of:=ABS([.F554])" office:value-type="currency" office:currency="USD" office:value="107245388">
            <text:p>$107,245,388</text:p>
          </table:table-cell>
          <table:table-cell table:formula="of:=[.F554]/[.D55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659">
            <text:p>15.659</text:p>
          </table:table-cell>
          <table:table-cell office:value-type="string">
            <text:p>National Wildlife Refuge Fund</text:p>
          </table:table-cell>
          <table:table-cell office:value-type="string">
            <text:p>consistency</text:p>
          </table:table-cell>
          <table:table-cell office:value-type="float" office:value="17594309">
            <text:p>17594309</text:p>
          </table:table-cell>
          <table:table-cell/>
          <table:table-cell table:formula="of:=[.D555]-[.E555]" office:value-type="currency" office:currency="USD" office:value="17594309">
            <text:p>$17,594,309</text:p>
          </table:table-cell>
          <table:table-cell table:formula="of:=ABS([.F555])" office:value-type="currency" office:currency="USD" office:value="17594309">
            <text:p>$17,594,309</text:p>
          </table:table-cell>
          <table:table-cell table:formula="of:=[.F555]/[.D55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06">
            <text:p>15.06</text:p>
          </table:table-cell>
          <table:table-cell office:value-type="string">
            <text:p>Indian Vocational Training_United Tribes Technical College</text:p>
          </table:table-cell>
          <table:table-cell office:value-type="string">
            <text:p>consistency</text:p>
          </table:table-cell>
          <table:table-cell office:value-type="float" office:value="7108968">
            <text:p>7108968</text:p>
          </table:table-cell>
          <table:table-cell/>
          <table:table-cell table:formula="of:=[.D556]-[.E556]" office:value-type="currency" office:currency="USD" office:value="7108968">
            <text:p>$7,108,968</text:p>
          </table:table-cell>
          <table:table-cell table:formula="of:=ABS([.F556])" office:value-type="currency" office:currency="USD" office:value="7108968">
            <text:p>$7,108,968</text:p>
          </table:table-cell>
          <table:table-cell table:formula="of:=[.F556]/[.D55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433">
            <text:p>15.433</text:p>
          </table:table-cell>
          <table:table-cell office:value-type="string">
            <text:p>Flood Control Act Lands</text:p>
          </table:table-cell>
          <table:table-cell office:value-type="string">
            <text:p>consistency</text:p>
          </table:table-cell>
          <table:table-cell office:value-type="float" office:value="25122359">
            <text:p>25122359</text:p>
          </table:table-cell>
          <table:table-cell/>
          <table:table-cell table:formula="of:=[.D557]-[.E557]" office:value-type="currency" office:currency="USD" office:value="25122359">
            <text:p>$25,122,359</text:p>
          </table:table-cell>
          <table:table-cell table:formula="of:=ABS([.F557])" office:value-type="currency" office:currency="USD" office:value="25122359">
            <text:p>$25,122,359</text:p>
          </table:table-cell>
          <table:table-cell table:formula="of:=[.F557]/[.D55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5.436">
            <text:p>15.436</text:p>
          </table:table-cell>
          <table:table-cell office:value-type="string">
            <text:p>Late Disbursement Interest</text:p>
          </table:table-cell>
          <table:table-cell office:value-type="string">
            <text:p>consistency</text:p>
          </table:table-cell>
          <table:table-cell office:value-type="float" office:value="102892">
            <text:p>102892</text:p>
          </table:table-cell>
          <table:table-cell/>
          <table:table-cell table:formula="of:=[.D558]-[.E558]" office:value-type="currency" office:currency="USD" office:value="102892">
            <text:p>$102,892</text:p>
          </table:table-cell>
          <table:table-cell table:formula="of:=ABS([.F558])" office:value-type="currency" office:currency="USD" office:value="102892">
            <text:p>$102,892</text:p>
          </table:table-cell>
          <table:table-cell table:formula="of:=[.F558]/[.D55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1.006">
            <text:p>21.006</text:p>
          </table:table-cell>
          <table:table-cell office:value-type="string">
            <text:p>Tax Counseling for the Elderly</text:p>
          </table:table-cell>
          <table:table-cell office:value-type="string">
            <text:p>consistency</text:p>
          </table:table-cell>
          <table:table-cell office:value-type="float" office:value="6100000">
            <text:p>6100000</text:p>
          </table:table-cell>
          <table:table-cell/>
          <table:table-cell table:formula="of:=[.D559]-[.E559]" office:value-type="currency" office:currency="USD" office:value="6100000">
            <text:p>$6,100,000</text:p>
          </table:table-cell>
          <table:table-cell table:formula="of:=ABS([.F559])" office:value-type="currency" office:currency="USD" office:value="6100000">
            <text:p>$6,100,000</text:p>
          </table:table-cell>
          <table:table-cell table:formula="of:=[.F559]/[.D55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1.009">
            <text:p>21.009</text:p>
          </table:table-cell>
          <table:table-cell office:value-type="string">
            <text:p>Volunteer Income Tax Assistance (VITA) Matching Grant Program</text:p>
          </table:table-cell>
          <table:table-cell office:value-type="string">
            <text:p>consistency</text:p>
          </table:table-cell>
          <table:table-cell office:value-type="float" office:value="12000000">
            <text:p>12000000</text:p>
          </table:table-cell>
          <table:table-cell/>
          <table:table-cell table:formula="of:=[.D560]-[.E560]" office:value-type="currency" office:currency="USD" office:value="12000000">
            <text:p>$12,000,000</text:p>
          </table:table-cell>
          <table:table-cell table:formula="of:=ABS([.F560])" office:value-type="currency" office:currency="USD" office:value="12000000">
            <text:p>$12,000,000</text:p>
          </table:table-cell>
          <table:table-cell table:formula="of:=[.F560]/[.D56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1.01">
            <text:p>21.01</text:p>
          </table:table-cell>
          <table:table-cell office:value-type="string">
            <text:p>Financial Education and Counseling Pilot Program</text:p>
          </table:table-cell>
          <table:table-cell office:value-type="string">
            <text:p>consistency</text:p>
          </table:table-cell>
          <table:table-cell office:value-type="float" office:value="6150000">
            <text:p>6150000</text:p>
          </table:table-cell>
          <table:table-cell/>
          <table:table-cell table:formula="of:=[.D561]-[.E561]" office:value-type="currency" office:currency="USD" office:value="6150000">
            <text:p>$6,150,000</text:p>
          </table:table-cell>
          <table:table-cell table:formula="of:=ABS([.F561])" office:value-type="currency" office:currency="USD" office:value="6150000">
            <text:p>$6,150,000</text:p>
          </table:table-cell>
          <table:table-cell table:formula="of:=[.F561]/[.D56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1.011">
            <text:p>21.011</text:p>
          </table:table-cell>
          <table:table-cell office:value-type="string">
            <text:p>Capital Magnet Fund</text:p>
          </table:table-cell>
          <table:table-cell office:value-type="string">
            <text:p>consistency</text:p>
          </table:table-cell>
          <table:table-cell office:value-type="float" office:value="80000000">
            <text:p>80000000</text:p>
          </table:table-cell>
          <table:table-cell/>
          <table:table-cell table:formula="of:=[.D562]-[.E562]" office:value-type="currency" office:currency="USD" office:value="80000000">
            <text:p>$80,000,000</text:p>
          </table:table-cell>
          <table:table-cell table:formula="of:=ABS([.F562])" office:value-type="currency" office:currency="USD" office:value="80000000">
            <text:p>$80,000,000</text:p>
          </table:table-cell>
          <table:table-cell table:formula="of:=[.F562]/[.D56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1.012">
            <text:p>21.012</text:p>
          </table:table-cell>
          <table:table-cell office:value-type="string">
            <text:p>Native Initiatives</text:p>
          </table:table-cell>
          <table:table-cell office:value-type="string">
            <text:p>consistency</text:p>
          </table:table-cell>
          <table:table-cell office:value-type="float" office:value="10300000">
            <text:p>10300000</text:p>
          </table:table-cell>
          <table:table-cell/>
          <table:table-cell table:formula="of:=[.D563]-[.E563]" office:value-type="currency" office:currency="USD" office:value="10300000">
            <text:p>$10,300,000</text:p>
          </table:table-cell>
          <table:table-cell table:formula="of:=ABS([.F563])" office:value-type="currency" office:currency="USD" office:value="10300000">
            <text:p>$10,300,000</text:p>
          </table:table-cell>
          <table:table-cell table:formula="of:=[.F563]/[.D56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0.231">
            <text:p>20.231</text:p>
          </table:table-cell>
          <table:table-cell office:value-type="string">
            <text:p>Performance and Registration Information Systems Management</text:p>
          </table:table-cell>
          <table:table-cell office:value-type="string">
            <text:p>consistency</text:p>
          </table:table-cell>
          <table:table-cell office:value-type="float" office:value="5000000">
            <text:p>5000000</text:p>
          </table:table-cell>
          <table:table-cell/>
          <table:table-cell table:formula="of:=[.D564]-[.E564]" office:value-type="currency" office:currency="USD" office:value="5000000">
            <text:p>$5,000,000</text:p>
          </table:table-cell>
          <table:table-cell table:formula="of:=ABS([.F564])" office:value-type="currency" office:currency="USD" office:value="5000000">
            <text:p>$5,000,000</text:p>
          </table:table-cell>
          <table:table-cell table:formula="of:=[.F564]/[.D56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0.515">
            <text:p>20.515</text:p>
          </table:table-cell>
          <table:table-cell office:value-type="string">
            <text:p>State Planning and Research</text:p>
          </table:table-cell>
          <table:table-cell office:value-type="string">
            <text:p>consistency</text:p>
          </table:table-cell>
          <table:table-cell office:value-type="float" office:value="40443894">
            <text:p>40443894</text:p>
          </table:table-cell>
          <table:table-cell/>
          <table:table-cell table:formula="of:=[.D565]-[.E565]" office:value-type="currency" office:currency="USD" office:value="40443894">
            <text:p>$40,443,894</text:p>
          </table:table-cell>
          <table:table-cell table:formula="of:=ABS([.F565])" office:value-type="currency" office:currency="USD" office:value="40443894">
            <text:p>$40,443,894</text:p>
          </table:table-cell>
          <table:table-cell table:formula="of:=[.F565]/[.D56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0.215">
            <text:p>20.215</text:p>
          </table:table-cell>
          <table:table-cell office:value-type="string">
            <text:p>Highway Training and Education</text:p>
          </table:table-cell>
          <table:table-cell office:value-type="string">
            <text:p>consistency</text:p>
          </table:table-cell>
          <table:table-cell office:value-type="float" office:value="14000000">
            <text:p>14000000</text:p>
          </table:table-cell>
          <table:table-cell/>
          <table:table-cell table:formula="of:=[.D566]-[.E566]" office:value-type="currency" office:currency="USD" office:value="14000000">
            <text:p>$14,000,000</text:p>
          </table:table-cell>
          <table:table-cell table:formula="of:=ABS([.F566])" office:value-type="currency" office:currency="USD" office:value="14000000">
            <text:p>$14,000,000</text:p>
          </table:table-cell>
          <table:table-cell table:formula="of:=[.F566]/[.D56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0.233">
            <text:p>20.233</text:p>
          </table:table-cell>
          <table:table-cell office:value-type="string">
            <text:p>Border Enforcement Grants</text:p>
          </table:table-cell>
          <table:table-cell office:value-type="string">
            <text:p>consistency</text:p>
          </table:table-cell>
          <table:table-cell office:value-type="float" office:value="32000000">
            <text:p>32000000</text:p>
          </table:table-cell>
          <table:table-cell/>
          <table:table-cell table:formula="of:=[.D567]-[.E567]" office:value-type="currency" office:currency="USD" office:value="32000000">
            <text:p>$32,000,000</text:p>
          </table:table-cell>
          <table:table-cell table:formula="of:=ABS([.F567])" office:value-type="currency" office:currency="USD" office:value="32000000">
            <text:p>$32,000,000</text:p>
          </table:table-cell>
          <table:table-cell table:formula="of:=[.F567]/[.D56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0.237">
            <text:p>20.237</text:p>
          </table:table-cell>
          <table:table-cell office:value-type="string">
            <text:p>Commercial Vehicle Information Systems and Networks</text:p>
          </table:table-cell>
          <table:table-cell office:value-type="string">
            <text:p>consistency</text:p>
          </table:table-cell>
          <table:table-cell office:value-type="float" office:value="25000000">
            <text:p>25000000</text:p>
          </table:table-cell>
          <table:table-cell/>
          <table:table-cell table:formula="of:=[.D568]-[.E568]" office:value-type="currency" office:currency="USD" office:value="25000000">
            <text:p>$25,000,000</text:p>
          </table:table-cell>
          <table:table-cell table:formula="of:=ABS([.F568])" office:value-type="currency" office:currency="USD" office:value="25000000">
            <text:p>$25,000,000</text:p>
          </table:table-cell>
          <table:table-cell table:formula="of:=[.F568]/[.D56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0.318">
            <text:p>20.318</text:p>
          </table:table-cell>
          <table:table-cell office:value-type="string">
            <text:p>Maglev Project Selection Program - SAFETEA-LU</text:p>
          </table:table-cell>
          <table:table-cell office:value-type="string">
            <text:p>consistency</text:p>
          </table:table-cell>
          <table:table-cell office:value-type="float" office:value="889200">
            <text:p>889200</text:p>
          </table:table-cell>
          <table:table-cell/>
          <table:table-cell table:formula="of:=[.D569]-[.E569]" office:value-type="currency" office:currency="USD" office:value="889200">
            <text:p>$889,200</text:p>
          </table:table-cell>
          <table:table-cell table:formula="of:=ABS([.F569])" office:value-type="currency" office:currency="USD" office:value="889200">
            <text:p>$889,200</text:p>
          </table:table-cell>
          <table:table-cell table:formula="of:=[.F569]/[.D56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0.519">
            <text:p>20.519</text:p>
          </table:table-cell>
          <table:table-cell office:value-type="string">
            <text:p>Clean Fuels</text:p>
          </table:table-cell>
          <table:table-cell office:value-type="string">
            <text:p>consistency</text:p>
          </table:table-cell>
          <table:table-cell office:value-type="float" office:value="66950717">
            <text:p>66950717</text:p>
          </table:table-cell>
          <table:table-cell/>
          <table:table-cell table:formula="of:=[.D570]-[.E570]" office:value-type="currency" office:currency="USD" office:value="66950717">
            <text:p>$66,950,717</text:p>
          </table:table-cell>
          <table:table-cell table:formula="of:=ABS([.F570])" office:value-type="currency" office:currency="USD" office:value="66950717">
            <text:p>$66,950,717</text:p>
          </table:table-cell>
          <table:table-cell table:formula="of:=[.F570]/[.D57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0.601">
            <text:p>20.601</text:p>
          </table:table-cell>
          <table:table-cell office:value-type="string">
            <text:p>Alcohol Traffic Safety and Drunk Driving Prevention Incentive Grants</text:p>
          </table:table-cell>
          <table:table-cell office:value-type="string">
            <text:p>consistency</text:p>
          </table:table-cell>
          <table:table-cell office:value-type="float" office:value="139000000">
            <text:p>139000000</text:p>
          </table:table-cell>
          <table:table-cell/>
          <table:table-cell table:formula="of:=[.D571]-[.E571]" office:value-type="currency" office:currency="USD" office:value="139000000">
            <text:p>$139,000,000</text:p>
          </table:table-cell>
          <table:table-cell table:formula="of:=ABS([.F571])" office:value-type="currency" office:currency="USD" office:value="139000000">
            <text:p>$139,000,000</text:p>
          </table:table-cell>
          <table:table-cell table:formula="of:=[.F571]/[.D57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0.602">
            <text:p>20.602</text:p>
          </table:table-cell>
          <table:table-cell office:value-type="string">
            <text:p>Occupant Protection</text:p>
          </table:table-cell>
          <table:table-cell office:value-type="string">
            <text:p>consistency</text:p>
          </table:table-cell>
          <table:table-cell office:value-type="float" office:value="25000000">
            <text:p>25000000</text:p>
          </table:table-cell>
          <table:table-cell/>
          <table:table-cell table:formula="of:=[.D572]-[.E572]" office:value-type="currency" office:currency="USD" office:value="25000000">
            <text:p>$25,000,000</text:p>
          </table:table-cell>
          <table:table-cell table:formula="of:=ABS([.F572])" office:value-type="currency" office:currency="USD" office:value="25000000">
            <text:p>$25,000,000</text:p>
          </table:table-cell>
          <table:table-cell table:formula="of:=[.F572]/[.D57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0.611">
            <text:p>20.611</text:p>
          </table:table-cell>
          <table:table-cell office:value-type="string">
            <text:p>Incentive Grant Program to Prohibit Racial Profiling</text:p>
          </table:table-cell>
          <table:table-cell office:value-type="string">
            <text:p>consistency</text:p>
          </table:table-cell>
          <table:table-cell office:value-type="float" office:value="7500000">
            <text:p>7500000</text:p>
          </table:table-cell>
          <table:table-cell/>
          <table:table-cell table:formula="of:=[.D573]-[.E573]" office:value-type="currency" office:currency="USD" office:value="7500000">
            <text:p>$7,500,000</text:p>
          </table:table-cell>
          <table:table-cell table:formula="of:=ABS([.F573])" office:value-type="currency" office:currency="USD" office:value="7500000">
            <text:p>$7,500,000</text:p>
          </table:table-cell>
          <table:table-cell table:formula="of:=[.F573]/[.D57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0.612">
            <text:p>20.612</text:p>
          </table:table-cell>
          <table:table-cell office:value-type="string">
            <text:p>Incentive Grant Program to Increase Motorcyclist Safety</text:p>
          </table:table-cell>
          <table:table-cell office:value-type="string">
            <text:p>consistency</text:p>
          </table:table-cell>
          <table:table-cell office:value-type="float" office:value="7000000">
            <text:p>7000000</text:p>
          </table:table-cell>
          <table:table-cell/>
          <table:table-cell table:formula="of:=[.D574]-[.E574]" office:value-type="currency" office:currency="USD" office:value="7000000">
            <text:p>$7,000,000</text:p>
          </table:table-cell>
          <table:table-cell table:formula="of:=ABS([.F574])" office:value-type="currency" office:currency="USD" office:value="7000000">
            <text:p>$7,000,000</text:p>
          </table:table-cell>
          <table:table-cell table:formula="of:=[.F574]/[.D57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0.614">
            <text:p>20.614</text:p>
          </table:table-cell>
          <table:table-cell office:value-type="string">
            <text:p>National Highway Transportation Safety Administration (NHTSA) Discretionary Safety Grants</text:p>
          </table:table-cell>
          <table:table-cell office:value-type="string">
            <text:p>consistency</text:p>
          </table:table-cell>
          <table:table-cell office:value-type="float" office:value="40000000">
            <text:p>40000000</text:p>
          </table:table-cell>
          <table:table-cell/>
          <table:table-cell table:formula="of:=[.D575]-[.E575]" office:value-type="currency" office:currency="USD" office:value="40000000">
            <text:p>$40,000,000</text:p>
          </table:table-cell>
          <table:table-cell table:formula="of:=ABS([.F575])" office:value-type="currency" office:currency="USD" office:value="40000000">
            <text:p>$40,000,000</text:p>
          </table:table-cell>
          <table:table-cell table:formula="of:=[.F575]/[.D57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0.703">
            <text:p>20.703</text:p>
          </table:table-cell>
          <table:table-cell office:value-type="string">
            <text:p>Interagency Hazardous Materials Public Sector Training and Planning Grants</text:p>
          </table:table-cell>
          <table:table-cell office:value-type="string">
            <text:p>consistency</text:p>
          </table:table-cell>
          <table:table-cell office:value-type="float" office:value="25869275">
            <text:p>25869275</text:p>
          </table:table-cell>
          <table:table-cell/>
          <table:table-cell table:formula="of:=[.D576]-[.E576]" office:value-type="currency" office:currency="USD" office:value="25869275">
            <text:p>$25,869,275</text:p>
          </table:table-cell>
          <table:table-cell table:formula="of:=ABS([.F576])" office:value-type="currency" office:currency="USD" office:value="25869275">
            <text:p>$25,869,275</text:p>
          </table:table-cell>
          <table:table-cell table:formula="of:=[.F576]/[.D57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0.721">
            <text:p>20.721</text:p>
          </table:table-cell>
          <table:table-cell office:value-type="string">
            <text:p>PHMSA Pipeline Safety Program One Call Grant</text:p>
          </table:table-cell>
          <table:table-cell office:value-type="string">
            <text:p>consistency</text:p>
          </table:table-cell>
          <table:table-cell office:value-type="float" office:value="1084900">
            <text:p>1084900</text:p>
          </table:table-cell>
          <table:table-cell/>
          <table:table-cell table:formula="of:=[.D577]-[.E577]" office:value-type="currency" office:currency="USD" office:value="1084900">
            <text:p>$1,084,900</text:p>
          </table:table-cell>
          <table:table-cell table:formula="of:=ABS([.F577])" office:value-type="currency" office:currency="USD" office:value="1084900">
            <text:p>$1,084,900</text:p>
          </table:table-cell>
          <table:table-cell table:formula="of:=[.F577]/[.D57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0.761">
            <text:p>20.761</text:p>
          </table:table-cell>
          <table:table-cell office:value-type="string">
            <text:p>Biobased Transportation Research</text:p>
          </table:table-cell>
          <table:table-cell office:value-type="string">
            <text:p>consistency</text:p>
          </table:table-cell>
          <table:table-cell office:value-type="float" office:value="12840435">
            <text:p>12840435</text:p>
          </table:table-cell>
          <table:table-cell/>
          <table:table-cell table:formula="of:=[.D578]-[.E578]" office:value-type="currency" office:currency="USD" office:value="12840435">
            <text:p>$12,840,435</text:p>
          </table:table-cell>
          <table:table-cell table:formula="of:=ABS([.F578])" office:value-type="currency" office:currency="USD" office:value="12840435">
            <text:p>$12,840,435</text:p>
          </table:table-cell>
          <table:table-cell table:formula="of:=[.F578]/[.D57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0.762">
            <text:p>20.762</text:p>
          </table:table-cell>
          <table:table-cell office:value-type="string">
            <text:p>Research Grants</text:p>
          </table:table-cell>
          <table:table-cell office:value-type="string">
            <text:p>consistency</text:p>
          </table:table-cell>
          <table:table-cell office:value-type="float" office:value="8250000">
            <text:p>8250000</text:p>
          </table:table-cell>
          <table:table-cell/>
          <table:table-cell table:formula="of:=[.D579]-[.E579]" office:value-type="currency" office:currency="USD" office:value="8250000">
            <text:p>$8,250,000</text:p>
          </table:table-cell>
          <table:table-cell table:formula="of:=ABS([.F579])" office:value-type="currency" office:currency="USD" office:value="8250000">
            <text:p>$8,250,000</text:p>
          </table:table-cell>
          <table:table-cell table:formula="of:=[.F579]/[.D57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0.764">
            <text:p>20.764</text:p>
          </table:table-cell>
          <table:table-cell office:value-type="string">
            <text:p>Hydrogen Storage Research and Development</text:p>
          </table:table-cell>
          <table:table-cell office:value-type="string">
            <text:p>consistency</text:p>
          </table:table-cell>
          <table:table-cell office:value-type="float" office:value="500000">
            <text:p>500000</text:p>
          </table:table-cell>
          <table:table-cell/>
          <table:table-cell table:formula="of:=[.D580]-[.E580]" office:value-type="currency" office:currency="USD" office:value="500000">
            <text:p>$500,000</text:p>
          </table:table-cell>
          <table:table-cell table:formula="of:=ABS([.F580])" office:value-type="currency" office:currency="USD" office:value="500000">
            <text:p>$500,000</text:p>
          </table:table-cell>
          <table:table-cell table:formula="of:=[.F580]/[.D58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0.816">
            <text:p>20.816</text:p>
          </table:table-cell>
          <table:table-cell office:value-type="string">
            <text:p>Americas Marine Highway Grants</text:p>
          </table:table-cell>
          <table:table-cell office:value-type="string">
            <text:p>consistency</text:p>
          </table:table-cell>
          <table:table-cell office:value-type="float" office:value="7000000">
            <text:p>7000000</text:p>
          </table:table-cell>
          <table:table-cell/>
          <table:table-cell table:formula="of:=[.D581]-[.E581]" office:value-type="currency" office:currency="USD" office:value="7000000">
            <text:p>$7,000,000</text:p>
          </table:table-cell>
          <table:table-cell table:formula="of:=ABS([.F581])" office:value-type="currency" office:currency="USD" office:value="7000000">
            <text:p>$7,000,000</text:p>
          </table:table-cell>
          <table:table-cell table:formula="of:=[.F581]/[.D58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0.239">
            <text:p>20.239</text:p>
          </table:table-cell>
          <table:table-cell office:value-type="string">
            <text:p>Motor Carrier Research and Technology Programs</text:p>
          </table:table-cell>
          <table:table-cell office:value-type="string">
            <text:p>consistency</text:p>
          </table:table-cell>
          <table:table-cell office:value-type="float" office:value="8500000">
            <text:p>8500000</text:p>
          </table:table-cell>
          <table:table-cell/>
          <table:table-cell table:formula="of:=[.D582]-[.E582]" office:value-type="currency" office:currency="USD" office:value="8500000">
            <text:p>$8,500,000</text:p>
          </table:table-cell>
          <table:table-cell table:formula="of:=ABS([.F582])" office:value-type="currency" office:currency="USD" office:value="8500000">
            <text:p>$8,500,000</text:p>
          </table:table-cell>
          <table:table-cell table:formula="of:=[.F582]/[.D58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0.301">
            <text:p>20.301</text:p>
          </table:table-cell>
          <table:table-cell office:value-type="string">
            <text:p>Railroad Safety</text:p>
          </table:table-cell>
          <table:table-cell office:value-type="string">
            <text:p>consistency</text:p>
          </table:table-cell>
          <table:table-cell office:value-type="float" office:value="1790000">
            <text:p>1790000</text:p>
          </table:table-cell>
          <table:table-cell/>
          <table:table-cell table:formula="of:=[.D583]-[.E583]" office:value-type="currency" office:currency="USD" office:value="1790000">
            <text:p>$1,790,000</text:p>
          </table:table-cell>
          <table:table-cell table:formula="of:=ABS([.F583])" office:value-type="currency" office:currency="USD" office:value="1790000">
            <text:p>$1,790,000</text:p>
          </table:table-cell>
          <table:table-cell table:formula="of:=[.F583]/[.D58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0.806">
            <text:p>20.806</text:p>
          </table:table-cell>
          <table:table-cell office:value-type="string">
            <text:p>State Maritime Schools</text:p>
          </table:table-cell>
          <table:table-cell office:value-type="string">
            <text:p>consistency</text:p>
          </table:table-cell>
          <table:table-cell office:value-type="float" office:value="18000000">
            <text:p>18000000</text:p>
          </table:table-cell>
          <table:table-cell/>
          <table:table-cell table:formula="of:=[.D584]-[.E584]" office:value-type="currency" office:currency="USD" office:value="18000000">
            <text:p>$18,000,000</text:p>
          </table:table-cell>
          <table:table-cell table:formula="of:=ABS([.F584])" office:value-type="currency" office:currency="USD" office:value="18000000">
            <text:p>$18,000,000</text:p>
          </table:table-cell>
          <table:table-cell table:formula="of:=[.F584]/[.D58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0.813">
            <text:p>20.813</text:p>
          </table:table-cell>
          <table:table-cell office:value-type="string">
            <text:p>Maritime Security Fleet Program</text:p>
          </table:table-cell>
          <table:table-cell office:value-type="string">
            <text:p>consistency</text:p>
          </table:table-cell>
          <table:table-cell office:value-type="float" office:value="348000000">
            <text:p>348000000</text:p>
          </table:table-cell>
          <table:table-cell/>
          <table:table-cell table:formula="of:=[.D585]-[.E585]" office:value-type="currency" office:currency="USD" office:value="348000000">
            <text:p>$348,000,000</text:p>
          </table:table-cell>
          <table:table-cell table:formula="of:=ABS([.F585])" office:value-type="currency" office:currency="USD" office:value="348000000">
            <text:p>$348,000,000</text:p>
          </table:table-cell>
          <table:table-cell table:formula="of:=[.F585]/[.D58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20.803">
            <text:p>20.803</text:p>
          </table:table-cell>
          <table:table-cell office:value-type="string">
            <text:p>Maritime War Risk Insurance</text:p>
          </table:table-cell>
          <table:table-cell office:value-type="string">
            <text:p>consistency</text:p>
          </table:table-cell>
          <table:table-cell office:value-type="float" office:value="48000000">
            <text:p>48000000</text:p>
          </table:table-cell>
          <table:table-cell/>
          <table:table-cell table:formula="of:=[.D586]-[.E586]" office:value-type="currency" office:currency="USD" office:value="48000000">
            <text:p>$48,000,000</text:p>
          </table:table-cell>
          <table:table-cell table:formula="of:=ABS([.F586])" office:value-type="currency" office:currency="USD" office:value="48000000">
            <text:p>$48,000,000</text:p>
          </table:table-cell>
          <table:table-cell table:formula="of:=[.F586]/[.D58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64.027">
            <text:p>64.027</text:p>
          </table:table-cell>
          <table:table-cell office:value-type="string">
            <text:p>Post-9/11 Veterans Educational Assistance</text:p>
          </table:table-cell>
          <table:table-cell office:value-type="string">
            <text:p>consistency</text:p>
          </table:table-cell>
          <table:table-cell office:value-type="float" office:value="7363987000">
            <text:p>7363987000</text:p>
          </table:table-cell>
          <table:table-cell/>
          <table:table-cell table:formula="of:=[.D587]-[.E587]" office:value-type="currency" office:currency="USD" office:value="7363987000">
            <text:p>$7,363,987,000</text:p>
          </table:table-cell>
          <table:table-cell table:formula="of:=ABS([.F587])" office:value-type="currency" office:currency="USD" office:value="7363987000">
            <text:p>$7,363,987,000</text:p>
          </table:table-cell>
          <table:table-cell table:formula="of:=[.F587]/[.D58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64.028">
            <text:p>64.028</text:p>
          </table:table-cell>
          <table:table-cell office:value-type="string">
            <text:p>Post-9/11 Veterans Educational Assistance</text:p>
          </table:table-cell>
          <table:table-cell office:value-type="string">
            <text:p>consistency</text:p>
          </table:table-cell>
          <table:table-cell office:value-type="float" office:value="7363987000">
            <text:p>7363987000</text:p>
          </table:table-cell>
          <table:table-cell/>
          <table:table-cell table:formula="of:=[.D588]-[.E588]" office:value-type="currency" office:currency="USD" office:value="7363987000">
            <text:p>$7,363,987,000</text:p>
          </table:table-cell>
          <table:table-cell table:formula="of:=ABS([.F588])" office:value-type="currency" office:currency="USD" office:value="7363987000">
            <text:p>$7,363,987,000</text:p>
          </table:table-cell>
          <table:table-cell table:formula="of:=[.F588]/[.D58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64.101">
            <text:p>64.101</text:p>
          </table:table-cell>
          <table:table-cell office:value-type="string">
            <text:p>Burial Expenses Allowance for Veterans</text:p>
          </table:table-cell>
          <table:table-cell office:value-type="string">
            <text:p>consistency</text:p>
          </table:table-cell>
          <table:table-cell office:value-type="float" office:value="221408000">
            <text:p>221408000</text:p>
          </table:table-cell>
          <table:table-cell/>
          <table:table-cell table:formula="of:=[.D589]-[.E589]" office:value-type="currency" office:currency="USD" office:value="221408000">
            <text:p>$221,408,000</text:p>
          </table:table-cell>
          <table:table-cell table:formula="of:=ABS([.F589])" office:value-type="currency" office:currency="USD" office:value="221408000">
            <text:p>$221,408,000</text:p>
          </table:table-cell>
          <table:table-cell table:formula="of:=[.F589]/[.D58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64.202">
            <text:p>64.202</text:p>
          </table:table-cell>
          <table:table-cell office:value-type="string">
            <text:p>Procurement of Headstones and Markers and/or Presidential Memorial Certificates</text:p>
          </table:table-cell>
          <table:table-cell office:value-type="string">
            <text:p>consistency</text:p>
          </table:table-cell>
          <table:table-cell office:value-type="float" office:value="62557000">
            <text:p>62557000</text:p>
          </table:table-cell>
          <table:table-cell/>
          <table:table-cell table:formula="of:=[.D590]-[.E590]" office:value-type="currency" office:currency="USD" office:value="62557000">
            <text:p>$62,557,000</text:p>
          </table:table-cell>
          <table:table-cell table:formula="of:=ABS([.F590])" office:value-type="currency" office:currency="USD" office:value="62557000">
            <text:p>$62,557,000</text:p>
          </table:table-cell>
          <table:table-cell table:formula="of:=[.F590]/[.D59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64.104">
            <text:p>64.104</text:p>
          </table:table-cell>
          <table:table-cell office:value-type="string">
            <text:p>Pension for Non-Service-Connected Disability for Veterans</text:p>
          </table:table-cell>
          <table:table-cell office:value-type="string">
            <text:p>consistency</text:p>
          </table:table-cell>
          <table:table-cell office:value-type="float" office:value="2899009000">
            <text:p>2899009000</text:p>
          </table:table-cell>
          <table:table-cell/>
          <table:table-cell table:formula="of:=[.D591]-[.E591]" office:value-type="currency" office:currency="USD" office:value="2899009000">
            <text:p>$2,899,009,000</text:p>
          </table:table-cell>
          <table:table-cell table:formula="of:=ABS([.F591])" office:value-type="currency" office:currency="USD" office:value="2899009000">
            <text:p>$2,899,009,000</text:p>
          </table:table-cell>
          <table:table-cell table:formula="of:=[.F591]/[.D59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64.116">
            <text:p>64.116</text:p>
          </table:table-cell>
          <table:table-cell office:value-type="string">
            <text:p>Vocational Rehabilitation for Disabled Veterans</text:p>
          </table:table-cell>
          <table:table-cell office:value-type="string">
            <text:p>consistency</text:p>
          </table:table-cell>
          <table:table-cell office:value-type="float" office:value="577280000">
            <text:p>577280000</text:p>
          </table:table-cell>
          <table:table-cell/>
          <table:table-cell table:formula="of:=[.D592]-[.E592]" office:value-type="currency" office:currency="USD" office:value="577280000">
            <text:p>$577,280,000</text:p>
          </table:table-cell>
          <table:table-cell table:formula="of:=ABS([.F592])" office:value-type="currency" office:currency="USD" office:value="577280000">
            <text:p>$577,280,000</text:p>
          </table:table-cell>
          <table:table-cell table:formula="of:=[.F592]/[.D59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64.03">
            <text:p>64.03</text:p>
          </table:table-cell>
          <table:table-cell office:value-type="string">
            <text:p>Life Insurance for Veterans <text:s/>Face Amount of New Life Insurance Policies Issued</text:p>
          </table:table-cell>
          <table:table-cell office:value-type="string">
            <text:p>consistency</text:p>
          </table:table-cell>
          <table:table-cell office:value-type="float" office:value="179318860">
            <text:p>179318860</text:p>
          </table:table-cell>
          <table:table-cell/>
          <table:table-cell table:formula="of:=[.D593]-[.E593]" office:value-type="currency" office:currency="USD" office:value="179318860">
            <text:p>$179,318,860</text:p>
          </table:table-cell>
          <table:table-cell table:formula="of:=ABS([.F593])" office:value-type="currency" office:currency="USD" office:value="179318860">
            <text:p>$179,318,860</text:p>
          </table:table-cell>
          <table:table-cell table:formula="of:=[.F593]/[.D59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66.05">
            <text:p>66.05</text:p>
          </table:table-cell>
          <table:table-cell office:value-type="string">
            <text:p>Potomac Highlands Implementation Grants </text:p>
          </table:table-cell>
          <table:table-cell office:value-type="string">
            <text:p>consistency</text:p>
          </table:table-cell>
          <table:table-cell office:value-type="float" office:value="1800000">
            <text:p>1800000</text:p>
          </table:table-cell>
          <table:table-cell/>
          <table:table-cell table:formula="of:=[.D594]-[.E594]" office:value-type="currency" office:currency="USD" office:value="1800000">
            <text:p>$1,800,000</text:p>
          </table:table-cell>
          <table:table-cell table:formula="of:=ABS([.F594])" office:value-type="currency" office:currency="USD" office:value="1800000">
            <text:p>$1,800,000</text:p>
          </table:table-cell>
          <table:table-cell table:formula="of:=[.F594]/[.D59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66.95">
            <text:p>66.95</text:p>
          </table:table-cell>
          <table:table-cell office:value-type="string">
            <text:p>Environmental Education and Training Program</text:p>
          </table:table-cell>
          <table:table-cell office:value-type="string">
            <text:p>consistency</text:p>
          </table:table-cell>
          <table:table-cell office:value-type="float" office:value="2259500">
            <text:p>2259500</text:p>
          </table:table-cell>
          <table:table-cell/>
          <table:table-cell table:formula="of:=[.D595]-[.E595]" office:value-type="currency" office:currency="USD" office:value="2259500">
            <text:p>$2,259,500</text:p>
          </table:table-cell>
          <table:table-cell table:formula="of:=ABS([.F595])" office:value-type="currency" office:currency="USD" office:value="2259500">
            <text:p>$2,259,500</text:p>
          </table:table-cell>
          <table:table-cell table:formula="of:=[.F595]/[.D59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66.126">
            <text:p>66.126</text:p>
          </table:table-cell>
          <table:table-cell office:value-type="string">
            <text:p>THE SAN FRANCISCO BAY WATER QUALITY IMPROVEMENT FUND</text:p>
          </table:table-cell>
          <table:table-cell office:value-type="string">
            <text:p>consistency</text:p>
          </table:table-cell>
          <table:table-cell office:value-type="float" office:value="7000000">
            <text:p>7000000</text:p>
          </table:table-cell>
          <table:table-cell/>
          <table:table-cell table:formula="of:=[.D596]-[.E596]" office:value-type="currency" office:currency="USD" office:value="7000000">
            <text:p>$7,000,000</text:p>
          </table:table-cell>
          <table:table-cell table:formula="of:=ABS([.F596])" office:value-type="currency" office:currency="USD" office:value="7000000">
            <text:p>$7,000,000</text:p>
          </table:table-cell>
          <table:table-cell table:formula="of:=[.F596]/[.D59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66.313">
            <text:p>66.313</text:p>
          </table:table-cell>
          <table:table-cell office:value-type="string">
            <text:p>International Compliance and Enforcement Projects</text:p>
          </table:table-cell>
          <table:table-cell office:value-type="string">
            <text:p>consistency</text:p>
          </table:table-cell>
          <table:table-cell office:value-type="float" office:value="1000000">
            <text:p>1000000</text:p>
          </table:table-cell>
          <table:table-cell/>
          <table:table-cell table:formula="of:=[.D597]-[.E597]" office:value-type="currency" office:currency="USD" office:value="1000000">
            <text:p>$1,000,000</text:p>
          </table:table-cell>
          <table:table-cell table:formula="of:=ABS([.F597])" office:value-type="currency" office:currency="USD" office:value="1000000">
            <text:p>$1,000,000</text:p>
          </table:table-cell>
          <table:table-cell table:formula="of:=[.F597]/[.D59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5.001">
            <text:p>95.001</text:p>
          </table:table-cell>
          <table:table-cell office:value-type="string">
            <text:p>High Intensity Drug Trafficking Areas Program</text:p>
          </table:table-cell>
          <table:table-cell office:value-type="string">
            <text:p>consistency</text:p>
          </table:table-cell>
          <table:table-cell office:value-type="float" office:value="239000000">
            <text:p>239000000</text:p>
          </table:table-cell>
          <table:table-cell/>
          <table:table-cell table:formula="of:=[.D598]-[.E598]" office:value-type="currency" office:currency="USD" office:value="239000000">
            <text:p>$239,000,000</text:p>
          </table:table-cell>
          <table:table-cell table:formula="of:=ABS([.F598])" office:value-type="currency" office:currency="USD" office:value="239000000">
            <text:p>$239,000,000</text:p>
          </table:table-cell>
          <table:table-cell table:formula="of:=[.F598]/[.D59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34.002">
            <text:p>34.002</text:p>
          </table:table-cell>
          <table:table-cell office:value-type="string">
            <text:p>Labor Management Cooperation</text:p>
          </table:table-cell>
          <table:table-cell office:value-type="string">
            <text:p>consistency</text:p>
          </table:table-cell>
          <table:table-cell office:value-type="float" office:value="349000">
            <text:p>349000</text:p>
          </table:table-cell>
          <table:table-cell/>
          <table:table-cell table:formula="of:=[.D599]-[.E599]" office:value-type="currency" office:currency="USD" office:value="349000">
            <text:p>$349,000</text:p>
          </table:table-cell>
          <table:table-cell table:formula="of:=ABS([.F599])" office:value-type="currency" office:currency="USD" office:value="349000">
            <text:p>$349,000</text:p>
          </table:table-cell>
          <table:table-cell table:formula="of:=[.F599]/[.D59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57.001">
            <text:p>57.001</text:p>
          </table:table-cell>
          <table:table-cell office:value-type="string">
            <text:p>Social Insurance for Railroad Workers</text:p>
          </table:table-cell>
          <table:table-cell office:value-type="string">
            <text:p>consistency</text:p>
          </table:table-cell>
          <table:table-cell office:value-type="float" office:value="10947000000">
            <text:p>10947000000</text:p>
          </table:table-cell>
          <table:table-cell/>
          <table:table-cell table:formula="of:=[.D600]-[.E600]" office:value-type="currency" office:currency="USD" office:value="10947000000">
            <text:p>$10,947,000,000</text:p>
          </table:table-cell>
          <table:table-cell table:formula="of:=ABS([.F600])" office:value-type="currency" office:currency="USD" office:value="10947000000">
            <text:p>$10,947,000,000</text:p>
          </table:table-cell>
          <table:table-cell table:formula="of:=[.F600]/[.D60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57.005">
            <text:p>57.005</text:p>
          </table:table-cell>
          <table:table-cell office:value-type="string">
            <text:p>ECONOMIC RECOVERY PAYMENTS</text:p>
          </table:table-cell>
          <table:table-cell office:value-type="string">
            <text:p>consistency</text:p>
          </table:table-cell>
          <table:table-cell office:value-type="float" office:value="350000">
            <text:p>350000</text:p>
          </table:table-cell>
          <table:table-cell/>
          <table:table-cell table:formula="of:=[.D601]-[.E601]" office:value-type="currency" office:currency="USD" office:value="350000">
            <text:p>$350,000</text:p>
          </table:table-cell>
          <table:table-cell table:formula="of:=ABS([.F601])" office:value-type="currency" office:currency="USD" office:value="350000">
            <text:p>$350,000</text:p>
          </table:table-cell>
          <table:table-cell table:formula="of:=[.F601]/[.D60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59.059">
            <text:p>59.059</text:p>
          </table:table-cell>
          <table:table-cell office:value-type="string">
            <text:p>Congressional Grants</text:p>
          </table:table-cell>
          <table:table-cell office:value-type="string">
            <text:p>consistency</text:p>
          </table:table-cell>
          <table:table-cell office:value-type="float" office:value="56098000">
            <text:p>56098000</text:p>
          </table:table-cell>
          <table:table-cell/>
          <table:table-cell table:formula="of:=[.D602]-[.E602]" office:value-type="currency" office:currency="USD" office:value="56098000">
            <text:p>$56,098,000</text:p>
          </table:table-cell>
          <table:table-cell table:formula="of:=ABS([.F602])" office:value-type="currency" office:currency="USD" office:value="56098000">
            <text:p>$56,098,000</text:p>
          </table:table-cell>
          <table:table-cell table:formula="of:=[.F602]/[.D60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9.023">
            <text:p>19.023</text:p>
          </table:table-cell>
          <table:table-cell office:value-type="string">
            <text:p>Overseas Schools Program</text:p>
          </table:table-cell>
          <table:table-cell office:value-type="string">
            <text:p>consistency</text:p>
          </table:table-cell>
          <table:table-cell office:value-type="float" office:value="11244000">
            <text:p>11244000</text:p>
          </table:table-cell>
          <table:table-cell/>
          <table:table-cell table:formula="of:=[.D603]-[.E603]" office:value-type="currency" office:currency="USD" office:value="11244000">
            <text:p>$11,244,000</text:p>
          </table:table-cell>
          <table:table-cell table:formula="of:=ABS([.F603])" office:value-type="currency" office:currency="USD" office:value="11244000">
            <text:p>$11,244,000</text:p>
          </table:table-cell>
          <table:table-cell table:formula="of:=[.F603]/[.D60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9.024">
            <text:p>19.024</text:p>
          </table:table-cell>
          <table:table-cell office:value-type="string">
            <text:p>Soft Target Program for Overseas Schools</text:p>
          </table:table-cell>
          <table:table-cell office:value-type="string">
            <text:p>consistency</text:p>
          </table:table-cell>
          <table:table-cell office:value-type="float" office:value="6000000">
            <text:p>6000000</text:p>
          </table:table-cell>
          <table:table-cell/>
          <table:table-cell table:formula="of:=[.D604]-[.E604]" office:value-type="currency" office:currency="USD" office:value="6000000">
            <text:p>$6,000,000</text:p>
          </table:table-cell>
          <table:table-cell table:formula="of:=ABS([.F604])" office:value-type="currency" office:currency="USD" office:value="6000000">
            <text:p>$6,000,000</text:p>
          </table:table-cell>
          <table:table-cell table:formula="of:=[.F604]/[.D60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9.124">
            <text:p>19.124</text:p>
          </table:table-cell>
          <table:table-cell office:value-type="string">
            <text:p>U.S. Department of State</text:p>
          </table:table-cell>
          <table:table-cell office:value-type="string">
            <text:p>consistency</text:p>
          </table:table-cell>
          <table:table-cell office:value-type="float" office:value="28238198">
            <text:p>28238198</text:p>
          </table:table-cell>
          <table:table-cell/>
          <table:table-cell table:formula="of:=[.D605]-[.E605]" office:value-type="currency" office:currency="USD" office:value="28238198">
            <text:p>$28,238,198</text:p>
          </table:table-cell>
          <table:table-cell table:formula="of:=ABS([.F605])" office:value-type="currency" office:currency="USD" office:value="28238198">
            <text:p>$28,238,198</text:p>
          </table:table-cell>
          <table:table-cell table:formula="of:=[.F605]/[.D60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9.666">
            <text:p>19.666</text:p>
          </table:table-cell>
          <table:table-cell office:value-type="string">
            <text:p>EUR/ACE National Endowment for Democracy Small Grants</text:p>
          </table:table-cell>
          <table:table-cell office:value-type="string">
            <text:p>consistency</text:p>
          </table:table-cell>
          <table:table-cell office:value-type="float" office:value="6956730">
            <text:p>6956730</text:p>
          </table:table-cell>
          <table:table-cell/>
          <table:table-cell table:formula="of:=[.D606]-[.E606]" office:value-type="currency" office:currency="USD" office:value="6956730">
            <text:p>$6,956,730</text:p>
          </table:table-cell>
          <table:table-cell table:formula="of:=ABS([.F606])" office:value-type="currency" office:currency="USD" office:value="6956730">
            <text:p>$6,956,730</text:p>
          </table:table-cell>
          <table:table-cell table:formula="of:=[.F606]/[.D60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9.8">
            <text:p>19.8</text:p>
          </table:table-cell>
          <table:table-cell office:value-type="string">
            <text:p>Weapons Removal and Abatement</text:p>
          </table:table-cell>
          <table:table-cell office:value-type="string">
            <text:p>consistency</text:p>
          </table:table-cell>
          <table:table-cell office:value-type="float" office:value="128400000">
            <text:p>128400000</text:p>
          </table:table-cell>
          <table:table-cell/>
          <table:table-cell table:formula="of:=[.D607]-[.E607]" office:value-type="currency" office:currency="USD" office:value="128400000">
            <text:p>$128,400,000</text:p>
          </table:table-cell>
          <table:table-cell table:formula="of:=ABS([.F607])" office:value-type="currency" office:currency="USD" office:value="128400000">
            <text:p>$128,400,000</text:p>
          </table:table-cell>
          <table:table-cell table:formula="of:=[.F607]/[.D60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9.878">
            <text:p>19.878</text:p>
          </table:table-cell>
          <table:table-cell office:value-type="string">
            <text:p>EUR-Other</text:p>
          </table:table-cell>
          <table:table-cell office:value-type="string">
            <text:p>consistency</text:p>
          </table:table-cell>
          <table:table-cell office:value-type="float" office:value="3000000">
            <text:p>3000000</text:p>
          </table:table-cell>
          <table:table-cell/>
          <table:table-cell table:formula="of:=[.D608]-[.E608]" office:value-type="currency" office:currency="USD" office:value="3000000">
            <text:p>$3,000,000</text:p>
          </table:table-cell>
          <table:table-cell table:formula="of:=ABS([.F608])" office:value-type="currency" office:currency="USD" office:value="3000000">
            <text:p>$3,000,000</text:p>
          </table:table-cell>
          <table:table-cell table:formula="of:=[.F608]/[.D608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19.999">
            <text:p>19.999</text:p>
          </table:table-cell>
          <table:table-cell office:value-type="string">
            <text:p>Export Control and Related Border Security</text:p>
          </table:table-cell>
          <table:table-cell office:value-type="string">
            <text:p>consistency</text:p>
          </table:table-cell>
          <table:table-cell office:value-type="float" office:value="2000000">
            <text:p>2000000</text:p>
          </table:table-cell>
          <table:table-cell/>
          <table:table-cell table:formula="of:=[.D609]-[.E609]" office:value-type="currency" office:currency="USD" office:value="2000000">
            <text:p>$2,000,000</text:p>
          </table:table-cell>
          <table:table-cell table:formula="of:=ABS([.F609])" office:value-type="currency" office:currency="USD" office:value="2000000">
            <text:p>$2,000,000</text:p>
          </table:table-cell>
          <table:table-cell table:formula="of:=[.F609]/[.D609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1.001">
            <text:p>91.001</text:p>
          </table:table-cell>
          <table:table-cell office:value-type="string">
            <text:p>Unsolicited Grant Program</text:p>
          </table:table-cell>
          <table:table-cell office:value-type="string">
            <text:p>consistency</text:p>
          </table:table-cell>
          <table:table-cell office:value-type="float" office:value="1900000">
            <text:p>1900000</text:p>
          </table:table-cell>
          <table:table-cell/>
          <table:table-cell table:formula="of:=[.D610]-[.E610]" office:value-type="currency" office:currency="USD" office:value="1900000">
            <text:p>$1,900,000</text:p>
          </table:table-cell>
          <table:table-cell table:formula="of:=ABS([.F610])" office:value-type="currency" office:currency="USD" office:value="1900000">
            <text:p>$1,900,000</text:p>
          </table:table-cell>
          <table:table-cell table:formula="of:=[.F610]/[.D610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91.002">
            <text:p>91.002</text:p>
          </table:table-cell>
          <table:table-cell office:value-type="string">
            <text:p>Solicited Grant Program</text:p>
          </table:table-cell>
          <table:table-cell office:value-type="string">
            <text:p>consistency</text:p>
          </table:table-cell>
          <table:table-cell office:value-type="float" office:value="2800000">
            <text:p>2800000</text:p>
          </table:table-cell>
          <table:table-cell/>
          <table:table-cell table:formula="of:=[.D611]-[.E611]" office:value-type="currency" office:currency="USD" office:value="2800000">
            <text:p>$2,800,000</text:p>
          </table:table-cell>
          <table:table-cell table:formula="of:=ABS([.F611])" office:value-type="currency" office:currency="USD" office:value="2800000">
            <text:p>$2,800,000</text:p>
          </table:table-cell>
          <table:table-cell table:formula="of:=[.F611]/[.D611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85.102">
            <text:p>85.102</text:p>
          </table:table-cell>
          <table:table-cell office:value-type="string">
            <text:p>Christopher Columbus Awards</text:p>
          </table:table-cell>
          <table:table-cell office:value-type="string">
            <text:p>consistency</text:p>
          </table:table-cell>
          <table:table-cell office:value-type="float" office:value="265000">
            <text:p>265000</text:p>
          </table:table-cell>
          <table:table-cell/>
          <table:table-cell table:formula="of:=[.D612]-[.E612]" office:value-type="currency" office:currency="USD" office:value="265000">
            <text:p>$265,000</text:p>
          </table:table-cell>
          <table:table-cell table:formula="of:=ABS([.F612])" office:value-type="currency" office:currency="USD" office:value="265000">
            <text:p>$265,000</text:p>
          </table:table-cell>
          <table:table-cell table:formula="of:=[.F612]/[.D612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85.401">
            <text:p>85.401</text:p>
          </table:table-cell>
          <table:table-cell office:value-type="string">
            <text:p>Morris K. Udall Fellowship Program</text:p>
          </table:table-cell>
          <table:table-cell office:value-type="string">
            <text:p>consistency</text:p>
          </table:table-cell>
          <table:table-cell office:value-type="float" office:value="48000">
            <text:p>48000</text:p>
          </table:table-cell>
          <table:table-cell/>
          <table:table-cell table:formula="of:=[.D613]-[.E613]" office:value-type="currency" office:currency="USD" office:value="48000">
            <text:p>$48,000</text:p>
          </table:table-cell>
          <table:table-cell table:formula="of:=ABS([.F613])" office:value-type="currency" office:currency="USD" office:value="48000">
            <text:p>$48,000</text:p>
          </table:table-cell>
          <table:table-cell table:formula="of:=[.F613]/[.D613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85.104">
            <text:p>85.104</text:p>
          </table:table-cell>
          <table:table-cell office:value-type="string">
            <text:p>Life Sciences Awards</text:p>
          </table:table-cell>
          <table:table-cell office:value-type="string">
            <text:p>consistency</text:p>
          </table:table-cell>
          <table:table-cell office:value-type="float" office:value="95000">
            <text:p>95000</text:p>
          </table:table-cell>
          <table:table-cell/>
          <table:table-cell table:formula="of:=[.D614]-[.E614]" office:value-type="currency" office:currency="USD" office:value="95000">
            <text:p>$95,000</text:p>
          </table:table-cell>
          <table:table-cell table:formula="of:=ABS([.F614])" office:value-type="currency" office:currency="USD" office:value="95000">
            <text:p>$95,000</text:p>
          </table:table-cell>
          <table:table-cell table:formula="of:=[.F614]/[.D614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85.105">
            <text:p>85.105</text:p>
          </table:table-cell>
          <table:table-cell office:value-type="string">
            <text:p>Agriscience Awards</text:p>
          </table:table-cell>
          <table:table-cell office:value-type="string">
            <text:p>consistency</text:p>
          </table:table-cell>
          <table:table-cell office:value-type="float" office:value="145000">
            <text:p>145000</text:p>
          </table:table-cell>
          <table:table-cell/>
          <table:table-cell table:formula="of:=[.D615]-[.E615]" office:value-type="currency" office:currency="USD" office:value="145000">
            <text:p>$145,000</text:p>
          </table:table-cell>
          <table:table-cell table:formula="of:=ABS([.F615])" office:value-type="currency" office:currency="USD" office:value="145000">
            <text:p>$145,000</text:p>
          </table:table-cell>
          <table:table-cell table:formula="of:=[.F615]/[.D615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85.4">
            <text:p>85.4</text:p>
          </table:table-cell>
          <table:table-cell office:value-type="string">
            <text:p>Morris K. Udall Scholarship Program</text:p>
          </table:table-cell>
          <table:table-cell office:value-type="string">
            <text:p>consistency</text:p>
          </table:table-cell>
          <table:table-cell office:value-type="float" office:value="417500">
            <text:p>417500</text:p>
          </table:table-cell>
          <table:table-cell/>
          <table:table-cell table:formula="of:=[.D616]-[.E616]" office:value-type="currency" office:currency="USD" office:value="417500">
            <text:p>$417,500</text:p>
          </table:table-cell>
          <table:table-cell table:formula="of:=ABS([.F616])" office:value-type="currency" office:currency="USD" office:value="417500">
            <text:p>$417,500</text:p>
          </table:table-cell>
          <table:table-cell table:formula="of:=[.F616]/[.D616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85.402">
            <text:p>85.402</text:p>
          </table:table-cell>
          <table:table-cell office:value-type="string">
            <text:p>Morris K. Udall Native American Congressional Internship Program</text:p>
          </table:table-cell>
          <table:table-cell office:value-type="string">
            <text:p>consistency</text:p>
          </table:table-cell>
          <table:table-cell office:value-type="float" office:value="98000">
            <text:p>98000</text:p>
          </table:table-cell>
          <table:table-cell/>
          <table:table-cell table:formula="of:=[.D617]-[.E617]" office:value-type="currency" office:currency="USD" office:value="98000">
            <text:p>$98,000</text:p>
          </table:table-cell>
          <table:table-cell table:formula="of:=ABS([.F617])" office:value-type="currency" office:currency="USD" office:value="98000">
            <text:p>$98,000</text:p>
          </table:table-cell>
          <table:table-cell table:formula="of:=[.F617]/[.D617]" office:value-type="percentage" office:value="1">
            <text:p>100.00%</text:p>
          </table:table-cell>
          <table:table-cell/>
        </table:table-row>
        <table:table-row table:style-name="ro1">
          <table:table-cell office:value-type="float" office:value="85.101">
            <text:p>85.101</text:p>
          </table:table-cell>
          <table:table-cell office:value-type="string">
            <text:p>Homeland Security Award</text:p>
          </table:table-cell>
          <table:table-cell office:value-type="string">
            <text:p>consistency</text:p>
          </table:table-cell>
          <table:table-cell office:value-type="float" office:value="100000">
            <text:p>100000</text:p>
          </table:table-cell>
          <table:table-cell/>
          <table:table-cell table:formula="of:=[.D618]-[.E618]" office:value-type="currency" office:currency="USD" office:value="100000">
            <text:p>$100,000</text:p>
          </table:table-cell>
          <table:table-cell table:formula="of:=ABS([.F618])" office:value-type="currency" office:currency="USD" office:value="100000">
            <text:p>$100,000</text:p>
          </table:table-cell>
          <table:table-cell table:formula="of:=[.F618]/[.D618]" office:value-type="percentage" office:value="1">
            <text:p>100.00%</text:p>
          </table:table-cell>
          <table:table-cell/>
        </table:table-row>
        <table:table-row table:style-name="ro1" table:number-rows-repeated="5">
          <table:table-cell table:number-columns-repeated="5"/>
          <table:table-cell table:style-name="Default" table:number-columns-repeated="3"/>
          <table:table-cell/>
        </table:table-row>
        <table:table-row table:style-name="ro1">
          <table:table-cell table:number-columns-repeated="5"/>
          <table:table-cell table:style-name="Default" office:value-type="string">
            <text:p>Total</text:p>
          </table:table-cell>
          <table:table-cell table:formula="of:=SUM([.D2:.D618])" office:value-type="currency" office:currency="USD" office:value="887745991218">
            <text:p>$887,745,991,218</text:p>
          </table:table-cell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office:value-type="string">
            <text:p>diff total</text:p>
          </table:table-cell>
          <table:table-cell table:formula="of:=SUM([.G2:.G619])" office:value-type="currency" office:currency="USD" office:value="863315168106">
            <text:p>$863,315,168,106</text:p>
          </table:table-cell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office:value-type="string">
            <text:p>nonreported total</text:p>
          </table:table-cell>
          <table:table-cell table:formula="of:=SUM([.D306:.D618])" office:value-type="currency" office:currency="USD" office:value="51465288305">
            <text:p>$51,465,288,305</text:p>
          </table:table-cell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office:value-type="string">
            <text:p>total that is over reported</text:p>
          </table:table-cell>
          <table:table-cell office:value-type="currency" office:currency="USD" office:value="249376917182">
            <text:p>$249,376,917,182</text:p>
          </table:table-cell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table:number-columns-repeated="3"/>
          <table:table-cell/>
        </table:table-row>
        <table:table-row table:style-name="ro1">
          <table:table-cell table:number-columns-repeated="5"/>
          <table:table-cell table:style-name="Default" table:formula="of:=[.G625]-[.G627]" office:value-type="currency" office:currency="USD" office:value="613938250924">
            <text:p>$613,938,250,924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formula="of:=[.F629]-[.G626]" office:value-type="currency" office:currency="USD" office:value="562472962619">
            <text:p>$562,472,962,619</text:p>
          </table:table-cell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/>
        </table:table-row>
        <table:table-row table:style-name="ro1">
          <table:table-cell table:number-columns-repeated="5"/>
          <table:table-cell table:style-name="Default" office:value-type="string">
            <text:p>pct nonreported</text:p>
          </table:table-cell>
          <table:table-cell table:style-name="ce2" table:formula="of:=[.G626]/[.G625]" office:value-type="percentage" office:value="0.0596135573731527">
            <text:p>5.96%</text:p>
          </table:table-cell>
          <table:table-cell table:style-name="Default"/>
          <table:table-cell/>
        </table:table-row>
      </table:table>
      <table:database-ranges>
        <table:database-range table:target-range-address="Sheet1.A2:Sheet1.AMJ61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9">06/09/2011</text:date>, <text:time>18:0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09T18:08:23</dc:date>
    <dc:creator>kaitlin </dc:creator>
    <meta:generator>OpenOffice.org/3.2$Unix OpenOffice.org_project/320m12$Build-9483</meta:generator>
    <meta:editing-duration>PT00H58M15S</meta:editing-duration>
    <meta:editing-cycles>1</meta:editing-cycles>
    <meta:document-statistic meta:table-count="1" meta:cell-count="4954" meta:object-count="0"/>
  </office:meta>
</office:document-meta>
</file>